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543cm"/>
    </style:style>
    <style:style style:name="co3" style:family="table-column">
      <style:table-column-properties fo:break-before="auto" style:column-width="0.991cm"/>
    </style:style>
    <style:style style:name="co4" style:family="table-column">
      <style:table-column-properties fo:break-before="auto" style:column-width="0.963cm"/>
    </style:style>
    <style:style style:name="co5" style:family="table-column">
      <style:table-column-properties fo:break-before="auto" style:column-width="1.046cm"/>
    </style:style>
    <style:style style:name="co6" style:family="table-column">
      <style:table-column-properties fo:break-before="auto" style:column-width="1.072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674cm"/>
    </style:style>
    <style:style style:name="co9" style:family="table-column">
      <style:table-column-properties fo:break-before="auto" style:column-width="1.812cm"/>
    </style:style>
    <style:style style:name="co10" style:family="table-column">
      <style:table-column-properties fo:break-before="auto" style:column-width="1.647cm"/>
    </style:style>
    <style:style style:name="co11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1.947cm"/>
    </style:style>
    <style:style style:name="co14" style:family="table-column">
      <style:table-column-properties fo:break-before="auto" style:column-width="2.185cm"/>
    </style:style>
    <style:style style:name="co15" style:family="table-column">
      <style:table-column-properties fo:break-before="auto" style:column-width="1.265cm"/>
    </style:style>
    <style:style style:name="co16" style:family="table-column">
      <style:table-column-properties fo:break-before="auto" style:column-width="3.343cm"/>
    </style:style>
    <style:style style:name="co17" style:family="table-column">
      <style:table-column-properties fo:break-before="auto" style:column-width="1.538cm"/>
    </style:style>
    <style:style style:name="co18" style:family="table-column">
      <style:table-column-properties fo:break-before="auto" style:column-width="2.577cm"/>
    </style:style>
    <style:style style:name="co19" style:family="table-column">
      <style:table-column-properties fo:break-before="auto" style:column-width="5.44cm"/>
    </style:style>
    <style:style style:name="co20" style:family="table-column">
      <style:table-column-properties fo:break-before="auto" style:column-width="6.669cm"/>
    </style:style>
    <style:style style:name="co21" style:family="table-column">
      <style:table-column-properties fo:break-before="auto" style:column-width="2.03cm"/>
    </style:style>
    <style:style style:name="co22" style:family="table-column">
      <style:table-column-properties fo:break-before="auto" style:column-width="1.7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ataPilot_20_Corner">
      <style:table-cell-properties fo:border-bottom="none" fo:border-left="0.071cm solid #000000" fo:border-right="0.035cm solid #000000" fo:border-top="0.071cm solid #000000"/>
    </style:style>
    <style:style style:name="ce10" style:family="table-cell" style:parent-style-name="DataPilot_20_Category">
      <style:table-cell-properties fo:border-bottom="0.035cm solid #000000" fo:border-left="none" fo:border-right="none" fo:border-top="none"/>
    </style:style>
    <style:style style:name="ce11" style:family="table-cell" style:parent-style-name="DataPilot_20_Value" style:data-style-name="N117">
      <style:table-cell-properties fo:border-bottom="none" fo:border-left="none" fo:border-right="none" fo:border-top="0.035cm solid #000000"/>
    </style:style>
    <style:style style:name="ce12" style:family="table-cell" style:parent-style-name="DataPilot_20_Value" style:data-style-name="N117">
      <style:table-cell-properties fo:border-bottom="0.071cm solid #000000" fo:border-left="none" fo:border-right="none" fo:border-top="none"/>
    </style:style>
    <style:style style:name="ce13" style:family="table-cell" style:parent-style-name="DataPilot_20_Value" style:data-style-name="N117">
      <style:table-cell-properties fo:border-bottom="none" fo:border-left="none" fo:border-right="0.035cm solid #000000" fo:border-top="0.035cm solid #000000"/>
    </style:style>
    <style:style style:name="ce14" style:family="table-cell" style:parent-style-name="DataPilot_20_Value" style:data-style-name="N117">
      <style:table-cell-properties fo:border-bottom="0.071cm solid #000000" fo:border-left="none" fo:border-right="0.035cm solid #000000" fo:border-top="none"/>
    </style:style>
    <style:style style:name="ce15" style:family="table-cell" style:parent-style-name="DataPilot_20_Corner">
      <style:table-cell-properties fo:border-bottom="0.035cm solid #000000" fo:border-left="none" fo:border-right="0.071cm solid #000000" fo:border-top="0.071cm solid #000000"/>
    </style:style>
    <style:style style:name="ce16" style:family="table-cell" style:parent-style-name="DataPilot_20_Title">
      <style:table-cell-properties fo:border-bottom="0.035cm solid #000000" fo:border-left="0.035cm solid #000000" fo:border-right="0.071cm solid #000000" fo:border-top="0.035cm solid #000000"/>
    </style:style>
    <style:style style:name="ce17" style:family="table-cell" style:parent-style-name="DataPilot_20_Result" style:data-style-name="N117">
      <style:table-cell-properties fo:border-bottom="none" fo:border-left="0.035cm solid #000000" fo:border-right="0.071cm solid #000000" fo:border-top="0.035cm solid #000000"/>
    </style:style>
    <style:style style:name="ce18" style:family="table-cell" style:parent-style-name="DataPilot_20_Result" style:data-style-name="N117">
      <style:table-cell-properties fo:border-bottom="0.071cm solid #000000" fo:border-left="0.035cm solid #000000" fo:border-right="0.071cm solid #000000" fo:border-top="none"/>
    </style:style>
    <style:style style:name="ce2" style:family="table-cell" style:parent-style-name="DataPilot_20_Field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DataPilot_20_Category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DataPilot_20_Category">
      <style:table-cell-properties fo:border-bottom="0.071cm solid #000000" fo:border-left="0.071cm solid #000000" fo:border-right="0.035cm solid #000000" fo:border-top="none"/>
    </style:style>
    <style:style style:name="ce5" style:family="table-cell" style:parent-style-name="DataPilot_20_Field">
      <style:table-cell-properties fo:border-bottom="0.035cm solid #000000" fo:border-left="0.035cm solid #000000" fo:border-right="0.035cm solid #000000" fo:border-top="0.071cm solid #000000"/>
    </style:style>
    <style:style style:name="ce6" style:family="table-cell" style:parent-style-name="DataPilot_20_Category">
      <style:table-cell-properties fo:border-bottom="0.035cm solid #000000" fo:border-left="0.035cm solid #000000" fo:border-right="none" fo:border-top="none"/>
    </style:style>
    <style:style style:name="ce7" style:family="table-cell" style:parent-style-name="DataPilot_20_Value" style:data-style-name="N117">
      <style:table-cell-properties fo:border-bottom="none" fo:border-left="0.035cm solid #000000" fo:border-right="none" fo:border-top="0.035cm solid #000000"/>
    </style:style>
    <style:style style:name="ce8" style:family="table-cell" style:parent-style-name="DataPilot_20_Value" style:data-style-name="N117">
      <style:table-cell-properties fo:border-bottom="0.071cm solid #000000" fo:border-left="0.035cm solid #000000" fo:border-right="none" fo:border-top="none"/>
    </style:style>
    <style:style style:name="ce9" style:family="table-cell" style:parent-style-name="DataPilot_20_Corner">
      <style:table-cell-properties fo:border-bottom="0.035cm solid #000000" fo:border-left="none" fo:border-right="none" fo:border-top="0.071cm solid #000000"/>
    </style:style>
    <style:style style:name="ce27" style:family="table-cell" style:parent-style-name="Default" style:data-style-name="N100"/>
    <style:style style:name="ce28" style:family="table-cell" style:parent-style-name="DataPilot_20_Corner">
      <style:table-cell-properties fo:border-bottom="none" fo:border-left="0.071cm solid #000000" fo:border-right="none" fo:border-top="0.071cm solid #000000"/>
    </style:style>
    <style:style style:name="ce29" style:family="table-cell" style:parent-style-name="DataPilot_20_Category">
      <style:table-cell-properties fo:border-bottom="none" fo:border-left="0.071cm solid #000000" fo:border-right="0.035cm solid #000000" fo:border-top="none"/>
    </style:style>
    <style:style style:name="ce30" style:family="table-cell" style:parent-style-name="DataPilot_20_Title">
      <style:table-cell-properties fo:border-bottom="0.071cm solid #000000" fo:border-left="0.071cm solid #000000" fo:border-right="0.035cm solid #000000" fo:border-top="0.035cm solid #000000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ataPilot_20_Category">
      <style:table-cell-properties fo:border-bottom="0.035cm solid #000000" fo:border-left="0.035cm solid #000000" fo:border-right="none" fo:border-top="0.035cm solid #000000"/>
    </style:style>
    <style:style style:name="ce33" style:family="table-cell" style:parent-style-name="DataPilot_20_Value">
      <style:table-cell-properties fo:border-bottom="none" fo:border-left="0.035cm solid #000000" fo:border-right="none" fo:border-top="0.035cm solid #000000"/>
    </style:style>
    <style:style style:name="ce34" style:family="table-cell" style:parent-style-name="DataPilot_20_Value">
      <style:table-cell-properties fo:border-bottom="none" fo:border-left="0.035cm solid #000000" fo:border-right="none" fo:border-top="none"/>
    </style:style>
    <style:style style:name="ce35" style:family="table-cell" style:parent-style-name="DataPilot_20_Result">
      <style:table-cell-properties fo:border-bottom="0.071cm solid #000000" fo:border-left="0.035cm solid #000000" fo:border-right="none" fo:border-top="0.035cm solid #000000"/>
    </style:style>
    <style:style style:name="ce36" style:family="table-cell" style:parent-style-name="DataPilot_20_Corner">
      <style:table-cell-properties fo:border-bottom="none" fo:border-left="none" fo:border-right="none" fo:border-top="0.071cm solid #000000"/>
    </style:style>
    <style:style style:name="ce37" style:family="table-cell" style:parent-style-name="DataPilot_20_Category">
      <style:table-cell-properties fo:border-bottom="0.035cm solid #000000" fo:border-left="none" fo:border-right="none" fo:border-top="0.035cm solid #000000"/>
    </style:style>
    <style:style style:name="ce38" style:family="table-cell" style:parent-style-name="DataPilot_20_Value">
      <style:table-cell-properties fo:border-bottom="none" fo:border-left="none" fo:border-right="none" fo:border-top="0.035cm solid #000000"/>
    </style:style>
    <style:style style:name="ce39" style:family="table-cell" style:parent-style-name="DataPilot_20_Result">
      <style:table-cell-properties fo:border-bottom="0.071cm solid #000000" fo:border-left="none" fo:border-right="none" fo:border-top="0.035cm solid #000000"/>
    </style:style>
    <style:style style:name="ce40" style:family="table-cell" style:parent-style-name="DataPilot_20_Corner">
      <style:table-cell-properties fo:border-bottom="none" fo:border-left="none" fo:border-right="0.071cm solid #000000" fo:border-top="0.071cm solid #000000"/>
    </style:style>
    <style:style style:name="ce41" style:family="table-cell" style:parent-style-name="DataPilot_20_Result">
      <style:table-cell-properties fo:border-bottom="none" fo:border-left="0.035cm solid #000000" fo:border-right="0.071cm solid #000000" fo:border-top="0.035cm solid #000000"/>
    </style:style>
    <style:style style:name="ce42" style:family="table-cell" style:parent-style-name="DataPilot_20_Result">
      <style:table-cell-properties fo:border-bottom="none" fo:border-left="0.035cm solid #000000" fo:border-right="0.071cm solid #000000" fo:border-top="none"/>
    </style:style>
    <style:style style:name="ce43" style:family="table-cell" style:parent-style-name="DataPilot_20_Result">
      <style:table-cell-properties fo:border-bottom="0.071cm solid #000000" fo:border-left="0.035cm solid #000000" fo:border-right="0.071cm solid #000000" fo:border-top="0.035cm solid #000000"/>
    </style:style>
    <style:style style:name="ce44" style:family="table-cell" style:parent-style-name="DataPilot_20_Value">
      <style:table-cell-properties fo:border-bottom="0.035cm solid #000000" fo:border-left="0.035cm solid #000000" fo:border-right="none" fo:border-top="none"/>
    </style:style>
    <style:style style:name="ce45" style:family="table-cell" style:parent-style-name="DataPilot_20_Value">
      <style:table-cell-properties fo:border-bottom="0.035cm solid #000000" fo:border-left="none" fo:border-right="none" fo:border-top="none"/>
    </style:style>
    <style:style style:name="ce46" style:family="table-cell" style:parent-style-name="DataPilot_20_Value">
      <style:table-cell-properties fo:border-bottom="none" fo:border-left="none" fo:border-right="0.035cm solid #000000" fo:border-top="0.035cm solid #000000"/>
    </style:style>
    <style:style style:name="ce47" style:family="table-cell" style:parent-style-name="DataPilot_20_Value">
      <style:table-cell-properties fo:border-bottom="none" fo:border-left="none" fo:border-right="0.035cm solid #000000" fo:border-top="none"/>
    </style:style>
    <style:style style:name="ce48" style:family="table-cell" style:parent-style-name="DataPilot_20_Value">
      <style:table-cell-properties fo:border-bottom="0.035cm solid #000000" fo:border-left="none" fo:border-right="0.035cm solid #000000" fo:border-top="none"/>
    </style:style>
    <style:style style:name="ce49" style:family="table-cell" style:parent-style-name="DataPilot_20_Result">
      <style:table-cell-properties fo:border-bottom="0.071cm solid #000000" fo:border-left="none" fo:border-right="0.035cm solid #000000" fo:border-top="0.035cm solid #000000"/>
    </style:style>
    <style:style style:name="ce50" style:family="table-cell" style:parent-style-name="DataPilot_20_Result">
      <style:table-cell-properties fo:border-bottom="0.035cm solid #000000" fo:border-left="0.035cm solid #000000" fo:border-right="0.071cm solid #000000" fo:border-top="none"/>
    </style:style>
    <style:style style:name="ce51" style:family="table-cell" style:parent-style-name="Default" style:data-style-name="N11"/>
    <style:style style:name="ce52" style:family="table-cell" style:parent-style-name="DataPilot_20_Value" style:data-style-name="N11">
      <style:table-cell-properties fo:border-bottom="none" fo:border-left="0.035cm solid #000000" fo:border-right="none" fo:border-top="0.035cm solid #000000"/>
    </style:style>
    <style:style style:name="ce53" style:family="table-cell" style:parent-style-name="DataPilot_20_Value" style:data-style-name="N11">
      <style:table-cell-properties fo:border-bottom="none" fo:border-left="0.035cm solid #000000" fo:border-right="none" fo:border-top="none"/>
    </style:style>
    <style:style style:name="ce54" style:family="table-cell" style:parent-style-name="DataPilot_20_Value" style:data-style-name="N11">
      <style:table-cell-properties fo:border-bottom="0.035cm solid #000000" fo:border-left="0.035cm solid #000000" fo:border-right="none" fo:border-top="none"/>
    </style:style>
    <style:style style:name="ce55" style:family="table-cell" style:parent-style-name="DataPilot_20_Result" style:data-style-name="N11">
      <style:table-cell-properties fo:border-bottom="0.071cm solid #000000" fo:border-left="0.035cm solid #000000" fo:border-right="none" fo:border-top="0.035cm solid #000000"/>
    </style:style>
    <style:style style:name="ce56" style:family="table-cell" style:parent-style-name="DataPilot_20_Value" style:data-style-name="N11">
      <style:table-cell-properties fo:border-bottom="none" fo:border-left="none" fo:border-right="none" fo:border-top="0.035cm solid #000000"/>
    </style:style>
    <style:style style:name="ce57" style:family="table-cell" style:parent-style-name="DataPilot_20_Value" style:data-style-name="N11"/>
    <style:style style:name="ce58" style:family="table-cell" style:parent-style-name="DataPilot_20_Value" style:data-style-name="N11">
      <style:table-cell-properties fo:border-bottom="0.035cm solid #000000" fo:border-left="none" fo:border-right="none" fo:border-top="none"/>
    </style:style>
    <style:style style:name="ce59" style:family="table-cell" style:parent-style-name="DataPilot_20_Result" style:data-style-name="N11">
      <style:table-cell-properties fo:border-bottom="0.071cm solid #000000" fo:border-left="none" fo:border-right="none" fo:border-top="0.035cm solid #000000"/>
    </style:style>
    <style:style style:name="ce60" style:family="table-cell" style:parent-style-name="DataPilot_20_Value" style:data-style-name="N11">
      <style:table-cell-properties fo:border-bottom="none" fo:border-left="none" fo:border-right="0.035cm solid #000000" fo:border-top="0.035cm solid #000000"/>
    </style:style>
    <style:style style:name="ce61" style:family="table-cell" style:parent-style-name="DataPilot_20_Value" style:data-style-name="N11">
      <style:table-cell-properties fo:border-bottom="none" fo:border-left="none" fo:border-right="0.035cm solid #000000" fo:border-top="none"/>
    </style:style>
    <style:style style:name="ce62" style:family="table-cell" style:parent-style-name="DataPilot_20_Value" style:data-style-name="N11">
      <style:table-cell-properties fo:border-bottom="0.035cm solid #000000" fo:border-left="none" fo:border-right="0.035cm solid #000000" fo:border-top="none"/>
    </style:style>
    <style:style style:name="ce63" style:family="table-cell" style:parent-style-name="DataPilot_20_Result" style:data-style-name="N11">
      <style:table-cell-properties fo:border-bottom="0.071cm solid #000000" fo:border-left="none" fo:border-right="0.035cm solid #000000" fo:border-top="0.035cm solid #000000"/>
    </style:style>
    <style:style style:name="ce64" style:family="table-cell" style:parent-style-name="DataPilot_20_Result" style:data-style-name="N11">
      <style:table-cell-properties fo:border-bottom="none" fo:border-left="0.035cm solid #000000" fo:border-right="0.071cm solid #000000" fo:border-top="0.035cm solid #000000"/>
    </style:style>
    <style:style style:name="ce65" style:family="table-cell" style:parent-style-name="DataPilot_20_Result" style:data-style-name="N11">
      <style:table-cell-properties fo:border-bottom="none" fo:border-left="0.035cm solid #000000" fo:border-right="0.071cm solid #000000" fo:border-top="none"/>
    </style:style>
    <style:style style:name="ce66" style:family="table-cell" style:parent-style-name="DataPilot_20_Result" style:data-style-name="N11">
      <style:table-cell-properties fo:border-bottom="0.035cm solid #000000" fo:border-left="0.035cm solid #000000" fo:border-right="0.071cm solid #000000" fo:border-top="none"/>
    </style:style>
    <style:style style:name="ce67" style:family="table-cell" style:parent-style-name="DataPilot_20_Result" style:data-style-name="N11">
      <style:table-cell-properties fo:border-bottom="0.071cm solid #000000" fo:border-left="0.035cm solid #000000" fo:border-right="0.071cm solid #000000" fo:border-top="0.035cm solid #000000"/>
    </style:style>
    <style:style style:name="gr1" style:family="graphic">
      <style:graphic-properties draw:ole-draw-aspect="1"/>
    </style:style>
  </office:automatic-styles>
  <office:body>
    <office:spreadsheet>
      <table:table table:name="110419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 office:value-type="string">
            <text:p>#==================== COMMENTS ====================</text:p>
          </table:table-cell>
          <table:table-cell table:number-columns-repeated="13"/>
        </table:table-row>
        <table:table-row table:style-name="ro1">
          <table:table-cell office:value-type="string">
            <text:p>TRSPpInsertion benchmarks</text:p>
          </table:table-cell>
          <table:table-cell table:number-columns-repeated="13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size</text:p>
          </table:table-cell>
          <table:table-cell office:value-type="string">
            <text:p>crew</text:p>
          </table:table-cell>
          <table:table-cell office:value-type="string">
            <text:p>it</text:p>
          </table:table-cell>
          <table:table-cell office:value-type="string">
            <text:p>time</text:p>
          </table:table-cell>
          <table:table-cell office:value-type="string">
            <text:p>time_eval</text:p>
          </table:table-cell>
          <table:table-cell office:value-type="string">
            <text:p>time_AP</text:p>
          </table:table-cell>
          <table:table-cell office:value-type="string">
            <text:p>time_Seq</text:p>
          </table:table-cell>
          <table:table-cell office:value-type="string">
            <text:p>time_BT</text:p>
          </table:table-cell>
          <table:table-cell office:value-type="string">
            <text:p>status</text:p>
          </table:table-cell>
          <table:table-cell office:value-type="string">
            <text:p>obj</text:p>
          </table:table-cell>
          <table:table-cell/>
          <table:table-cell>
            <draw:frame table:end-cell-address="'110419'.U26" table:end-x="0.61cm" table:end-y="0.288cm" draw:z-index="0" draw:style-name="gr1" svg:width="15.999cm" svg:height="8.999cm" svg:x="0.418cm" svg:y="0.286cm">
              <draw:object draw:notify-on-update-of-ranges="'110419'.B7:'110419'.B61 '110419'.E6:'110419'.E6 '110419'.E7:'110419'.E61 '110419'.B7:'110419'.B61 '110419'.F6:'110419'.F6 '110419'.F7:'110419'.F61 '110419'.B7:'110419'.B61 '110419'.L6:'110419'.L6 '110419'.L7:'110419'.L6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100-C101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23022.738">
            <text:p>23022.738</text:p>
          </table:table-cell>
          <table:table-cell table:number-columns-repeated="2"/>
        </table:table-row>
        <table:table-row table:style-name="ro1">
          <table:table-cell office:value-type="string">
            <text:p>100-C102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20432.071">
            <text:p>20432.071</text:p>
          </table:table-cell>
          <table:table-cell table:number-columns-repeated="2"/>
        </table:table-row>
        <table:table-row table:style-name="ro1">
          <table:table-cell office:value-type="string">
            <text:p>100-C103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8916.939">
            <text:p>18916.939</text:p>
          </table:table-cell>
          <table:table-cell table:number-columns-repeated="2"/>
        </table:table-row>
        <table:table-row table:style-name="ro1">
          <table:table-cell office:value-type="string">
            <text:p>100-C104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4833.477">
            <text:p>14833.477</text:p>
          </table:table-cell>
          <table:table-cell table:number-columns-repeated="2"/>
        </table:table-row>
        <table:table-row table:style-name="ro1">
          <table:table-cell office:value-type="string">
            <text:p>100-C105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22262.459">
            <text:p>22262.459</text:p>
          </table:table-cell>
          <table:table-cell table:number-columns-repeated="2"/>
        </table:table-row>
        <table:table-row table:style-name="ro1">
          <table:table-cell office:value-type="string">
            <text:p>100-C106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21811.328">
            <text:p>21811.328</text:p>
          </table:table-cell>
          <table:table-cell table:number-columns-repeated="2"/>
        </table:table-row>
        <table:table-row table:style-name="ro1">
          <table:table-cell office:value-type="string">
            <text:p>100-C107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21440.202">
            <text:p>21440.202</text:p>
          </table:table-cell>
          <table:table-cell table:number-columns-repeated="2"/>
        </table:table-row>
        <table:table-row table:style-name="ro1">
          <table:table-cell office:value-type="string">
            <text:p>100-C108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20534.068">
            <text:p>20534.068</text:p>
          </table:table-cell>
          <table:table-cell table:number-columns-repeated="2"/>
        </table:table-row>
        <table:table-row table:style-name="ro1">
          <table:table-cell office:value-type="string">
            <text:p>100-C109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8810.978">
            <text:p>18810.978</text:p>
          </table:table-cell>
          <table:table-cell table:number-columns-repeated="2"/>
        </table:table-row>
        <table:table-row table:style-name="ro1">
          <table:table-cell office:value-type="string">
            <text:p>100-C201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69533.275">
            <text:p>69533.275</text:p>
          </table:table-cell>
          <table:table-cell table:number-columns-repeated="2"/>
        </table:table-row>
        <table:table-row table:style-name="ro1">
          <table:table-cell office:value-type="string">
            <text:p>100-C202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66786.203">
            <text:p>66786.203</text:p>
          </table:table-cell>
          <table:table-cell table:number-columns-repeated="2"/>
        </table:table-row>
        <table:table-row table:style-name="ro1">
          <table:table-cell office:value-type="string">
            <text:p>100-C203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60473.382">
            <text:p>60473.382</text:p>
          </table:table-cell>
          <table:table-cell table:number-columns-repeated="2"/>
        </table:table-row>
        <table:table-row table:style-name="ro1">
          <table:table-cell office:value-type="string">
            <text:p>100-C204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43320.543">
            <text:p>43320.543</text:p>
          </table:table-cell>
          <table:table-cell table:number-columns-repeated="2"/>
        </table:table-row>
        <table:table-row table:style-name="ro1">
          <table:table-cell office:value-type="string">
            <text:p>100-C205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67286.908">
            <text:p>67286.908</text:p>
          </table:table-cell>
          <table:table-cell table:number-columns-repeated="2"/>
        </table:table-row>
        <table:table-row table:style-name="ro1">
          <table:table-cell office:value-type="string">
            <text:p>100-C206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65047.777">
            <text:p>65047.777</text:p>
          </table:table-cell>
          <table:table-cell table:number-columns-repeated="2"/>
        </table:table-row>
        <table:table-row table:style-name="ro1">
          <table:table-cell office:value-type="string">
            <text:p>100-C207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62034.892">
            <text:p>62034.892</text:p>
          </table:table-cell>
          <table:table-cell table:number-columns-repeated="2"/>
        </table:table-row>
        <table:table-row table:style-name="ro1">
          <table:table-cell office:value-type="string">
            <text:p>100-C208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62881.268">
            <text:p>62881.268</text:p>
          </table:table-cell>
          <table:table-cell table:number-columns-repeated="2"/>
        </table:table-row>
        <table:table-row table:style-name="ro1">
          <table:table-cell office:value-type="string">
            <text:p>100-R101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192">
            <text:p>1192</text:p>
          </table:table-cell>
          <table:table-cell office:value-type="float" office:value="562">
            <text:p>5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4421.315">
            <text:p>4421.315</text:p>
          </table:table-cell>
          <table:table-cell table:number-columns-repeated="2"/>
        </table:table-row>
        <table:table-row table:style-name="ro1">
          <table:table-cell office:value-type="string">
            <text:p>100-R102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4601.992">
            <text:p>4601.992</text:p>
          </table:table-cell>
          <table:table-cell table:number-columns-repeated="2"/>
        </table:table-row>
        <table:table-row table:style-name="ro1">
          <table:table-cell office:value-type="string">
            <text:p>100-R103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&lt;</text:p>
          </table:table-cell>
          <table:table-cell office:value-type="string">
            <text:p>LOCAL_OPTIMA</text:p>
          </table:table-cell>
          <table:table-cell office:value-type="float" office:value="4627.746">
            <text:p>4627.746</text:p>
          </table:table-cell>
          <table:table-cell table:number-columns-repeated="2"/>
        </table:table-row>
        <table:table-row table:style-name="ro1">
          <table:table-cell office:value-type="string">
            <text:p>100-R104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4204.701">
            <text:p>4204.701</text:p>
          </table:table-cell>
          <table:table-cell table:number-columns-repeated="2"/>
        </table:table-row>
        <table:table-row table:style-name="ro1">
          <table:table-cell office:value-type="string">
            <text:p>100-R105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4954.32">
            <text:p>4954.32</text:p>
          </table:table-cell>
          <table:table-cell table:number-columns-repeated="2"/>
        </table:table-row>
        <table:table-row table:style-name="ro1">
          <table:table-cell office:value-type="string">
            <text:p>100-R106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float" office:value="4605.924">
            <text:p>4605.924</text:p>
          </table:table-cell>
          <table:table-cell table:number-columns-repeated="2"/>
        </table:table-row>
        <table:table-row table:style-name="ro1">
          <table:table-cell office:value-type="string">
            <text:p>100-R107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4245.928">
            <text:p>4245.928</text:p>
          </table:table-cell>
          <table:table-cell table:number-columns-repeated="2"/>
        </table:table-row>
        <table:table-row table:style-name="ro1">
          <table:table-cell office:value-type="string">
            <text:p>100-R108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4111.148">
            <text:p>4111.148</text:p>
          </table:table-cell>
          <table:table-cell table:number-columns-repeated="2"/>
        </table:table-row>
        <table:table-row table:style-name="ro1">
          <table:table-cell office:value-type="string">
            <text:p>100-R109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4648.606">
            <text:p>4648.606</text:p>
          </table:table-cell>
          <table:table-cell table:number-columns-repeated="2"/>
        </table:table-row>
        <table:table-row table:style-name="ro1">
          <table:table-cell office:value-type="string">
            <text:p>100-R110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4302.219">
            <text:p>4302.219</text:p>
          </table:table-cell>
          <table:table-cell table:number-columns-repeated="2"/>
        </table:table-row>
        <table:table-row table:style-name="ro1">
          <table:table-cell office:value-type="string">
            <text:p>100-R111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8">
            <text:p>18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float" office:value="4561.779">
            <text:p>4561.779</text:p>
          </table:table-cell>
          <table:table-cell table:number-columns-repeated="2"/>
        </table:table-row>
        <table:table-row table:style-name="ro1">
          <table:table-cell office:value-type="string">
            <text:p>100-R112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3868.246">
            <text:p>3868.246</text:p>
          </table:table-cell>
          <table:table-cell table:number-columns-repeated="2"/>
        </table:table-row>
        <table:table-row table:style-name="ro1">
          <table:table-cell office:value-type="string">
            <text:p>100-R201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9132.836">
            <text:p>19132.836</text:p>
          </table:table-cell>
          <table:table-cell table:number-columns-repeated="2"/>
        </table:table-row>
        <table:table-row table:style-name="ro1">
          <table:table-cell office:value-type="string">
            <text:p>100-R202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8385.691">
            <text:p>18385.691</text:p>
          </table:table-cell>
          <table:table-cell table:number-columns-repeated="2"/>
        </table:table-row>
        <table:table-row table:style-name="ro1">
          <table:table-cell office:value-type="string">
            <text:p>100-R203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6548.038">
            <text:p>16548.038</text:p>
          </table:table-cell>
          <table:table-cell table:number-columns-repeated="2"/>
        </table:table-row>
        <table:table-row table:style-name="ro1">
          <table:table-cell office:value-type="string">
            <text:p>100-R204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1992.439">
            <text:p>11992.439</text:p>
          </table:table-cell>
          <table:table-cell table:number-columns-repeated="2"/>
        </table:table-row>
        <table:table-row table:style-name="ro1">
          <table:table-cell office:value-type="string">
            <text:p>100-R205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7469.099">
            <text:p>17469.099</text:p>
          </table:table-cell>
          <table:table-cell table:number-columns-repeated="2"/>
        </table:table-row>
        <table:table-row table:style-name="ro1">
          <table:table-cell office:value-type="string">
            <text:p>100-R206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6469.851">
            <text:p>16469.851</text:p>
          </table:table-cell>
          <table:table-cell table:number-columns-repeated="2"/>
        </table:table-row>
        <table:table-row table:style-name="ro1">
          <table:table-cell office:value-type="string">
            <text:p>100-R207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4428.523">
            <text:p>14428.523</text:p>
          </table:table-cell>
          <table:table-cell table:number-columns-repeated="2"/>
        </table:table-row>
        <table:table-row table:style-name="ro1">
          <table:table-cell office:value-type="string">
            <text:p>100-R208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0013.61">
            <text:p>10013.61</text:p>
          </table:table-cell>
          <table:table-cell table:number-columns-repeated="2"/>
        </table:table-row>
        <table:table-row table:style-name="ro1">
          <table:table-cell office:value-type="string">
            <text:p>100-R209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4854.253">
            <text:p>14854.253</text:p>
          </table:table-cell>
          <table:table-cell table:number-columns-repeated="2"/>
        </table:table-row>
        <table:table-row table:style-name="ro1">
          <table:table-cell office:value-type="string">
            <text:p>100-R210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6142.192">
            <text:p>16142.192</text:p>
          </table:table-cell>
          <table:table-cell table:number-columns-repeated="2"/>
        </table:table-row>
        <table:table-row table:style-name="ro1">
          <table:table-cell office:value-type="string">
            <text:p>100-R211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2428.466">
            <text:p>12428.466</text:p>
          </table:table-cell>
          <table:table-cell table:number-columns-repeated="2"/>
        </table:table-row>
        <table:table-row table:style-name="ro1">
          <table:table-cell office:value-type="string">
            <text:p>100-RC101_5-5-5</text:p>
          </table:table-cell>
          <table:table-cell office:value-type="string">
            <text:p>RC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float" office:value="4692.069">
            <text:p>4692.069</text:p>
          </table:table-cell>
          <table:table-cell table:number-columns-repeated="2"/>
        </table:table-row>
        <table:table-row table:style-name="ro1">
          <table:table-cell office:value-type="string">
            <text:p>100-RC102_5-5-5</text:p>
          </table:table-cell>
          <table:table-cell office:value-type="string">
            <text:p>RC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float" office:value="4585.407">
            <text:p>4585.407</text:p>
          </table:table-cell>
          <table:table-cell table:number-columns-repeated="2"/>
        </table:table-row>
        <table:table-row table:style-name="ro1">
          <table:table-cell office:value-type="string">
            <text:p>100-RC103_5-5-5</text:p>
          </table:table-cell>
          <table:table-cell office:value-type="string">
            <text:p>RC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4520.124">
            <text:p>4520.124</text:p>
          </table:table-cell>
          <table:table-cell table:number-columns-repeated="2"/>
        </table:table-row>
        <table:table-row table:style-name="ro1">
          <table:table-cell office:value-type="string">
            <text:p>100-RC104_5-5-5</text:p>
          </table:table-cell>
          <table:table-cell office:value-type="string">
            <text:p>RC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4124.205">
            <text:p>4124.205</text:p>
          </table:table-cell>
          <table:table-cell table:number-columns-repeated="2"/>
        </table:table-row>
        <table:table-row table:style-name="ro1">
          <table:table-cell office:value-type="string">
            <text:p>100-RC105_5-5-5</text:p>
          </table:table-cell>
          <table:table-cell office:value-type="string">
            <text:p>RC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4726.859">
            <text:p>4726.859</text:p>
          </table:table-cell>
          <table:table-cell table:number-columns-repeated="2"/>
        </table:table-row>
        <table:table-row table:style-name="ro1">
          <table:table-cell office:value-type="string">
            <text:p>100-RC106_5-5-5</text:p>
          </table:table-cell>
          <table:table-cell office:value-type="string">
            <text:p>RC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float" office:value="4478.29">
            <text:p>4478.29</text:p>
          </table:table-cell>
          <table:table-cell table:number-columns-repeated="2"/>
        </table:table-row>
        <table:table-row table:style-name="ro1">
          <table:table-cell office:value-type="string">
            <text:p>100-RC107_5-5-5</text:p>
          </table:table-cell>
          <table:table-cell office:value-type="string">
            <text:p>RC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LOCAL_OPTIMA</text:p>
          </table:table-cell>
          <table:table-cell office:value-type="float" office:value="4536.338">
            <text:p>4536.338</text:p>
          </table:table-cell>
          <table:table-cell table:number-columns-repeated="2"/>
        </table:table-row>
        <table:table-row table:style-name="ro1">
          <table:table-cell office:value-type="string">
            <text:p>100-RC108_5-5-5</text:p>
          </table:table-cell>
          <table:table-cell office:value-type="string">
            <text:p>RC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4138.169">
            <text:p>4138.169</text:p>
          </table:table-cell>
          <table:table-cell table:number-columns-repeated="2"/>
        </table:table-row>
        <table:table-row table:style-name="ro1">
          <table:table-cell office:value-type="string">
            <text:p>100-RC201_5-5-5</text:p>
          </table:table-cell>
          <table:table-cell office:value-type="string">
            <text:p>RC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7972.099">
            <text:p>17972.099</text:p>
          </table:table-cell>
          <table:table-cell table:number-columns-repeated="2"/>
        </table:table-row>
        <table:table-row table:style-name="ro1">
          <table:table-cell office:value-type="string">
            <text:p>100-RC202_5-5-5</text:p>
          </table:table-cell>
          <table:table-cell office:value-type="string">
            <text:p>RC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7542.649">
            <text:p>17542.649</text:p>
          </table:table-cell>
          <table:table-cell table:number-columns-repeated="2"/>
        </table:table-row>
        <table:table-row table:style-name="ro1">
          <table:table-cell office:value-type="string">
            <text:p>100-RC204_5-5-5</text:p>
          </table:table-cell>
          <table:table-cell office:value-type="string">
            <text:p>RC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0962.132">
            <text:p>10962.132</text:p>
          </table:table-cell>
          <table:table-cell table:number-columns-repeated="2"/>
        </table:table-row>
        <table:table-row table:style-name="ro1">
          <table:table-cell office:value-type="string">
            <text:p>100-RC205_5-5-5</text:p>
          </table:table-cell>
          <table:table-cell office:value-type="string">
            <text:p>RC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7316.391">
            <text:p>17316.391</text:p>
          </table:table-cell>
          <table:table-cell table:number-columns-repeated="2"/>
        </table:table-row>
        <table:table-row table:style-name="ro1">
          <table:table-cell office:value-type="string">
            <text:p>100-RC206_5-5-5</text:p>
          </table:table-cell>
          <table:table-cell office:value-type="string">
            <text:p>RC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6020.856">
            <text:p>16020.856</text:p>
          </table:table-cell>
          <table:table-cell table:number-columns-repeated="2"/>
        </table:table-row>
        <table:table-row table:style-name="ro1">
          <table:table-cell office:value-type="string">
            <text:p>100-RC207_5-5-5</text:p>
          </table:table-cell>
          <table:table-cell office:value-type="string">
            <text:p>RC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3569.763">
            <text:p>13569.763</text:p>
          </table:table-cell>
          <table:table-cell table:number-columns-repeated="2"/>
        </table:table-row>
        <table:table-row table:style-name="ro1">
          <table:table-cell office:value-type="string">
            <text:p>100-RC208_5-5-5</text:p>
          </table:table-cell>
          <table:table-cell office:value-type="string">
            <text:p>RC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float" office:value="11218.81">
            <text:p>11218.81</text:p>
          </table:table-cell>
          <table:table-cell table:number-columns-repeated="2"/>
        </table:table-row>
      </table:table>
      <table:table table:name="DataPilot_Sheet1_1" table:style-name="ta1" table:print="false">
        <table:table-column table:style-name="co12" table:number-columns-repeated="7" table:default-cell-style-name="Default"/>
        <table:table-row table:style-name="ro1">
          <table:table-cell office:value-type="string">
            <text:p>Fil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type</text:p>
          </table:table-cell>
          <table:table-cell table:style-name="ce9" table:number-columns-repeated="4"/>
          <table:table-cell table:style-name="ce15"/>
        </table:table-row>
        <table:table-row table:style-name="ro1">
          <table:table-cell table:style-name="ce2" office:value-type="string">
            <text:p>Data</text:p>
          </table:table-cell>
          <table:table-cell table:style-name="ce6" office:value-type="string">
            <text:p>C1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R1</text:p>
          </table:table-cell>
          <table:table-cell table:style-name="ce10" office:value-type="string">
            <text:p>R2</text:p>
          </table:table-cell>
          <table:table-cell table:style-name="ce10" office:value-type="string">
            <text:p>RC</text:p>
          </table:table-cell>
          <table:table-cell table:style-name="ce16" office:value-type="string">
            <text:p>Total Result</text:p>
          </table:table-cell>
        </table:table-row>
        <table:table-row table:style-name="ro1">
          <table:table-cell table:style-name="ce3" office:value-type="string">
            <text:p>Average - obj</text:p>
          </table:table-cell>
          <table:table-cell table:style-name="ce7" office:value-type="float" office:value="20229.3622222222">
            <text:p>20229.4</text:p>
          </table:table-cell>
          <table:table-cell table:style-name="ce11" office:value-type="float" office:value="62170.531">
            <text:p>62170.5</text:p>
          </table:table-cell>
          <table:table-cell table:style-name="ce11" office:value-type="float" office:value="4429.49366666667">
            <text:p>4429.5</text:p>
          </table:table-cell>
          <table:table-cell table:style-name="ce11" office:value-type="float" office:value="15260.4543636364">
            <text:p>15260.5</text:p>
          </table:table-cell>
          <table:table-cell table:style-name="ce13" office:value-type="float" office:value="9360.2774">
            <text:p>9360.3</text:p>
          </table:table-cell>
          <table:table-cell table:style-name="ce17" office:value-type="float" office:value="18924.5743818182">
            <text:p>18924.6</text:p>
          </table:table-cell>
        </table:table-row>
        <table:table-row table:style-name="ro1">
          <table:table-cell table:style-name="ce4" office:value-type="string">
            <text:p>Average - time</text:p>
          </table:table-cell>
          <table:table-cell table:style-name="ce8" office:value-type="float" office:value="35.8888888888889">
            <text:p>35.9</text:p>
          </table:table-cell>
          <table:table-cell table:style-name="ce12" office:value-type="float" office:value="17">
            <text:p>17.0</text:p>
          </table:table-cell>
          <table:table-cell table:style-name="ce12" office:value-type="float" office:value="63.4166666666667">
            <text:p>63.4</text:p>
          </table:table-cell>
          <table:table-cell table:style-name="ce12" office:value-type="float" office:value="13.3636363636364">
            <text:p>13.4</text:p>
          </table:table-cell>
          <table:table-cell table:style-name="ce14" office:value-type="float" office:value="14.2666666666667">
            <text:p>14.3</text:p>
          </table:table-cell>
          <table:table-cell table:style-name="ce18" office:value-type="float" office:value="28.7454545454545">
            <text:p>28.7</text:p>
          </table:table-cell>
        </table:table-row>
      </table:table>
      <table:table table:name="11042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ce27"/>
        <table:table-column table:style-name="co10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2" table:number-columns-repeated="3" table:default-cell-style-name="Default"/>
        <table:table-column table:style-name="co19" table:default-cell-style-name="Default"/>
        <table:table-column table:style-name="co12" table:number-columns-repeated="4" table:default-cell-style-name="Default"/>
        <table:table-row table:style-name="ro1">
          <table:table-cell office:value-type="string">
            <text:p>#==================== COMMENTS ====================</text:p>
          </table:table-cell>
          <table:table-cell table:number-columns-repeated="11"/>
          <table:table-cell table:style-name="Default"/>
          <table:table-cell table:number-columns-repeated="11"/>
        </table:table-row>
        <table:table-row table:style-name="ro1">
          <table:table-cell office:value-type="string">
            <text:p>TRSPpInsertion benchmarks</text:p>
          </table:table-cell>
          <table:table-cell table:number-columns-repeated="11"/>
          <table:table-cell table:style-name="Default"/>
          <table:table-cell table:number-columns-repeated="11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11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size</text:p>
          </table:table-cell>
          <table:table-cell office:value-type="string">
            <text:p>instance</text:p>
          </table:table-cell>
          <table:table-cell office:value-type="string">
            <text:p>crew</text:p>
          </table:table-cell>
          <table:table-cell office:value-type="string">
            <text:p>it</text:p>
          </table:table-cell>
          <table:table-cell office:value-type="string">
            <text:p>time</text:p>
          </table:table-cell>
          <table:table-cell office:value-type="string">
            <text:p>time_eval</text:p>
          </table:table-cell>
          <table:table-cell office:value-type="string">
            <text:p>time_AP</text:p>
          </table:table-cell>
          <table:table-cell office:value-type="string">
            <text:p>time_Seq</text:p>
          </table:table-cell>
          <table:table-cell office:value-type="string">
            <text:p>time_BT</text:p>
          </table:table-cell>
          <table:table-cell office:value-type="string">
            <text:p>status</text:p>
          </table:table-cell>
          <table:table-cell table:style-name="Default" office:value-type="string">
            <text:p>feasible</text:p>
          </table:table-cell>
          <table:table-cell office:value-type="string">
            <text:p>init_cost</text:p>
          </table:table-cell>
          <table:table-cell office:value-type="string">
            <text:p>cost</text:p>
          </table:table-cell>
          <table:table-cell office:value-type="string">
            <text:p>strategy</text:p>
          </table:table-cell>
          <table:table-cell/>
          <table:table-cell office:value-type="string">
            <text:p>Filter</text:p>
          </table:table-cell>
          <table:table-cell table:number-columns-repeated="6"/>
        </table:table-row>
        <table:table-row table:style-name="ro1">
          <table:table-cell office:value-type="string">
            <text:p>100-C101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7]&amp;[.B7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3010.843">
            <text:p>23010.84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C101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8]&amp;[.B8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3010.843">
            <text:p>23010.843</text:p>
          </table:table-cell>
          <table:table-cell office:value-type="string">
            <text:p>MIXED</text:p>
          </table:table-cell>
          <table:table-cell/>
          <table:table-cell table:style-name="ce28" office:value-type="string">
            <text:p>Average - cost</text:p>
          </table:table-cell>
          <table:table-cell table:style-name="ce5" office:value-type="string">
            <text:p>strategy</text:p>
          </table:table-cell>
          <table:table-cell table:style-name="ce36" table:number-columns-repeated="2"/>
          <table:table-cell table:style-name="ce40"/>
          <table:table-cell table:number-columns-repeated="2"/>
        </table:table-row>
        <table:table-row table:style-name="ro1">
          <table:table-cell office:value-type="string">
            <text:p>100-C101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9]&amp;[.B9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3248.987">
            <text:p>23248.987</text:p>
          </table:table-cell>
          <table:table-cell office:value-type="string">
            <text:p>SEQUENTIAL</text:p>
          </table:table-cell>
          <table:table-cell/>
          <table:table-cell table:style-name="ce2" office:value-type="string">
            <text:p>instance</text:p>
          </table:table-cell>
          <table:table-cell table:style-name="ce32" office:value-type="string">
            <text:p>AP</text:p>
          </table:table-cell>
          <table:table-cell table:style-name="ce37" office:value-type="string">
            <text:p>MIXED</text:p>
          </table:table-cell>
          <table:table-cell table:style-name="ce37" office:value-type="string">
            <text:p>SEQUENTIAL</text:p>
          </table:table-cell>
          <table:table-cell table:style-name="ce16" office:value-type="string">
            <text:p>Total Result</text:p>
          </table:table-cell>
          <table:table-cell table:number-columns-repeated="2"/>
        </table:table-row>
        <table:table-row table:style-name="ro1">
          <table:table-cell office:value-type="string">
            <text:p>100-C102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10]&amp;[.B10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413.732">
            <text:p>20413.732</text:p>
          </table:table-cell>
          <table:table-cell office:value-type="string">
            <text:p>AP</text:p>
          </table:table-cell>
          <table:table-cell/>
          <table:table-cell table:style-name="ce3" office:value-type="string">
            <text:p>025C1</text:p>
          </table:table-cell>
          <table:table-cell table:style-name="ce33" office:value-type="float" office:value="11114.8838888889">
            <text:p>11114.9</text:p>
          </table:table-cell>
          <table:table-cell table:style-name="ce38" office:value-type="float" office:value="11114.8838888889">
            <text:p>11114.9</text:p>
          </table:table-cell>
          <table:table-cell table:style-name="ce38" office:value-type="float" office:value="11268.7191111111">
            <text:p>11268.7</text:p>
          </table:table-cell>
          <table:table-cell table:style-name="ce41" office:value-type="float" office:value="11166.1622962963">
            <text:p>11166.2</text:p>
          </table:table-cell>
          <table:table-cell table:number-columns-repeated="2"/>
        </table:table-row>
        <table:table-row table:style-name="ro1">
          <table:table-cell office:value-type="string">
            <text:p>100-C102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11]&amp;[.B11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413.732">
            <text:p>20413.732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025C2</text:p>
          </table:table-cell>
          <table:table-cell table:style-name="ce34" office:value-type="float" office:value="34842.078875">
            <text:p>34842.1</text:p>
          </table:table-cell>
          <table:table-cell table:style-name="DataPilot_20_Value" office:value-type="float" office:value="34842.078875">
            <text:p>34842.1</text:p>
          </table:table-cell>
          <table:table-cell table:style-name="DataPilot_20_Value" office:value-type="float" office:value="35085.492">
            <text:p>35085.5</text:p>
          </table:table-cell>
          <table:table-cell table:style-name="ce42" office:value-type="float" office:value="34923.2165833333">
            <text:p>34923.2</text:p>
          </table:table-cell>
          <table:table-cell table:number-columns-repeated="2"/>
        </table:table-row>
        <table:table-row table:style-name="ro1">
          <table:table-cell office:value-type="string">
            <text:p>100-C102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12]&amp;[.B12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845.639">
            <text:p>20845.639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025R1</text:p>
          </table:table-cell>
          <table:table-cell table:style-name="ce34" office:value-type="float" office:value="2786.173">
            <text:p>2786.2</text:p>
          </table:table-cell>
          <table:table-cell table:style-name="DataPilot_20_Value" office:value-type="float" office:value="2786.173">
            <text:p>2786.2</text:p>
          </table:table-cell>
          <table:table-cell table:style-name="DataPilot_20_Value" office:value-type="float" office:value="2970.06083333333">
            <text:p>2970.1</text:p>
          </table:table-cell>
          <table:table-cell table:style-name="ce42" office:value-type="float" office:value="2847.46894444444">
            <text:p>2847.5</text:p>
          </table:table-cell>
          <table:table-cell table:number-columns-repeated="2"/>
        </table:table-row>
        <table:table-row table:style-name="ro1">
          <table:table-cell office:value-type="string">
            <text:p>100-C103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13]&amp;[.B13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916.939">
            <text:p>18916.939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025R2</text:p>
          </table:table-cell>
          <table:table-cell table:style-name="ce34" office:value-type="float" office:value="7671.07790909091">
            <text:p>7671.1</text:p>
          </table:table-cell>
          <table:table-cell table:style-name="DataPilot_20_Value" office:value-type="float" office:value="7671.07790909091">
            <text:p>7671.1</text:p>
          </table:table-cell>
          <table:table-cell table:style-name="DataPilot_20_Value" office:value-type="float" office:value="8115.78909090909">
            <text:p>8115.8</text:p>
          </table:table-cell>
          <table:table-cell table:style-name="ce42" office:value-type="float" office:value="7819.31496969697">
            <text:p>7819.3</text:p>
          </table:table-cell>
          <table:table-cell table:number-columns-repeated="2"/>
        </table:table-row>
        <table:table-row table:style-name="ro1">
          <table:table-cell office:value-type="string">
            <text:p>100-C103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14]&amp;[.B14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916.939">
            <text:p>18916.939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025RC1</text:p>
          </table:table-cell>
          <table:table-cell table:style-name="ce34" office:value-type="float" office:value="2963.559625">
            <text:p>2963.6</text:p>
          </table:table-cell>
          <table:table-cell table:style-name="DataPilot_20_Value" office:value-type="float" office:value="2963.559625">
            <text:p>2963.6</text:p>
          </table:table-cell>
          <table:table-cell table:style-name="DataPilot_20_Value" office:value-type="float" office:value="3152.77575">
            <text:p>3152.8</text:p>
          </table:table-cell>
          <table:table-cell table:style-name="ce42" office:value-type="float" office:value="3026.63166666667">
            <text:p>3026.6</text:p>
          </table:table-cell>
          <table:table-cell table:number-columns-repeated="2"/>
        </table:table-row>
        <table:table-row table:style-name="ro1">
          <table:table-cell office:value-type="string">
            <text:p>100-C103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15]&amp;[.B15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337.346">
            <text:p>19337.346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025RC2</text:p>
          </table:table-cell>
          <table:table-cell table:style-name="ce34" office:value-type="float" office:value="8304.64771428571">
            <text:p>8304.6</text:p>
          </table:table-cell>
          <table:table-cell table:style-name="DataPilot_20_Value" office:value-type="float" office:value="8304.64771428571">
            <text:p>8304.6</text:p>
          </table:table-cell>
          <table:table-cell table:style-name="DataPilot_20_Value" office:value-type="float" office:value="8630.428">
            <text:p>8630.4</text:p>
          </table:table-cell>
          <table:table-cell table:style-name="ce42" office:value-type="float" office:value="8413.24114285714">
            <text:p>8413.2</text:p>
          </table:table-cell>
          <table:table-cell table:number-columns-repeated="2"/>
        </table:table-row>
        <table:table-row table:style-name="ro1">
          <table:table-cell office:value-type="string">
            <text:p>100-C104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16]&amp;[.B16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969.904">
            <text:p>14969.904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050C1</text:p>
          </table:table-cell>
          <table:table-cell table:style-name="ce34" office:value-type="float" office:value="16537.0248888889">
            <text:p>16537.0</text:p>
          </table:table-cell>
          <table:table-cell table:style-name="DataPilot_20_Value" office:value-type="float" office:value="16537.0248888889">
            <text:p>16537.0</text:p>
          </table:table-cell>
          <table:table-cell table:style-name="DataPilot_20_Value" office:value-type="float" office:value="16766.0806666667">
            <text:p>16766.1</text:p>
          </table:table-cell>
          <table:table-cell table:style-name="ce42" office:value-type="float" office:value="16613.3768148148">
            <text:p>16613.4</text:p>
          </table:table-cell>
          <table:table-cell table:number-columns-repeated="2"/>
        </table:table-row>
        <table:table-row table:style-name="ro1">
          <table:table-cell office:value-type="string">
            <text:p>100-C104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17]&amp;[.B17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969.904">
            <text:p>14969.904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050C2</text:p>
          </table:table-cell>
          <table:table-cell table:style-name="ce34" office:value-type="float" office:value="51486.542625">
            <text:p>51486.5</text:p>
          </table:table-cell>
          <table:table-cell table:style-name="DataPilot_20_Value" office:value-type="float" office:value="51486.542625">
            <text:p>51486.5</text:p>
          </table:table-cell>
          <table:table-cell table:style-name="DataPilot_20_Value" office:value-type="float" office:value="51263.0325">
            <text:p>51263.0</text:p>
          </table:table-cell>
          <table:table-cell table:style-name="ce42" office:value-type="float" office:value="51412.03925">
            <text:p>51412.0</text:p>
          </table:table-cell>
          <table:table-cell table:number-columns-repeated="2"/>
        </table:table-row>
        <table:table-row table:style-name="ro1">
          <table:table-cell office:value-type="string">
            <text:p>100-C104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18]&amp;[.B18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113.514">
            <text:p>15113.514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050R1</text:p>
          </table:table-cell>
          <table:table-cell table:style-name="ce34" office:value-type="float" office:value="3507.28325">
            <text:p>3507.3</text:p>
          </table:table-cell>
          <table:table-cell table:style-name="DataPilot_20_Value" office:value-type="float" office:value="3508.95558333333">
            <text:p>3509.0</text:p>
          </table:table-cell>
          <table:table-cell table:style-name="DataPilot_20_Value" office:value-type="float" office:value="3646.776">
            <text:p>3646.8</text:p>
          </table:table-cell>
          <table:table-cell table:style-name="ce42" office:value-type="float" office:value="3554.33827777778">
            <text:p>3554.3</text:p>
          </table:table-cell>
          <table:table-cell table:number-columns-repeated="2"/>
        </table:table-row>
        <table:table-row table:style-name="ro1">
          <table:table-cell office:value-type="string">
            <text:p>100-C105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19]&amp;[.B19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262.459">
            <text:p>22262.459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050R2</text:p>
          </table:table-cell>
          <table:table-cell table:style-name="ce34" office:value-type="float" office:value="10747.2117272727">
            <text:p>10747.2</text:p>
          </table:table-cell>
          <table:table-cell table:style-name="DataPilot_20_Value" office:value-type="float" office:value="10747.2117272727">
            <text:p>10747.2</text:p>
          </table:table-cell>
          <table:table-cell table:style-name="DataPilot_20_Value" office:value-type="float" office:value="11095.8415454545">
            <text:p>11095.8</text:p>
          </table:table-cell>
          <table:table-cell table:style-name="ce42" office:value-type="float" office:value="10863.4216666667">
            <text:p>10863.4</text:p>
          </table:table-cell>
          <table:table-cell table:number-columns-repeated="2"/>
        </table:table-row>
        <table:table-row table:style-name="ro1">
          <table:table-cell office:value-type="string">
            <text:p>100-C105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20]&amp;[.B20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262.459">
            <text:p>22262.459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050RC1</text:p>
          </table:table-cell>
          <table:table-cell table:style-name="ce34" office:value-type="float" office:value="3386.608375">
            <text:p>3386.6</text:p>
          </table:table-cell>
          <table:table-cell table:style-name="DataPilot_20_Value" office:value-type="float" office:value="3386.608375">
            <text:p>3386.6</text:p>
          </table:table-cell>
          <table:table-cell table:style-name="DataPilot_20_Value" office:value-type="float" office:value="3570.721375">
            <text:p>3570.7</text:p>
          </table:table-cell>
          <table:table-cell table:style-name="ce42" office:value-type="float" office:value="3447.979375">
            <text:p>3448.0</text:p>
          </table:table-cell>
          <table:table-cell table:number-columns-repeated="2"/>
        </table:table-row>
        <table:table-row table:style-name="ro1">
          <table:table-cell office:value-type="string">
            <text:p>100-C105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21]&amp;[.B21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508.281">
            <text:p>22508.281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050RC2</text:p>
          </table:table-cell>
          <table:table-cell table:style-name="ce34" office:value-type="float" office:value="11299.5208571429">
            <text:p>11299.5</text:p>
          </table:table-cell>
          <table:table-cell table:style-name="DataPilot_20_Value" office:value-type="float" office:value="11299.5208571429">
            <text:p>11299.5</text:p>
          </table:table-cell>
          <table:table-cell table:style-name="DataPilot_20_Value" office:value-type="float" office:value="11722.1587142857">
            <text:p>11722.2</text:p>
          </table:table-cell>
          <table:table-cell table:style-name="ce42" office:value-type="float" office:value="11440.4001428571">
            <text:p>11440.4</text:p>
          </table:table-cell>
          <table:table-cell table:number-columns-repeated="2"/>
        </table:table-row>
        <table:table-row table:style-name="ro1">
          <table:table-cell office:value-type="string">
            <text:p>100-C106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22]&amp;[.B22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811.328">
            <text:p>21811.328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100C1</text:p>
          </table:table-cell>
          <table:table-cell table:style-name="ce34" office:value-type="float" office:value="20242.0344444444">
            <text:p>20242.0</text:p>
          </table:table-cell>
          <table:table-cell table:style-name="DataPilot_20_Value" office:value-type="float" office:value="20242.0344444444">
            <text:p>20242.0</text:p>
          </table:table-cell>
          <table:table-cell table:style-name="DataPilot_20_Value" office:value-type="float" office:value="20529.9973333333">
            <text:p>20530.0</text:p>
          </table:table-cell>
          <table:table-cell table:style-name="ce42" office:value-type="float" office:value="20338.0220740741">
            <text:p>20338.0</text:p>
          </table:table-cell>
          <table:table-cell table:number-columns-repeated="2"/>
        </table:table-row>
        <table:table-row table:style-name="ro1">
          <table:table-cell office:value-type="string">
            <text:p>100-C106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23]&amp;[.B23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811.328">
            <text:p>21811.328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100C2</text:p>
          </table:table-cell>
          <table:table-cell table:style-name="ce34" office:value-type="float" office:value="62170.634375">
            <text:p>62170.6</text:p>
          </table:table-cell>
          <table:table-cell table:style-name="DataPilot_20_Value" office:value-type="float" office:value="62170.634375">
            <text:p>62170.6</text:p>
          </table:table-cell>
          <table:table-cell table:style-name="DataPilot_20_Value" office:value-type="float" office:value="62665.806625">
            <text:p>62665.8</text:p>
          </table:table-cell>
          <table:table-cell table:style-name="ce42" office:value-type="float" office:value="62335.6917916667">
            <text:p>62335.7</text:p>
          </table:table-cell>
          <table:table-cell table:number-columns-repeated="2"/>
        </table:table-row>
        <table:table-row table:style-name="ro1">
          <table:table-cell office:value-type="string">
            <text:p>100-C106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24]&amp;[.B24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090.523">
            <text:p>22090.523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100R1</text:p>
          </table:table-cell>
          <table:table-cell table:style-name="ce34" office:value-type="float" office:value="4392.64127272727">
            <text:p>4392.6</text:p>
          </table:table-cell>
          <table:table-cell table:style-name="DataPilot_20_Value" office:value-type="float" office:value="4352.544">
            <text:p>4352.5</text:p>
          </table:table-cell>
          <table:table-cell table:style-name="DataPilot_20_Value" office:value-type="float" office:value="4734.92563636364">
            <text:p>4734.9</text:p>
          </table:table-cell>
          <table:table-cell table:style-name="ce42" office:value-type="float" office:value="4493.3703030303">
            <text:p>4493.4</text:p>
          </table:table-cell>
          <table:table-cell table:number-columns-repeated="2"/>
        </table:table-row>
        <table:table-row table:style-name="ro1">
          <table:table-cell office:value-type="string">
            <text:p>100-C107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25]&amp;[.B25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438.509">
            <text:p>21438.509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100R2</text:p>
          </table:table-cell>
          <table:table-cell table:style-name="ce34" office:value-type="float" office:value="15262.0066363636">
            <text:p>15262.0</text:p>
          </table:table-cell>
          <table:table-cell table:style-name="DataPilot_20_Value" office:value-type="float" office:value="15262.0066363636">
            <text:p>15262.0</text:p>
          </table:table-cell>
          <table:table-cell table:style-name="DataPilot_20_Value" office:value-type="float" office:value="15594.7410909091">
            <text:p>15594.7</text:p>
          </table:table-cell>
          <table:table-cell table:style-name="ce42" office:value-type="float" office:value="15372.9181212121">
            <text:p>15372.9</text:p>
          </table:table-cell>
          <table:table-cell table:number-columns-repeated="2"/>
        </table:table-row>
        <table:table-row table:style-name="ro1">
          <table:table-cell office:value-type="string">
            <text:p>100-C107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26]&amp;[.B26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438.509">
            <text:p>21438.509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100RC1</text:p>
          </table:table-cell>
          <table:table-cell table:style-name="ce34" office:value-type="float" office:value="4506.2345">
            <text:p>4506.2</text:p>
          </table:table-cell>
          <table:table-cell table:style-name="DataPilot_20_Value" office:value-type="float" office:value="4439.05975">
            <text:p>4439.1</text:p>
          </table:table-cell>
          <table:table-cell table:style-name="DataPilot_20_Value" office:value-type="float" office:value="4742.833">
            <text:p>4742.8</text:p>
          </table:table-cell>
          <table:table-cell table:style-name="ce42" office:value-type="float" office:value="4562.70908333333">
            <text:p>4562.7</text:p>
          </table:table-cell>
          <table:table-cell table:number-columns-repeated="2"/>
        </table:table-row>
        <table:table-row table:style-name="ro1">
          <table:table-cell office:value-type="string">
            <text:p>100-C107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27]&amp;[.B27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886.626">
            <text:p>21886.626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100RC2</text:p>
          </table:table-cell>
          <table:table-cell table:style-name="ce34" office:value-type="float" office:value="14940.598">
            <text:p>14940.6</text:p>
          </table:table-cell>
          <table:table-cell table:style-name="DataPilot_20_Value" office:value-type="float" office:value="14940.598">
            <text:p>14940.6</text:p>
          </table:table-cell>
          <table:table-cell table:style-name="DataPilot_20_Value" office:value-type="float" office:value="15398.6887142857">
            <text:p>15398.7</text:p>
          </table:table-cell>
          <table:table-cell table:style-name="ce42" office:value-type="float" office:value="15093.2949047619">
            <text:p>15093.3</text:p>
          </table:table-cell>
          <table:table-cell table:number-columns-repeated="2"/>
        </table:table-row>
        <table:table-row table:style-name="ro1">
          <table:table-cell office:value-type="string">
            <text:p>100-C108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28]&amp;[.B28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543.618">
            <text:p>20543.618</text:p>
          </table:table-cell>
          <table:table-cell office:value-type="string">
            <text:p>AP</text:p>
          </table:table-cell>
          <table:table-cell/>
          <table:table-cell table:style-name="ce30" office:value-type="string">
            <text:p>Total Result</text:p>
          </table:table-cell>
          <table:table-cell table:style-name="ce35" office:value-type="float" office:value="14890.4140853659">
            <text:p>14890.4</text:p>
          </table:table-cell>
          <table:table-cell table:style-name="ce39" office:value-type="float" office:value="14884.5701829268">
            <text:p>14884.6</text:p>
          </table:table-cell>
          <table:table-cell table:style-name="ce39" office:value-type="float" office:value="15155.7542987805">
            <text:p>15155.8</text:p>
          </table:table-cell>
          <table:table-cell table:style-name="ce43" office:value-type="float" office:value="14976.9128556911">
            <text:p>14976.9</text:p>
          </table:table-cell>
          <table:table-cell table:number-columns-repeated="2"/>
        </table:table-row>
        <table:table-row table:style-name="ro1">
          <table:table-cell office:value-type="string">
            <text:p>100-C108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29]&amp;[.B29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543.618">
            <text:p>20543.618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C108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30]&amp;[.B30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716.319">
            <text:p>20716.319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C109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31]&amp;[.B31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810.978">
            <text:p>18810.97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C109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32]&amp;[.B32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810.978">
            <text:p>18810.978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C109_5-5-5</text:p>
          </table:table-cell>
          <table:table-cell office:value-type="string">
            <text:p>C1</text:p>
          </table:table-cell>
          <table:table-cell office:value-type="string">
            <text:p>100</text:p>
          </table:table-cell>
          <table:table-cell table:formula="of:=[.C33]&amp;[.B33]" office:value-type="string" office:string-value="100C1">
            <text:p>100C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022.741">
            <text:p>19022.74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C201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34]&amp;[.B34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9533.275">
            <text:p>69533.275</text:p>
          </table:table-cell>
          <table:table-cell office:value-type="string">
            <text:p>AP</text:p>
          </table:table-cell>
          <table:table-cell/>
          <table:table-cell table:style-name="ce31" office:value-type="string">
            <text:p>Average Cost</text:p>
          </table:table-cell>
          <table:table-cell table:number-columns-repeated="6"/>
        </table:table-row>
        <table:table-row table:style-name="ro1">
          <table:table-cell office:value-type="string">
            <text:p>100-C201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35]&amp;[.B35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9533.275">
            <text:p>69533.275</text:p>
          </table:table-cell>
          <table:table-cell office:value-type="string">
            <text:p>MIXED</text:p>
          </table:table-cell>
          <table:table-cell/>
          <table:table-cell table:style-name="ce28" office:value-type="string">
            <text:p>Average - cost</text:p>
          </table:table-cell>
          <table:table-cell table:style-name="ce5" office:value-type="string">
            <text:p>strategy</text:p>
          </table:table-cell>
          <table:table-cell table:style-name="ce36" table:number-columns-repeated="2"/>
          <table:table-cell table:style-name="ce40"/>
          <table:table-cell/>
          <table:table-cell>
            <draw:frame table:end-cell-address="'110421'.AG55" table:end-x="0.039cm" table:end-y="0.338cm" draw:z-index="0" draw:style-name="gr1" svg:width="20.276cm" svg:height="9.309cm" svg:x="0.086cm" svg:y="0.026cm">
              <draw:object draw:notify-on-update-of-ranges="'110421'.R37:'110421'.R54 '110421'.S36:'110421'.S36 '110421'.S37:'110421'.S54 '110421'.T36:'110421'.T36 '110421'.T37:'110421'.T54 '110421'.U36:'110421'.U36 '110421'.U37:'110421'.U5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100-C201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36]&amp;[.B36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9968.188">
            <text:p>69968.188</text:p>
          </table:table-cell>
          <table:table-cell office:value-type="string">
            <text:p>SEQUENTIAL</text:p>
          </table:table-cell>
          <table:table-cell/>
          <table:table-cell table:style-name="ce2" office:value-type="string">
            <text:p>instance</text:p>
          </table:table-cell>
          <table:table-cell table:style-name="ce32" office:value-type="string">
            <text:p>AP</text:p>
          </table:table-cell>
          <table:table-cell table:style-name="ce37" office:value-type="string">
            <text:p>MIXED</text:p>
          </table:table-cell>
          <table:table-cell table:style-name="ce37" office:value-type="string">
            <text:p>SEQUENTIAL</text:p>
          </table:table-cell>
          <table:table-cell table:style-name="ce16" office:value-type="string">
            <text:p>Total Result</text:p>
          </table:table-cell>
          <table:table-cell table:number-columns-repeated="2"/>
        </table:table-row>
        <table:table-row table:style-name="ro1">
          <table:table-cell office:value-type="string">
            <text:p>100-C202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37]&amp;[.B37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6786.203">
            <text:p>66786.203</text:p>
          </table:table-cell>
          <table:table-cell office:value-type="string">
            <text:p>AP</text:p>
          </table:table-cell>
          <table:table-cell/>
          <table:table-cell table:style-name="ce3" office:value-type="string">
            <text:p>025C1</text:p>
          </table:table-cell>
          <table:table-cell table:style-name="ce33" office:value-type="float" office:value="11114.8838888889">
            <text:p>11114.9</text:p>
          </table:table-cell>
          <table:table-cell table:style-name="ce38" office:value-type="float" office:value="11114.8838888889">
            <text:p>11114.9</text:p>
          </table:table-cell>
          <table:table-cell table:style-name="ce38" office:value-type="float" office:value="11268.7191111111">
            <text:p>11268.7</text:p>
          </table:table-cell>
          <table:table-cell table:style-name="ce41" office:value-type="float" office:value="11166.1622962963">
            <text:p>11166.2</text:p>
          </table:table-cell>
          <table:table-cell table:number-columns-repeated="2"/>
        </table:table-row>
        <table:table-row table:style-name="ro1">
          <table:table-cell office:value-type="string">
            <text:p>100-C202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38]&amp;[.B38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6786.203">
            <text:p>66786.203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025C2</text:p>
          </table:table-cell>
          <table:table-cell table:style-name="ce34" office:value-type="float" office:value="34842.078875">
            <text:p>34842.1</text:p>
          </table:table-cell>
          <table:table-cell table:style-name="DataPilot_20_Value" office:value-type="float" office:value="34842.078875">
            <text:p>34842.1</text:p>
          </table:table-cell>
          <table:table-cell table:style-name="DataPilot_20_Value" office:value-type="float" office:value="35085.492">
            <text:p>35085.5</text:p>
          </table:table-cell>
          <table:table-cell table:style-name="ce42" office:value-type="float" office:value="34923.2165833333">
            <text:p>34923.2</text:p>
          </table:table-cell>
          <table:table-cell table:number-columns-repeated="2"/>
        </table:table-row>
        <table:table-row table:style-name="ro1">
          <table:table-cell office:value-type="string">
            <text:p>100-C202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39]&amp;[.B39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281.829">
            <text:p>67281.829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025R1</text:p>
          </table:table-cell>
          <table:table-cell table:style-name="ce34" office:value-type="float" office:value="2786.173">
            <text:p>2786.2</text:p>
          </table:table-cell>
          <table:table-cell table:style-name="DataPilot_20_Value" office:value-type="float" office:value="2786.173">
            <text:p>2786.2</text:p>
          </table:table-cell>
          <table:table-cell table:style-name="DataPilot_20_Value" office:value-type="float" office:value="2970.06083333333">
            <text:p>2970.1</text:p>
          </table:table-cell>
          <table:table-cell table:style-name="ce42" office:value-type="float" office:value="2847.46894444444">
            <text:p>2847.5</text:p>
          </table:table-cell>
          <table:table-cell table:number-columns-repeated="2"/>
        </table:table-row>
        <table:table-row table:style-name="ro1">
          <table:table-cell office:value-type="string">
            <text:p>100-C203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40]&amp;[.B40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0473.382">
            <text:p>60473.382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025R2</text:p>
          </table:table-cell>
          <table:table-cell table:style-name="ce34" office:value-type="float" office:value="7671.07790909091">
            <text:p>7671.1</text:p>
          </table:table-cell>
          <table:table-cell table:style-name="DataPilot_20_Value" office:value-type="float" office:value="7671.07790909091">
            <text:p>7671.1</text:p>
          </table:table-cell>
          <table:table-cell table:style-name="DataPilot_20_Value" office:value-type="float" office:value="8115.78909090909">
            <text:p>8115.8</text:p>
          </table:table-cell>
          <table:table-cell table:style-name="ce42" office:value-type="float" office:value="7819.31496969697">
            <text:p>7819.3</text:p>
          </table:table-cell>
          <table:table-cell table:number-columns-repeated="2"/>
        </table:table-row>
        <table:table-row table:style-name="ro1">
          <table:table-cell office:value-type="string">
            <text:p>100-C203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41]&amp;[.B41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0473.382">
            <text:p>60473.382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025RC1</text:p>
          </table:table-cell>
          <table:table-cell table:style-name="ce34" office:value-type="float" office:value="2963.559625">
            <text:p>2963.6</text:p>
          </table:table-cell>
          <table:table-cell table:style-name="DataPilot_20_Value" office:value-type="float" office:value="2963.559625">
            <text:p>2963.6</text:p>
          </table:table-cell>
          <table:table-cell table:style-name="DataPilot_20_Value" office:value-type="float" office:value="3152.77575">
            <text:p>3152.8</text:p>
          </table:table-cell>
          <table:table-cell table:style-name="ce42" office:value-type="float" office:value="3026.63166666667">
            <text:p>3026.6</text:p>
          </table:table-cell>
          <table:table-cell table:number-columns-repeated="2"/>
        </table:table-row>
        <table:table-row table:style-name="ro1">
          <table:table-cell office:value-type="string">
            <text:p>100-C203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42]&amp;[.B42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0982.224">
            <text:p>60982.224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025RC2</text:p>
          </table:table-cell>
          <table:table-cell table:style-name="ce34" office:value-type="float" office:value="8304.64771428571">
            <text:p>8304.6</text:p>
          </table:table-cell>
          <table:table-cell table:style-name="DataPilot_20_Value" office:value-type="float" office:value="8304.64771428571">
            <text:p>8304.6</text:p>
          </table:table-cell>
          <table:table-cell table:style-name="DataPilot_20_Value" office:value-type="float" office:value="8630.428">
            <text:p>8630.4</text:p>
          </table:table-cell>
          <table:table-cell table:style-name="ce42" office:value-type="float" office:value="8413.24114285714">
            <text:p>8413.2</text:p>
          </table:table-cell>
          <table:table-cell table:number-columns-repeated="2"/>
        </table:table-row>
        <table:table-row table:style-name="ro1">
          <table:table-cell office:value-type="string">
            <text:p>100-C204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43]&amp;[.B43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321.37">
            <text:p>43321.37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050C1</text:p>
          </table:table-cell>
          <table:table-cell table:style-name="ce34" office:value-type="float" office:value="16537.0248888889">
            <text:p>16537.0</text:p>
          </table:table-cell>
          <table:table-cell table:style-name="DataPilot_20_Value" office:value-type="float" office:value="16537.0248888889">
            <text:p>16537.0</text:p>
          </table:table-cell>
          <table:table-cell table:style-name="DataPilot_20_Value" office:value-type="float" office:value="16766.0806666667">
            <text:p>16766.1</text:p>
          </table:table-cell>
          <table:table-cell table:style-name="ce42" office:value-type="float" office:value="16613.3768148148">
            <text:p>16613.4</text:p>
          </table:table-cell>
          <table:table-cell table:number-columns-repeated="2"/>
        </table:table-row>
        <table:table-row table:style-name="ro1">
          <table:table-cell office:value-type="string">
            <text:p>100-C204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44]&amp;[.B44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321.37">
            <text:p>43321.37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050C2</text:p>
          </table:table-cell>
          <table:table-cell table:style-name="ce34" office:value-type="float" office:value="51486.542625">
            <text:p>51486.5</text:p>
          </table:table-cell>
          <table:table-cell table:style-name="DataPilot_20_Value" office:value-type="float" office:value="51486.542625">
            <text:p>51486.5</text:p>
          </table:table-cell>
          <table:table-cell table:style-name="DataPilot_20_Value" office:value-type="float" office:value="51263.0325">
            <text:p>51263.0</text:p>
          </table:table-cell>
          <table:table-cell table:style-name="ce42" office:value-type="float" office:value="51412.03925">
            <text:p>51412.0</text:p>
          </table:table-cell>
          <table:table-cell table:number-columns-repeated="2"/>
        </table:table-row>
        <table:table-row table:style-name="ro1">
          <table:table-cell office:value-type="string">
            <text:p>100-C204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45]&amp;[.B45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978.952">
            <text:p>43978.952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050R1</text:p>
          </table:table-cell>
          <table:table-cell table:style-name="ce34" office:value-type="float" office:value="3507.28325">
            <text:p>3507.3</text:p>
          </table:table-cell>
          <table:table-cell table:style-name="DataPilot_20_Value" office:value-type="float" office:value="3508.95558333333">
            <text:p>3509.0</text:p>
          </table:table-cell>
          <table:table-cell table:style-name="DataPilot_20_Value" office:value-type="float" office:value="3646.776">
            <text:p>3646.8</text:p>
          </table:table-cell>
          <table:table-cell table:style-name="ce42" office:value-type="float" office:value="3554.33827777778">
            <text:p>3554.3</text:p>
          </table:table-cell>
          <table:table-cell table:number-columns-repeated="2"/>
        </table:table-row>
        <table:table-row table:style-name="ro1">
          <table:table-cell office:value-type="string">
            <text:p>100-C205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46]&amp;[.B46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286.908">
            <text:p>67286.908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050R2</text:p>
          </table:table-cell>
          <table:table-cell table:style-name="ce34" office:value-type="float" office:value="10747.2117272727">
            <text:p>10747.2</text:p>
          </table:table-cell>
          <table:table-cell table:style-name="DataPilot_20_Value" office:value-type="float" office:value="10747.2117272727">
            <text:p>10747.2</text:p>
          </table:table-cell>
          <table:table-cell table:style-name="DataPilot_20_Value" office:value-type="float" office:value="11095.8415454545">
            <text:p>11095.8</text:p>
          </table:table-cell>
          <table:table-cell table:style-name="ce42" office:value-type="float" office:value="10863.4216666667">
            <text:p>10863.4</text:p>
          </table:table-cell>
          <table:table-cell table:number-columns-repeated="2"/>
        </table:table-row>
        <table:table-row table:style-name="ro1">
          <table:table-cell office:value-type="string">
            <text:p>100-C205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47]&amp;[.B47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286.908">
            <text:p>67286.908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050RC1</text:p>
          </table:table-cell>
          <table:table-cell table:style-name="ce34" office:value-type="float" office:value="3386.608375">
            <text:p>3386.6</text:p>
          </table:table-cell>
          <table:table-cell table:style-name="DataPilot_20_Value" office:value-type="float" office:value="3386.608375">
            <text:p>3386.6</text:p>
          </table:table-cell>
          <table:table-cell table:style-name="DataPilot_20_Value" office:value-type="float" office:value="3570.721375">
            <text:p>3570.7</text:p>
          </table:table-cell>
          <table:table-cell table:style-name="ce42" office:value-type="float" office:value="3447.979375">
            <text:p>3448.0</text:p>
          </table:table-cell>
          <table:table-cell table:number-columns-repeated="2"/>
        </table:table-row>
        <table:table-row table:style-name="ro1">
          <table:table-cell office:value-type="string">
            <text:p>100-C205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48]&amp;[.B48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806.316">
            <text:p>67806.316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050RC2</text:p>
          </table:table-cell>
          <table:table-cell table:style-name="ce34" office:value-type="float" office:value="11299.5208571429">
            <text:p>11299.5</text:p>
          </table:table-cell>
          <table:table-cell table:style-name="DataPilot_20_Value" office:value-type="float" office:value="11299.5208571429">
            <text:p>11299.5</text:p>
          </table:table-cell>
          <table:table-cell table:style-name="DataPilot_20_Value" office:value-type="float" office:value="11722.1587142857">
            <text:p>11722.2</text:p>
          </table:table-cell>
          <table:table-cell table:style-name="ce42" office:value-type="float" office:value="11440.4001428571">
            <text:p>11440.4</text:p>
          </table:table-cell>
          <table:table-cell table:number-columns-repeated="2"/>
        </table:table-row>
        <table:table-row table:style-name="ro1">
          <table:table-cell office:value-type="string">
            <text:p>100-C206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49]&amp;[.B49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047.777">
            <text:p>65047.777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100C1</text:p>
          </table:table-cell>
          <table:table-cell table:style-name="ce34" office:value-type="float" office:value="20242.0344444444">
            <text:p>20242.0</text:p>
          </table:table-cell>
          <table:table-cell table:style-name="DataPilot_20_Value" office:value-type="float" office:value="20242.0344444444">
            <text:p>20242.0</text:p>
          </table:table-cell>
          <table:table-cell table:style-name="DataPilot_20_Value" office:value-type="float" office:value="20529.9973333333">
            <text:p>20530.0</text:p>
          </table:table-cell>
          <table:table-cell table:style-name="ce42" office:value-type="float" office:value="20338.0220740741">
            <text:p>20338.0</text:p>
          </table:table-cell>
          <table:table-cell table:number-columns-repeated="2"/>
        </table:table-row>
        <table:table-row table:style-name="ro1">
          <table:table-cell office:value-type="string">
            <text:p>100-C206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50]&amp;[.B50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047.777">
            <text:p>65047.777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100C2</text:p>
          </table:table-cell>
          <table:table-cell table:style-name="ce34" office:value-type="float" office:value="62170.634375">
            <text:p>62170.6</text:p>
          </table:table-cell>
          <table:table-cell table:style-name="DataPilot_20_Value" office:value-type="float" office:value="62170.634375">
            <text:p>62170.6</text:p>
          </table:table-cell>
          <table:table-cell table:style-name="DataPilot_20_Value" office:value-type="float" office:value="62665.806625">
            <text:p>62665.8</text:p>
          </table:table-cell>
          <table:table-cell table:style-name="ce42" office:value-type="float" office:value="62335.6917916667">
            <text:p>62335.7</text:p>
          </table:table-cell>
          <table:table-cell table:number-columns-repeated="2"/>
        </table:table-row>
        <table:table-row table:style-name="ro1">
          <table:table-cell office:value-type="string">
            <text:p>100-C206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51]&amp;[.B51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655.257">
            <text:p>65655.257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100R1</text:p>
          </table:table-cell>
          <table:table-cell table:style-name="ce34" office:value-type="float" office:value="4392.64127272727">
            <text:p>4392.6</text:p>
          </table:table-cell>
          <table:table-cell table:style-name="DataPilot_20_Value" office:value-type="float" office:value="4352.544">
            <text:p>4352.5</text:p>
          </table:table-cell>
          <table:table-cell table:style-name="DataPilot_20_Value" office:value-type="float" office:value="4734.92563636364">
            <text:p>4734.9</text:p>
          </table:table-cell>
          <table:table-cell table:style-name="ce42" office:value-type="float" office:value="4493.3703030303">
            <text:p>4493.4</text:p>
          </table:table-cell>
          <table:table-cell table:number-columns-repeated="2"/>
        </table:table-row>
        <table:table-row table:style-name="ro1">
          <table:table-cell office:value-type="string">
            <text:p>100-C207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52]&amp;[.B52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2034.892">
            <text:p>62034.892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100R2</text:p>
          </table:table-cell>
          <table:table-cell table:style-name="ce34" office:value-type="float" office:value="15262.0066363636">
            <text:p>15262.0</text:p>
          </table:table-cell>
          <table:table-cell table:style-name="DataPilot_20_Value" office:value-type="float" office:value="15262.0066363636">
            <text:p>15262.0</text:p>
          </table:table-cell>
          <table:table-cell table:style-name="DataPilot_20_Value" office:value-type="float" office:value="15594.7410909091">
            <text:p>15594.7</text:p>
          </table:table-cell>
          <table:table-cell table:style-name="ce42" office:value-type="float" office:value="15372.9181212121">
            <text:p>15372.9</text:p>
          </table:table-cell>
          <table:table-cell table:number-columns-repeated="2"/>
        </table:table-row>
        <table:table-row table:style-name="ro1">
          <table:table-cell office:value-type="string">
            <text:p>100-C207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53]&amp;[.B53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2034.892">
            <text:p>62034.892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100RC1</text:p>
          </table:table-cell>
          <table:table-cell table:style-name="ce34" office:value-type="float" office:value="4506.2345">
            <text:p>4506.2</text:p>
          </table:table-cell>
          <table:table-cell table:style-name="DataPilot_20_Value" office:value-type="float" office:value="4439.05975">
            <text:p>4439.1</text:p>
          </table:table-cell>
          <table:table-cell table:style-name="DataPilot_20_Value" office:value-type="float" office:value="4742.833">
            <text:p>4742.8</text:p>
          </table:table-cell>
          <table:table-cell table:style-name="ce42" office:value-type="float" office:value="4562.70908333333">
            <text:p>4562.7</text:p>
          </table:table-cell>
          <table:table-cell table:number-columns-repeated="2"/>
        </table:table-row>
        <table:table-row table:style-name="ro1">
          <table:table-cell office:value-type="string">
            <text:p>100-C207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54]&amp;[.B54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2458.297">
            <text:p>62458.297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100RC2</text:p>
          </table:table-cell>
          <table:table-cell table:style-name="ce34" office:value-type="float" office:value="14940.598">
            <text:p>14940.6</text:p>
          </table:table-cell>
          <table:table-cell table:style-name="DataPilot_20_Value" office:value-type="float" office:value="14940.598">
            <text:p>14940.6</text:p>
          </table:table-cell>
          <table:table-cell table:style-name="DataPilot_20_Value" office:value-type="float" office:value="15398.6887142857">
            <text:p>15398.7</text:p>
          </table:table-cell>
          <table:table-cell table:style-name="ce42" office:value-type="float" office:value="15093.2949047619">
            <text:p>15093.3</text:p>
          </table:table-cell>
          <table:table-cell table:number-columns-repeated="2"/>
        </table:table-row>
        <table:table-row table:style-name="ro1">
          <table:table-cell office:value-type="string">
            <text:p>100-C208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55]&amp;[.B55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2881.268">
            <text:p>62881.268</text:p>
          </table:table-cell>
          <table:table-cell office:value-type="string">
            <text:p>AP</text:p>
          </table:table-cell>
          <table:table-cell/>
          <table:table-cell table:style-name="ce30" office:value-type="string">
            <text:p>Total Result</text:p>
          </table:table-cell>
          <table:table-cell table:style-name="ce35" office:value-type="float" office:value="14890.4140853659">
            <text:p>14890.4</text:p>
          </table:table-cell>
          <table:table-cell table:style-name="ce39" office:value-type="float" office:value="14884.5701829268">
            <text:p>14884.6</text:p>
          </table:table-cell>
          <table:table-cell table:style-name="ce39" office:value-type="float" office:value="15155.7542987805">
            <text:p>15155.8</text:p>
          </table:table-cell>
          <table:table-cell table:style-name="ce43" office:value-type="float" office:value="14976.9128556911">
            <text:p>14976.9</text:p>
          </table:table-cell>
          <table:table-cell table:number-columns-repeated="2"/>
        </table:table-row>
        <table:table-row table:style-name="ro1">
          <table:table-cell office:value-type="string">
            <text:p>100-C208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56]&amp;[.B56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2881.268">
            <text:p>62881.268</text:p>
          </table:table-cell>
          <table:table-cell office:value-type="string">
            <text:p>MIXED</text:p>
          </table:table-cell>
          <table:table-cell/>
          <table:table-cell table:style-name="ce31" office:value-type="string">
            <text:p>Average Time</text:p>
          </table:table-cell>
          <table:table-cell table:number-columns-repeated="6"/>
        </table:table-row>
        <table:table-row table:style-name="ro1">
          <table:table-cell office:value-type="string">
            <text:p>100-C208_5-5-5</text:p>
          </table:table-cell>
          <table:table-cell office:value-type="string">
            <text:p>C2</text:p>
          </table:table-cell>
          <table:table-cell office:value-type="string">
            <text:p>100</text:p>
          </table:table-cell>
          <table:table-cell table:formula="of:=[.C57]&amp;[.B57]" office:value-type="string" office:string-value="100C2">
            <text:p>100C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3195.39">
            <text:p>63195.39</text:p>
          </table:table-cell>
          <table:table-cell office:value-type="string">
            <text:p>SEQUENTIAL</text:p>
          </table:table-cell>
          <table:table-cell/>
          <table:table-cell table:style-name="ce28" office:value-type="string">
            <text:p>Average - time</text:p>
          </table:table-cell>
          <table:table-cell table:style-name="ce5" office:value-type="string">
            <text:p>strategy</text:p>
          </table:table-cell>
          <table:table-cell table:style-name="ce36" table:number-columns-repeated="2"/>
          <table:table-cell table:style-name="ce40"/>
          <table:table-cell/>
          <table:table-cell>
            <draw:frame table:end-cell-address="'110421'.AG77" table:end-x="0.078cm" table:end-y="0.449cm" draw:z-index="1" draw:style-name="gr1" svg:width="20.288cm" svg:height="9.234cm" svg:x="0.113cm" svg:y="0.213cm">
              <draw:object draw:notify-on-update-of-ranges="'110421'.R59:'110421'.R76 '110421'.S58:'110421'.S58 '110421'.S59:'110421'.S76 '110421'.T58:'110421'.T58 '110421'.T59:'110421'.T76 '110421'.U58:'110421'.U58 '110421'.U59:'110421'.U7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100-R101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58]&amp;[.B58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6986">
            <text:p>6986</text:p>
          </table:table-cell>
          <table:table-cell office:value-type="float" office:value="1954">
            <text:p>195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IMIT_ITERATION</text:p>
          </table:table-cell>
          <table:table-cell office:value-type="string">
            <text:p>true</text:p>
          </table:table-cell>
          <table:table-cell table:number-columns-repeated="2" office:value-type="float" office:value="4570.904">
            <text:p>4570.904</text:p>
          </table:table-cell>
          <table:table-cell office:value-type="string">
            <text:p>AP</text:p>
          </table:table-cell>
          <table:table-cell/>
          <table:table-cell table:style-name="ce2" office:value-type="string">
            <text:p>instance</text:p>
          </table:table-cell>
          <table:table-cell table:style-name="ce32" office:value-type="string">
            <text:p>AP</text:p>
          </table:table-cell>
          <table:table-cell table:style-name="ce37" office:value-type="string">
            <text:p>MIXED</text:p>
          </table:table-cell>
          <table:table-cell table:style-name="ce37" office:value-type="string">
            <text:p>SEQUENTIAL</text:p>
          </table:table-cell>
          <table:table-cell table:style-name="ce16" office:value-type="string">
            <text:p>Total Result</text:p>
          </table:table-cell>
          <table:table-cell table:number-columns-repeated="2"/>
        </table:table-row>
        <table:table-row table:style-name="ro1">
          <table:table-cell office:value-type="string">
            <text:p>100-R101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59]&amp;[.B59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8814">
            <text:p>8814</text:p>
          </table:table-cell>
          <table:table-cell office:value-type="float" office:value="1634">
            <text:p>1634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LIMIT_ITERATION</text:p>
          </table:table-cell>
          <table:table-cell office:value-type="string">
            <text:p>true</text:p>
          </table:table-cell>
          <table:table-cell table:number-columns-repeated="2" office:value-type="float" office:value="4372.378">
            <text:p>4372.378</text:p>
          </table:table-cell>
          <table:table-cell office:value-type="string">
            <text:p>MIXED</text:p>
          </table:table-cell>
          <table:table-cell/>
          <table:table-cell table:style-name="ce3" office:value-type="string">
            <text:p>025C1</text:p>
          </table:table-cell>
          <table:table-cell table:style-name="ce33" office:value-type="float" office:value="1">
            <text:p>1.0</text:p>
          </table:table-cell>
          <table:table-cell table:style-name="ce38" office:value-type="float" office:value="1">
            <text:p>1.0</text:p>
          </table:table-cell>
          <table:table-cell table:style-name="ce38" office:value-type="float" office:value="1.11111111111111">
            <text:p>1.1</text:p>
          </table:table-cell>
          <table:table-cell table:style-name="ce41" office:value-type="float" office:value="1.03703703703704">
            <text:p>1.0</text:p>
          </table:table-cell>
          <table:table-cell table:number-columns-repeated="2"/>
        </table:table-row>
        <table:table-row table:style-name="ro1">
          <table:table-cell office:value-type="string">
            <text:p>100-R101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60]&amp;[.B60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48864">
            <text:p>48864</text:p>
          </table:table-cell>
          <table:table-cell office:value-type="float" office:value="1702">
            <text:p>170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MIT_ITERATION</text:p>
          </table:table-cell>
          <table:table-cell office:value-type="string">
            <text:p>true</text:p>
          </table:table-cell>
          <table:table-cell table:number-columns-repeated="2" office:value-type="float" office:value="4656.941">
            <text:p>4656.941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025C2</text:p>
          </table:table-cell>
          <table:table-cell table:style-name="ce34" office:value-type="float" office:value="1.25">
            <text:p>1.3</text:p>
          </table:table-cell>
          <table:table-cell table:style-name="DataPilot_20_Value" office:value-type="float" office:value="1.25">
            <text:p>1.3</text:p>
          </table:table-cell>
          <table:table-cell table:style-name="DataPilot_20_Value" office:value-type="float" office:value="1">
            <text:p>1.0</text:p>
          </table:table-cell>
          <table:table-cell table:style-name="ce42" office:value-type="float" office:value="1.16666666666667">
            <text:p>1.2</text:p>
          </table:table-cell>
          <table:table-cell table:number-columns-repeated="2"/>
        </table:table-row>
        <table:table-row table:style-name="ro1">
          <table:table-cell office:value-type="string">
            <text:p>100-R102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61]&amp;[.B61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956">
            <text:p>956</text:p>
          </table:table-cell>
          <table:table-cell office:value-type="float" office:value="261">
            <text:p>2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770.967">
            <text:p>4770.967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025R1</text:p>
          </table:table-cell>
          <table:table-cell table:style-name="ce34" office:value-type="float" office:value="1">
            <text:p>1.0</text:p>
          </table:table-cell>
          <table:table-cell table:number-columns-repeated="2" table:style-name="DataPilot_20_Value" office:value-type="float" office:value="1">
            <text:p>1.0</text:p>
          </table:table-cell>
          <table:table-cell table:style-name="ce42" office:value-type="float" office:value="1">
            <text:p>1.0</text:p>
          </table:table-cell>
          <table:table-cell table:number-columns-repeated="2"/>
        </table:table-row>
        <table:table-row table:style-name="ro1">
          <table:table-cell office:value-type="string">
            <text:p>100-R102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62]&amp;[.B62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819">
            <text:p>819</text:p>
          </table:table-cell>
          <table:table-cell office:value-type="float" office:value="227">
            <text:p>227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72.989">
            <text:p>4472.989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025R2</text:p>
          </table:table-cell>
          <table:table-cell table:style-name="ce34" office:value-type="float" office:value="1.18181818181818">
            <text:p>1.2</text:p>
          </table:table-cell>
          <table:table-cell table:style-name="DataPilot_20_Value" office:value-type="float" office:value="1.18181818181818">
            <text:p>1.2</text:p>
          </table:table-cell>
          <table:table-cell table:style-name="DataPilot_20_Value" office:value-type="float" office:value="0.727272727272727">
            <text:p>0.7</text:p>
          </table:table-cell>
          <table:table-cell table:style-name="ce42" office:value-type="float" office:value="1.03030303030303">
            <text:p>1.0</text:p>
          </table:table-cell>
          <table:table-cell table:number-columns-repeated="2"/>
        </table:table-row>
        <table:table-row table:style-name="ro1">
          <table:table-cell office:value-type="string">
            <text:p>100-R102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63]&amp;[.B63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4972">
            <text:p>4972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048.543">
            <text:p>5048.543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025RC1</text:p>
          </table:table-cell>
          <table:table-cell table:style-name="ce34" office:value-type="float" office:value="1.125">
            <text:p>1.1</text:p>
          </table:table-cell>
          <table:table-cell table:number-columns-repeated="2" table:style-name="DataPilot_20_Value" office:value-type="float" office:value="1">
            <text:p>1.0</text:p>
          </table:table-cell>
          <table:table-cell table:style-name="ce42" office:value-type="float" office:value="1.04166666666667">
            <text:p>1.0</text:p>
          </table:table-cell>
          <table:table-cell table:number-columns-repeated="2"/>
        </table:table-row>
        <table:table-row table:style-name="ro1">
          <table:table-cell office:value-type="string">
            <text:p>100-R103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64]&amp;[.B64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537.53">
            <text:p>4537.53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025RC2</text:p>
          </table:table-cell>
          <table:table-cell table:style-name="ce34" office:value-type="float" office:value="1">
            <text:p>1.0</text:p>
          </table:table-cell>
          <table:table-cell table:number-columns-repeated="2" table:style-name="DataPilot_20_Value" office:value-type="float" office:value="1">
            <text:p>1.0</text:p>
          </table:table-cell>
          <table:table-cell table:style-name="ce42" office:value-type="float" office:value="1">
            <text:p>1.0</text:p>
          </table:table-cell>
          <table:table-cell table:number-columns-repeated="2"/>
        </table:table-row>
        <table:table-row table:style-name="ro1">
          <table:table-cell office:value-type="string">
            <text:p>100-R103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65]&amp;[.B65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79.191">
            <text:p>4479.191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050C1</text:p>
          </table:table-cell>
          <table:table-cell table:style-name="ce34" office:value-type="float" office:value="2.88888888888889">
            <text:p>2.9</text:p>
          </table:table-cell>
          <table:table-cell table:style-name="DataPilot_20_Value" office:value-type="float" office:value="2.66666666666667">
            <text:p>2.7</text:p>
          </table:table-cell>
          <table:table-cell table:style-name="DataPilot_20_Value" office:value-type="float" office:value="1.33333333333333">
            <text:p>1.3</text:p>
          </table:table-cell>
          <table:table-cell table:style-name="ce42" office:value-type="float" office:value="2.2962962962963">
            <text:p>2.3</text:p>
          </table:table-cell>
          <table:table-cell table:number-columns-repeated="2"/>
        </table:table-row>
        <table:table-row table:style-name="ro1">
          <table:table-cell office:value-type="string">
            <text:p>100-R103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66]&amp;[.B66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659">
            <text:p>659</text:p>
          </table:table-cell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930.272">
            <text:p>4930.272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050C2</text:p>
          </table:table-cell>
          <table:table-cell table:style-name="ce34" office:value-type="float" office:value="3.25">
            <text:p>3.3</text:p>
          </table:table-cell>
          <table:table-cell table:style-name="DataPilot_20_Value" office:value-type="float" office:value="3.25">
            <text:p>3.3</text:p>
          </table:table-cell>
          <table:table-cell table:style-name="DataPilot_20_Value" office:value-type="float" office:value="1.75">
            <text:p>1.8</text:p>
          </table:table-cell>
          <table:table-cell table:style-name="ce42" office:value-type="float" office:value="2.75">
            <text:p>2.8</text:p>
          </table:table-cell>
          <table:table-cell table:number-columns-repeated="2"/>
        </table:table-row>
        <table:table-row table:style-name="ro1">
          <table:table-cell office:value-type="string">
            <text:p>100-R104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67]&amp;[.B67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20.827">
            <text:p>4220.827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050R1</text:p>
          </table:table-cell>
          <table:table-cell table:style-name="ce34" office:value-type="float" office:value="2.33333333333333">
            <text:p>2.3</text:p>
          </table:table-cell>
          <table:table-cell table:style-name="DataPilot_20_Value" office:value-type="float" office:value="2.41666666666667">
            <text:p>2.4</text:p>
          </table:table-cell>
          <table:table-cell table:style-name="DataPilot_20_Value" office:value-type="float" office:value="1.66666666666667">
            <text:p>1.7</text:p>
          </table:table-cell>
          <table:table-cell table:style-name="ce42" office:value-type="float" office:value="2.13888888888889">
            <text:p>2.1</text:p>
          </table:table-cell>
          <table:table-cell table:number-columns-repeated="2"/>
        </table:table-row>
        <table:table-row table:style-name="ro1">
          <table:table-cell office:value-type="string">
            <text:p>100-R104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68]&amp;[.B68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20.827">
            <text:p>4220.827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050R2</text:p>
          </table:table-cell>
          <table:table-cell table:style-name="ce34" office:value-type="float" office:value="2.36363636363636">
            <text:p>2.4</text:p>
          </table:table-cell>
          <table:table-cell table:style-name="DataPilot_20_Value" office:value-type="float" office:value="2.81818181818182">
            <text:p>2.8</text:p>
          </table:table-cell>
          <table:table-cell table:style-name="DataPilot_20_Value" office:value-type="float" office:value="1.45454545454545">
            <text:p>1.5</text:p>
          </table:table-cell>
          <table:table-cell table:style-name="ce42" office:value-type="float" office:value="2.21212121212121">
            <text:p>2.2</text:p>
          </table:table-cell>
          <table:table-cell table:number-columns-repeated="2"/>
        </table:table-row>
        <table:table-row table:style-name="ro1">
          <table:table-cell office:value-type="string">
            <text:p>100-R104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69]&amp;[.B69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738.389">
            <text:p>4738.389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050RC1</text:p>
          </table:table-cell>
          <table:table-cell table:style-name="ce34" office:value-type="float" office:value="2">
            <text:p>2.0</text:p>
          </table:table-cell>
          <table:table-cell table:style-name="DataPilot_20_Value" office:value-type="float" office:value="2">
            <text:p>2.0</text:p>
          </table:table-cell>
          <table:table-cell table:style-name="DataPilot_20_Value" office:value-type="float" office:value="1.5">
            <text:p>1.5</text:p>
          </table:table-cell>
          <table:table-cell table:style-name="ce42" office:value-type="float" office:value="1.83333333333333">
            <text:p>1.8</text:p>
          </table:table-cell>
          <table:table-cell table:number-columns-repeated="2"/>
        </table:table-row>
        <table:table-row table:style-name="ro1">
          <table:table-cell office:value-type="string">
            <text:p>100-R105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70]&amp;[.B70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03.567">
            <text:p>4603.567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050RC2</text:p>
          </table:table-cell>
          <table:table-cell table:style-name="ce34" office:value-type="float" office:value="3.28571428571429">
            <text:p>3.3</text:p>
          </table:table-cell>
          <table:table-cell table:style-name="DataPilot_20_Value" office:value-type="float" office:value="2.57142857142857">
            <text:p>2.6</text:p>
          </table:table-cell>
          <table:table-cell table:style-name="DataPilot_20_Value" office:value-type="float" office:value="1.85714285714286">
            <text:p>1.9</text:p>
          </table:table-cell>
          <table:table-cell table:style-name="ce42" office:value-type="float" office:value="2.57142857142857">
            <text:p>2.6</text:p>
          </table:table-cell>
          <table:table-cell table:number-columns-repeated="2"/>
        </table:table-row>
        <table:table-row table:style-name="ro1">
          <table:table-cell office:value-type="string">
            <text:p>100-R105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71]&amp;[.B71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826.951">
            <text:p>4826.951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100C1</text:p>
          </table:table-cell>
          <table:table-cell table:style-name="ce34" office:value-type="float" office:value="29.2222222222222">
            <text:p>29.2</text:p>
          </table:table-cell>
          <table:table-cell table:style-name="DataPilot_20_Value" office:value-type="float" office:value="20.7777777777778">
            <text:p>20.8</text:p>
          </table:table-cell>
          <table:table-cell table:style-name="DataPilot_20_Value" office:value-type="float" office:value="21.6666666666667">
            <text:p>21.7</text:p>
          </table:table-cell>
          <table:table-cell table:style-name="ce42" office:value-type="float" office:value="23.8888888888889">
            <text:p>23.9</text:p>
          </table:table-cell>
          <table:table-cell table:number-columns-repeated="2"/>
        </table:table-row>
        <table:table-row table:style-name="ro1">
          <table:table-cell office:value-type="string">
            <text:p>100-R105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72]&amp;[.B72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816">
            <text:p>816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042.638">
            <text:p>5042.638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100C2</text:p>
          </table:table-cell>
          <table:table-cell table:style-name="ce34" office:value-type="float" office:value="17.5">
            <text:p>17.5</text:p>
          </table:table-cell>
          <table:table-cell table:style-name="DataPilot_20_Value" office:value-type="float" office:value="16.125">
            <text:p>16.1</text:p>
          </table:table-cell>
          <table:table-cell table:style-name="DataPilot_20_Value" office:value-type="float" office:value="13.375">
            <text:p>13.4</text:p>
          </table:table-cell>
          <table:table-cell table:style-name="ce42" office:value-type="float" office:value="15.6666666666667">
            <text:p>15.7</text:p>
          </table:table-cell>
          <table:table-cell table:number-columns-repeated="2"/>
        </table:table-row>
        <table:table-row table:style-name="ro1">
          <table:table-cell office:value-type="string">
            <text:p>100-R106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73]&amp;[.B73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85.317">
            <text:p>4685.317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100R1</text:p>
          </table:table-cell>
          <table:table-cell table:style-name="ce34" office:value-type="float" office:value="37.9090909090909">
            <text:p>37.9</text:p>
          </table:table-cell>
          <table:table-cell table:style-name="DataPilot_20_Value" office:value-type="float" office:value="34.1818181818182">
            <text:p>34.2</text:p>
          </table:table-cell>
          <table:table-cell table:style-name="DataPilot_20_Value" office:value-type="float" office:value="39.7272727272727">
            <text:p>39.7</text:p>
          </table:table-cell>
          <table:table-cell table:style-name="ce42" office:value-type="float" office:value="37.2727272727273">
            <text:p>37.3</text:p>
          </table:table-cell>
          <table:table-cell table:number-columns-repeated="2"/>
        </table:table-row>
        <table:table-row table:style-name="ro1">
          <table:table-cell office:value-type="string">
            <text:p>100-R106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74]&amp;[.B74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44.007">
            <text:p>4344.007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100R2</text:p>
          </table:table-cell>
          <table:table-cell table:style-name="ce34" office:value-type="float" office:value="13.1818181818182">
            <text:p>13.2</text:p>
          </table:table-cell>
          <table:table-cell table:style-name="DataPilot_20_Value" office:value-type="float" office:value="13.8181818181818">
            <text:p>13.8</text:p>
          </table:table-cell>
          <table:table-cell table:style-name="DataPilot_20_Value" office:value-type="float" office:value="8.54545454545455">
            <text:p>8.5</text:p>
          </table:table-cell>
          <table:table-cell table:style-name="ce42" office:value-type="float" office:value="11.8484848484848">
            <text:p>11.8</text:p>
          </table:table-cell>
          <table:table-cell table:number-columns-repeated="2"/>
        </table:table-row>
        <table:table-row table:style-name="ro1">
          <table:table-cell office:value-type="string">
            <text:p>100-R106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75]&amp;[.B75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10.064">
            <text:p>5110.064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100RC1</text:p>
          </table:table-cell>
          <table:table-cell table:style-name="ce34" office:value-type="float" office:value="14.625">
            <text:p>14.6</text:p>
          </table:table-cell>
          <table:table-cell table:style-name="DataPilot_20_Value" office:value-type="float" office:value="28.5">
            <text:p>28.5</text:p>
          </table:table-cell>
          <table:table-cell table:style-name="DataPilot_20_Value" office:value-type="float" office:value="13">
            <text:p>13.0</text:p>
          </table:table-cell>
          <table:table-cell table:style-name="ce42" office:value-type="float" office:value="18.7083333333333">
            <text:p>18.7</text:p>
          </table:table-cell>
          <table:table-cell table:number-columns-repeated="2"/>
        </table:table-row>
        <table:table-row table:style-name="ro1">
          <table:table-cell office:value-type="string">
            <text:p>100-R107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76]&amp;[.B76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41.448">
            <text:p>4241.448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100RC2</text:p>
          </table:table-cell>
          <table:table-cell table:style-name="ce34" office:value-type="float" office:value="13">
            <text:p>13.0</text:p>
          </table:table-cell>
          <table:table-cell table:style-name="DataPilot_20_Value" office:value-type="float" office:value="12.1428571428571">
            <text:p>12.1</text:p>
          </table:table-cell>
          <table:table-cell table:style-name="DataPilot_20_Value" office:value-type="float" office:value="8.42857142857143">
            <text:p>8.4</text:p>
          </table:table-cell>
          <table:table-cell table:style-name="ce42" office:value-type="float" office:value="11.1904761904762">
            <text:p>11.2</text:p>
          </table:table-cell>
          <table:table-cell table:number-columns-repeated="2"/>
        </table:table-row>
        <table:table-row table:style-name="ro1">
          <table:table-cell office:value-type="string">
            <text:p>100-R107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77]&amp;[.B77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41.448">
            <text:p>4241.448</text:p>
          </table:table-cell>
          <table:table-cell office:value-type="string">
            <text:p>MIXED</text:p>
          </table:table-cell>
          <table:table-cell/>
          <table:table-cell table:style-name="ce30" office:value-type="string">
            <text:p>Total Result</text:p>
          </table:table-cell>
          <table:table-cell table:style-name="ce35" office:value-type="float" office:value="8.40243902439024">
            <text:p>8.4</text:p>
          </table:table-cell>
          <table:table-cell table:style-name="ce39" office:value-type="float" office:value="8.29268292682927">
            <text:p>8.3</text:p>
          </table:table-cell>
          <table:table-cell table:style-name="ce39" office:value-type="float" office:value="6.92682926829268">
            <text:p>6.9</text:p>
          </table:table-cell>
          <table:table-cell table:style-name="ce43" office:value-type="float" office:value="7.8739837398374">
            <text:p>7.9</text:p>
          </table:table-cell>
          <table:table-cell table:number-columns-repeated="2"/>
        </table:table-row>
        <table:table-row table:style-name="ro1">
          <table:table-cell office:value-type="string">
            <text:p>100-R107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78]&amp;[.B78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53.854">
            <text:p>4353.854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108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79]&amp;[.B79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034.611">
            <text:p>4034.61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108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80]&amp;[.B80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034.611">
            <text:p>4034.61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108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81]&amp;[.B81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66.803">
            <text:p>4666.803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109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82]&amp;[.B82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40.695">
            <text:p>4640.695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109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83]&amp;[.B83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65.902">
            <text:p>4665.90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109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84]&amp;[.B84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17.699">
            <text:p>4617.699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110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85]&amp;[.B85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04.265">
            <text:p>4304.265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110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86]&amp;[.B86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04.265">
            <text:p>4304.265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110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87]&amp;[.B87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586.728">
            <text:p>4586.728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111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88]&amp;[.B88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54.788">
            <text:p>4354.78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111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89]&amp;[.B89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62.754">
            <text:p>4362.75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111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90]&amp;[.B90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877.411">
            <text:p>4877.41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112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91]&amp;[.B91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925.039">
            <text:p>3925.03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112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92]&amp;[.B92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925.039">
            <text:p>3925.039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112_5-5-5</text:p>
          </table:table-cell>
          <table:table-cell office:value-type="string">
            <text:p>R1</text:p>
          </table:table-cell>
          <table:table-cell office:value-type="string">
            <text:p>100</text:p>
          </table:table-cell>
          <table:table-cell table:formula="of:=[.C93]&amp;[.B93]" office:value-type="string" office:string-value="100R1">
            <text:p>100R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111.781">
            <text:p>4111.78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201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94]&amp;[.B94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132.836">
            <text:p>19132.836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201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95]&amp;[.B95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132.836">
            <text:p>19132.836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201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96]&amp;[.B96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430.546">
            <text:p>19430.54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202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97]&amp;[.B97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385.691">
            <text:p>18385.69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202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98]&amp;[.B98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385.691">
            <text:p>18385.69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202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99]&amp;[.B99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825.508">
            <text:p>18825.508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203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00]&amp;[.B100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548.038">
            <text:p>16548.03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203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01]&amp;[.B101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548.038">
            <text:p>16548.038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203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02]&amp;[.B102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017.63">
            <text:p>17017.63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204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03]&amp;[.B103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992.439">
            <text:p>11992.43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204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04]&amp;[.B104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992.439">
            <text:p>11992.439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204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05]&amp;[.B105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384.367">
            <text:p>12384.36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205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06]&amp;[.B106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469.099">
            <text:p>17469.09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205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07]&amp;[.B107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469.099">
            <text:p>17469.099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205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08]&amp;[.B108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639.956">
            <text:p>17639.95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206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09]&amp;[.B109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469.851">
            <text:p>16469.85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206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10]&amp;[.B110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469.851">
            <text:p>16469.85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206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11]&amp;[.B111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898.963">
            <text:p>16898.963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207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12]&amp;[.B112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428.523">
            <text:p>14428.52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207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13]&amp;[.B113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428.523">
            <text:p>14428.52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207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14]&amp;[.B114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844.473">
            <text:p>14844.473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208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15]&amp;[.B115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030.685">
            <text:p>10030.685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208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16]&amp;[.B116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030.685">
            <text:p>10030.685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208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17]&amp;[.B117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418.766">
            <text:p>10418.76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209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18]&amp;[.B118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854.253">
            <text:p>14854.25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209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19]&amp;[.B119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854.253">
            <text:p>14854.25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209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20]&amp;[.B120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997.614">
            <text:p>14997.614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210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21]&amp;[.B121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142.192">
            <text:p>16142.19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210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22]&amp;[.B122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142.192">
            <text:p>16142.19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210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23]&amp;[.B123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463.281">
            <text:p>16463.28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211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24]&amp;[.B124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428.466">
            <text:p>12428.466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211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25]&amp;[.B125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428.466">
            <text:p>12428.466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211_5-5-5</text:p>
          </table:table-cell>
          <table:table-cell office:value-type="string">
            <text:p>R2</text:p>
          </table:table-cell>
          <table:table-cell office:value-type="string">
            <text:p>100</text:p>
          </table:table-cell>
          <table:table-cell table:formula="of:=[.C126]&amp;[.B126]" office:value-type="string" office:string-value="100R2">
            <text:p>100R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621.048">
            <text:p>12621.048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C101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27]&amp;[.B127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39.285">
            <text:p>4639.285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C101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28]&amp;[.B128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468">
            <text:p>468</text:p>
          </table:table-cell>
          <table:table-cell office:value-type="float" office:value="130">
            <text:p>13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521.028">
            <text:p>4521.028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C101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29]&amp;[.B129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202">
            <text:p>20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818.927">
            <text:p>4818.92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C102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30]&amp;[.B130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808.768">
            <text:p>4808.76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C102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31]&amp;[.B131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45.657">
            <text:p>4645.657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C102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32]&amp;[.B132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216">
            <text:p>216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909.731">
            <text:p>4909.73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C103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33]&amp;[.B133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583.724">
            <text:p>4583.72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C103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34]&amp;[.B134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583.724">
            <text:p>4583.72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C103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35]&amp;[.B135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748.711">
            <text:p>4748.71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C104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36]&amp;[.B136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102.055">
            <text:p>4102.055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C104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37]&amp;[.B137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102.055">
            <text:p>4102.055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C104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38]&amp;[.B138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19.898">
            <text:p>4319.898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C105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39]&amp;[.B139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786.369">
            <text:p>4786.36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C105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40]&amp;[.B140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43.666">
            <text:p>4443.666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C105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41]&amp;[.B141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190">
            <text:p>19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039.221">
            <text:p>5039.22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C106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42]&amp;[.B142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39.839">
            <text:p>4439.83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C106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43]&amp;[.B143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823.372">
            <text:p>4823.37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C106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44]&amp;[.B144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228">
            <text:p>228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70.781">
            <text:p>4670.78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C107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45]&amp;[.B145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81.661">
            <text:p>4481.66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C107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46]&amp;[.B146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184.801">
            <text:p>4184.80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C107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47]&amp;[.B147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191">
            <text:p>19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041.904">
            <text:p>5041.904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C108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48]&amp;[.B148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08.175">
            <text:p>4208.175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C108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49]&amp;[.B149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08.175">
            <text:p>4208.175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C108_5-5-5</text:p>
          </table:table-cell>
          <table:table-cell office:value-type="string">
            <text:p>RC1</text:p>
          </table:table-cell>
          <table:table-cell office:value-type="string">
            <text:p>100</text:p>
          </table:table-cell>
          <table:table-cell table:formula="of:=[.C150]&amp;[.B150]" office:value-type="string" office:string-value="100RC1">
            <text:p>100RC1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93.491">
            <text:p>4393.49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C201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51]&amp;[.B151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995.059">
            <text:p>17995.05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C201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52]&amp;[.B152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995.059">
            <text:p>17995.059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C201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53]&amp;[.B153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308.47">
            <text:p>18308.4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C202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54]&amp;[.B154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542.649">
            <text:p>17542.64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C202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55]&amp;[.B155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542.649">
            <text:p>17542.649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C202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56]&amp;[.B156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030.185">
            <text:p>18030.185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C204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57]&amp;[.B157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920.658">
            <text:p>10920.65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C204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58]&amp;[.B158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920.658">
            <text:p>10920.658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C204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59]&amp;[.B159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598.671">
            <text:p>11598.67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C205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60]&amp;[.B160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316.391">
            <text:p>17316.39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C205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61]&amp;[.B161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316.391">
            <text:p>17316.39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C205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62]&amp;[.B162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624.69">
            <text:p>17624.69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C206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63]&amp;[.B163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020.856">
            <text:p>16020.856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C206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64]&amp;[.B164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020.856">
            <text:p>16020.856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C206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65]&amp;[.B165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568.004">
            <text:p>16568.004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C207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66]&amp;[.B166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69.763">
            <text:p>13569.76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C207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67]&amp;[.B167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69.763">
            <text:p>13569.76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C207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68]&amp;[.B168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196.025">
            <text:p>14196.025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100-RC208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69]&amp;[.B169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218.81">
            <text:p>11218.8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100-RC208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70]&amp;[.B170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218.81">
            <text:p>11218.8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100-RC208_5-5-5</text:p>
          </table:table-cell>
          <table:table-cell office:value-type="string">
            <text:p>RC2</text:p>
          </table:table-cell>
          <table:table-cell office:value-type="string">
            <text:p>100</text:p>
          </table:table-cell>
          <table:table-cell table:formula="of:=[.C171]&amp;[.B171]" office:value-type="string" office:string-value="100RC2">
            <text:p>100RC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464.776">
            <text:p>11464.77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101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72]&amp;[.B172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42.362">
            <text:p>13542.36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101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73]&amp;[.B173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42.362">
            <text:p>13542.36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101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74]&amp;[.B174]" office:value-type="string" office:string-value="025C1">
            <text:p>025C1</text:p>
          </table:table-cell>
          <table:table-cell table:number-columns-repeated="2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463.662">
            <text:p>13463.662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102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75]&amp;[.B175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991.666">
            <text:p>9991.666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102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76]&amp;[.B176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991.666">
            <text:p>9991.666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102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77]&amp;[.B177]" office:value-type="string" office:string-value="025C1">
            <text:p>025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349.141">
            <text:p>10349.14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103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78]&amp;[.B178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649.873">
            <text:p>8649.87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103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79]&amp;[.B179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649.873">
            <text:p>8649.87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103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80]&amp;[.B180]" office:value-type="string" office:string-value="025C1">
            <text:p>025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948.332">
            <text:p>8948.332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104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81]&amp;[.B181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314.888">
            <text:p>7314.88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104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82]&amp;[.B182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314.888">
            <text:p>7314.888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104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83]&amp;[.B183]" office:value-type="string" office:string-value="025C1">
            <text:p>025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301.052">
            <text:p>7301.052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105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84]&amp;[.B184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016.263">
            <text:p>13016.26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105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85]&amp;[.B185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016.263">
            <text:p>13016.26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105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86]&amp;[.B186]" office:value-type="string" office:string-value="025C1">
            <text:p>025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169.862">
            <text:p>13169.862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106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87]&amp;[.B187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126.644">
            <text:p>13126.64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106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88]&amp;[.B188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126.644">
            <text:p>13126.64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106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89]&amp;[.B189]" office:value-type="string" office:string-value="025C1">
            <text:p>025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024.982">
            <text:p>13024.982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107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90]&amp;[.B190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053.787">
            <text:p>12053.787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107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91]&amp;[.B191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053.787">
            <text:p>12053.787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107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92]&amp;[.B192]" office:value-type="string" office:string-value="025C1">
            <text:p>025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397.154">
            <text:p>12397.154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108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93]&amp;[.B193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713.454">
            <text:p>11713.45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108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94]&amp;[.B194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713.454">
            <text:p>11713.45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108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95]&amp;[.B195]" office:value-type="string" office:string-value="025C1">
            <text:p>025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854.685">
            <text:p>11854.685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109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96]&amp;[.B196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625.018">
            <text:p>10625.01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109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97]&amp;[.B197]" office:value-type="string" office:string-value="025C1">
            <text:p>025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625.018">
            <text:p>10625.018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109_5-5-5</text:p>
          </table:table-cell>
          <table:table-cell office:value-type="string">
            <text:p>C1</text:p>
          </table:table-cell>
          <table:table-cell office:value-type="string">
            <text:p>025</text:p>
          </table:table-cell>
          <table:table-cell table:formula="of:=[.C198]&amp;[.B198]" office:value-type="string" office:string-value="025C1">
            <text:p>025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909.602">
            <text:p>10909.602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201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199]&amp;[.B199]" office:value-type="string" office:string-value="025C2">
            <text:p>025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366.622">
            <text:p>42366.62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201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00]&amp;[.B200]" office:value-type="string" office:string-value="025C2">
            <text:p>025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366.622">
            <text:p>42366.62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201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01]&amp;[.B201]" office:value-type="string" office:string-value="025C2">
            <text:p>025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723.862">
            <text:p>42723.862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202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02]&amp;[.B202]" office:value-type="string" office:string-value="025C2">
            <text:p>025C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894.823">
            <text:p>34894.82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202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03]&amp;[.B203]" office:value-type="string" office:string-value="025C2">
            <text:p>025C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894.823">
            <text:p>34894.82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202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04]&amp;[.B204]" office:value-type="string" office:string-value="025C2">
            <text:p>025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880.924">
            <text:p>34880.924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203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05]&amp;[.B205]" office:value-type="string" office:string-value="025C2">
            <text:p>025C2</text:p>
          </table:table-cell>
          <table:table-cell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280.005">
            <text:p>27280.005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203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06]&amp;[.B206]" office:value-type="string" office:string-value="025C2">
            <text:p>025C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280.005">
            <text:p>27280.005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203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07]&amp;[.B207]" office:value-type="string" office:string-value="025C2">
            <text:p>025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406.602">
            <text:p>27406.602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204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08]&amp;[.B208]" office:value-type="string" office:string-value="025C2">
            <text:p>025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954.469">
            <text:p>21954.46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204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09]&amp;[.B209]" office:value-type="string" office:string-value="025C2">
            <text:p>025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954.469">
            <text:p>21954.469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204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10]&amp;[.B210]" office:value-type="string" office:string-value="025C2">
            <text:p>025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277.763">
            <text:p>22277.763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205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11]&amp;[.B211]" office:value-type="string" office:string-value="025C2">
            <text:p>025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0641.423">
            <text:p>40641.42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205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12]&amp;[.B212]" office:value-type="string" office:string-value="025C2">
            <text:p>025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0641.423">
            <text:p>40641.42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205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13]&amp;[.B213]" office:value-type="string" office:string-value="025C2">
            <text:p>025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1037.031">
            <text:p>41037.03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206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14]&amp;[.B214]" office:value-type="string" office:string-value="025C2">
            <text:p>025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9170.749">
            <text:p>39170.74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206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15]&amp;[.B215]" office:value-type="string" office:string-value="025C2">
            <text:p>025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9170.749">
            <text:p>39170.749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206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16]&amp;[.B216]" office:value-type="string" office:string-value="025C2">
            <text:p>025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9609.176">
            <text:p>39609.17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207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17]&amp;[.B217]" office:value-type="string" office:string-value="025C2">
            <text:p>025C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080.753">
            <text:p>35080.75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207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18]&amp;[.B218]" office:value-type="string" office:string-value="025C2">
            <text:p>025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080.753">
            <text:p>35080.75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207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19]&amp;[.B219]" office:value-type="string" office:string-value="025C2">
            <text:p>025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356.075">
            <text:p>35356.075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C208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20]&amp;[.B220]" office:value-type="string" office:string-value="025C2">
            <text:p>025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347.787">
            <text:p>37347.787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C208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21]&amp;[.B221]" office:value-type="string" office:string-value="025C2">
            <text:p>025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347.787">
            <text:p>37347.787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C208_5-5-5</text:p>
          </table:table-cell>
          <table:table-cell office:value-type="string">
            <text:p>C2</text:p>
          </table:table-cell>
          <table:table-cell office:value-type="string">
            <text:p>025</text:p>
          </table:table-cell>
          <table:table-cell table:formula="of:=[.C222]&amp;[.B222]" office:value-type="string" office:string-value="025C2">
            <text:p>025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392.503">
            <text:p>37392.503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101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23]&amp;[.B223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342.065">
            <text:p>3342.065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101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24]&amp;[.B224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342.065">
            <text:p>3342.065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101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25]&amp;[.B225]" office:value-type="string" office:string-value="025R1">
            <text:p>025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48.015">
            <text:p>3548.015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102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26]&amp;[.B226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6.785">
            <text:p>3056.785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102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27]&amp;[.B227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6.785">
            <text:p>3056.785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102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28]&amp;[.B228]" office:value-type="string" office:string-value="025R1">
            <text:p>025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09.169">
            <text:p>3209.169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103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29]&amp;[.B229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06.288">
            <text:p>2606.28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103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30]&amp;[.B230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06.288">
            <text:p>2606.288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103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31]&amp;[.B231]" office:value-type="string" office:string-value="025R1">
            <text:p>025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77.687">
            <text:p>2877.68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104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32]&amp;[.B232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73.416">
            <text:p>2273.416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104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33]&amp;[.B233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73.416">
            <text:p>2273.416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104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34]&amp;[.B234]" office:value-type="string" office:string-value="025R1">
            <text:p>025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414.216">
            <text:p>2414.21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105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35]&amp;[.B235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61.523">
            <text:p>3261.52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105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36]&amp;[.B236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61.523">
            <text:p>3261.52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105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37]&amp;[.B237]" office:value-type="string" office:string-value="025R1">
            <text:p>025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367.087">
            <text:p>3367.08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106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38]&amp;[.B238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86.096">
            <text:p>3186.096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106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39]&amp;[.B239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86.096">
            <text:p>3186.096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106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40]&amp;[.B240]" office:value-type="string" office:string-value="025R1">
            <text:p>025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89.381">
            <text:p>3489.38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107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41]&amp;[.B241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9.862">
            <text:p>3059.86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107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42]&amp;[.B242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9.862">
            <text:p>3059.86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107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43]&amp;[.B243]" office:value-type="string" office:string-value="025R1">
            <text:p>025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963.68">
            <text:p>2963.68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108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44]&amp;[.B244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67.121">
            <text:p>2067.12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108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45]&amp;[.B245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67.121">
            <text:p>2067.12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108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46]&amp;[.B246]" office:value-type="string" office:string-value="025R1">
            <text:p>025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69.614">
            <text:p>2269.614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109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47]&amp;[.B247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03.97">
            <text:p>3003.97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109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48]&amp;[.B248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03.97">
            <text:p>3003.97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109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49]&amp;[.B249]" office:value-type="string" office:string-value="025R1">
            <text:p>025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22.207">
            <text:p>3222.20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110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50]&amp;[.B250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18.037">
            <text:p>2818.037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110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51]&amp;[.B251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18.037">
            <text:p>2818.037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110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52]&amp;[.B252]" office:value-type="string" office:string-value="025R1">
            <text:p>025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31.133">
            <text:p>3131.133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111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53]&amp;[.B253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06.532">
            <text:p>2606.53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111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54]&amp;[.B254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06.532">
            <text:p>2606.53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111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55]&amp;[.B255]" office:value-type="string" office:string-value="025R1">
            <text:p>025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53.844">
            <text:p>2853.844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112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56]&amp;[.B256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52.381">
            <text:p>2152.38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112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57]&amp;[.B257]" office:value-type="string" office:string-value="025R1">
            <text:p>025R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52.381">
            <text:p>2152.38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112_5-5-5</text:p>
          </table:table-cell>
          <table:table-cell office:value-type="string">
            <text:p>R1</text:p>
          </table:table-cell>
          <table:table-cell office:value-type="string">
            <text:p>025</text:p>
          </table:table-cell>
          <table:table-cell table:formula="of:=[.C258]&amp;[.B258]" office:value-type="string" office:string-value="025R1">
            <text:p>025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94.697">
            <text:p>2294.69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201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59]&amp;[.B259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105.003">
            <text:p>11105.00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201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60]&amp;[.B260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105.003">
            <text:p>11105.00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201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61]&amp;[.B261]" office:value-type="string" office:string-value="025R2">
            <text:p>025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617.022">
            <text:p>11617.022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202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62]&amp;[.B262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226.069">
            <text:p>9226.06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202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63]&amp;[.B263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226.069">
            <text:p>9226.069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202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64]&amp;[.B264]" office:value-type="string" office:string-value="025R2">
            <text:p>025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619.171">
            <text:p>9619.17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203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65]&amp;[.B265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110.285">
            <text:p>7110.285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203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66]&amp;[.B266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110.285">
            <text:p>7110.285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203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67]&amp;[.B267]" office:value-type="string" office:string-value="025R2">
            <text:p>025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571.837">
            <text:p>7571.83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204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68]&amp;[.B268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39.249">
            <text:p>5139.24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204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69]&amp;[.B269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39.249">
            <text:p>5139.249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204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70]&amp;[.B270]" office:value-type="string" office:string-value="025R2">
            <text:p>025R2</text:p>
          </table:table-cell>
          <table:table-cell table:number-columns-repeated="2"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65.789">
            <text:p>5565.789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205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71]&amp;[.B271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386.414">
            <text:p>9386.41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205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72]&amp;[.B272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386.414">
            <text:p>9386.41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205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73]&amp;[.B273]" office:value-type="string" office:string-value="025R2">
            <text:p>025R2</text:p>
          </table:table-cell>
          <table:table-cell table:number-columns-repeated="2"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639.486">
            <text:p>9639.48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206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74]&amp;[.B274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804.639">
            <text:p>7804.63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206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75]&amp;[.B275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804.639">
            <text:p>7804.639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206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76]&amp;[.B276]" office:value-type="string" office:string-value="025R2">
            <text:p>025R2</text:p>
          </table:table-cell>
          <table:table-cell table:number-columns-repeated="2"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342.23">
            <text:p>8342.23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207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77]&amp;[.B277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309.183">
            <text:p>6309.18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207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78]&amp;[.B278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309.183">
            <text:p>6309.18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207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79]&amp;[.B279]" office:value-type="string" office:string-value="025R2">
            <text:p>025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911.387">
            <text:p>6911.38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208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80]&amp;[.B280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22.658">
            <text:p>4622.65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208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81]&amp;[.B281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22.658">
            <text:p>4622.658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208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82]&amp;[.B282]" office:value-type="string" office:string-value="025R2">
            <text:p>025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36.493">
            <text:p>5136.493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209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83]&amp;[.B283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441.401">
            <text:p>8441.40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209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84]&amp;[.B284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441.401">
            <text:p>8441.40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209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85]&amp;[.B285]" office:value-type="string" office:string-value="025R2">
            <text:p>025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905.111">
            <text:p>8905.11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210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86]&amp;[.B286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491.434">
            <text:p>8491.43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210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87]&amp;[.B287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491.434">
            <text:p>8491.43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210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88]&amp;[.B288]" office:value-type="string" office:string-value="025R2">
            <text:p>025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928.668">
            <text:p>8928.668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211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89]&amp;[.B289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45.522">
            <text:p>6745.52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211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90]&amp;[.B290]" office:value-type="string" office:string-value="025R2">
            <text:p>025R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45.522">
            <text:p>6745.52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211_5-5-5</text:p>
          </table:table-cell>
          <table:table-cell office:value-type="string">
            <text:p>R2</text:p>
          </table:table-cell>
          <table:table-cell office:value-type="string">
            <text:p>025</text:p>
          </table:table-cell>
          <table:table-cell table:formula="of:=[.C291]&amp;[.B291]" office:value-type="string" office:string-value="025R2">
            <text:p>025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036.486">
            <text:p>7036.48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C101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292]&amp;[.B292]" office:value-type="string" office:string-value="025RC1">
            <text:p>025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55.13">
            <text:p>3455.1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C101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293]&amp;[.B293]" office:value-type="string" office:string-value="025RC1">
            <text:p>025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55.13">
            <text:p>3455.1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C101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294]&amp;[.B294]" office:value-type="string" office:string-value="025RC1">
            <text:p>025RC1</text:p>
          </table:table-cell>
          <table:table-cell table:number-columns-repeated="2"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08.935">
            <text:p>3508.935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C102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295]&amp;[.B295]" office:value-type="string" office:string-value="025RC1">
            <text:p>025RC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77.762">
            <text:p>3177.76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C102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296]&amp;[.B296]" office:value-type="string" office:string-value="025RC1">
            <text:p>025RC1</text:p>
          </table:table-cell>
          <table:table-cell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77.762">
            <text:p>3177.76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C102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297]&amp;[.B297]" office:value-type="string" office:string-value="025RC1">
            <text:p>025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16.357">
            <text:p>3216.35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C103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298]&amp;[.B298]" office:value-type="string" office:string-value="025RC1">
            <text:p>025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591.2">
            <text:p>2591.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C103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299]&amp;[.B299]" office:value-type="string" office:string-value="025RC1">
            <text:p>025RC1</text:p>
          </table:table-cell>
          <table:table-cell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591.2">
            <text:p>2591.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C103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300]&amp;[.B300]" office:value-type="string" office:string-value="025RC1">
            <text:p>025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993.956">
            <text:p>2993.95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C104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301]&amp;[.B301]" office:value-type="string" office:string-value="025RC1">
            <text:p>025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458.504">
            <text:p>2458.50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C104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302]&amp;[.B302]" office:value-type="string" office:string-value="025RC1">
            <text:p>025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458.504">
            <text:p>2458.50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C104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303]&amp;[.B303]" office:value-type="string" office:string-value="025RC1">
            <text:p>025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97.168">
            <text:p>2797.168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C105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304]&amp;[.B304]" office:value-type="string" office:string-value="025RC1">
            <text:p>025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51.034">
            <text:p>3451.03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C105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305]&amp;[.B305]" office:value-type="string" office:string-value="025RC1">
            <text:p>025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51.034">
            <text:p>3451.03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C105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306]&amp;[.B306]" office:value-type="string" office:string-value="025RC1">
            <text:p>025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10.316">
            <text:p>3510.31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C106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307]&amp;[.B307]" office:value-type="string" office:string-value="025RC1">
            <text:p>025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3.719">
            <text:p>3053.71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C106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308]&amp;[.B308]" office:value-type="string" office:string-value="025RC1">
            <text:p>025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3.719">
            <text:p>3053.719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C106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309]&amp;[.B309]" office:value-type="string" office:string-value="025RC1">
            <text:p>025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48.19">
            <text:p>3248.19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C107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310]&amp;[.B310]" office:value-type="string" office:string-value="025RC1">
            <text:p>025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96.38">
            <text:p>2896.3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C107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311]&amp;[.B311]" office:value-type="string" office:string-value="025RC1">
            <text:p>025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96.38">
            <text:p>2896.38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C107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312]&amp;[.B312]" office:value-type="string" office:string-value="025RC1">
            <text:p>025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32.134">
            <text:p>3132.134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C108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313]&amp;[.B313]" office:value-type="string" office:string-value="025RC1">
            <text:p>025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24.748">
            <text:p>2624.74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C108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314]&amp;[.B314]" office:value-type="string" office:string-value="025RC1">
            <text:p>025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24.748">
            <text:p>2624.748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C108_5-5-5</text:p>
          </table:table-cell>
          <table:table-cell office:value-type="string">
            <text:p>RC1</text:p>
          </table:table-cell>
          <table:table-cell office:value-type="string">
            <text:p>025</text:p>
          </table:table-cell>
          <table:table-cell table:formula="of:=[.C315]&amp;[.B315]" office:value-type="string" office:string-value="025RC1">
            <text:p>025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15.15">
            <text:p>2815.15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C201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16]&amp;[.B316]" office:value-type="string" office:string-value="025RC2">
            <text:p>025R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717.425">
            <text:p>10717.425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C201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17]&amp;[.B317]" office:value-type="string" office:string-value="025RC2">
            <text:p>025RC2</text:p>
          </table:table-cell>
          <table:table-cell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717.425">
            <text:p>10717.425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C201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18]&amp;[.B318]" office:value-type="string" office:string-value="025RC2">
            <text:p>025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012.881">
            <text:p>11012.88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C202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19]&amp;[.B319]" office:value-type="string" office:string-value="025RC2">
            <text:p>025RC2</text:p>
          </table:table-cell>
          <table:table-cell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738.531">
            <text:p>8738.53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C202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20]&amp;[.B320]" office:value-type="string" office:string-value="025RC2">
            <text:p>025R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738.531">
            <text:p>8738.53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C202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21]&amp;[.B321]" office:value-type="string" office:string-value="025RC2">
            <text:p>025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107.841">
            <text:p>9107.84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C204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22]&amp;[.B322]" office:value-type="string" office:string-value="025RC2">
            <text:p>025R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018.482">
            <text:p>5018.48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C204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23]&amp;[.B323]" office:value-type="string" office:string-value="025RC2">
            <text:p>025R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018.482">
            <text:p>5018.48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C204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24]&amp;[.B324]" office:value-type="string" office:string-value="025RC2">
            <text:p>025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09.66">
            <text:p>5509.6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C205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25]&amp;[.B325]" office:value-type="string" office:string-value="025RC2">
            <text:p>025R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773.453">
            <text:p>9773.45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C205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26]&amp;[.B326]" office:value-type="string" office:string-value="025RC2">
            <text:p>025R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773.453">
            <text:p>9773.45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C205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27]&amp;[.B327]" office:value-type="string" office:string-value="025RC2">
            <text:p>025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064.166">
            <text:p>10064.16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C206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28]&amp;[.B328]" office:value-type="string" office:string-value="025RC2">
            <text:p>025R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276.26">
            <text:p>9276.26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C206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29]&amp;[.B329]" office:value-type="string" office:string-value="025RC2">
            <text:p>025R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276.26">
            <text:p>9276.26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C206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30]&amp;[.B330]" office:value-type="string" office:string-value="025RC2">
            <text:p>025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605.218">
            <text:p>9605.218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C207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31]&amp;[.B331]" office:value-type="string" office:string-value="025RC2">
            <text:p>025R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026.017">
            <text:p>8026.017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C207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32]&amp;[.B332]" office:value-type="string" office:string-value="025RC2">
            <text:p>025RC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026.017">
            <text:p>8026.017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C207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33]&amp;[.B333]" office:value-type="string" office:string-value="025RC2">
            <text:p>025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210.483">
            <text:p>8210.483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25-RC208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34]&amp;[.B334]" office:value-type="string" office:string-value="025RC2">
            <text:p>025RC2</text:p>
          </table:table-cell>
          <table:table-cell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82.366">
            <text:p>6582.366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25-RC208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35]&amp;[.B335]" office:value-type="string" office:string-value="025RC2">
            <text:p>025RC2</text:p>
          </table:table-cell>
          <table:table-cell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82.366">
            <text:p>6582.366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25-RC208_5-5-5</text:p>
          </table:table-cell>
          <table:table-cell office:value-type="string">
            <text:p>RC2</text:p>
          </table:table-cell>
          <table:table-cell office:value-type="string">
            <text:p>025</text:p>
          </table:table-cell>
          <table:table-cell table:formula="of:=[.C336]&amp;[.B336]" office:value-type="string" office:string-value="025RC2">
            <text:p>025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902.747">
            <text:p>6902.74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101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37]&amp;[.B337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860.04">
            <text:p>19860.0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101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38]&amp;[.B338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860.04">
            <text:p>19860.0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101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39]&amp;[.B339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062.1">
            <text:p>20062.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102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40]&amp;[.B340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143.716">
            <text:p>16143.716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102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41]&amp;[.B341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143.716">
            <text:p>16143.716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102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42]&amp;[.B342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484.128">
            <text:p>16484.128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103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43]&amp;[.B343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951.371">
            <text:p>13951.37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103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44]&amp;[.B344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951.371">
            <text:p>13951.37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103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45]&amp;[.B345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082.658">
            <text:p>14082.658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104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46]&amp;[.B346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130.093">
            <text:p>9130.09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104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47]&amp;[.B347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130.093">
            <text:p>9130.09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104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48]&amp;[.B348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289.173">
            <text:p>9289.173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105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49]&amp;[.B349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963.044">
            <text:p>18963.04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105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50]&amp;[.B350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963.044">
            <text:p>18963.04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105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51]&amp;[.B351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174.851">
            <text:p>19174.85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106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52]&amp;[.B352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158.385">
            <text:p>19158.385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106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53]&amp;[.B353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158.385">
            <text:p>19158.385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106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54]&amp;[.B354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398.129">
            <text:p>19398.129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107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55]&amp;[.B355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359.301">
            <text:p>18359.30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107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56]&amp;[.B356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359.301">
            <text:p>18359.30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107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57]&amp;[.B357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610.926">
            <text:p>18610.92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108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58]&amp;[.B358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487.221">
            <text:p>17487.22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108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59]&amp;[.B359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487.221">
            <text:p>17487.22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108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60]&amp;[.B360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842.066">
            <text:p>17842.06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109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61]&amp;[.B361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780.053">
            <text:p>15780.05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109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62]&amp;[.B362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780.053">
            <text:p>15780.05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109_5-5-5</text:p>
          </table:table-cell>
          <table:table-cell office:value-type="string">
            <text:p>C1</text:p>
          </table:table-cell>
          <table:table-cell office:value-type="string">
            <text:p>050</text:p>
          </table:table-cell>
          <table:table-cell table:formula="of:=[.C363]&amp;[.B363]" office:value-type="string" office:string-value="050C1">
            <text:p>050C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950.695">
            <text:p>15950.695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201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64]&amp;[.B364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450.638">
            <text:p>61450.63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201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65]&amp;[.B365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450.638">
            <text:p>61450.638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201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66]&amp;[.B366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748.271">
            <text:p>61748.27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202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67]&amp;[.B367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962.324">
            <text:p>55962.32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202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68]&amp;[.B368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962.324">
            <text:p>55962.32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202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69]&amp;[.B369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498.524">
            <text:p>55498.524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203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70]&amp;[.B370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768.874">
            <text:p>44768.87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203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71]&amp;[.B371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768.874">
            <text:p>44768.87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203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72]&amp;[.B372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978.472">
            <text:p>44978.472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204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73]&amp;[.B373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576.364">
            <text:p>26576.36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204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74]&amp;[.B374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576.364">
            <text:p>26576.36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204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75]&amp;[.B375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777.795">
            <text:p>26777.795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205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76]&amp;[.B376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9175.348">
            <text:p>59175.34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205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77]&amp;[.B377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9175.348">
            <text:p>59175.348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205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78]&amp;[.B378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9244.212">
            <text:p>59244.212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206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79]&amp;[.B379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7140.983">
            <text:p>57140.98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206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80]&amp;[.B380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7140.983">
            <text:p>57140.98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206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81]&amp;[.B381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7453.587">
            <text:p>57453.58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207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82]&amp;[.B382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462.059">
            <text:p>51462.05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207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83]&amp;[.B383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462.059">
            <text:p>51462.059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207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84]&amp;[.B384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887.757">
            <text:p>51887.75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C208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85]&amp;[.B385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355.751">
            <text:p>55355.75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C208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86]&amp;[.B386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355.751">
            <text:p>55355.75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C208_5-5-5</text:p>
          </table:table-cell>
          <table:table-cell office:value-type="string">
            <text:p>C2</text:p>
          </table:table-cell>
          <table:table-cell office:value-type="string">
            <text:p>050</text:p>
          </table:table-cell>
          <table:table-cell table:formula="of:=[.C387]&amp;[.B387]" office:value-type="string" office:string-value="050C2">
            <text:p>050C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2515.642">
            <text:p>52515.642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101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388]&amp;[.B388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58.952">
            <text:p>4258.95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101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389]&amp;[.B389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58.952">
            <text:p>4258.95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101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390]&amp;[.B390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42.647">
            <text:p>4342.64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102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391]&amp;[.B391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03.276">
            <text:p>3803.276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102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392]&amp;[.B392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03.276">
            <text:p>3803.276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102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393]&amp;[.B393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07.368">
            <text:p>3707.368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103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394]&amp;[.B394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01.807">
            <text:p>3401.807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103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395]&amp;[.B395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01.807">
            <text:p>3401.807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103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396]&amp;[.B396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92.535">
            <text:p>3692.535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104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397]&amp;[.B397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86.065">
            <text:p>3186.065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104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398]&amp;[.B398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86.065">
            <text:p>3186.065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104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399]&amp;[.B399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26.611">
            <text:p>3226.61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105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00]&amp;[.B400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97.648">
            <text:p>3797.64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105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01]&amp;[.B401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17.716">
            <text:p>3817.716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105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02]&amp;[.B402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054.337">
            <text:p>4054.33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106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03]&amp;[.B403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72.12">
            <text:p>3672.1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106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04]&amp;[.B404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72.12">
            <text:p>3672.1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106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05]&amp;[.B405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117.224">
            <text:p>4117.224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107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06]&amp;[.B406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67.589">
            <text:p>3667.58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107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07]&amp;[.B407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67.589">
            <text:p>3667.589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107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08]&amp;[.B408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40.049">
            <text:p>3840.049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108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09]&amp;[.B409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23.092">
            <text:p>2723.09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108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10]&amp;[.B410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23.092">
            <text:p>2723.09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108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11]&amp;[.B411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19.778">
            <text:p>3019.778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109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12]&amp;[.B412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21.967">
            <text:p>3721.967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109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13]&amp;[.B413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21.967">
            <text:p>3721.967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109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14]&amp;[.B414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55.442">
            <text:p>3655.442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110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15]&amp;[.B415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52.806">
            <text:p>3552.806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110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16]&amp;[.B416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52.806">
            <text:p>3552.806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110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17]&amp;[.B417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19.227">
            <text:p>3619.22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111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18]&amp;[.B418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16.253">
            <text:p>3416.253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111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19]&amp;[.B419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16.253">
            <text:p>3416.253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111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20]&amp;[.B420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60.858">
            <text:p>3460.858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112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21]&amp;[.B421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85.824">
            <text:p>2885.82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112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22]&amp;[.B422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85.824">
            <text:p>2885.82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112_5-5-5</text:p>
          </table:table-cell>
          <table:table-cell office:value-type="string">
            <text:p>R1</text:p>
          </table:table-cell>
          <table:table-cell office:value-type="string">
            <text:p>050</text:p>
          </table:table-cell>
          <table:table-cell table:formula="of:=[.C423]&amp;[.B423]" office:value-type="string" office:string-value="050R1">
            <text:p>050R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25.236">
            <text:p>3025.23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201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24]&amp;[.B424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382.082">
            <text:p>15382.08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201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25]&amp;[.B425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382.082">
            <text:p>15382.08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201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26]&amp;[.B426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643.663">
            <text:p>15643.663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202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27]&amp;[.B427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078.602">
            <text:p>13078.60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202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28]&amp;[.B428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078.602">
            <text:p>13078.60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202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29]&amp;[.B429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632.772">
            <text:p>13632.772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203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30]&amp;[.B430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053.71">
            <text:p>10053.7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203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31]&amp;[.B431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053.71">
            <text:p>10053.7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203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32]&amp;[.B432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432.485">
            <text:p>10432.485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204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33]&amp;[.B433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23.382">
            <text:p>6123.38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204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34]&amp;[.B434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23.382">
            <text:p>6123.38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204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35]&amp;[.B435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382.667">
            <text:p>6382.66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205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36]&amp;[.B436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76.981">
            <text:p>13576.98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205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37]&amp;[.B437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76.981">
            <text:p>13576.98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205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38]&amp;[.B438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981.353">
            <text:p>13981.353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206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39]&amp;[.B439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523.056">
            <text:p>11523.056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206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40]&amp;[.B440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523.056">
            <text:p>11523.056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206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41]&amp;[.B441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890.746">
            <text:p>11890.74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207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42]&amp;[.B442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536.212">
            <text:p>8536.21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207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43]&amp;[.B443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536.212">
            <text:p>8536.21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207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44]&amp;[.B444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898.579">
            <text:p>8898.579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208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45]&amp;[.B445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689.49">
            <text:p>5689.4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208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46]&amp;[.B446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689.49">
            <text:p>5689.49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208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47]&amp;[.B447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941.62">
            <text:p>5941.62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209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48]&amp;[.B448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259.374">
            <text:p>12259.37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209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49]&amp;[.B449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259.374">
            <text:p>12259.37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209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50]&amp;[.B450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591.035">
            <text:p>12591.035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210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51]&amp;[.B451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497.478">
            <text:p>11497.47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210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52]&amp;[.B452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497.478">
            <text:p>11497.478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210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53]&amp;[.B453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819.786">
            <text:p>11819.78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211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54]&amp;[.B454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498.962">
            <text:p>10498.962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211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55]&amp;[.B455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498.962">
            <text:p>10498.962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211_5-5-5</text:p>
          </table:table-cell>
          <table:table-cell office:value-type="string">
            <text:p>R2</text:p>
          </table:table-cell>
          <table:table-cell office:value-type="string">
            <text:p>050</text:p>
          </table:table-cell>
          <table:table-cell table:formula="of:=[.C456]&amp;[.B456]" office:value-type="string" office:string-value="050R2">
            <text:p>050R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839.551">
            <text:p>10839.55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C101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57]&amp;[.B457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75.608">
            <text:p>3875.60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C101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58]&amp;[.B458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75.608">
            <text:p>3875.608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C101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59]&amp;[.B459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77.941">
            <text:p>3877.94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C102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60]&amp;[.B460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35.185">
            <text:p>3535.185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C102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61]&amp;[.B461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35.185">
            <text:p>3535.185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C102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62]&amp;[.B462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05.358">
            <text:p>3705.358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C103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63]&amp;[.B463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55.547">
            <text:p>3255.547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C103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64]&amp;[.B464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55.547">
            <text:p>3255.547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C103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65]&amp;[.B465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80.995">
            <text:p>3580.995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C104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66]&amp;[.B466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76.559">
            <text:p>2876.559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C104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67]&amp;[.B467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76.559">
            <text:p>2876.559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C104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68]&amp;[.B468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975.095">
            <text:p>2975.095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C105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69]&amp;[.B469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19.104">
            <text:p>3619.10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C105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70]&amp;[.B470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19.104">
            <text:p>3619.10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C105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71]&amp;[.B471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80.436">
            <text:p>3780.43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C106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72]&amp;[.B472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71.904">
            <text:p>3471.90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C106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73]&amp;[.B473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71.904">
            <text:p>3471.90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C106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74]&amp;[.B474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95.433">
            <text:p>3595.433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C107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75]&amp;[.B475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89.236">
            <text:p>3289.236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C107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76]&amp;[.B476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89.236">
            <text:p>3289.236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C107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77]&amp;[.B477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12.957">
            <text:p>3612.95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C108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78]&amp;[.B478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69.724">
            <text:p>3169.72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C108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79]&amp;[.B479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69.724">
            <text:p>3169.72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C108_5-5-5</text:p>
          </table:table-cell>
          <table:table-cell office:value-type="string">
            <text:p>RC1</text:p>
          </table:table-cell>
          <table:table-cell office:value-type="string">
            <text:p>050</text:p>
          </table:table-cell>
          <table:table-cell table:formula="of:=[.C480]&amp;[.B480]" office:value-type="string" office:string-value="050RC1">
            <text:p>050RC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37.556">
            <text:p>3437.556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C201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81]&amp;[.B481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136.431">
            <text:p>14136.43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C201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82]&amp;[.B482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136.431">
            <text:p>14136.43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C201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83]&amp;[.B483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811.797">
            <text:p>14811.79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C202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84]&amp;[.B484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243.988">
            <text:p>12243.988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C202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85]&amp;[.B485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243.988">
            <text:p>12243.988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C202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86]&amp;[.B486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607.405">
            <text:p>12607.405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C204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87]&amp;[.B487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83.134">
            <text:p>6183.134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C204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88]&amp;[.B488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83.134">
            <text:p>6183.134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C204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89]&amp;[.B489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68.85">
            <text:p>6568.85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C205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90]&amp;[.B490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811.826">
            <text:p>12811.826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C205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91]&amp;[.B491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811.826">
            <text:p>12811.826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C205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92]&amp;[.B492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129.872">
            <text:p>13129.872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C206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93]&amp;[.B493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707.141">
            <text:p>12707.14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C206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94]&amp;[.B494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707.141">
            <text:p>12707.14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C206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95]&amp;[.B495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209.67">
            <text:p>13209.67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C207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96]&amp;[.B496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611.351">
            <text:p>11611.351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C207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97]&amp;[.B497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611.351">
            <text:p>11611.351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C207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98]&amp;[.B498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078.971">
            <text:p>12078.971</text:p>
          </table:table-cell>
          <table:table-cell office:value-type="string">
            <text:p>SEQUENTIAL</text:p>
          </table:table-cell>
          <table:table-cell table:number-columns-repeated="8"/>
        </table:table-row>
        <table:table-row table:style-name="ro1">
          <table:table-cell office:value-type="string">
            <text:p>50-RC208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499]&amp;[.B499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402.775">
            <text:p>9402.775</text:p>
          </table:table-cell>
          <table:table-cell office:value-type="string">
            <text:p>AP</text:p>
          </table:table-cell>
          <table:table-cell table:number-columns-repeated="8"/>
        </table:table-row>
        <table:table-row table:style-name="ro1">
          <table:table-cell office:value-type="string">
            <text:p>50-RC208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500]&amp;[.B500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402.775">
            <text:p>9402.775</text:p>
          </table:table-cell>
          <table:table-cell office:value-type="string">
            <text:p>MIXED</text:p>
          </table:table-cell>
          <table:table-cell table:number-columns-repeated="8"/>
        </table:table-row>
        <table:table-row table:style-name="ro1">
          <table:table-cell office:value-type="string">
            <text:p>50-RC208_5-5-5</text:p>
          </table:table-cell>
          <table:table-cell office:value-type="string">
            <text:p>RC2</text:p>
          </table:table-cell>
          <table:table-cell office:value-type="string">
            <text:p>050</text:p>
          </table:table-cell>
          <table:table-cell table:formula="of:=[.C501]&amp;[.B501]" office:value-type="string" office:string-value="050RC2">
            <text:p>050RC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648.546">
            <text:p>9648.546</text:p>
          </table:table-cell>
          <table:table-cell office:value-type="string">
            <text:p>SEQUENTIAL</text:p>
          </table:table-cell>
          <table:table-cell table:number-columns-repeated="8"/>
        </table:table-row>
      </table:table>
      <table:table table:name="110504" table:style-name="ta1" table:print="false">
        <table:table-column table:style-name="co12" table:number-columns-repeated="11" table:default-cell-style-name="Default"/>
        <table:table-column table:style-name="co12" table:default-cell-style-name="ce27"/>
        <table:table-column table:style-name="co12" table:number-columns-repeated="15" table:default-cell-style-name="Default"/>
        <table:table-row table:style-name="ro1">
          <table:table-cell office:value-type="string">
            <text:p>#==================== COMMENTS ====================</text:p>
          </table:table-cell>
          <table:table-cell table:number-columns-repeated="10"/>
          <table:table-cell table:style-name="Default"/>
          <table:table-cell table:number-columns-repeated="14"/>
          <table:table-cell>
            <draw:frame table:end-cell-address="'110504'.AJ21" table:end-x="1.248cm" table:end-y="0.312cm" draw:z-index="0" draw:style-name="gr1" svg:width="20.276cm" svg:height="9.309cm" svg:x="1.295cm" svg:y="0cm">
              <draw:object draw:notify-on-update-of-ranges="'110504'.S10:'110504'.S15 '110504'.T9:'110504'.T9 '110504'.T10:'110504'.T15 '110504'.U9:'110504'.U9 '110504'.U10:'110504'.U15 '110504'.V9:'110504'.V9 '110504'.V10:'110504'.V1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TRSPpInsertion benchmarks</text:p>
          </table:table-cell>
          <table:table-cell table:number-columns-repeated="10"/>
          <table:table-cell table:style-name="Default"/>
          <table:table-cell table:number-columns-repeated="15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10"/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15"/>
        </table:table-row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size</text:p>
          </table:table-cell>
          <table:table-cell office:value-type="string">
            <text:p>crew</text:p>
          </table:table-cell>
          <table:table-cell office:value-type="string">
            <text:p>it</text:p>
          </table:table-cell>
          <table:table-cell office:value-type="string">
            <text:p>time</text:p>
          </table:table-cell>
          <table:table-cell office:value-type="string">
            <text:p>time_eval</text:p>
          </table:table-cell>
          <table:table-cell office:value-type="string">
            <text:p>time_AP</text:p>
          </table:table-cell>
          <table:table-cell office:value-type="string">
            <text:p>time_Seq</text:p>
          </table:table-cell>
          <table:table-cell office:value-type="string">
            <text:p>time_BT</text:p>
          </table:table-cell>
          <table:table-cell office:value-type="string">
            <text:p>status</text:p>
          </table:table-cell>
          <table:table-cell table:style-name="Default" office:value-type="string">
            <text:p>feasible</text:p>
          </table:table-cell>
          <table:table-cell office:value-type="string">
            <text:p>init_cost</text:p>
          </table:table-cell>
          <table:table-cell office:value-type="string">
            <text:p>cost</text:p>
          </table:table-cell>
          <table:table-cell office:value-type="string">
            <text:p>load_mean</text:p>
          </table:table-cell>
          <table:table-cell office:value-type="string">
            <text:p>load_dev</text:p>
          </table:table-cell>
          <table:table-cell office:value-type="string">
            <text:p>strategy</text:p>
          </table:table-cell>
          <table:table-cell/>
          <table:table-cell office:value-type="string">
            <text:p>Filter</text:p>
          </table:table-cell>
          <table:table-cell table:number-columns-repeated="8"/>
        </table:table-row>
        <table:table-row table:style-name="ro1">
          <table:table-cell office:value-type="string">
            <text:p>100-C101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3010.843">
            <text:p>23010.843</text:p>
          </table:table-cell>
          <table:table-cell office:value-type="float" office:value="920.434">
            <text:p>920.434</text:p>
          </table:table-cell>
          <table:table-cell office:value-type="float" office:value="121.678">
            <text:p>121.67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C101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3248.987">
            <text:p>23248.987</text:p>
          </table:table-cell>
          <table:table-cell office:value-type="float" office:value="929.959">
            <text:p>929.959</text:p>
          </table:table-cell>
          <table:table-cell office:value-type="float" office:value="113.189">
            <text:p>113.189</text:p>
          </table:table-cell>
          <table:table-cell office:value-type="string">
            <text:p>SEQUENTIAL</text:p>
          </table:table-cell>
          <table:table-cell/>
          <table:table-cell table:style-name="ce1" office:value-type="string">
            <text:p>Average - load_mean</text:p>
          </table:table-cell>
          <table:table-cell table:style-name="ce5" office:value-type="string">
            <text:p>strategy</text:p>
          </table:table-cell>
          <table:table-cell table:style-name="ce9" table:number-columns-repeated="2"/>
          <table:table-cell table:style-name="ce15"/>
          <table:table-cell table:number-columns-repeated="4"/>
        </table:table-row>
        <table:table-row table:style-name="ro1">
          <table:table-cell office:value-type="string">
            <text:p>100-C101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3010.843">
            <text:p>23010.843</text:p>
          </table:table-cell>
          <table:table-cell office:value-type="float" office:value="920.434">
            <text:p>920.434</text:p>
          </table:table-cell>
          <table:table-cell office:value-type="float" office:value="121.678">
            <text:p>121.678</text:p>
          </table:table-cell>
          <table:table-cell office:value-type="string">
            <text:p>MIXED</text:p>
          </table:table-cell>
          <table:table-cell/>
          <table:table-cell table:style-name="ce2" office:value-type="string">
            <text:p>type</text:p>
          </table:table-cell>
          <table:table-cell table:style-name="ce6" office:value-type="string">
            <text:p>AP</text:p>
          </table:table-cell>
          <table:table-cell table:style-name="ce10" office:value-type="string">
            <text:p>MIXED</text:p>
          </table:table-cell>
          <table:table-cell table:style-name="ce10" office:value-type="string">
            <text:p>SEQUENTIAL</text:p>
          </table:table-cell>
          <table:table-cell table:style-name="ce16" office:value-type="string">
            <text:p>Total Result</text:p>
          </table:table-cell>
          <table:table-cell table:number-columns-repeated="4"/>
        </table:table-row>
        <table:table-row table:style-name="ro1">
          <table:table-cell office:value-type="string">
            <text:p>100-C102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413.732">
            <text:p>20413.732</text:p>
          </table:table-cell>
          <table:table-cell office:value-type="float" office:value="816.549">
            <text:p>816.549</text:p>
          </table:table-cell>
          <table:table-cell office:value-type="float" office:value="136.313">
            <text:p>136.313</text:p>
          </table:table-cell>
          <table:table-cell office:value-type="string">
            <text:p>AP</text:p>
          </table:table-cell>
          <table:table-cell/>
          <table:table-cell table:style-name="ce3" office:value-type="string">
            <text:p>C1</text:p>
          </table:table-cell>
          <table:table-cell table:style-name="ce33" office:value-type="float" office:value="638.585962962963">
            <text:p>638.6</text:p>
          </table:table-cell>
          <table:table-cell table:style-name="ce38" office:value-type="float" office:value="638.585962962963">
            <text:p>638.6</text:p>
          </table:table-cell>
          <table:table-cell table:style-name="ce46" office:value-type="float" office:value="647.530592592593">
            <text:p>647.5</text:p>
          </table:table-cell>
          <table:table-cell table:style-name="ce41" office:value-type="float" office:value="641.567506172839">
            <text:p>641.6</text:p>
          </table:table-cell>
          <table:table-cell table:number-columns-repeated="4"/>
        </table:table-row>
        <table:table-row table:style-name="ro1">
          <table:table-cell office:value-type="string">
            <text:p>100-C102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845.639">
            <text:p>20845.639</text:p>
          </table:table-cell>
          <table:table-cell office:value-type="float" office:value="833.826">
            <text:p>833.826</text:p>
          </table:table-cell>
          <table:table-cell office:value-type="float" office:value="132.173">
            <text:p>132.173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C2</text:p>
          </table:table-cell>
          <table:table-cell table:style-name="ce34" office:value-type="float" office:value="1979.99008333333">
            <text:p>1980.0</text:p>
          </table:table-cell>
          <table:table-cell table:style-name="DataPilot_20_Value" office:value-type="float" office:value="1979.99008333333">
            <text:p>1980.0</text:p>
          </table:table-cell>
          <table:table-cell table:style-name="ce47" office:value-type="float" office:value="1986.85775">
            <text:p>1986.9</text:p>
          </table:table-cell>
          <table:table-cell table:style-name="ce42" office:value-type="float" office:value="1982.27930555556">
            <text:p>1982.3</text:p>
          </table:table-cell>
          <table:table-cell table:number-columns-repeated="4"/>
        </table:table-row>
        <table:table-row table:style-name="ro1">
          <table:table-cell office:value-type="string">
            <text:p>100-C102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413.732">
            <text:p>20413.732</text:p>
          </table:table-cell>
          <table:table-cell office:value-type="float" office:value="816.549">
            <text:p>816.549</text:p>
          </table:table-cell>
          <table:table-cell office:value-type="float" office:value="136.313">
            <text:p>136.313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R1</text:p>
          </table:table-cell>
          <table:table-cell table:style-name="ce34" office:value-type="float" office:value="141.532114285714">
            <text:p>141.5</text:p>
          </table:table-cell>
          <table:table-cell table:style-name="DataPilot_20_Value" office:value-type="float" office:value="141.050942857143">
            <text:p>141.1</text:p>
          </table:table-cell>
          <table:table-cell table:style-name="ce47" office:value-type="float" office:value="150.269942857143">
            <text:p>150.3</text:p>
          </table:table-cell>
          <table:table-cell table:style-name="ce42" office:value-type="float" office:value="144.284333333333">
            <text:p>144.3</text:p>
          </table:table-cell>
          <table:table-cell table:number-columns-repeated="4"/>
        </table:table-row>
        <table:table-row table:style-name="ro1">
          <table:table-cell office:value-type="string">
            <text:p>100-C103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916.939">
            <text:p>18916.939</text:p>
          </table:table-cell>
          <table:table-cell office:value-type="float" office:value="756.678">
            <text:p>756.678</text:p>
          </table:table-cell>
          <table:table-cell office:value-type="float" office:value="149.176">
            <text:p>149.176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R2</text:p>
          </table:table-cell>
          <table:table-cell table:style-name="ce34" office:value-type="float" office:value="449.070575757576">
            <text:p>449.1</text:p>
          </table:table-cell>
          <table:table-cell table:style-name="DataPilot_20_Value" office:value-type="float" office:value="449.070575757576">
            <text:p>449.1</text:p>
          </table:table-cell>
          <table:table-cell table:style-name="ce47" office:value-type="float" office:value="464.084939393939">
            <text:p>464.1</text:p>
          </table:table-cell>
          <table:table-cell table:style-name="ce42" office:value-type="float" office:value="454.075363636363">
            <text:p>454.1</text:p>
          </table:table-cell>
          <table:table-cell table:number-columns-repeated="4"/>
        </table:table-row>
        <table:table-row table:style-name="ro1">
          <table:table-cell office:value-type="string">
            <text:p>100-C103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337.346">
            <text:p>19337.346</text:p>
          </table:table-cell>
          <table:table-cell office:value-type="float" office:value="773.494">
            <text:p>773.494</text:p>
          </table:table-cell>
          <table:table-cell office:value-type="float" office:value="154.526">
            <text:p>154.526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RC1</text:p>
          </table:table-cell>
          <table:table-cell table:style-name="ce34" office:value-type="float" office:value="144.751916666667">
            <text:p>144.8</text:p>
          </table:table-cell>
          <table:table-cell table:style-name="DataPilot_20_Value" office:value-type="float" office:value="143.85625">
            <text:p>143.9</text:p>
          </table:table-cell>
          <table:table-cell table:style-name="ce47" office:value-type="float" office:value="152.884333333333">
            <text:p>152.9</text:p>
          </table:table-cell>
          <table:table-cell table:style-name="ce42" office:value-type="float" office:value="147.164166666667">
            <text:p>147.2</text:p>
          </table:table-cell>
          <table:table-cell table:number-columns-repeated="4"/>
        </table:table-row>
        <table:table-row table:style-name="ro1">
          <table:table-cell office:value-type="string">
            <text:p>100-C103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916.939">
            <text:p>18916.939</text:p>
          </table:table-cell>
          <table:table-cell office:value-type="float" office:value="756.678">
            <text:p>756.678</text:p>
          </table:table-cell>
          <table:table-cell office:value-type="float" office:value="149.176">
            <text:p>149.176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RC2</text:p>
          </table:table-cell>
          <table:table-cell table:style-name="ce44" office:value-type="float" office:value="460.596857142857">
            <text:p>460.6</text:p>
          </table:table-cell>
          <table:table-cell table:style-name="ce45" office:value-type="float" office:value="460.596857142857">
            <text:p>460.6</text:p>
          </table:table-cell>
          <table:table-cell table:style-name="ce48" office:value-type="float" office:value="476.683714285714">
            <text:p>476.7</text:p>
          </table:table-cell>
          <table:table-cell table:style-name="ce50" office:value-type="float" office:value="465.959142857143">
            <text:p>466.0</text:p>
          </table:table-cell>
          <table:table-cell table:number-columns-repeated="4"/>
        </table:table-row>
        <table:table-row table:style-name="ro1">
          <table:table-cell office:value-type="string">
            <text:p>100-C104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969.904">
            <text:p>14969.904</text:p>
          </table:table-cell>
          <table:table-cell office:value-type="float" office:value="598.796">
            <text:p>598.796</text:p>
          </table:table-cell>
          <table:table-cell office:value-type="float" office:value="164.809">
            <text:p>164.809</text:p>
          </table:table-cell>
          <table:table-cell office:value-type="string">
            <text:p>AP</text:p>
          </table:table-cell>
          <table:table-cell/>
          <table:table-cell table:style-name="ce30" office:value-type="string">
            <text:p>Total Result</text:p>
          </table:table-cell>
          <table:table-cell table:style-name="ce35" office:value-type="float" office:value="595.61656097561">
            <text:p>595.6</text:p>
          </table:table-cell>
          <table:table-cell table:style-name="ce39" office:value-type="float" office:value="595.382798780488">
            <text:p>595.4</text:p>
          </table:table-cell>
          <table:table-cell table:style-name="ce49" office:value-type="float" office:value="606.230152439024">
            <text:p>606.2</text:p>
          </table:table-cell>
          <table:table-cell table:style-name="ce43" office:value-type="float" office:value="599.076504065041">
            <text:p>599.1</text:p>
          </table:table-cell>
          <table:table-cell table:number-columns-repeated="4"/>
        </table:table-row>
        <table:table-row table:style-name="ro1">
          <table:table-cell office:value-type="string">
            <text:p>100-C104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113.514">
            <text:p>15113.514</text:p>
          </table:table-cell>
          <table:table-cell office:value-type="float" office:value="604.541">
            <text:p>604.541</text:p>
          </table:table-cell>
          <table:table-cell office:value-type="float" office:value="173.843">
            <text:p>173.84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C104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969.904">
            <text:p>14969.904</text:p>
          </table:table-cell>
          <table:table-cell office:value-type="float" office:value="598.796">
            <text:p>598.796</text:p>
          </table:table-cell>
          <table:table-cell office:value-type="float" office:value="164.809">
            <text:p>164.80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C105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262.459">
            <text:p>22262.459</text:p>
          </table:table-cell>
          <table:table-cell office:value-type="float" office:value="890.498">
            <text:p>890.498</text:p>
          </table:table-cell>
          <table:table-cell office:value-type="float" office:value="119.554">
            <text:p>119.55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C105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508.281">
            <text:p>22508.281</text:p>
          </table:table-cell>
          <table:table-cell office:value-type="float" office:value="900.331">
            <text:p>900.331</text:p>
          </table:table-cell>
          <table:table-cell office:value-type="float" office:value="115.805">
            <text:p>115.80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C105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262.459">
            <text:p>22262.459</text:p>
          </table:table-cell>
          <table:table-cell office:value-type="float" office:value="890.498">
            <text:p>890.498</text:p>
          </table:table-cell>
          <table:table-cell office:value-type="float" office:value="119.554">
            <text:p>119.55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C106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811.328">
            <text:p>21811.328</text:p>
          </table:table-cell>
          <table:table-cell office:value-type="float" office:value="872.453">
            <text:p>872.453</text:p>
          </table:table-cell>
          <table:table-cell office:value-type="float" office:value="113.934">
            <text:p>113.93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C106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090.523">
            <text:p>22090.523</text:p>
          </table:table-cell>
          <table:table-cell office:value-type="float" office:value="883.621">
            <text:p>883.621</text:p>
          </table:table-cell>
          <table:table-cell office:value-type="float" office:value="108.628">
            <text:p>108.628</text:p>
          </table:table-cell>
          <table:table-cell office:value-type="string">
            <text:p>SEQUENTIAL</text:p>
          </table:table-cell>
          <table:table-cell/>
          <table:table-cell table:style-name="ce1" office:value-type="string">
            <text:p>Average - load_dev</text:p>
          </table:table-cell>
          <table:table-cell table:style-name="ce5" office:value-type="string">
            <text:p>strategy</text:p>
          </table:table-cell>
          <table:table-cell table:style-name="ce9" table:number-columns-repeated="2"/>
          <table:table-cell table:style-name="ce15"/>
          <table:table-cell/>
          <table:table-cell office:value-type="string">
            <text:p>Relative value</text:p>
          </table:table-cell>
          <table:table-cell table:number-columns-repeated="2"/>
        </table:table-row>
        <table:table-row table:style-name="ro1">
          <table:table-cell office:value-type="string">
            <text:p>100-C106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811.328">
            <text:p>21811.328</text:p>
          </table:table-cell>
          <table:table-cell office:value-type="float" office:value="872.453">
            <text:p>872.453</text:p>
          </table:table-cell>
          <table:table-cell office:value-type="float" office:value="113.934">
            <text:p>113.934</text:p>
          </table:table-cell>
          <table:table-cell office:value-type="string">
            <text:p>MIXED</text:p>
          </table:table-cell>
          <table:table-cell/>
          <table:table-cell table:style-name="ce2" office:value-type="string">
            <text:p>type</text:p>
          </table:table-cell>
          <table:table-cell table:style-name="ce6" office:value-type="string">
            <text:p>AP</text:p>
          </table:table-cell>
          <table:table-cell table:style-name="ce10" office:value-type="string">
            <text:p>MIXED</text:p>
          </table:table-cell>
          <table:table-cell table:style-name="ce10" office:value-type="string">
            <text:p>SEQUENTIAL</text:p>
          </table:table-cell>
          <table:table-cell table:style-name="ce16" office:value-type="string">
            <text:p>Total Result</text:p>
          </table:table-cell>
          <table:table-cell/>
          <table:table-cell table:formula="of:=[.T24]" office:value-type="string" office:string-value="AP">
            <text:p>AP</text:p>
          </table:table-cell>
          <table:table-cell table:formula="of:=[.U24]" office:value-type="string" office:string-value="MIXED">
            <text:p>MIXED</text:p>
          </table:table-cell>
          <table:table-cell table:formula="of:=[.V24]" office:value-type="string" office:string-value="SEQUENTIAL">
            <text:p>SEQUENTIAL</text:p>
          </table:table-cell>
        </table:table-row>
        <table:table-row table:style-name="ro1">
          <table:table-cell office:value-type="string">
            <text:p>100-C107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438.509">
            <text:p>21438.509</text:p>
          </table:table-cell>
          <table:table-cell office:value-type="float" office:value="857.54">
            <text:p>857.54</text:p>
          </table:table-cell>
          <table:table-cell office:value-type="float" office:value="114.615">
            <text:p>114.615</text:p>
          </table:table-cell>
          <table:table-cell office:value-type="string">
            <text:p>AP</text:p>
          </table:table-cell>
          <table:table-cell/>
          <table:table-cell table:style-name="ce3" office:value-type="string">
            <text:p>C1</text:p>
          </table:table-cell>
          <table:table-cell table:style-name="ce33" office:value-type="float" office:value="196.543185185185">
            <text:p>196.5</text:p>
          </table:table-cell>
          <table:table-cell table:style-name="ce38" office:value-type="float" office:value="196.543185185185">
            <text:p>196.5</text:p>
          </table:table-cell>
          <table:table-cell table:style-name="ce46" office:value-type="float" office:value="195.770851851852">
            <text:p>195.8</text:p>
          </table:table-cell>
          <table:table-cell table:style-name="ce41" office:value-type="float" office:value="196.285740740741">
            <text:p>196.3</text:p>
          </table:table-cell>
          <table:table-cell table:formula="of:=[.S25]" office:value-type="string" office:string-value="C1">
            <text:p>C1</text:p>
          </table:table-cell>
          <table:table-cell table:style-name="ce51" table:formula="of:=[.T25]/[.T35]" office:value-type="percentage" office:value="0.307778743324153">
            <text:p>30.78%</text:p>
          </table:table-cell>
          <table:table-cell table:style-name="ce51" table:formula="of:=[.U25]/[.U35]" office:value-type="percentage" office:value="0.307778743324153">
            <text:p>30.78%</text:p>
          </table:table-cell>
          <table:table-cell table:style-name="ce51" table:formula="of:=[.V25]/[.V35]" office:value-type="percentage" office:value="0.302334521474918">
            <text:p>30.23%</text:p>
          </table:table-cell>
        </table:table-row>
        <table:table-row table:style-name="ro1">
          <table:table-cell office:value-type="string">
            <text:p>100-C107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886.626">
            <text:p>21886.626</text:p>
          </table:table-cell>
          <table:table-cell office:value-type="float" office:value="875.465">
            <text:p>875.465</text:p>
          </table:table-cell>
          <table:table-cell office:value-type="float" office:value="109.741">
            <text:p>109.741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C2</text:p>
          </table:table-cell>
          <table:table-cell table:style-name="ce34" office:value-type="float" office:value="643.127375">
            <text:p>643.1</text:p>
          </table:table-cell>
          <table:table-cell table:style-name="DataPilot_20_Value" office:value-type="float" office:value="643.127375">
            <text:p>643.1</text:p>
          </table:table-cell>
          <table:table-cell table:style-name="ce47" office:value-type="float" office:value="652.809291666667">
            <text:p>652.8</text:p>
          </table:table-cell>
          <table:table-cell table:style-name="ce42" office:value-type="float" office:value="646.354680555556">
            <text:p>646.4</text:p>
          </table:table-cell>
          <table:table-cell table:formula="of:=[.S26]" office:value-type="string" office:string-value="C2">
            <text:p>C2</text:p>
          </table:table-cell>
          <table:table-cell table:style-name="ce51" table:formula="of:=[.T26]/[.T36]" office:value-type="percentage" office:value="0.324813432356838">
            <text:p>32.48%</text:p>
          </table:table-cell>
          <table:table-cell table:style-name="ce51" table:formula="of:=[.U26]/[.U36]" office:value-type="percentage" office:value="0.324813432356838">
            <text:p>32.48%</text:p>
          </table:table-cell>
          <table:table-cell table:style-name="ce51" table:formula="of:=[.V26]/[.V36]" office:value-type="percentage" office:value="0.328563678837434">
            <text:p>32.86%</text:p>
          </table:table-cell>
        </table:table-row>
        <table:table-row table:style-name="ro1">
          <table:table-cell office:value-type="string">
            <text:p>100-C107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438.509">
            <text:p>21438.509</text:p>
          </table:table-cell>
          <table:table-cell office:value-type="float" office:value="857.54">
            <text:p>857.54</text:p>
          </table:table-cell>
          <table:table-cell office:value-type="float" office:value="114.615">
            <text:p>114.615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R1</text:p>
          </table:table-cell>
          <table:table-cell table:style-name="ce34" office:value-type="float" office:value="43.1413428571429">
            <text:p>43.1</text:p>
          </table:table-cell>
          <table:table-cell table:style-name="DataPilot_20_Value" office:value-type="float" office:value="43.1495142857143">
            <text:p>43.1</text:p>
          </table:table-cell>
          <table:table-cell table:style-name="ce47" office:value-type="float" office:value="33.4594571428571">
            <text:p>33.5</text:p>
          </table:table-cell>
          <table:table-cell table:style-name="ce42" office:value-type="float" office:value="39.9167714285714">
            <text:p>39.9</text:p>
          </table:table-cell>
          <table:table-cell table:formula="of:=[.S27]" office:value-type="string" office:string-value="R1">
            <text:p>R1</text:p>
          </table:table-cell>
          <table:table-cell table:style-name="ce51" table:formula="of:=[.T27]/[.T37]" office:value-type="percentage" office:value="0.304816635255321">
            <text:p>30.48%</text:p>
          </table:table-cell>
          <table:table-cell table:style-name="ce51" table:formula="of:=[.U27]/[.U37]" office:value-type="percentage" office:value="0.305914398100949">
            <text:p>30.59%</text:p>
          </table:table-cell>
          <table:table-cell table:style-name="ce51" table:formula="of:=[.V27]/[.V37]" office:value-type="percentage" office:value="0.222662340230381">
            <text:p>22.27%</text:p>
          </table:table-cell>
        </table:table-row>
        <table:table-row table:style-name="ro1">
          <table:table-cell office:value-type="string">
            <text:p>100-C108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543.618">
            <text:p>20543.618</text:p>
          </table:table-cell>
          <table:table-cell office:value-type="float" office:value="821.745">
            <text:p>821.745</text:p>
          </table:table-cell>
          <table:table-cell office:value-type="float" office:value="109.063">
            <text:p>109.063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R2</text:p>
          </table:table-cell>
          <table:table-cell table:style-name="ce34" office:value-type="float" office:value="175.688545454545">
            <text:p>175.7</text:p>
          </table:table-cell>
          <table:table-cell table:style-name="DataPilot_20_Value" office:value-type="float" office:value="175.688545454545">
            <text:p>175.7</text:p>
          </table:table-cell>
          <table:table-cell table:style-name="ce47" office:value-type="float" office:value="173.059727272727">
            <text:p>173.1</text:p>
          </table:table-cell>
          <table:table-cell table:style-name="ce42" office:value-type="float" office:value="174.812272727273">
            <text:p>174.8</text:p>
          </table:table-cell>
          <table:table-cell table:formula="of:=[.S28]" office:value-type="string" office:string-value="R2">
            <text:p>R2</text:p>
          </table:table-cell>
          <table:table-cell table:style-name="ce51" table:formula="of:=[.T28]/[.T38]" office:value-type="percentage" office:value="0.39122702519122">
            <text:p>39.12%</text:p>
          </table:table-cell>
          <table:table-cell table:style-name="ce51" table:formula="of:=[.U28]/[.U38]" office:value-type="percentage" office:value="0.39122702519122">
            <text:p>39.12%</text:p>
          </table:table-cell>
          <table:table-cell table:style-name="ce51" table:formula="of:=[.V28]/[.V38]" office:value-type="percentage" office:value="0.372905286473485">
            <text:p>37.29%</text:p>
          </table:table-cell>
        </table:table-row>
        <table:table-row table:style-name="ro1">
          <table:table-cell office:value-type="string">
            <text:p>100-C108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716.319">
            <text:p>20716.319</text:p>
          </table:table-cell>
          <table:table-cell office:value-type="float" office:value="828.653">
            <text:p>828.653</text:p>
          </table:table-cell>
          <table:table-cell office:value-type="float" office:value="108.079">
            <text:p>108.079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RC1</text:p>
          </table:table-cell>
          <table:table-cell table:style-name="ce34" office:value-type="float" office:value="39.4175416666667">
            <text:p>39.4</text:p>
          </table:table-cell>
          <table:table-cell table:style-name="DataPilot_20_Value" office:value-type="float" office:value="39.2531666666667">
            <text:p>39.3</text:p>
          </table:table-cell>
          <table:table-cell table:style-name="ce47" office:value-type="float" office:value="35.4099166666667">
            <text:p>35.4</text:p>
          </table:table-cell>
          <table:table-cell table:style-name="ce42" office:value-type="float" office:value="38.026875">
            <text:p>38.0</text:p>
          </table:table-cell>
          <table:table-cell table:formula="of:=[.S29]" office:value-type="string" office:string-value="RC1">
            <text:p>RC1</text:p>
          </table:table-cell>
          <table:table-cell table:style-name="ce51" table:formula="of:=[.T29]/[.T39]" office:value-type="percentage" office:value="0.272311017182846">
            <text:p>27.23%</text:p>
          </table:table-cell>
          <table:table-cell table:style-name="ce51" table:formula="of:=[.U29]/[.U39]" office:value-type="percentage" office:value="0.272863825288555">
            <text:p>27.29%</text:p>
          </table:table-cell>
          <table:table-cell table:style-name="ce51" table:formula="of:=[.V29]/[.V39]" office:value-type="percentage" office:value="0.231612460836406">
            <text:p>23.16%</text:p>
          </table:table-cell>
        </table:table-row>
        <table:table-row table:style-name="ro1">
          <table:table-cell office:value-type="string">
            <text:p>100-C108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543.618">
            <text:p>20543.618</text:p>
          </table:table-cell>
          <table:table-cell office:value-type="float" office:value="821.745">
            <text:p>821.745</text:p>
          </table:table-cell>
          <table:table-cell office:value-type="float" office:value="109.063">
            <text:p>109.063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RC2</text:p>
          </table:table-cell>
          <table:table-cell table:style-name="ce44" office:value-type="float" office:value="150.019619047619">
            <text:p>150.0</text:p>
          </table:table-cell>
          <table:table-cell table:style-name="ce45" office:value-type="float" office:value="150.019619047619">
            <text:p>150.0</text:p>
          </table:table-cell>
          <table:table-cell table:style-name="ce48" office:value-type="float" office:value="152.402285714286">
            <text:p>152.4</text:p>
          </table:table-cell>
          <table:table-cell table:style-name="ce50" office:value-type="float" office:value="150.813841269841">
            <text:p>150.8</text:p>
          </table:table-cell>
          <table:table-cell table:formula="of:=[.S30]" office:value-type="string" office:string-value="RC2">
            <text:p>RC2</text:p>
          </table:table-cell>
          <table:table-cell table:style-name="ce51" table:formula="of:=[.T30]/[.T40]" office:value-type="percentage" office:value="0.325706996739427">
            <text:p>32.57%</text:p>
          </table:table-cell>
          <table:table-cell table:style-name="ce51" table:formula="of:=[.U30]/[.U40]" office:value-type="percentage" office:value="0.325706996739427">
            <text:p>32.57%</text:p>
          </table:table-cell>
          <table:table-cell table:style-name="ce51" table:formula="of:=[.V30]/[.V40]" office:value-type="percentage" office:value="0.319713640611056">
            <text:p>31.97%</text:p>
          </table:table-cell>
        </table:table-row>
        <table:table-row table:style-name="ro1">
          <table:table-cell office:value-type="string">
            <text:p>100-C109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810.978">
            <text:p>18810.978</text:p>
          </table:table-cell>
          <table:table-cell office:value-type="float" office:value="752.439">
            <text:p>752.439</text:p>
          </table:table-cell>
          <table:table-cell office:value-type="float" office:value="97.051">
            <text:p>97.051</text:p>
          </table:table-cell>
          <table:table-cell office:value-type="string">
            <text:p>AP</text:p>
          </table:table-cell>
          <table:table-cell/>
          <table:table-cell table:style-name="ce30" office:value-type="string">
            <text:p>Total Result</text:p>
          </table:table-cell>
          <table:table-cell table:style-name="ce35" office:value-type="float" office:value="196.011128048781">
            <text:p>196.0</text:p>
          </table:table-cell>
          <table:table-cell table:style-name="ce39" office:value-type="float" office:value="195.988817073171">
            <text:p>196.0</text:p>
          </table:table-cell>
          <table:table-cell table:style-name="ce49" office:value-type="float" office:value="194.424231707317">
            <text:p>194.4</text:p>
          </table:table-cell>
          <table:table-cell table:style-name="ce43" office:value-type="float" office:value="195.474725609756">
            <text:p>195.5</text:p>
          </table:table-cell>
          <table:table-cell table:number-columns-repeated="4"/>
        </table:table-row>
        <table:table-row table:style-name="ro1">
          <table:table-cell office:value-type="string">
            <text:p>100-C109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022.741">
            <text:p>19022.741</text:p>
          </table:table-cell>
          <table:table-cell office:value-type="float" office:value="760.91">
            <text:p>760.91</text:p>
          </table:table-cell>
          <table:table-cell office:value-type="float" office:value="98.647">
            <text:p>98.647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C109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810.978">
            <text:p>18810.978</text:p>
          </table:table-cell>
          <table:table-cell office:value-type="float" office:value="752.439">
            <text:p>752.439</text:p>
          </table:table-cell>
          <table:table-cell office:value-type="float" office:value="97.051">
            <text:p>97.051</text:p>
          </table:table-cell>
          <table:table-cell office:value-type="string">
            <text:p>MIXED</text:p>
          </table:table-cell>
          <table:table-cell/>
          <table:table-cell table:style-name="ce1" office:value-type="string">
            <text:p>Average - load_mean</text:p>
          </table:table-cell>
          <table:table-cell table:style-name="ce5" office:value-type="string">
            <text:p>strategy</text:p>
          </table:table-cell>
          <table:table-cell table:style-name="ce9" table:number-columns-repeated="2"/>
          <table:table-cell table:style-name="ce15"/>
          <table:table-cell table:number-columns-repeated="4"/>
        </table:table-row>
        <table:table-row table:style-name="ro1">
          <table:table-cell office:value-type="string">
            <text:p>100-C201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9533.275">
            <text:p>69533.275</text:p>
          </table:table-cell>
          <table:table-cell office:value-type="float" office:value="2781.331">
            <text:p>2781.331</text:p>
          </table:table-cell>
          <table:table-cell office:value-type="float" office:value="248.997">
            <text:p>248.997</text:p>
          </table:table-cell>
          <table:table-cell office:value-type="string">
            <text:p>AP</text:p>
          </table:table-cell>
          <table:table-cell/>
          <table:table-cell table:style-name="ce2" office:value-type="string">
            <text:p>type</text:p>
          </table:table-cell>
          <table:table-cell table:style-name="ce6" office:value-type="string">
            <text:p>AP</text:p>
          </table:table-cell>
          <table:table-cell table:style-name="ce10" office:value-type="string">
            <text:p>MIXED</text:p>
          </table:table-cell>
          <table:table-cell table:style-name="ce10" office:value-type="string">
            <text:p>SEQUENTIAL</text:p>
          </table:table-cell>
          <table:table-cell table:style-name="ce16" office:value-type="string">
            <text:p>Total Result</text:p>
          </table:table-cell>
          <table:table-cell table:number-columns-repeated="4"/>
        </table:table-row>
        <table:table-row table:style-name="ro1">
          <table:table-cell office:value-type="string">
            <text:p>100-C201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9968.188">
            <text:p>69968.188</text:p>
          </table:table-cell>
          <table:table-cell office:value-type="float" office:value="2798.728">
            <text:p>2798.728</text:p>
          </table:table-cell>
          <table:table-cell office:value-type="float" office:value="249.544">
            <text:p>249.544</text:p>
          </table:table-cell>
          <table:table-cell office:value-type="string">
            <text:p>SEQUENTIAL</text:p>
          </table:table-cell>
          <table:table-cell/>
          <table:table-cell table:style-name="ce3" office:value-type="string">
            <text:p>C1</text:p>
          </table:table-cell>
          <table:table-cell table:style-name="ce33" office:value-type="float" office:value="638.585962962963">
            <text:p>638.6</text:p>
          </table:table-cell>
          <table:table-cell table:style-name="ce38" office:value-type="float" office:value="638.585962962963">
            <text:p>638.6</text:p>
          </table:table-cell>
          <table:table-cell table:style-name="ce46" office:value-type="float" office:value="647.530592592593">
            <text:p>647.5</text:p>
          </table:table-cell>
          <table:table-cell table:style-name="ce41" office:value-type="float" office:value="641.567506172839">
            <text:p>641.6</text:p>
          </table:table-cell>
          <table:table-cell table:number-columns-repeated="4"/>
        </table:table-row>
        <table:table-row table:style-name="ro1">
          <table:table-cell office:value-type="string">
            <text:p>100-C201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9533.275">
            <text:p>69533.275</text:p>
          </table:table-cell>
          <table:table-cell office:value-type="float" office:value="2781.331">
            <text:p>2781.331</text:p>
          </table:table-cell>
          <table:table-cell office:value-type="float" office:value="248.997">
            <text:p>248.997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C2</text:p>
          </table:table-cell>
          <table:table-cell table:style-name="ce34" office:value-type="float" office:value="1979.99008333333">
            <text:p>1980.0</text:p>
          </table:table-cell>
          <table:table-cell table:style-name="DataPilot_20_Value" office:value-type="float" office:value="1979.99008333333">
            <text:p>1980.0</text:p>
          </table:table-cell>
          <table:table-cell table:style-name="ce47" office:value-type="float" office:value="1986.85775">
            <text:p>1986.9</text:p>
          </table:table-cell>
          <table:table-cell table:style-name="ce42" office:value-type="float" office:value="1982.27930555556">
            <text:p>1982.3</text:p>
          </table:table-cell>
          <table:table-cell table:number-columns-repeated="4"/>
        </table:table-row>
        <table:table-row table:style-name="ro1">
          <table:table-cell office:value-type="string">
            <text:p>100-C202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6786.203">
            <text:p>66786.203</text:p>
          </table:table-cell>
          <table:table-cell office:value-type="float" office:value="2671.448">
            <text:p>2671.448</text:p>
          </table:table-cell>
          <table:table-cell office:value-type="float" office:value="277.611">
            <text:p>277.611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R1</text:p>
          </table:table-cell>
          <table:table-cell table:style-name="ce34" office:value-type="float" office:value="141.532114285714">
            <text:p>141.5</text:p>
          </table:table-cell>
          <table:table-cell table:style-name="DataPilot_20_Value" office:value-type="float" office:value="141.050942857143">
            <text:p>141.1</text:p>
          </table:table-cell>
          <table:table-cell table:style-name="ce47" office:value-type="float" office:value="150.269942857143">
            <text:p>150.3</text:p>
          </table:table-cell>
          <table:table-cell table:style-name="ce42" office:value-type="float" office:value="144.284333333333">
            <text:p>144.3</text:p>
          </table:table-cell>
          <table:table-cell table:number-columns-repeated="4"/>
        </table:table-row>
        <table:table-row table:style-name="ro1">
          <table:table-cell office:value-type="string">
            <text:p>100-C202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281.829">
            <text:p>67281.829</text:p>
          </table:table-cell>
          <table:table-cell office:value-type="float" office:value="2691.273">
            <text:p>2691.273</text:p>
          </table:table-cell>
          <table:table-cell office:value-type="float" office:value="279.104">
            <text:p>279.104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R2</text:p>
          </table:table-cell>
          <table:table-cell table:style-name="ce34" office:value-type="float" office:value="449.070575757576">
            <text:p>449.1</text:p>
          </table:table-cell>
          <table:table-cell table:style-name="DataPilot_20_Value" office:value-type="float" office:value="449.070575757576">
            <text:p>449.1</text:p>
          </table:table-cell>
          <table:table-cell table:style-name="ce47" office:value-type="float" office:value="464.084939393939">
            <text:p>464.1</text:p>
          </table:table-cell>
          <table:table-cell table:style-name="ce42" office:value-type="float" office:value="454.075363636363">
            <text:p>454.1</text:p>
          </table:table-cell>
          <table:table-cell table:number-columns-repeated="4"/>
        </table:table-row>
        <table:table-row table:style-name="ro1">
          <table:table-cell office:value-type="string">
            <text:p>100-C202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6786.203">
            <text:p>66786.203</text:p>
          </table:table-cell>
          <table:table-cell office:value-type="float" office:value="2671.448">
            <text:p>2671.448</text:p>
          </table:table-cell>
          <table:table-cell office:value-type="float" office:value="277.611">
            <text:p>277.611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RC1</text:p>
          </table:table-cell>
          <table:table-cell table:style-name="ce34" office:value-type="float" office:value="144.751916666667">
            <text:p>144.8</text:p>
          </table:table-cell>
          <table:table-cell table:style-name="DataPilot_20_Value" office:value-type="float" office:value="143.85625">
            <text:p>143.9</text:p>
          </table:table-cell>
          <table:table-cell table:style-name="ce47" office:value-type="float" office:value="152.884333333333">
            <text:p>152.9</text:p>
          </table:table-cell>
          <table:table-cell table:style-name="ce42" office:value-type="float" office:value="147.164166666667">
            <text:p>147.2</text:p>
          </table:table-cell>
          <table:table-cell table:number-columns-repeated="4"/>
        </table:table-row>
        <table:table-row table:style-name="ro1">
          <table:table-cell office:value-type="string">
            <text:p>100-C203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0473.382">
            <text:p>60473.382</text:p>
          </table:table-cell>
          <table:table-cell office:value-type="float" office:value="2418.935">
            <text:p>2418.935</text:p>
          </table:table-cell>
          <table:table-cell office:value-type="float" office:value="496.614">
            <text:p>496.614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RC2</text:p>
          </table:table-cell>
          <table:table-cell table:style-name="ce44" office:value-type="float" office:value="460.596857142857">
            <text:p>460.6</text:p>
          </table:table-cell>
          <table:table-cell table:style-name="ce45" office:value-type="float" office:value="460.596857142857">
            <text:p>460.6</text:p>
          </table:table-cell>
          <table:table-cell table:style-name="ce48" office:value-type="float" office:value="476.683714285714">
            <text:p>476.7</text:p>
          </table:table-cell>
          <table:table-cell table:style-name="ce50" office:value-type="float" office:value="465.959142857143">
            <text:p>466.0</text:p>
          </table:table-cell>
          <table:table-cell table:number-columns-repeated="4"/>
        </table:table-row>
        <table:table-row table:style-name="ro1">
          <table:table-cell office:value-type="string">
            <text:p>100-C203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0982.224">
            <text:p>60982.224</text:p>
          </table:table-cell>
          <table:table-cell office:value-type="float" office:value="2439.289">
            <text:p>2439.289</text:p>
          </table:table-cell>
          <table:table-cell office:value-type="float" office:value="503.76">
            <text:p>503.76</text:p>
          </table:table-cell>
          <table:table-cell office:value-type="string">
            <text:p>SEQUENTIAL</text:p>
          </table:table-cell>
          <table:table-cell/>
          <table:table-cell table:style-name="ce30" office:value-type="string">
            <text:p>Total Result</text:p>
          </table:table-cell>
          <table:table-cell table:style-name="ce35" office:value-type="float" office:value="595.61656097561">
            <text:p>595.6</text:p>
          </table:table-cell>
          <table:table-cell table:style-name="ce39" office:value-type="float" office:value="595.382798780488">
            <text:p>595.4</text:p>
          </table:table-cell>
          <table:table-cell table:style-name="ce49" office:value-type="float" office:value="606.230152439024">
            <text:p>606.2</text:p>
          </table:table-cell>
          <table:table-cell table:style-name="ce43" office:value-type="float" office:value="599.076504065041">
            <text:p>599.1</text:p>
          </table:table-cell>
          <table:table-cell table:number-columns-repeated="4"/>
        </table:table-row>
        <table:table-row table:style-name="ro1">
          <table:table-cell office:value-type="string">
            <text:p>100-C203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0473.382">
            <text:p>60473.382</text:p>
          </table:table-cell>
          <table:table-cell office:value-type="float" office:value="2418.935">
            <text:p>2418.935</text:p>
          </table:table-cell>
          <table:table-cell office:value-type="float" office:value="496.614">
            <text:p>496.61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C204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321.37">
            <text:p>43321.37</text:p>
          </table:table-cell>
          <table:table-cell office:value-type="float" office:value="1732.855">
            <text:p>1732.855</text:p>
          </table:table-cell>
          <table:table-cell office:value-type="float" office:value="915.265">
            <text:p>915.26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C204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978.952">
            <text:p>43978.952</text:p>
          </table:table-cell>
          <table:table-cell office:value-type="float" office:value="1759.158">
            <text:p>1759.158</text:p>
          </table:table-cell>
          <table:table-cell office:value-type="float" office:value="918.315">
            <text:p>918.31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C204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321.37">
            <text:p>43321.37</text:p>
          </table:table-cell>
          <table:table-cell office:value-type="float" office:value="1732.855">
            <text:p>1732.855</text:p>
          </table:table-cell>
          <table:table-cell office:value-type="float" office:value="915.265">
            <text:p>915.265</text:p>
          </table:table-cell>
          <table:table-cell office:value-type="string">
            <text:p>MIXED</text:p>
          </table:table-cell>
          <table:table-cell/>
          <table:table-cell table:style-name="ce1" office:value-type="string">
            <text:p>Average - it</text:p>
          </table:table-cell>
          <table:table-cell table:style-name="ce5" office:value-type="string">
            <text:p>strategy</text:p>
          </table:table-cell>
          <table:table-cell table:style-name="ce9" table:number-columns-repeated="2"/>
          <table:table-cell table:style-name="ce15"/>
          <table:table-cell table:number-columns-repeated="4"/>
        </table:table-row>
        <table:table-row table:style-name="ro1">
          <table:table-cell office:value-type="string">
            <text:p>100-C205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286.908">
            <text:p>67286.908</text:p>
          </table:table-cell>
          <table:table-cell office:value-type="float" office:value="2691.476">
            <text:p>2691.476</text:p>
          </table:table-cell>
          <table:table-cell office:value-type="float" office:value="239.599">
            <text:p>239.599</text:p>
          </table:table-cell>
          <table:table-cell office:value-type="string">
            <text:p>AP</text:p>
          </table:table-cell>
          <table:table-cell/>
          <table:table-cell table:style-name="ce2" office:value-type="string">
            <text:p>type</text:p>
          </table:table-cell>
          <table:table-cell table:style-name="ce6" office:value-type="string">
            <text:p>AP</text:p>
          </table:table-cell>
          <table:table-cell table:style-name="ce10" office:value-type="string">
            <text:p>MIXED</text:p>
          </table:table-cell>
          <table:table-cell table:style-name="ce10" office:value-type="string">
            <text:p>SEQUENTIAL</text:p>
          </table:table-cell>
          <table:table-cell table:style-name="ce16" office:value-type="string">
            <text:p>Total Result</text:p>
          </table:table-cell>
          <table:table-cell table:number-columns-repeated="4"/>
        </table:table-row>
        <table:table-row table:style-name="ro1">
          <table:table-cell office:value-type="string">
            <text:p>100-C205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806.316">
            <text:p>67806.316</text:p>
          </table:table-cell>
          <table:table-cell office:value-type="float" office:value="2712.253">
            <text:p>2712.253</text:p>
          </table:table-cell>
          <table:table-cell office:value-type="float" office:value="240.85">
            <text:p>240.85</text:p>
          </table:table-cell>
          <table:table-cell office:value-type="string">
            <text:p>SEQUENTIAL</text:p>
          </table:table-cell>
          <table:table-cell/>
          <table:table-cell table:style-name="ce3" office:value-type="string">
            <text:p>C1</text:p>
          </table:table-cell>
          <table:table-cell table:style-name="ce33" office:value-type="float" office:value="2.33333333333333">
            <text:p>2.3</text:p>
          </table:table-cell>
          <table:table-cell table:style-name="ce38" office:value-type="float" office:value="2.33333333333333">
            <text:p>2.3</text:p>
          </table:table-cell>
          <table:table-cell table:style-name="ce46" office:value-type="float" office:value="58.3333333333333">
            <text:p>58.3</text:p>
          </table:table-cell>
          <table:table-cell table:style-name="ce41" office:value-type="float" office:value="21">
            <text:p>21.0</text:p>
          </table:table-cell>
          <table:table-cell table:number-columns-repeated="4"/>
        </table:table-row>
        <table:table-row table:style-name="ro1">
          <table:table-cell office:value-type="string">
            <text:p>100-C205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286.908">
            <text:p>67286.908</text:p>
          </table:table-cell>
          <table:table-cell office:value-type="float" office:value="2691.476">
            <text:p>2691.476</text:p>
          </table:table-cell>
          <table:table-cell office:value-type="float" office:value="239.599">
            <text:p>239.599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C2</text:p>
          </table:table-cell>
          <table:table-cell table:style-name="ce34" office:value-type="float" office:value="2.33333333333333">
            <text:p>2.3</text:p>
          </table:table-cell>
          <table:table-cell table:style-name="DataPilot_20_Value" office:value-type="float" office:value="2.33333333333333">
            <text:p>2.3</text:p>
          </table:table-cell>
          <table:table-cell table:style-name="ce47" office:value-type="float" office:value="58.3333333333333">
            <text:p>58.3</text:p>
          </table:table-cell>
          <table:table-cell table:style-name="ce42" office:value-type="float" office:value="21">
            <text:p>21.0</text:p>
          </table:table-cell>
          <table:table-cell table:number-columns-repeated="4"/>
        </table:table-row>
        <table:table-row table:style-name="ro1">
          <table:table-cell office:value-type="string">
            <text:p>100-C206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047.777">
            <text:p>65047.777</text:p>
          </table:table-cell>
          <table:table-cell office:value-type="float" office:value="2601.911">
            <text:p>2601.911</text:p>
          </table:table-cell>
          <table:table-cell office:value-type="float" office:value="232.07">
            <text:p>232.07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R1</text:p>
          </table:table-cell>
          <table:table-cell table:style-name="ce34" office:value-type="float" office:value="33.5428571428571">
            <text:p>33.5</text:p>
          </table:table-cell>
          <table:table-cell table:style-name="DataPilot_20_Value" office:value-type="float" office:value="28.6">
            <text:p>28.6</text:p>
          </table:table-cell>
          <table:table-cell table:style-name="ce47" office:value-type="float" office:value="242.6">
            <text:p>242.6</text:p>
          </table:table-cell>
          <table:table-cell table:style-name="ce42" office:value-type="float" office:value="101.580952380952">
            <text:p>101.6</text:p>
          </table:table-cell>
          <table:table-cell table:number-columns-repeated="4"/>
        </table:table-row>
        <table:table-row table:style-name="ro1">
          <table:table-cell office:value-type="string">
            <text:p>100-C206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655.257">
            <text:p>65655.257</text:p>
          </table:table-cell>
          <table:table-cell office:value-type="float" office:value="2626.21">
            <text:p>2626.21</text:p>
          </table:table-cell>
          <table:table-cell office:value-type="float" office:value="227.834">
            <text:p>227.834</text:p>
          </table:table-cell>
          <table:table-cell office:value-type="string">
            <text:p>SEQUENTIAL</text:p>
          </table:table-cell>
          <table:table-cell/>
          <table:table-cell table:style-name="ce29" office:value-type="string">
            <text:p>R2</text:p>
          </table:table-cell>
          <table:table-cell table:style-name="ce34" office:value-type="float" office:value="2.33333333333333">
            <text:p>2.3</text:p>
          </table:table-cell>
          <table:table-cell table:style-name="DataPilot_20_Value" office:value-type="float" office:value="2.33333333333333">
            <text:p>2.3</text:p>
          </table:table-cell>
          <table:table-cell table:style-name="ce47" office:value-type="float" office:value="58.3333333333333">
            <text:p>58.3</text:p>
          </table:table-cell>
          <table:table-cell table:style-name="ce42" office:value-type="float" office:value="21">
            <text:p>21.0</text:p>
          </table:table-cell>
          <table:table-cell table:number-columns-repeated="4"/>
        </table:table-row>
        <table:table-row table:style-name="ro1">
          <table:table-cell office:value-type="string">
            <text:p>100-C206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047.777">
            <text:p>65047.777</text:p>
          </table:table-cell>
          <table:table-cell office:value-type="float" office:value="2601.911">
            <text:p>2601.911</text:p>
          </table:table-cell>
          <table:table-cell office:value-type="float" office:value="232.07">
            <text:p>232.07</text:p>
          </table:table-cell>
          <table:table-cell office:value-type="string">
            <text:p>MIXED</text:p>
          </table:table-cell>
          <table:table-cell/>
          <table:table-cell table:style-name="ce29" office:value-type="string">
            <text:p>RC1</text:p>
          </table:table-cell>
          <table:table-cell table:style-name="ce34" office:value-type="float" office:value="8.5">
            <text:p>8.5</text:p>
          </table:table-cell>
          <table:table-cell table:style-name="DataPilot_20_Value" office:value-type="float" office:value="25.75">
            <text:p>25.8</text:p>
          </table:table-cell>
          <table:table-cell table:style-name="ce47" office:value-type="float" office:value="82.4166666666667">
            <text:p>82.4</text:p>
          </table:table-cell>
          <table:table-cell table:style-name="ce42" office:value-type="float" office:value="38.8888888888889">
            <text:p>38.9</text:p>
          </table:table-cell>
          <table:table-cell table:number-columns-repeated="4"/>
        </table:table-row>
        <table:table-row table:style-name="ro1">
          <table:table-cell office:value-type="string">
            <text:p>100-C207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2034.892">
            <text:p>62034.892</text:p>
          </table:table-cell>
          <table:table-cell office:value-type="float" office:value="2481.396">
            <text:p>2481.396</text:p>
          </table:table-cell>
          <table:table-cell office:value-type="float" office:value="258.654">
            <text:p>258.654</text:p>
          </table:table-cell>
          <table:table-cell office:value-type="string">
            <text:p>AP</text:p>
          </table:table-cell>
          <table:table-cell/>
          <table:table-cell table:style-name="ce29" office:value-type="string">
            <text:p>RC2</text:p>
          </table:table-cell>
          <table:table-cell table:style-name="ce44" office:value-type="float" office:value="2.33333333333333">
            <text:p>2.3</text:p>
          </table:table-cell>
          <table:table-cell table:style-name="ce45" office:value-type="float" office:value="2.33333333333333">
            <text:p>2.3</text:p>
          </table:table-cell>
          <table:table-cell table:style-name="ce48" office:value-type="float" office:value="58.3333333333333">
            <text:p>58.3</text:p>
          </table:table-cell>
          <table:table-cell table:style-name="ce50" office:value-type="float" office:value="21">
            <text:p>21.0</text:p>
          </table:table-cell>
          <table:table-cell table:number-columns-repeated="4"/>
        </table:table-row>
        <table:table-row table:style-name="ro1">
          <table:table-cell office:value-type="string">
            <text:p>100-C207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2458.297">
            <text:p>62458.297</text:p>
          </table:table-cell>
          <table:table-cell office:value-type="float" office:value="2498.332">
            <text:p>2498.332</text:p>
          </table:table-cell>
          <table:table-cell office:value-type="float" office:value="257.219">
            <text:p>257.219</text:p>
          </table:table-cell>
          <table:table-cell office:value-type="string">
            <text:p>SEQUENTIAL</text:p>
          </table:table-cell>
          <table:table-cell/>
          <table:table-cell table:style-name="ce30" office:value-type="string">
            <text:p>Total Result</text:p>
          </table:table-cell>
          <table:table-cell table:style-name="ce35" office:value-type="float" office:value="9.89634146341463">
            <text:p>9.9</text:p>
          </table:table-cell>
          <table:table-cell table:style-name="ce39" office:value-type="float" office:value="11.3658536585366">
            <text:p>11.4</text:p>
          </table:table-cell>
          <table:table-cell table:style-name="ce49" office:value-type="float" office:value="101.182926829268">
            <text:p>101.2</text:p>
          </table:table-cell>
          <table:table-cell table:style-name="ce43" office:value-type="float" office:value="40.8150406504065">
            <text:p>40.8</text:p>
          </table:table-cell>
          <table:table-cell table:number-columns-repeated="4"/>
        </table:table-row>
        <table:table-row table:style-name="ro1">
          <table:table-cell office:value-type="string">
            <text:p>100-C207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2034.892">
            <text:p>62034.892</text:p>
          </table:table-cell>
          <table:table-cell office:value-type="float" office:value="2481.396">
            <text:p>2481.396</text:p>
          </table:table-cell>
          <table:table-cell office:value-type="float" office:value="258.654">
            <text:p>258.65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C208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2881.268">
            <text:p>62881.268</text:p>
          </table:table-cell>
          <table:table-cell office:value-type="float" office:value="2515.251">
            <text:p>2515.251</text:p>
          </table:table-cell>
          <table:table-cell office:value-type="float" office:value="205.951">
            <text:p>205.951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C208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3195.39">
            <text:p>63195.39</text:p>
          </table:table-cell>
          <table:table-cell office:value-type="float" office:value="2527.816">
            <text:p>2527.816</text:p>
          </table:table-cell>
          <table:table-cell office:value-type="float" office:value="202.191">
            <text:p>202.19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C208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2881.268">
            <text:p>62881.268</text:p>
          </table:table-cell>
          <table:table-cell office:value-type="float" office:value="2515.251">
            <text:p>2515.251</text:p>
          </table:table-cell>
          <table:table-cell office:value-type="float" office:value="205.951">
            <text:p>205.951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101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986">
            <text:p>6986</text:p>
          </table:table-cell>
          <table:table-cell office:value-type="float" office:value="4387">
            <text:p>4387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MIT_ITERATION</text:p>
          </table:table-cell>
          <table:table-cell office:value-type="string">
            <text:p>true</text:p>
          </table:table-cell>
          <table:table-cell table:number-columns-repeated="2" office:value-type="float" office:value="4570.904">
            <text:p>4570.904</text:p>
          </table:table-cell>
          <table:table-cell office:value-type="float" office:value="182.836">
            <text:p>182.836</text:p>
          </table:table-cell>
          <table:table-cell office:value-type="float" office:value="30.177">
            <text:p>30.17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101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8864">
            <text:p>48864</text:p>
          </table:table-cell>
          <table:table-cell office:value-type="float" office:value="3021">
            <text:p>30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LIMIT_ITERATION</text:p>
          </table:table-cell>
          <table:table-cell office:value-type="string">
            <text:p>true</text:p>
          </table:table-cell>
          <table:table-cell table:number-columns-repeated="2" office:value-type="float" office:value="4656.941">
            <text:p>4656.941</text:p>
          </table:table-cell>
          <table:table-cell office:value-type="float" office:value="186.278">
            <text:p>186.278</text:p>
          </table:table-cell>
          <table:table-cell office:value-type="float" office:value="26.408">
            <text:p>26.40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101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814">
            <text:p>8814</text:p>
          </table:table-cell>
          <table:table-cell office:value-type="float" office:value="4494">
            <text:p>449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LIMIT_ITERATION</text:p>
          </table:table-cell>
          <table:table-cell office:value-type="string">
            <text:p>true</text:p>
          </table:table-cell>
          <table:table-cell table:number-columns-repeated="2" office:value-type="float" office:value="4372.378">
            <text:p>4372.378</text:p>
          </table:table-cell>
          <table:table-cell office:value-type="float" office:value="174.895">
            <text:p>174.895</text:p>
          </table:table-cell>
          <table:table-cell office:value-type="float" office:value="34.939">
            <text:p>34.93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102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56">
            <text:p>956</text:p>
          </table:table-cell>
          <table:table-cell office:value-type="float" office:value="910">
            <text:p>91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770.967">
            <text:p>4770.967</text:p>
          </table:table-cell>
          <table:table-cell office:value-type="float" office:value="190.839">
            <text:p>190.839</text:p>
          </table:table-cell>
          <table:table-cell office:value-type="float" office:value="38.538">
            <text:p>38.53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102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972">
            <text:p>497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048.543">
            <text:p>5048.543</text:p>
          </table:table-cell>
          <table:table-cell office:value-type="float" office:value="201.942">
            <text:p>201.942</text:p>
          </table:table-cell>
          <table:table-cell office:value-type="float" office:value="14.318">
            <text:p>14.31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102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19">
            <text:p>819</text:p>
          </table:table-cell>
          <table:table-cell office:value-type="float" office:value="534">
            <text:p>534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72.989">
            <text:p>4472.989</text:p>
          </table:table-cell>
          <table:table-cell office:value-type="float" office:value="178.92">
            <text:p>178.92</text:p>
          </table:table-cell>
          <table:table-cell office:value-type="float" office:value="34.474">
            <text:p>34.47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103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537.53">
            <text:p>4537.53</text:p>
          </table:table-cell>
          <table:table-cell office:value-type="float" office:value="181.501">
            <text:p>181.501</text:p>
          </table:table-cell>
          <table:table-cell office:value-type="float" office:value="39.109">
            <text:p>39.10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103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59">
            <text:p>659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930.272">
            <text:p>4930.272</text:p>
          </table:table-cell>
          <table:table-cell office:value-type="float" office:value="197.211">
            <text:p>197.211</text:p>
          </table:table-cell>
          <table:table-cell office:value-type="float" office:value="21.367">
            <text:p>21.367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103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79.191">
            <text:p>4479.191</text:p>
          </table:table-cell>
          <table:table-cell office:value-type="float" office:value="179.168">
            <text:p>179.168</text:p>
          </table:table-cell>
          <table:table-cell office:value-type="float" office:value="39.471">
            <text:p>39.471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104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20.827">
            <text:p>4220.827</text:p>
          </table:table-cell>
          <table:table-cell office:value-type="float" office:value="168.833">
            <text:p>168.833</text:p>
          </table:table-cell>
          <table:table-cell office:value-type="float" office:value="47.537">
            <text:p>47.53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104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738.389">
            <text:p>4738.389</text:p>
          </table:table-cell>
          <table:table-cell office:value-type="float" office:value="189.536">
            <text:p>189.536</text:p>
          </table:table-cell>
          <table:table-cell office:value-type="float" office:value="20.201">
            <text:p>20.20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104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20.827">
            <text:p>4220.827</text:p>
          </table:table-cell>
          <table:table-cell office:value-type="float" office:value="168.833">
            <text:p>168.833</text:p>
          </table:table-cell>
          <table:table-cell office:value-type="float" office:value="47.537">
            <text:p>47.53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105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03.567">
            <text:p>4603.567</text:p>
          </table:table-cell>
          <table:table-cell office:value-type="float" office:value="184.143">
            <text:p>184.143</text:p>
          </table:table-cell>
          <table:table-cell office:value-type="float" office:value="25.498">
            <text:p>25.49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105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16">
            <text:p>816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042.638">
            <text:p>5042.638</text:p>
          </table:table-cell>
          <table:table-cell office:value-type="float" office:value="201.706">
            <text:p>201.706</text:p>
          </table:table-cell>
          <table:table-cell office:value-type="float" office:value="17.012">
            <text:p>17.012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105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826.951">
            <text:p>4826.951</text:p>
          </table:table-cell>
          <table:table-cell office:value-type="float" office:value="193.078">
            <text:p>193.078</text:p>
          </table:table-cell>
          <table:table-cell office:value-type="float" office:value="34.271">
            <text:p>34.271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106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85.317">
            <text:p>4685.317</text:p>
          </table:table-cell>
          <table:table-cell office:value-type="float" office:value="187.413">
            <text:p>187.413</text:p>
          </table:table-cell>
          <table:table-cell office:value-type="float" office:value="39.911">
            <text:p>39.911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106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10.064">
            <text:p>5110.064</text:p>
          </table:table-cell>
          <table:table-cell office:value-type="float" office:value="204.403">
            <text:p>204.403</text:p>
          </table:table-cell>
          <table:table-cell office:value-type="float" office:value="12.93">
            <text:p>12.9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106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44.007">
            <text:p>4344.007</text:p>
          </table:table-cell>
          <table:table-cell office:value-type="float" office:value="173.76">
            <text:p>173.76</text:p>
          </table:table-cell>
          <table:table-cell office:value-type="float" office:value="38.514">
            <text:p>38.51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107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41.448">
            <text:p>4241.448</text:p>
          </table:table-cell>
          <table:table-cell office:value-type="float" office:value="169.658">
            <text:p>169.658</text:p>
          </table:table-cell>
          <table:table-cell office:value-type="float" office:value="46.019">
            <text:p>46.01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107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53.854">
            <text:p>4353.854</text:p>
          </table:table-cell>
          <table:table-cell office:value-type="float" office:value="174.154">
            <text:p>174.154</text:p>
          </table:table-cell>
          <table:table-cell office:value-type="float" office:value="31.144">
            <text:p>31.14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107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41.448">
            <text:p>4241.448</text:p>
          </table:table-cell>
          <table:table-cell office:value-type="float" office:value="169.658">
            <text:p>169.658</text:p>
          </table:table-cell>
          <table:table-cell office:value-type="float" office:value="46.019">
            <text:p>46.01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108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034.611">
            <text:p>4034.611</text:p>
          </table:table-cell>
          <table:table-cell office:value-type="float" office:value="161.384">
            <text:p>161.384</text:p>
          </table:table-cell>
          <table:table-cell office:value-type="float" office:value="42.617">
            <text:p>42.61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108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66.803">
            <text:p>4666.803</text:p>
          </table:table-cell>
          <table:table-cell office:value-type="float" office:value="186.672">
            <text:p>186.672</text:p>
          </table:table-cell>
          <table:table-cell office:value-type="float" office:value="15.604">
            <text:p>15.60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108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034.611">
            <text:p>4034.611</text:p>
          </table:table-cell>
          <table:table-cell office:value-type="float" office:value="161.384">
            <text:p>161.384</text:p>
          </table:table-cell>
          <table:table-cell office:value-type="float" office:value="42.617">
            <text:p>42.61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109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40.695">
            <text:p>4640.695</text:p>
          </table:table-cell>
          <table:table-cell office:value-type="float" office:value="185.628">
            <text:p>185.628</text:p>
          </table:table-cell>
          <table:table-cell office:value-type="float" office:value="33.441">
            <text:p>33.441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109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17.699">
            <text:p>4617.699</text:p>
          </table:table-cell>
          <table:table-cell office:value-type="float" office:value="184.708">
            <text:p>184.708</text:p>
          </table:table-cell>
          <table:table-cell office:value-type="float" office:value="20.393">
            <text:p>20.39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109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65.902">
            <text:p>4665.902</text:p>
          </table:table-cell>
          <table:table-cell office:value-type="float" office:value="186.636">
            <text:p>186.636</text:p>
          </table:table-cell>
          <table:table-cell office:value-type="float" office:value="31.446">
            <text:p>31.44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110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04.265">
            <text:p>4304.265</text:p>
          </table:table-cell>
          <table:table-cell office:value-type="float" office:value="172.171">
            <text:p>172.171</text:p>
          </table:table-cell>
          <table:table-cell office:value-type="float" office:value="37.956">
            <text:p>37.95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110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586.728">
            <text:p>4586.728</text:p>
          </table:table-cell>
          <table:table-cell office:value-type="float" office:value="183.469">
            <text:p>183.469</text:p>
          </table:table-cell>
          <table:table-cell office:value-type="float" office:value="21.308">
            <text:p>21.30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110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04.265">
            <text:p>4304.265</text:p>
          </table:table-cell>
          <table:table-cell office:value-type="float" office:value="172.171">
            <text:p>172.171</text:p>
          </table:table-cell>
          <table:table-cell office:value-type="float" office:value="37.956">
            <text:p>37.95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111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54.788">
            <text:p>4354.788</text:p>
          </table:table-cell>
          <table:table-cell office:value-type="float" office:value="174.192">
            <text:p>174.192</text:p>
          </table:table-cell>
          <table:table-cell office:value-type="float" office:value="32.636">
            <text:p>32.63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111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877.411">
            <text:p>4877.411</text:p>
          </table:table-cell>
          <table:table-cell office:value-type="float" office:value="195.096">
            <text:p>195.096</text:p>
          </table:table-cell>
          <table:table-cell office:value-type="float" office:value="15.235">
            <text:p>15.23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111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62.754">
            <text:p>4362.754</text:p>
          </table:table-cell>
          <table:table-cell office:value-type="float" office:value="174.51">
            <text:p>174.51</text:p>
          </table:table-cell>
          <table:table-cell office:value-type="float" office:value="31.357">
            <text:p>31.35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112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925.039">
            <text:p>3925.039</text:p>
          </table:table-cell>
          <table:table-cell office:value-type="float" office:value="157.002">
            <text:p>157.002</text:p>
          </table:table-cell>
          <table:table-cell office:value-type="float" office:value="29.192">
            <text:p>29.192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112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111.781">
            <text:p>4111.781</text:p>
          </table:table-cell>
          <table:table-cell office:value-type="float" office:value="164.471">
            <text:p>164.471</text:p>
          </table:table-cell>
          <table:table-cell office:value-type="float" office:value="25.832">
            <text:p>25.832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112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925.039">
            <text:p>3925.039</text:p>
          </table:table-cell>
          <table:table-cell office:value-type="float" office:value="157.002">
            <text:p>157.002</text:p>
          </table:table-cell>
          <table:table-cell office:value-type="float" office:value="29.192">
            <text:p>29.192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201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132.836">
            <text:p>19132.836</text:p>
          </table:table-cell>
          <table:table-cell office:value-type="float" office:value="765.313">
            <text:p>765.313</text:p>
          </table:table-cell>
          <table:table-cell office:value-type="float" office:value="82.114">
            <text:p>82.11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201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430.546">
            <text:p>19430.546</text:p>
          </table:table-cell>
          <table:table-cell office:value-type="float" office:value="777.222">
            <text:p>777.222</text:p>
          </table:table-cell>
          <table:table-cell office:value-type="float" office:value="72.523">
            <text:p>72.52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201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132.836">
            <text:p>19132.836</text:p>
          </table:table-cell>
          <table:table-cell office:value-type="float" office:value="765.313">
            <text:p>765.313</text:p>
          </table:table-cell>
          <table:table-cell office:value-type="float" office:value="82.114">
            <text:p>82.11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202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385.691">
            <text:p>18385.691</text:p>
          </table:table-cell>
          <table:table-cell office:value-type="float" office:value="735.428">
            <text:p>735.428</text:p>
          </table:table-cell>
          <table:table-cell office:value-type="float" office:value="91.264">
            <text:p>91.26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202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825.508">
            <text:p>18825.508</text:p>
          </table:table-cell>
          <table:table-cell office:value-type="float" office:value="753.02">
            <text:p>753.02</text:p>
          </table:table-cell>
          <table:table-cell office:value-type="float" office:value="89.806">
            <text:p>89.806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202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385.691">
            <text:p>18385.691</text:p>
          </table:table-cell>
          <table:table-cell office:value-type="float" office:value="735.428">
            <text:p>735.428</text:p>
          </table:table-cell>
          <table:table-cell office:value-type="float" office:value="91.264">
            <text:p>91.26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203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548.038">
            <text:p>16548.038</text:p>
          </table:table-cell>
          <table:table-cell office:value-type="float" office:value="661.922">
            <text:p>661.922</text:p>
          </table:table-cell>
          <table:table-cell office:value-type="float" office:value="165.775">
            <text:p>165.77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203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017.63">
            <text:p>17017.63</text:p>
          </table:table-cell>
          <table:table-cell office:value-type="float" office:value="680.705">
            <text:p>680.705</text:p>
          </table:table-cell>
          <table:table-cell office:value-type="float" office:value="153.589">
            <text:p>153.589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203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548.038">
            <text:p>16548.038</text:p>
          </table:table-cell>
          <table:table-cell office:value-type="float" office:value="661.922">
            <text:p>661.922</text:p>
          </table:table-cell>
          <table:table-cell office:value-type="float" office:value="165.775">
            <text:p>165.77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204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992.439">
            <text:p>11992.439</text:p>
          </table:table-cell>
          <table:table-cell office:value-type="float" office:value="479.698">
            <text:p>479.698</text:p>
          </table:table-cell>
          <table:table-cell office:value-type="float" office:value="240.432">
            <text:p>240.432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204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384.367">
            <text:p>12384.367</text:p>
          </table:table-cell>
          <table:table-cell office:value-type="float" office:value="495.375">
            <text:p>495.375</text:p>
          </table:table-cell>
          <table:table-cell office:value-type="float" office:value="225.98">
            <text:p>225.9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204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992.439">
            <text:p>11992.439</text:p>
          </table:table-cell>
          <table:table-cell office:value-type="float" office:value="479.698">
            <text:p>479.698</text:p>
          </table:table-cell>
          <table:table-cell office:value-type="float" office:value="240.432">
            <text:p>240.432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205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469.099">
            <text:p>17469.099</text:p>
          </table:table-cell>
          <table:table-cell office:value-type="float" office:value="698.764">
            <text:p>698.764</text:p>
          </table:table-cell>
          <table:table-cell office:value-type="float" office:value="76.555">
            <text:p>76.55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205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639.956">
            <text:p>17639.956</text:p>
          </table:table-cell>
          <table:table-cell office:value-type="float" office:value="705.598">
            <text:p>705.598</text:p>
          </table:table-cell>
          <table:table-cell office:value-type="float" office:value="64.144">
            <text:p>64.14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205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469.099">
            <text:p>17469.099</text:p>
          </table:table-cell>
          <table:table-cell office:value-type="float" office:value="698.764">
            <text:p>698.764</text:p>
          </table:table-cell>
          <table:table-cell office:value-type="float" office:value="76.555">
            <text:p>76.55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206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469.851">
            <text:p>16469.851</text:p>
          </table:table-cell>
          <table:table-cell office:value-type="float" office:value="658.794">
            <text:p>658.794</text:p>
          </table:table-cell>
          <table:table-cell office:value-type="float" office:value="86.865">
            <text:p>86.86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206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898.963">
            <text:p>16898.963</text:p>
          </table:table-cell>
          <table:table-cell office:value-type="float" office:value="675.959">
            <text:p>675.959</text:p>
          </table:table-cell>
          <table:table-cell office:value-type="float" office:value="80.024">
            <text:p>80.02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206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469.851">
            <text:p>16469.851</text:p>
          </table:table-cell>
          <table:table-cell office:value-type="float" office:value="658.794">
            <text:p>658.794</text:p>
          </table:table-cell>
          <table:table-cell office:value-type="float" office:value="86.865">
            <text:p>86.86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207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428.523">
            <text:p>14428.523</text:p>
          </table:table-cell>
          <table:table-cell office:value-type="float" office:value="577.141">
            <text:p>577.141</text:p>
          </table:table-cell>
          <table:table-cell office:value-type="float" office:value="159.272">
            <text:p>159.272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207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844.473">
            <text:p>14844.473</text:p>
          </table:table-cell>
          <table:table-cell office:value-type="float" office:value="593.779">
            <text:p>593.779</text:p>
          </table:table-cell>
          <table:table-cell office:value-type="float" office:value="157.404">
            <text:p>157.40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207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428.523">
            <text:p>14428.523</text:p>
          </table:table-cell>
          <table:table-cell office:value-type="float" office:value="577.141">
            <text:p>577.141</text:p>
          </table:table-cell>
          <table:table-cell office:value-type="float" office:value="159.272">
            <text:p>159.272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208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030.685">
            <text:p>10030.685</text:p>
          </table:table-cell>
          <table:table-cell office:value-type="float" office:value="401.227">
            <text:p>401.227</text:p>
          </table:table-cell>
          <table:table-cell office:value-type="float" office:value="227.564">
            <text:p>227.56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208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418.766">
            <text:p>10418.766</text:p>
          </table:table-cell>
          <table:table-cell office:value-type="float" office:value="416.751">
            <text:p>416.751</text:p>
          </table:table-cell>
          <table:table-cell office:value-type="float" office:value="226.055">
            <text:p>226.05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208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030.685">
            <text:p>10030.685</text:p>
          </table:table-cell>
          <table:table-cell office:value-type="float" office:value="401.227">
            <text:p>401.227</text:p>
          </table:table-cell>
          <table:table-cell office:value-type="float" office:value="227.564">
            <text:p>227.56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209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854.253">
            <text:p>14854.253</text:p>
          </table:table-cell>
          <table:table-cell office:value-type="float" office:value="594.17">
            <text:p>594.17</text:p>
          </table:table-cell>
          <table:table-cell office:value-type="float" office:value="73.195">
            <text:p>73.19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209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997.614">
            <text:p>14997.614</text:p>
          </table:table-cell>
          <table:table-cell office:value-type="float" office:value="599.905">
            <text:p>599.905</text:p>
          </table:table-cell>
          <table:table-cell office:value-type="float" office:value="77.105">
            <text:p>77.10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209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854.253">
            <text:p>14854.253</text:p>
          </table:table-cell>
          <table:table-cell office:value-type="float" office:value="594.17">
            <text:p>594.17</text:p>
          </table:table-cell>
          <table:table-cell office:value-type="float" office:value="73.195">
            <text:p>73.19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210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142.192">
            <text:p>16142.192</text:p>
          </table:table-cell>
          <table:table-cell office:value-type="float" office:value="645.688">
            <text:p>645.688</text:p>
          </table:table-cell>
          <table:table-cell office:value-type="float" office:value="132.934">
            <text:p>132.93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210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463.281">
            <text:p>16463.281</text:p>
          </table:table-cell>
          <table:table-cell office:value-type="float" office:value="658.531">
            <text:p>658.531</text:p>
          </table:table-cell>
          <table:table-cell office:value-type="float" office:value="140.213">
            <text:p>140.21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210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142.192">
            <text:p>16142.192</text:p>
          </table:table-cell>
          <table:table-cell office:value-type="float" office:value="645.688">
            <text:p>645.688</text:p>
          </table:table-cell>
          <table:table-cell office:value-type="float" office:value="132.934">
            <text:p>132.93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211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428.466">
            <text:p>12428.466</text:p>
          </table:table-cell>
          <table:table-cell office:value-type="float" office:value="497.139">
            <text:p>497.139</text:p>
          </table:table-cell>
          <table:table-cell office:value-type="float" office:value="22.776">
            <text:p>22.77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211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621.048">
            <text:p>12621.048</text:p>
          </table:table-cell>
          <table:table-cell office:value-type="float" office:value="504.842">
            <text:p>504.842</text:p>
          </table:table-cell>
          <table:table-cell office:value-type="float" office:value="24.544">
            <text:p>24.54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211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428.466">
            <text:p>12428.466</text:p>
          </table:table-cell>
          <table:table-cell office:value-type="float" office:value="497.139">
            <text:p>497.139</text:p>
          </table:table-cell>
          <table:table-cell office:value-type="float" office:value="22.776">
            <text:p>22.77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C101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39.285">
            <text:p>4639.285</text:p>
          </table:table-cell>
          <table:table-cell office:value-type="float" office:value="185.571">
            <text:p>185.571</text:p>
          </table:table-cell>
          <table:table-cell office:value-type="float" office:value="30.208">
            <text:p>30.20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C101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02">
            <text:p>20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818.927">
            <text:p>4818.927</text:p>
          </table:table-cell>
          <table:table-cell office:value-type="float" office:value="192.757">
            <text:p>192.757</text:p>
          </table:table-cell>
          <table:table-cell office:value-type="float" office:value="21.659">
            <text:p>21.659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C101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68">
            <text:p>468</text:p>
          </table:table-cell>
          <table:table-cell office:value-type="float" office:value="277">
            <text:p>27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521.028">
            <text:p>4521.028</text:p>
          </table:table-cell>
          <table:table-cell office:value-type="float" office:value="180.841">
            <text:p>180.841</text:p>
          </table:table-cell>
          <table:table-cell office:value-type="float" office:value="34.374">
            <text:p>34.37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C102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808.768">
            <text:p>4808.768</text:p>
          </table:table-cell>
          <table:table-cell office:value-type="float" office:value="192.351">
            <text:p>192.351</text:p>
          </table:table-cell>
          <table:table-cell office:value-type="float" office:value="29.848">
            <text:p>29.84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C102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16">
            <text:p>216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909.731">
            <text:p>4909.731</text:p>
          </table:table-cell>
          <table:table-cell office:value-type="float" office:value="196.389">
            <text:p>196.389</text:p>
          </table:table-cell>
          <table:table-cell office:value-type="float" office:value="19.015">
            <text:p>19.01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C102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45.657">
            <text:p>4645.657</text:p>
          </table:table-cell>
          <table:table-cell office:value-type="float" office:value="185.826">
            <text:p>185.826</text:p>
          </table:table-cell>
          <table:table-cell office:value-type="float" office:value="26.532">
            <text:p>26.532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C103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583.724">
            <text:p>4583.724</text:p>
          </table:table-cell>
          <table:table-cell office:value-type="float" office:value="183.349">
            <text:p>183.349</text:p>
          </table:table-cell>
          <table:table-cell office:value-type="float" office:value="34.292">
            <text:p>34.292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C103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748.711">
            <text:p>4748.711</text:p>
          </table:table-cell>
          <table:table-cell office:value-type="float" office:value="189.948">
            <text:p>189.948</text:p>
          </table:table-cell>
          <table:table-cell office:value-type="float" office:value="24.121">
            <text:p>24.12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C103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583.724">
            <text:p>4583.724</text:p>
          </table:table-cell>
          <table:table-cell office:value-type="float" office:value="183.349">
            <text:p>183.349</text:p>
          </table:table-cell>
          <table:table-cell office:value-type="float" office:value="34.292">
            <text:p>34.292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C104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102.055">
            <text:p>4102.055</text:p>
          </table:table-cell>
          <table:table-cell office:value-type="float" office:value="164.082">
            <text:p>164.082</text:p>
          </table:table-cell>
          <table:table-cell office:value-type="float" office:value="37.494">
            <text:p>37.49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C104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19.898">
            <text:p>4319.898</text:p>
          </table:table-cell>
          <table:table-cell office:value-type="float" office:value="172.796">
            <text:p>172.796</text:p>
          </table:table-cell>
          <table:table-cell office:value-type="float" office:value="28.284">
            <text:p>28.28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C104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102.055">
            <text:p>4102.055</text:p>
          </table:table-cell>
          <table:table-cell office:value-type="float" office:value="164.082">
            <text:p>164.082</text:p>
          </table:table-cell>
          <table:table-cell office:value-type="float" office:value="37.494">
            <text:p>37.49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C105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786.369">
            <text:p>4786.369</text:p>
          </table:table-cell>
          <table:table-cell office:value-type="float" office:value="191.455">
            <text:p>191.455</text:p>
          </table:table-cell>
          <table:table-cell office:value-type="float" office:value="34.645">
            <text:p>34.64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C105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90">
            <text:p>19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039.221">
            <text:p>5039.221</text:p>
          </table:table-cell>
          <table:table-cell office:value-type="float" office:value="201.569">
            <text:p>201.569</text:p>
          </table:table-cell>
          <table:table-cell office:value-type="float" office:value="22.316">
            <text:p>22.316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C105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43.666">
            <text:p>4443.666</text:p>
          </table:table-cell>
          <table:table-cell office:value-type="float" office:value="177.747">
            <text:p>177.747</text:p>
          </table:table-cell>
          <table:table-cell office:value-type="float" office:value="39.634">
            <text:p>39.63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C106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39.839">
            <text:p>4439.839</text:p>
          </table:table-cell>
          <table:table-cell office:value-type="float" office:value="177.594">
            <text:p>177.594</text:p>
          </table:table-cell>
          <table:table-cell office:value-type="float" office:value="34.639">
            <text:p>34.63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C106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28">
            <text:p>22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70.781">
            <text:p>4670.781</text:p>
          </table:table-cell>
          <table:table-cell office:value-type="float" office:value="186.831">
            <text:p>186.831</text:p>
          </table:table-cell>
          <table:table-cell office:value-type="float" office:value="21.64">
            <text:p>21.6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C106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823.372">
            <text:p>4823.372</text:p>
          </table:table-cell>
          <table:table-cell office:value-type="float" office:value="192.935">
            <text:p>192.935</text:p>
          </table:table-cell>
          <table:table-cell office:value-type="float" office:value="26.776">
            <text:p>26.77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C107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81.661">
            <text:p>4481.661</text:p>
          </table:table-cell>
          <table:table-cell office:value-type="float" office:value="179.266">
            <text:p>179.266</text:p>
          </table:table-cell>
          <table:table-cell office:value-type="float" office:value="34.106">
            <text:p>34.10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C107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91">
            <text:p>19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041.904">
            <text:p>5041.904</text:p>
          </table:table-cell>
          <table:table-cell office:value-type="float" office:value="201.676">
            <text:p>201.676</text:p>
          </table:table-cell>
          <table:table-cell office:value-type="float" office:value="16.043">
            <text:p>16.04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C107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184.801">
            <text:p>4184.801</text:p>
          </table:table-cell>
          <table:table-cell office:value-type="float" office:value="167.392">
            <text:p>167.392</text:p>
          </table:table-cell>
          <table:table-cell office:value-type="float" office:value="32.185">
            <text:p>32.18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C108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08.175">
            <text:p>4208.175</text:p>
          </table:table-cell>
          <table:table-cell office:value-type="float" office:value="168.327">
            <text:p>168.327</text:p>
          </table:table-cell>
          <table:table-cell office:value-type="float" office:value="33.279">
            <text:p>33.27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C108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93.491">
            <text:p>4393.491</text:p>
          </table:table-cell>
          <table:table-cell office:value-type="float" office:value="175.74">
            <text:p>175.74</text:p>
          </table:table-cell>
          <table:table-cell office:value-type="float" office:value="25.091">
            <text:p>25.09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C108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number-columns-repeated="4" office:value-type="float" office:value="5">
            <text:p>5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08.175">
            <text:p>4208.175</text:p>
          </table:table-cell>
          <table:table-cell office:value-type="float" office:value="168.327">
            <text:p>168.327</text:p>
          </table:table-cell>
          <table:table-cell office:value-type="float" office:value="33.279">
            <text:p>33.27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C201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995.059">
            <text:p>17995.059</text:p>
          </table:table-cell>
          <table:table-cell office:value-type="float" office:value="719.802">
            <text:p>719.802</text:p>
          </table:table-cell>
          <table:table-cell office:value-type="float" office:value="81.167">
            <text:p>81.16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C201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308.47">
            <text:p>18308.47</text:p>
          </table:table-cell>
          <table:table-cell office:value-type="float" office:value="732.339">
            <text:p>732.339</text:p>
          </table:table-cell>
          <table:table-cell office:value-type="float" office:value="85.641">
            <text:p>85.64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C201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995.059">
            <text:p>17995.059</text:p>
          </table:table-cell>
          <table:table-cell office:value-type="float" office:value="719.802">
            <text:p>719.802</text:p>
          </table:table-cell>
          <table:table-cell office:value-type="float" office:value="81.167">
            <text:p>81.16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C202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542.649">
            <text:p>17542.649</text:p>
          </table:table-cell>
          <table:table-cell office:value-type="float" office:value="701.706">
            <text:p>701.706</text:p>
          </table:table-cell>
          <table:table-cell office:value-type="float" office:value="101.354">
            <text:p>101.35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C202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030.185">
            <text:p>18030.185</text:p>
          </table:table-cell>
          <table:table-cell office:value-type="float" office:value="721.207">
            <text:p>721.207</text:p>
          </table:table-cell>
          <table:table-cell office:value-type="float" office:value="99.234">
            <text:p>99.23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C202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542.649">
            <text:p>17542.649</text:p>
          </table:table-cell>
          <table:table-cell office:value-type="float" office:value="701.706">
            <text:p>701.706</text:p>
          </table:table-cell>
          <table:table-cell office:value-type="float" office:value="101.354">
            <text:p>101.35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C204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920.658">
            <text:p>10920.658</text:p>
          </table:table-cell>
          <table:table-cell office:value-type="float" office:value="436.826">
            <text:p>436.826</text:p>
          </table:table-cell>
          <table:table-cell office:value-type="float" office:value="230.287">
            <text:p>230.28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C204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598.671">
            <text:p>11598.671</text:p>
          </table:table-cell>
          <table:table-cell office:value-type="float" office:value="463.947">
            <text:p>463.947</text:p>
          </table:table-cell>
          <table:table-cell office:value-type="float" office:value="226.732">
            <text:p>226.732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C204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920.658">
            <text:p>10920.658</text:p>
          </table:table-cell>
          <table:table-cell office:value-type="float" office:value="436.826">
            <text:p>436.826</text:p>
          </table:table-cell>
          <table:table-cell office:value-type="float" office:value="230.287">
            <text:p>230.28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C205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316.391">
            <text:p>17316.391</text:p>
          </table:table-cell>
          <table:table-cell office:value-type="float" office:value="692.656">
            <text:p>692.656</text:p>
          </table:table-cell>
          <table:table-cell office:value-type="float" office:value="110.991">
            <text:p>110.991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C205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624.69">
            <text:p>17624.69</text:p>
          </table:table-cell>
          <table:table-cell office:value-type="float" office:value="704.988">
            <text:p>704.988</text:p>
          </table:table-cell>
          <table:table-cell office:value-type="float" office:value="119.244">
            <text:p>119.24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C205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316.391">
            <text:p>17316.391</text:p>
          </table:table-cell>
          <table:table-cell office:value-type="float" office:value="692.656">
            <text:p>692.656</text:p>
          </table:table-cell>
          <table:table-cell office:value-type="float" office:value="110.991">
            <text:p>110.991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C206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020.856">
            <text:p>16020.856</text:p>
          </table:table-cell>
          <table:table-cell office:value-type="float" office:value="640.834">
            <text:p>640.834</text:p>
          </table:table-cell>
          <table:table-cell office:value-type="float" office:value="61.854">
            <text:p>61.85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C206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568.004">
            <text:p>16568.004</text:p>
          </table:table-cell>
          <table:table-cell office:value-type="float" office:value="662.72">
            <text:p>662.72</text:p>
          </table:table-cell>
          <table:table-cell office:value-type="float" office:value="66.411">
            <text:p>66.41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C206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020.856">
            <text:p>16020.856</text:p>
          </table:table-cell>
          <table:table-cell office:value-type="float" office:value="640.834">
            <text:p>640.834</text:p>
          </table:table-cell>
          <table:table-cell office:value-type="float" office:value="61.854">
            <text:p>61.85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C207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69.763">
            <text:p>13569.763</text:p>
          </table:table-cell>
          <table:table-cell office:value-type="float" office:value="542.791">
            <text:p>542.791</text:p>
          </table:table-cell>
          <table:table-cell office:value-type="float" office:value="75.101">
            <text:p>75.101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C207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196.025">
            <text:p>14196.025</text:p>
          </table:table-cell>
          <table:table-cell office:value-type="float" office:value="567.841">
            <text:p>567.841</text:p>
          </table:table-cell>
          <table:table-cell office:value-type="float" office:value="73.656">
            <text:p>73.656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C207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69.763">
            <text:p>13569.763</text:p>
          </table:table-cell>
          <table:table-cell office:value-type="float" office:value="542.791">
            <text:p>542.791</text:p>
          </table:table-cell>
          <table:table-cell office:value-type="float" office:value="75.101">
            <text:p>75.101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100-RC208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218.81">
            <text:p>11218.81</text:p>
          </table:table-cell>
          <table:table-cell office:value-type="float" office:value="448.752">
            <text:p>448.752</text:p>
          </table:table-cell>
          <table:table-cell office:value-type="float" office:value="23.586">
            <text:p>23.58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100-RC208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464.776">
            <text:p>11464.776</text:p>
          </table:table-cell>
          <table:table-cell office:value-type="float" office:value="458.591">
            <text:p>458.591</text:p>
          </table:table-cell>
          <table:table-cell office:value-type="float" office:value="32.406">
            <text:p>32.406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100-RC208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218.81">
            <text:p>11218.81</text:p>
          </table:table-cell>
          <table:table-cell office:value-type="float" office:value="448.752">
            <text:p>448.752</text:p>
          </table:table-cell>
          <table:table-cell office:value-type="float" office:value="23.586">
            <text:p>23.58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101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42.362">
            <text:p>13542.362</text:p>
          </table:table-cell>
          <table:table-cell office:value-type="float" office:value="541.694">
            <text:p>541.694</text:p>
          </table:table-cell>
          <table:table-cell office:value-type="float" office:value="296.234">
            <text:p>296.23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101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463.662">
            <text:p>13463.662</text:p>
          </table:table-cell>
          <table:table-cell office:value-type="float" office:value="538.546">
            <text:p>538.546</text:p>
          </table:table-cell>
          <table:table-cell office:value-type="float" office:value="316.869">
            <text:p>316.869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101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42.362">
            <text:p>13542.362</text:p>
          </table:table-cell>
          <table:table-cell office:value-type="float" office:value="541.694">
            <text:p>541.694</text:p>
          </table:table-cell>
          <table:table-cell office:value-type="float" office:value="296.234">
            <text:p>296.23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102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991.666">
            <text:p>9991.666</text:p>
          </table:table-cell>
          <table:table-cell office:value-type="float" office:value="399.667">
            <text:p>399.667</text:p>
          </table:table-cell>
          <table:table-cell office:value-type="float" office:value="270.524">
            <text:p>270.52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102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349.141">
            <text:p>10349.141</text:p>
          </table:table-cell>
          <table:table-cell office:value-type="float" office:value="413.966">
            <text:p>413.966</text:p>
          </table:table-cell>
          <table:table-cell office:value-type="float" office:value="268.741">
            <text:p>268.74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102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991.666">
            <text:p>9991.666</text:p>
          </table:table-cell>
          <table:table-cell office:value-type="float" office:value="399.667">
            <text:p>399.667</text:p>
          </table:table-cell>
          <table:table-cell office:value-type="float" office:value="270.524">
            <text:p>270.52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103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649.873">
            <text:p>8649.873</text:p>
          </table:table-cell>
          <table:table-cell office:value-type="float" office:value="345.995">
            <text:p>345.995</text:p>
          </table:table-cell>
          <table:table-cell office:value-type="float" office:value="281.504">
            <text:p>281.50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103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948.332">
            <text:p>8948.332</text:p>
          </table:table-cell>
          <table:table-cell office:value-type="float" office:value="357.933">
            <text:p>357.933</text:p>
          </table:table-cell>
          <table:table-cell office:value-type="float" office:value="268.395">
            <text:p>268.39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103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649.873">
            <text:p>8649.873</text:p>
          </table:table-cell>
          <table:table-cell office:value-type="float" office:value="345.995">
            <text:p>345.995</text:p>
          </table:table-cell>
          <table:table-cell office:value-type="float" office:value="281.504">
            <text:p>281.50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104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314.888">
            <text:p>7314.888</text:p>
          </table:table-cell>
          <table:table-cell office:value-type="float" office:value="292.596">
            <text:p>292.596</text:p>
          </table:table-cell>
          <table:table-cell office:value-type="float" office:value="229.324">
            <text:p>229.32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104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301.052">
            <text:p>7301.052</text:p>
          </table:table-cell>
          <table:table-cell office:value-type="float" office:value="292.042">
            <text:p>292.042</text:p>
          </table:table-cell>
          <table:table-cell office:value-type="float" office:value="229.501">
            <text:p>229.50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104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314.888">
            <text:p>7314.888</text:p>
          </table:table-cell>
          <table:table-cell office:value-type="float" office:value="292.596">
            <text:p>292.596</text:p>
          </table:table-cell>
          <table:table-cell office:value-type="float" office:value="229.324">
            <text:p>229.32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105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016.263">
            <text:p>13016.263</text:p>
          </table:table-cell>
          <table:table-cell office:value-type="float" office:value="520.651">
            <text:p>520.651</text:p>
          </table:table-cell>
          <table:table-cell office:value-type="float" office:value="296.732">
            <text:p>296.732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105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169.862">
            <text:p>13169.862</text:p>
          </table:table-cell>
          <table:table-cell office:value-type="float" office:value="526.794">
            <text:p>526.794</text:p>
          </table:table-cell>
          <table:table-cell office:value-type="float" office:value="295.217">
            <text:p>295.217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105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016.263">
            <text:p>13016.263</text:p>
          </table:table-cell>
          <table:table-cell office:value-type="float" office:value="520.651">
            <text:p>520.651</text:p>
          </table:table-cell>
          <table:table-cell office:value-type="float" office:value="296.732">
            <text:p>296.732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106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126.644">
            <text:p>13126.644</text:p>
          </table:table-cell>
          <table:table-cell office:value-type="float" office:value="525.066">
            <text:p>525.066</text:p>
          </table:table-cell>
          <table:table-cell office:value-type="float" office:value="298.415">
            <text:p>298.41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106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024.982">
            <text:p>13024.982</text:p>
          </table:table-cell>
          <table:table-cell office:value-type="float" office:value="520.999">
            <text:p>520.999</text:p>
          </table:table-cell>
          <table:table-cell office:value-type="float" office:value="311.054">
            <text:p>311.05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106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126.644">
            <text:p>13126.644</text:p>
          </table:table-cell>
          <table:table-cell office:value-type="float" office:value="525.066">
            <text:p>525.066</text:p>
          </table:table-cell>
          <table:table-cell office:value-type="float" office:value="298.415">
            <text:p>298.41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107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053.787">
            <text:p>12053.787</text:p>
          </table:table-cell>
          <table:table-cell office:value-type="float" office:value="482.151">
            <text:p>482.151</text:p>
          </table:table-cell>
          <table:table-cell office:value-type="float" office:value="289.838">
            <text:p>289.83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107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397.154">
            <text:p>12397.154</text:p>
          </table:table-cell>
          <table:table-cell office:value-type="float" office:value="495.886">
            <text:p>495.886</text:p>
          </table:table-cell>
          <table:table-cell office:value-type="float" office:value="276.173">
            <text:p>276.17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107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053.787">
            <text:p>12053.787</text:p>
          </table:table-cell>
          <table:table-cell office:value-type="float" office:value="482.151">
            <text:p>482.151</text:p>
          </table:table-cell>
          <table:table-cell office:value-type="float" office:value="289.838">
            <text:p>289.838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108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713.454">
            <text:p>11713.454</text:p>
          </table:table-cell>
          <table:table-cell office:value-type="float" office:value="468.538">
            <text:p>468.538</text:p>
          </table:table-cell>
          <table:table-cell office:value-type="float" office:value="285.958">
            <text:p>285.95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108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854.685">
            <text:p>11854.685</text:p>
          </table:table-cell>
          <table:table-cell office:value-type="float" office:value="474.187">
            <text:p>474.187</text:p>
          </table:table-cell>
          <table:table-cell office:value-type="float" office:value="280.22">
            <text:p>280.22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108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713.454">
            <text:p>11713.454</text:p>
          </table:table-cell>
          <table:table-cell office:value-type="float" office:value="468.538">
            <text:p>468.538</text:p>
          </table:table-cell>
          <table:table-cell office:value-type="float" office:value="285.958">
            <text:p>285.958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109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625.018">
            <text:p>10625.018</text:p>
          </table:table-cell>
          <table:table-cell office:value-type="float" office:value="425.001">
            <text:p>425.001</text:p>
          </table:table-cell>
          <table:table-cell office:value-type="float" office:value="265.399">
            <text:p>265.39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109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909.602">
            <text:p>10909.602</text:p>
          </table:table-cell>
          <table:table-cell office:value-type="float" office:value="436.384">
            <text:p>436.384</text:p>
          </table:table-cell>
          <table:table-cell office:value-type="float" office:value="254.741">
            <text:p>254.74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109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625.018">
            <text:p>10625.018</text:p>
          </table:table-cell>
          <table:table-cell office:value-type="float" office:value="425.001">
            <text:p>425.001</text:p>
          </table:table-cell>
          <table:table-cell office:value-type="float" office:value="265.399">
            <text:p>265.39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201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366.622">
            <text:p>42366.622</text:p>
          </table:table-cell>
          <table:table-cell office:value-type="float" office:value="1694.665">
            <text:p>1694.665</text:p>
          </table:table-cell>
          <table:table-cell office:value-type="float" office:value="1012.065">
            <text:p>1012.06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201_5-5-5</text:p>
          </table:table-cell>
          <table:table-cell office:value-type="string">
            <text:p>C2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723.862">
            <text:p>42723.862</text:p>
          </table:table-cell>
          <table:table-cell office:value-type="float" office:value="1708.954">
            <text:p>1708.954</text:p>
          </table:table-cell>
          <table:table-cell office:value-type="float" office:value="1003.036">
            <text:p>1003.036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201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366.622">
            <text:p>42366.622</text:p>
          </table:table-cell>
          <table:table-cell office:value-type="float" office:value="1694.665">
            <text:p>1694.665</text:p>
          </table:table-cell>
          <table:table-cell office:value-type="float" office:value="1012.065">
            <text:p>1012.06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202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894.823">
            <text:p>34894.823</text:p>
          </table:table-cell>
          <table:table-cell office:value-type="float" office:value="1395.793">
            <text:p>1395.793</text:p>
          </table:table-cell>
          <table:table-cell office:value-type="float" office:value="1131.274">
            <text:p>1131.27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202_5-5-5</text:p>
          </table:table-cell>
          <table:table-cell office:value-type="string">
            <text:p>C2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880.924">
            <text:p>34880.924</text:p>
          </table:table-cell>
          <table:table-cell office:value-type="float" office:value="1395.237">
            <text:p>1395.237</text:p>
          </table:table-cell>
          <table:table-cell office:value-type="float" office:value="1122.564">
            <text:p>1122.56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202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894.823">
            <text:p>34894.823</text:p>
          </table:table-cell>
          <table:table-cell office:value-type="float" office:value="1395.793">
            <text:p>1395.793</text:p>
          </table:table-cell>
          <table:table-cell office:value-type="float" office:value="1131.274">
            <text:p>1131.27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203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280.005">
            <text:p>27280.005</text:p>
          </table:table-cell>
          <table:table-cell office:value-type="float" office:value="1091.2">
            <text:p>1091.2</text:p>
          </table:table-cell>
          <table:table-cell office:value-type="float" office:value="1177.7">
            <text:p>1177.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203_5-5-5</text:p>
          </table:table-cell>
          <table:table-cell office:value-type="string">
            <text:p>C2</text:p>
          </table:table-cell>
          <table:table-cell table:number-columns-repeated="3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406.602">
            <text:p>27406.602</text:p>
          </table:table-cell>
          <table:table-cell office:value-type="float" office:value="1096.264">
            <text:p>1096.264</text:p>
          </table:table-cell>
          <table:table-cell office:value-type="float" office:value="1163.026">
            <text:p>1163.026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203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280.005">
            <text:p>27280.005</text:p>
          </table:table-cell>
          <table:table-cell office:value-type="float" office:value="1091.2">
            <text:p>1091.2</text:p>
          </table:table-cell>
          <table:table-cell office:value-type="float" office:value="1177.7">
            <text:p>1177.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204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954.469">
            <text:p>21954.469</text:p>
          </table:table-cell>
          <table:table-cell office:value-type="float" office:value="878.179">
            <text:p>878.179</text:p>
          </table:table-cell>
          <table:table-cell office:value-type="float" office:value="1108.094">
            <text:p>1108.09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204_5-5-5</text:p>
          </table:table-cell>
          <table:table-cell office:value-type="string">
            <text:p>C2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277.763">
            <text:p>22277.763</text:p>
          </table:table-cell>
          <table:table-cell office:value-type="float" office:value="891.111">
            <text:p>891.111</text:p>
          </table:table-cell>
          <table:table-cell office:value-type="float" office:value="1090.383">
            <text:p>1090.38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204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954.469">
            <text:p>21954.469</text:p>
          </table:table-cell>
          <table:table-cell office:value-type="float" office:value="878.179">
            <text:p>878.179</text:p>
          </table:table-cell>
          <table:table-cell office:value-type="float" office:value="1108.094">
            <text:p>1108.09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205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0641.423">
            <text:p>40641.423</text:p>
          </table:table-cell>
          <table:table-cell office:value-type="float" office:value="1625.657">
            <text:p>1625.657</text:p>
          </table:table-cell>
          <table:table-cell office:value-type="float" office:value="997.893">
            <text:p>997.893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205_5-5-5</text:p>
          </table:table-cell>
          <table:table-cell office:value-type="string">
            <text:p>C2</text:p>
          </table:table-cell>
          <table:table-cell table:number-columns-repeated="3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1037.031">
            <text:p>41037.031</text:p>
          </table:table-cell>
          <table:table-cell office:value-type="float" office:value="1641.481">
            <text:p>1641.481</text:p>
          </table:table-cell>
          <table:table-cell office:value-type="float" office:value="983.818">
            <text:p>983.81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205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0641.423">
            <text:p>40641.423</text:p>
          </table:table-cell>
          <table:table-cell office:value-type="float" office:value="1625.657">
            <text:p>1625.657</text:p>
          </table:table-cell>
          <table:table-cell office:value-type="float" office:value="997.893">
            <text:p>997.893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206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9170.749">
            <text:p>39170.749</text:p>
          </table:table-cell>
          <table:table-cell office:value-type="float" office:value="1566.83">
            <text:p>1566.83</text:p>
          </table:table-cell>
          <table:table-cell office:value-type="float" office:value="967.111">
            <text:p>967.111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206_5-5-5</text:p>
          </table:table-cell>
          <table:table-cell office:value-type="string">
            <text:p>C2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9609.176">
            <text:p>39609.176</text:p>
          </table:table-cell>
          <table:table-cell office:value-type="float" office:value="1584.367">
            <text:p>1584.367</text:p>
          </table:table-cell>
          <table:table-cell office:value-type="float" office:value="960.012">
            <text:p>960.012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206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9170.749">
            <text:p>39170.749</text:p>
          </table:table-cell>
          <table:table-cell office:value-type="float" office:value="1566.83">
            <text:p>1566.83</text:p>
          </table:table-cell>
          <table:table-cell office:value-type="float" office:value="967.111">
            <text:p>967.111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207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080.753">
            <text:p>35080.753</text:p>
          </table:table-cell>
          <table:table-cell office:value-type="float" office:value="1403.23">
            <text:p>1403.23</text:p>
          </table:table-cell>
          <table:table-cell office:value-type="float" office:value="823.256">
            <text:p>823.25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207_5-5-5</text:p>
          </table:table-cell>
          <table:table-cell office:value-type="string">
            <text:p>C2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356.075">
            <text:p>35356.075</text:p>
          </table:table-cell>
          <table:table-cell office:value-type="float" office:value="1414.243">
            <text:p>1414.243</text:p>
          </table:table-cell>
          <table:table-cell office:value-type="float" office:value="830.716">
            <text:p>830.716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207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080.753">
            <text:p>35080.753</text:p>
          </table:table-cell>
          <table:table-cell office:value-type="float" office:value="1403.23">
            <text:p>1403.23</text:p>
          </table:table-cell>
          <table:table-cell office:value-type="float" office:value="823.256">
            <text:p>823.25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C208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347.787">
            <text:p>37347.787</text:p>
          </table:table-cell>
          <table:table-cell office:value-type="float" office:value="1493.911">
            <text:p>1493.911</text:p>
          </table:table-cell>
          <table:table-cell office:value-type="float" office:value="952.639">
            <text:p>952.63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C208_5-5-5</text:p>
          </table:table-cell>
          <table:table-cell office:value-type="string">
            <text:p>C2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392.503">
            <text:p>37392.503</text:p>
          </table:table-cell>
          <table:table-cell office:value-type="float" office:value="1495.7">
            <text:p>1495.7</text:p>
          </table:table-cell>
          <table:table-cell office:value-type="float" office:value="955.806">
            <text:p>955.806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C208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347.787">
            <text:p>37347.787</text:p>
          </table:table-cell>
          <table:table-cell office:value-type="float" office:value="1493.911">
            <text:p>1493.911</text:p>
          </table:table-cell>
          <table:table-cell office:value-type="float" office:value="952.639">
            <text:p>952.63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101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342.065">
            <text:p>3342.065</text:p>
          </table:table-cell>
          <table:table-cell office:value-type="float" office:value="133.683">
            <text:p>133.683</text:p>
          </table:table-cell>
          <table:table-cell office:value-type="float" office:value="45.243">
            <text:p>45.243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101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48.015">
            <text:p>3548.015</text:p>
          </table:table-cell>
          <table:table-cell office:value-type="float" office:value="141.921">
            <text:p>141.921</text:p>
          </table:table-cell>
          <table:table-cell office:value-type="float" office:value="40.943">
            <text:p>40.94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101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342.065">
            <text:p>3342.065</text:p>
          </table:table-cell>
          <table:table-cell office:value-type="float" office:value="133.683">
            <text:p>133.683</text:p>
          </table:table-cell>
          <table:table-cell office:value-type="float" office:value="45.243">
            <text:p>45.243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102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6.785">
            <text:p>3056.785</text:p>
          </table:table-cell>
          <table:table-cell office:value-type="float" office:value="122.271">
            <text:p>122.271</text:p>
          </table:table-cell>
          <table:table-cell office:value-type="float" office:value="60.311">
            <text:p>60.311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102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09.169">
            <text:p>3209.169</text:p>
          </table:table-cell>
          <table:table-cell office:value-type="float" office:value="128.367">
            <text:p>128.367</text:p>
          </table:table-cell>
          <table:table-cell office:value-type="float" office:value="57.407">
            <text:p>57.407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102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6.785">
            <text:p>3056.785</text:p>
          </table:table-cell>
          <table:table-cell office:value-type="float" office:value="122.271">
            <text:p>122.271</text:p>
          </table:table-cell>
          <table:table-cell office:value-type="float" office:value="60.311">
            <text:p>60.311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103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06.288">
            <text:p>2606.288</text:p>
          </table:table-cell>
          <table:table-cell office:value-type="float" office:value="104.252">
            <text:p>104.252</text:p>
          </table:table-cell>
          <table:table-cell office:value-type="float" office:value="67.356">
            <text:p>67.35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103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77.687">
            <text:p>2877.687</text:p>
          </table:table-cell>
          <table:table-cell office:value-type="float" office:value="115.107">
            <text:p>115.107</text:p>
          </table:table-cell>
          <table:table-cell office:value-type="float" office:value="58.982">
            <text:p>58.982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103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06.288">
            <text:p>2606.288</text:p>
          </table:table-cell>
          <table:table-cell office:value-type="float" office:value="104.252">
            <text:p>104.252</text:p>
          </table:table-cell>
          <table:table-cell office:value-type="float" office:value="67.356">
            <text:p>67.35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104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73.416">
            <text:p>2273.416</text:p>
          </table:table-cell>
          <table:table-cell office:value-type="float" office:value="90.937">
            <text:p>90.937</text:p>
          </table:table-cell>
          <table:table-cell office:value-type="float" office:value="55.565">
            <text:p>55.56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104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414.216">
            <text:p>2414.216</text:p>
          </table:table-cell>
          <table:table-cell office:value-type="float" office:value="96.569">
            <text:p>96.569</text:p>
          </table:table-cell>
          <table:table-cell office:value-type="float" office:value="58.485">
            <text:p>58.48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104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73.416">
            <text:p>2273.416</text:p>
          </table:table-cell>
          <table:table-cell office:value-type="float" office:value="90.937">
            <text:p>90.937</text:p>
          </table:table-cell>
          <table:table-cell office:value-type="float" office:value="55.565">
            <text:p>55.56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105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61.523">
            <text:p>3261.523</text:p>
          </table:table-cell>
          <table:table-cell office:value-type="float" office:value="130.461">
            <text:p>130.461</text:p>
          </table:table-cell>
          <table:table-cell office:value-type="float" office:value="44.803">
            <text:p>44.803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105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367.087">
            <text:p>3367.087</text:p>
          </table:table-cell>
          <table:table-cell office:value-type="float" office:value="134.683">
            <text:p>134.683</text:p>
          </table:table-cell>
          <table:table-cell office:value-type="float" office:value="50.393">
            <text:p>50.39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105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61.523">
            <text:p>3261.523</text:p>
          </table:table-cell>
          <table:table-cell office:value-type="float" office:value="130.461">
            <text:p>130.461</text:p>
          </table:table-cell>
          <table:table-cell office:value-type="float" office:value="44.803">
            <text:p>44.803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106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86.096">
            <text:p>3186.096</text:p>
          </table:table-cell>
          <table:table-cell office:value-type="float" office:value="127.444">
            <text:p>127.444</text:p>
          </table:table-cell>
          <table:table-cell office:value-type="float" office:value="55.716">
            <text:p>55.71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106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89.381">
            <text:p>3489.381</text:p>
          </table:table-cell>
          <table:table-cell office:value-type="float" office:value="139.575">
            <text:p>139.575</text:p>
          </table:table-cell>
          <table:table-cell office:value-type="float" office:value="43.351">
            <text:p>43.35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106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86.096">
            <text:p>3186.096</text:p>
          </table:table-cell>
          <table:table-cell office:value-type="float" office:value="127.444">
            <text:p>127.444</text:p>
          </table:table-cell>
          <table:table-cell office:value-type="float" office:value="55.716">
            <text:p>55.71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107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9.862">
            <text:p>3059.862</text:p>
          </table:table-cell>
          <table:table-cell office:value-type="float" office:value="122.394">
            <text:p>122.394</text:p>
          </table:table-cell>
          <table:table-cell office:value-type="float" office:value="59.403">
            <text:p>59.403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107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963.68">
            <text:p>2963.68</text:p>
          </table:table-cell>
          <table:table-cell office:value-type="float" office:value="118.547">
            <text:p>118.547</text:p>
          </table:table-cell>
          <table:table-cell office:value-type="float" office:value="64.98">
            <text:p>64.9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107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9.862">
            <text:p>3059.862</text:p>
          </table:table-cell>
          <table:table-cell office:value-type="float" office:value="122.394">
            <text:p>122.394</text:p>
          </table:table-cell>
          <table:table-cell office:value-type="float" office:value="59.403">
            <text:p>59.403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108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67.121">
            <text:p>2067.121</text:p>
          </table:table-cell>
          <table:table-cell office:value-type="float" office:value="82.685">
            <text:p>82.685</text:p>
          </table:table-cell>
          <table:table-cell office:value-type="float" office:value="57.673">
            <text:p>57.673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108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69.614">
            <text:p>2269.614</text:p>
          </table:table-cell>
          <table:table-cell office:value-type="float" office:value="90.785">
            <text:p>90.785</text:p>
          </table:table-cell>
          <table:table-cell office:value-type="float" office:value="60.475">
            <text:p>60.47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108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67.121">
            <text:p>2067.121</text:p>
          </table:table-cell>
          <table:table-cell office:value-type="float" office:value="82.685">
            <text:p>82.685</text:p>
          </table:table-cell>
          <table:table-cell office:value-type="float" office:value="57.673">
            <text:p>57.673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109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03.97">
            <text:p>3003.97</text:p>
          </table:table-cell>
          <table:table-cell office:value-type="float" office:value="120.159">
            <text:p>120.159</text:p>
          </table:table-cell>
          <table:table-cell office:value-type="float" office:value="49.787">
            <text:p>49.78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109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22.207">
            <text:p>3222.207</text:p>
          </table:table-cell>
          <table:table-cell office:value-type="float" office:value="128.888">
            <text:p>128.888</text:p>
          </table:table-cell>
          <table:table-cell office:value-type="float" office:value="45.123">
            <text:p>45.12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109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03.97">
            <text:p>3003.97</text:p>
          </table:table-cell>
          <table:table-cell office:value-type="float" office:value="120.159">
            <text:p>120.159</text:p>
          </table:table-cell>
          <table:table-cell office:value-type="float" office:value="49.787">
            <text:p>49.78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110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18.037">
            <text:p>2818.037</text:p>
          </table:table-cell>
          <table:table-cell office:value-type="float" office:value="112.721">
            <text:p>112.721</text:p>
          </table:table-cell>
          <table:table-cell office:value-type="float" office:value="45.927">
            <text:p>45.92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110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31.133">
            <text:p>3131.133</text:p>
          </table:table-cell>
          <table:table-cell office:value-type="float" office:value="125.245">
            <text:p>125.245</text:p>
          </table:table-cell>
          <table:table-cell office:value-type="float" office:value="38.588">
            <text:p>38.58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110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18.037">
            <text:p>2818.037</text:p>
          </table:table-cell>
          <table:table-cell office:value-type="float" office:value="112.721">
            <text:p>112.721</text:p>
          </table:table-cell>
          <table:table-cell office:value-type="float" office:value="45.927">
            <text:p>45.92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111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06.532">
            <text:p>2606.532</text:p>
          </table:table-cell>
          <table:table-cell office:value-type="float" office:value="104.261">
            <text:p>104.261</text:p>
          </table:table-cell>
          <table:table-cell office:value-type="float" office:value="54.301">
            <text:p>54.301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111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53.844">
            <text:p>2853.844</text:p>
          </table:table-cell>
          <table:table-cell office:value-type="float" office:value="114.154">
            <text:p>114.154</text:p>
          </table:table-cell>
          <table:table-cell office:value-type="float" office:value="57.61">
            <text:p>57.6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111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06.532">
            <text:p>2606.532</text:p>
          </table:table-cell>
          <table:table-cell office:value-type="float" office:value="104.261">
            <text:p>104.261</text:p>
          </table:table-cell>
          <table:table-cell office:value-type="float" office:value="54.301">
            <text:p>54.301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112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52.381">
            <text:p>2152.381</text:p>
          </table:table-cell>
          <table:table-cell office:value-type="float" office:value="86.095">
            <text:p>86.095</text:p>
          </table:table-cell>
          <table:table-cell office:value-type="float" office:value="36.898">
            <text:p>36.89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112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94.697">
            <text:p>2294.697</text:p>
          </table:table-cell>
          <table:table-cell office:value-type="float" office:value="91.788">
            <text:p>91.788</text:p>
          </table:table-cell>
          <table:table-cell office:value-type="float" office:value="41.468">
            <text:p>41.46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112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52.381">
            <text:p>2152.381</text:p>
          </table:table-cell>
          <table:table-cell office:value-type="float" office:value="86.095">
            <text:p>86.095</text:p>
          </table:table-cell>
          <table:table-cell office:value-type="float" office:value="36.898">
            <text:p>36.898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201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105.003">
            <text:p>11105.003</text:p>
          </table:table-cell>
          <table:table-cell office:value-type="float" office:value="444.2">
            <text:p>444.2</text:p>
          </table:table-cell>
          <table:table-cell office:value-type="float" office:value="227.329">
            <text:p>227.32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201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617.022">
            <text:p>11617.022</text:p>
          </table:table-cell>
          <table:table-cell office:value-type="float" office:value="464.681">
            <text:p>464.681</text:p>
          </table:table-cell>
          <table:table-cell office:value-type="float" office:value="224.908">
            <text:p>224.90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201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105.003">
            <text:p>11105.003</text:p>
          </table:table-cell>
          <table:table-cell office:value-type="float" office:value="444.2">
            <text:p>444.2</text:p>
          </table:table-cell>
          <table:table-cell office:value-type="float" office:value="227.329">
            <text:p>227.32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202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226.069">
            <text:p>9226.069</text:p>
          </table:table-cell>
          <table:table-cell office:value-type="float" office:value="369.043">
            <text:p>369.043</text:p>
          </table:table-cell>
          <table:table-cell office:value-type="float" office:value="264.299">
            <text:p>264.29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202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619.171">
            <text:p>9619.171</text:p>
          </table:table-cell>
          <table:table-cell office:value-type="float" office:value="384.767">
            <text:p>384.767</text:p>
          </table:table-cell>
          <table:table-cell office:value-type="float" office:value="270.258">
            <text:p>270.25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202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226.069">
            <text:p>9226.069</text:p>
          </table:table-cell>
          <table:table-cell office:value-type="float" office:value="369.043">
            <text:p>369.043</text:p>
          </table:table-cell>
          <table:table-cell office:value-type="float" office:value="264.299">
            <text:p>264.29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203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110.285">
            <text:p>7110.285</text:p>
          </table:table-cell>
          <table:table-cell office:value-type="float" office:value="284.411">
            <text:p>284.411</text:p>
          </table:table-cell>
          <table:table-cell office:value-type="float" office:value="284.826">
            <text:p>284.82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203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571.837">
            <text:p>7571.837</text:p>
          </table:table-cell>
          <table:table-cell office:value-type="float" office:value="302.873">
            <text:p>302.873</text:p>
          </table:table-cell>
          <table:table-cell office:value-type="float" office:value="271.453">
            <text:p>271.45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203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110.285">
            <text:p>7110.285</text:p>
          </table:table-cell>
          <table:table-cell office:value-type="float" office:value="284.411">
            <text:p>284.411</text:p>
          </table:table-cell>
          <table:table-cell office:value-type="float" office:value="284.826">
            <text:p>284.82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204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39.249">
            <text:p>5139.249</text:p>
          </table:table-cell>
          <table:table-cell office:value-type="float" office:value="205.57">
            <text:p>205.57</text:p>
          </table:table-cell>
          <table:table-cell office:value-type="float" office:value="243.116">
            <text:p>243.11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204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65.789">
            <text:p>5565.789</text:p>
          </table:table-cell>
          <table:table-cell office:value-type="float" office:value="222.632">
            <text:p>222.632</text:p>
          </table:table-cell>
          <table:table-cell office:value-type="float" office:value="230.143">
            <text:p>230.14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204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39.249">
            <text:p>5139.249</text:p>
          </table:table-cell>
          <table:table-cell office:value-type="float" office:value="205.57">
            <text:p>205.57</text:p>
          </table:table-cell>
          <table:table-cell office:value-type="float" office:value="243.116">
            <text:p>243.11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205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386.414">
            <text:p>9386.414</text:p>
          </table:table-cell>
          <table:table-cell office:value-type="float" office:value="375.457">
            <text:p>375.457</text:p>
          </table:table-cell>
          <table:table-cell office:value-type="float" office:value="219.624">
            <text:p>219.62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205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639.486">
            <text:p>9639.486</text:p>
          </table:table-cell>
          <table:table-cell office:value-type="float" office:value="385.579">
            <text:p>385.579</text:p>
          </table:table-cell>
          <table:table-cell office:value-type="float" office:value="232.251">
            <text:p>232.25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205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386.414">
            <text:p>9386.414</text:p>
          </table:table-cell>
          <table:table-cell office:value-type="float" office:value="375.457">
            <text:p>375.457</text:p>
          </table:table-cell>
          <table:table-cell office:value-type="float" office:value="219.624">
            <text:p>219.62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206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804.639">
            <text:p>7804.639</text:p>
          </table:table-cell>
          <table:table-cell office:value-type="float" office:value="312.186">
            <text:p>312.186</text:p>
          </table:table-cell>
          <table:table-cell office:value-type="float" office:value="246.799">
            <text:p>246.79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206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342.23">
            <text:p>8342.23</text:p>
          </table:table-cell>
          <table:table-cell office:value-type="float" office:value="333.689">
            <text:p>333.689</text:p>
          </table:table-cell>
          <table:table-cell office:value-type="float" office:value="237.118">
            <text:p>237.11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206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804.639">
            <text:p>7804.639</text:p>
          </table:table-cell>
          <table:table-cell office:value-type="float" office:value="312.186">
            <text:p>312.186</text:p>
          </table:table-cell>
          <table:table-cell office:value-type="float" office:value="246.799">
            <text:p>246.79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207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309.183">
            <text:p>6309.183</text:p>
          </table:table-cell>
          <table:table-cell office:value-type="float" office:value="252.367">
            <text:p>252.367</text:p>
          </table:table-cell>
          <table:table-cell office:value-type="float" office:value="242.267">
            <text:p>242.26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207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911.387">
            <text:p>6911.387</text:p>
          </table:table-cell>
          <table:table-cell office:value-type="float" office:value="276.455">
            <text:p>276.455</text:p>
          </table:table-cell>
          <table:table-cell office:value-type="float" office:value="230.384">
            <text:p>230.38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207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309.183">
            <text:p>6309.183</text:p>
          </table:table-cell>
          <table:table-cell office:value-type="float" office:value="252.367">
            <text:p>252.367</text:p>
          </table:table-cell>
          <table:table-cell office:value-type="float" office:value="242.267">
            <text:p>242.26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208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22.658">
            <text:p>4622.658</text:p>
          </table:table-cell>
          <table:table-cell office:value-type="float" office:value="184.906">
            <text:p>184.906</text:p>
          </table:table-cell>
          <table:table-cell office:value-type="float" office:value="217.607">
            <text:p>217.60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208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36.493">
            <text:p>5136.493</text:p>
          </table:table-cell>
          <table:table-cell office:value-type="float" office:value="205.46">
            <text:p>205.46</text:p>
          </table:table-cell>
          <table:table-cell office:value-type="float" office:value="212.075">
            <text:p>212.07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208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22.658">
            <text:p>4622.658</text:p>
          </table:table-cell>
          <table:table-cell office:value-type="float" office:value="184.906">
            <text:p>184.906</text:p>
          </table:table-cell>
          <table:table-cell office:value-type="float" office:value="217.607">
            <text:p>217.60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209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441.401">
            <text:p>8441.401</text:p>
          </table:table-cell>
          <table:table-cell office:value-type="float" office:value="337.656">
            <text:p>337.656</text:p>
          </table:table-cell>
          <table:table-cell office:value-type="float" office:value="183.28">
            <text:p>183.2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209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905.111">
            <text:p>8905.111</text:p>
          </table:table-cell>
          <table:table-cell office:value-type="float" office:value="356.204">
            <text:p>356.204</text:p>
          </table:table-cell>
          <table:table-cell office:value-type="float" office:value="172.988">
            <text:p>172.98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209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441.401">
            <text:p>8441.401</text:p>
          </table:table-cell>
          <table:table-cell office:value-type="float" office:value="337.656">
            <text:p>337.656</text:p>
          </table:table-cell>
          <table:table-cell office:value-type="float" office:value="183.28">
            <text:p>183.28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210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491.434">
            <text:p>8491.434</text:p>
          </table:table-cell>
          <table:table-cell office:value-type="float" office:value="339.657">
            <text:p>339.657</text:p>
          </table:table-cell>
          <table:table-cell office:value-type="float" office:value="245.493">
            <text:p>245.493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210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928.668">
            <text:p>8928.668</text:p>
          </table:table-cell>
          <table:table-cell office:value-type="float" office:value="357.147">
            <text:p>357.147</text:p>
          </table:table-cell>
          <table:table-cell office:value-type="float" office:value="237.769">
            <text:p>237.769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210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491.434">
            <text:p>8491.434</text:p>
          </table:table-cell>
          <table:table-cell office:value-type="float" office:value="339.657">
            <text:p>339.657</text:p>
          </table:table-cell>
          <table:table-cell office:value-type="float" office:value="245.493">
            <text:p>245.493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211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45.522">
            <text:p>6745.522</text:p>
          </table:table-cell>
          <table:table-cell office:value-type="float" office:value="269.821">
            <text:p>269.821</text:p>
          </table:table-cell>
          <table:table-cell office:value-type="float" office:value="177.671">
            <text:p>177.671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211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036.486">
            <text:p>7036.486</text:p>
          </table:table-cell>
          <table:table-cell office:value-type="float" office:value="281.459">
            <text:p>281.459</text:p>
          </table:table-cell>
          <table:table-cell office:value-type="float" office:value="173.601">
            <text:p>173.60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211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45.522">
            <text:p>6745.522</text:p>
          </table:table-cell>
          <table:table-cell office:value-type="float" office:value="269.821">
            <text:p>269.821</text:p>
          </table:table-cell>
          <table:table-cell office:value-type="float" office:value="177.671">
            <text:p>177.671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C101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55.13">
            <text:p>3455.13</text:p>
          </table:table-cell>
          <table:table-cell office:value-type="float" office:value="138.205">
            <text:p>138.205</text:p>
          </table:table-cell>
          <table:table-cell office:value-type="float" office:value="38.683">
            <text:p>38.683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C101_5-5-5</text:p>
          </table:table-cell>
          <table:table-cell office:value-type="string">
            <text:p>RC1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08.935">
            <text:p>3508.935</text:p>
          </table:table-cell>
          <table:table-cell office:value-type="float" office:value="140.357">
            <text:p>140.357</text:p>
          </table:table-cell>
          <table:table-cell office:value-type="float" office:value="51.185">
            <text:p>51.18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C101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55.13">
            <text:p>3455.13</text:p>
          </table:table-cell>
          <table:table-cell office:value-type="float" office:value="138.205">
            <text:p>138.205</text:p>
          </table:table-cell>
          <table:table-cell office:value-type="float" office:value="38.683">
            <text:p>38.683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C102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77.762">
            <text:p>3177.762</text:p>
          </table:table-cell>
          <table:table-cell office:value-type="float" office:value="127.11">
            <text:p>127.11</text:p>
          </table:table-cell>
          <table:table-cell office:value-type="float" office:value="62.951">
            <text:p>62.951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C102_5-5-5</text:p>
          </table:table-cell>
          <table:table-cell office:value-type="string">
            <text:p>RC1</text:p>
          </table:table-cell>
          <table:table-cell table:number-columns-repeated="3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16.357">
            <text:p>3216.357</text:p>
          </table:table-cell>
          <table:table-cell office:value-type="float" office:value="128.654">
            <text:p>128.654</text:p>
          </table:table-cell>
          <table:table-cell office:value-type="float" office:value="59.11">
            <text:p>59.1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C102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77.762">
            <text:p>3177.762</text:p>
          </table:table-cell>
          <table:table-cell office:value-type="float" office:value="127.11">
            <text:p>127.11</text:p>
          </table:table-cell>
          <table:table-cell office:value-type="float" office:value="62.951">
            <text:p>62.951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C103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591.2">
            <text:p>2591.2</text:p>
          </table:table-cell>
          <table:table-cell office:value-type="float" office:value="103.648">
            <text:p>103.648</text:p>
          </table:table-cell>
          <table:table-cell office:value-type="float" office:value="64.525">
            <text:p>64.52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C103_5-5-5</text:p>
          </table:table-cell>
          <table:table-cell office:value-type="string">
            <text:p>RC1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993.956">
            <text:p>2993.956</text:p>
          </table:table-cell>
          <table:table-cell office:value-type="float" office:value="119.758">
            <text:p>119.758</text:p>
          </table:table-cell>
          <table:table-cell office:value-type="float" office:value="55.39">
            <text:p>55.39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C103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591.2">
            <text:p>2591.2</text:p>
          </table:table-cell>
          <table:table-cell office:value-type="float" office:value="103.648">
            <text:p>103.648</text:p>
          </table:table-cell>
          <table:table-cell office:value-type="float" office:value="64.525">
            <text:p>64.52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C104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458.504">
            <text:p>2458.504</text:p>
          </table:table-cell>
          <table:table-cell office:value-type="float" office:value="98.34">
            <text:p>98.34</text:p>
          </table:table-cell>
          <table:table-cell office:value-type="float" office:value="57.363">
            <text:p>57.363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C104_5-5-5</text:p>
          </table:table-cell>
          <table:table-cell office:value-type="string">
            <text:p>RC1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97.168">
            <text:p>2797.168</text:p>
          </table:table-cell>
          <table:table-cell office:value-type="float" office:value="111.887">
            <text:p>111.887</text:p>
          </table:table-cell>
          <table:table-cell office:value-type="float" office:value="56.941">
            <text:p>56.94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C104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458.504">
            <text:p>2458.504</text:p>
          </table:table-cell>
          <table:table-cell office:value-type="float" office:value="98.34">
            <text:p>98.34</text:p>
          </table:table-cell>
          <table:table-cell office:value-type="float" office:value="57.363">
            <text:p>57.363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C105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51.034">
            <text:p>3451.034</text:p>
          </table:table-cell>
          <table:table-cell office:value-type="float" office:value="138.041">
            <text:p>138.041</text:p>
          </table:table-cell>
          <table:table-cell office:value-type="float" office:value="49.585">
            <text:p>49.58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C105_5-5-5</text:p>
          </table:table-cell>
          <table:table-cell office:value-type="string">
            <text:p>RC1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10.316">
            <text:p>3510.316</text:p>
          </table:table-cell>
          <table:table-cell office:value-type="float" office:value="140.413">
            <text:p>140.413</text:p>
          </table:table-cell>
          <table:table-cell office:value-type="float" office:value="51.607">
            <text:p>51.607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C105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51.034">
            <text:p>3451.034</text:p>
          </table:table-cell>
          <table:table-cell office:value-type="float" office:value="138.041">
            <text:p>138.041</text:p>
          </table:table-cell>
          <table:table-cell office:value-type="float" office:value="49.585">
            <text:p>49.58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C106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3.719">
            <text:p>3053.719</text:p>
          </table:table-cell>
          <table:table-cell office:value-type="float" office:value="122.149">
            <text:p>122.149</text:p>
          </table:table-cell>
          <table:table-cell office:value-type="float" office:value="43.704">
            <text:p>43.70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C106_5-5-5</text:p>
          </table:table-cell>
          <table:table-cell office:value-type="string">
            <text:p>RC1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48.19">
            <text:p>3248.19</text:p>
          </table:table-cell>
          <table:table-cell office:value-type="float" office:value="129.928">
            <text:p>129.928</text:p>
          </table:table-cell>
          <table:table-cell office:value-type="float" office:value="45.939">
            <text:p>45.939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C106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3.719">
            <text:p>3053.719</text:p>
          </table:table-cell>
          <table:table-cell office:value-type="float" office:value="122.149">
            <text:p>122.149</text:p>
          </table:table-cell>
          <table:table-cell office:value-type="float" office:value="43.704">
            <text:p>43.70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C107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96.38">
            <text:p>2896.38</text:p>
          </table:table-cell>
          <table:table-cell office:value-type="float" office:value="115.855">
            <text:p>115.855</text:p>
          </table:table-cell>
          <table:table-cell office:value-type="float" office:value="44.377">
            <text:p>44.37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C107_5-5-5</text:p>
          </table:table-cell>
          <table:table-cell office:value-type="string">
            <text:p>RC1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32.134">
            <text:p>3132.134</text:p>
          </table:table-cell>
          <table:table-cell office:value-type="float" office:value="125.285">
            <text:p>125.285</text:p>
          </table:table-cell>
          <table:table-cell office:value-type="float" office:value="43.352">
            <text:p>43.352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C107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96.38">
            <text:p>2896.38</text:p>
          </table:table-cell>
          <table:table-cell office:value-type="float" office:value="115.855">
            <text:p>115.855</text:p>
          </table:table-cell>
          <table:table-cell office:value-type="float" office:value="44.377">
            <text:p>44.37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C108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24.748">
            <text:p>2624.748</text:p>
          </table:table-cell>
          <table:table-cell office:value-type="float" office:value="104.99">
            <text:p>104.99</text:p>
          </table:table-cell>
          <table:table-cell office:value-type="float" office:value="35.472">
            <text:p>35.472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C108_5-5-5</text:p>
          </table:table-cell>
          <table:table-cell office:value-type="string">
            <text:p>RC1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15.15">
            <text:p>2815.15</text:p>
          </table:table-cell>
          <table:table-cell office:value-type="float" office:value="112.606">
            <text:p>112.606</text:p>
          </table:table-cell>
          <table:table-cell office:value-type="float" office:value="41.134">
            <text:p>41.13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C108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24.748">
            <text:p>2624.748</text:p>
          </table:table-cell>
          <table:table-cell office:value-type="float" office:value="104.99">
            <text:p>104.99</text:p>
          </table:table-cell>
          <table:table-cell office:value-type="float" office:value="35.472">
            <text:p>35.472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C201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717.425">
            <text:p>10717.425</text:p>
          </table:table-cell>
          <table:table-cell office:value-type="float" office:value="428.697">
            <text:p>428.697</text:p>
          </table:table-cell>
          <table:table-cell office:value-type="float" office:value="211.545">
            <text:p>211.54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C201_5-5-5</text:p>
          </table:table-cell>
          <table:table-cell office:value-type="string">
            <text:p>RC2</text:p>
          </table:table-cell>
          <table:table-cell table:number-columns-repeated="3"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012.881">
            <text:p>11012.881</text:p>
          </table:table-cell>
          <table:table-cell office:value-type="float" office:value="440.515">
            <text:p>440.515</text:p>
          </table:table-cell>
          <table:table-cell office:value-type="float" office:value="216.499">
            <text:p>216.499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C201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717.425">
            <text:p>10717.425</text:p>
          </table:table-cell>
          <table:table-cell office:value-type="float" office:value="428.697">
            <text:p>428.697</text:p>
          </table:table-cell>
          <table:table-cell office:value-type="float" office:value="211.545">
            <text:p>211.54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C202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738.531">
            <text:p>8738.531</text:p>
          </table:table-cell>
          <table:table-cell office:value-type="float" office:value="349.541">
            <text:p>349.541</text:p>
          </table:table-cell>
          <table:table-cell office:value-type="float" office:value="260.8">
            <text:p>260.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C202_5-5-5</text:p>
          </table:table-cell>
          <table:table-cell office:value-type="string">
            <text:p>RC2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107.841">
            <text:p>9107.841</text:p>
          </table:table-cell>
          <table:table-cell office:value-type="float" office:value="364.314">
            <text:p>364.314</text:p>
          </table:table-cell>
          <table:table-cell office:value-type="float" office:value="258.865">
            <text:p>258.86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C202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738.531">
            <text:p>8738.531</text:p>
          </table:table-cell>
          <table:table-cell office:value-type="float" office:value="349.541">
            <text:p>349.541</text:p>
          </table:table-cell>
          <table:table-cell office:value-type="float" office:value="260.8">
            <text:p>260.8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C204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018.482">
            <text:p>5018.482</text:p>
          </table:table-cell>
          <table:table-cell office:value-type="float" office:value="200.739">
            <text:p>200.739</text:p>
          </table:table-cell>
          <table:table-cell office:value-type="float" office:value="242.47">
            <text:p>242.4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C204_5-5-5</text:p>
          </table:table-cell>
          <table:table-cell office:value-type="string">
            <text:p>RC2</text:p>
          </table:table-cell>
          <table:table-cell table:number-columns-repeated="3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09.66">
            <text:p>5509.66</text:p>
          </table:table-cell>
          <table:table-cell office:value-type="float" office:value="220.386">
            <text:p>220.386</text:p>
          </table:table-cell>
          <table:table-cell office:value-type="float" office:value="221.353">
            <text:p>221.35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C204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018.482">
            <text:p>5018.482</text:p>
          </table:table-cell>
          <table:table-cell office:value-type="float" office:value="200.739">
            <text:p>200.739</text:p>
          </table:table-cell>
          <table:table-cell office:value-type="float" office:value="242.47">
            <text:p>242.4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C205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773.453">
            <text:p>9773.453</text:p>
          </table:table-cell>
          <table:table-cell office:value-type="float" office:value="390.938">
            <text:p>390.938</text:p>
          </table:table-cell>
          <table:table-cell office:value-type="float" office:value="227.781">
            <text:p>227.781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C205_5-5-5</text:p>
          </table:table-cell>
          <table:table-cell office:value-type="string">
            <text:p>RC2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064.166">
            <text:p>10064.166</text:p>
          </table:table-cell>
          <table:table-cell office:value-type="float" office:value="402.567">
            <text:p>402.567</text:p>
          </table:table-cell>
          <table:table-cell office:value-type="float" office:value="236.751">
            <text:p>236.75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C205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773.453">
            <text:p>9773.453</text:p>
          </table:table-cell>
          <table:table-cell office:value-type="float" office:value="390.938">
            <text:p>390.938</text:p>
          </table:table-cell>
          <table:table-cell office:value-type="float" office:value="227.781">
            <text:p>227.781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C206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276.26">
            <text:p>9276.26</text:p>
          </table:table-cell>
          <table:table-cell office:value-type="float" office:value="371.05">
            <text:p>371.05</text:p>
          </table:table-cell>
          <table:table-cell office:value-type="float" office:value="201.961">
            <text:p>201.961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C206_5-5-5</text:p>
          </table:table-cell>
          <table:table-cell office:value-type="string">
            <text:p>RC2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605.218">
            <text:p>9605.218</text:p>
          </table:table-cell>
          <table:table-cell office:value-type="float" office:value="384.209">
            <text:p>384.209</text:p>
          </table:table-cell>
          <table:table-cell office:value-type="float" office:value="207.684">
            <text:p>207.68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C206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276.26">
            <text:p>9276.26</text:p>
          </table:table-cell>
          <table:table-cell office:value-type="float" office:value="371.05">
            <text:p>371.05</text:p>
          </table:table-cell>
          <table:table-cell office:value-type="float" office:value="201.961">
            <text:p>201.961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C207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026.017">
            <text:p>8026.017</text:p>
          </table:table-cell>
          <table:table-cell office:value-type="float" office:value="321.041">
            <text:p>321.041</text:p>
          </table:table-cell>
          <table:table-cell office:value-type="float" office:value="179.079">
            <text:p>179.07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C207_5-5-5</text:p>
          </table:table-cell>
          <table:table-cell office:value-type="string">
            <text:p>RC2</text:p>
          </table:table-cell>
          <table:table-cell table:number-columns-repeated="3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210.483">
            <text:p>8210.483</text:p>
          </table:table-cell>
          <table:table-cell office:value-type="float" office:value="328.419">
            <text:p>328.419</text:p>
          </table:table-cell>
          <table:table-cell office:value-type="float" office:value="173.766">
            <text:p>173.766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C207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026.017">
            <text:p>8026.017</text:p>
          </table:table-cell>
          <table:table-cell office:value-type="float" office:value="321.041">
            <text:p>321.041</text:p>
          </table:table-cell>
          <table:table-cell office:value-type="float" office:value="179.079">
            <text:p>179.07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25-RC208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82.366">
            <text:p>6582.366</text:p>
          </table:table-cell>
          <table:table-cell office:value-type="float" office:value="263.295">
            <text:p>263.295</text:p>
          </table:table-cell>
          <table:table-cell office:value-type="float" office:value="151.749">
            <text:p>151.74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25-RC208_5-5-5</text:p>
          </table:table-cell>
          <table:table-cell office:value-type="string">
            <text:p>RC2</text:p>
          </table:table-cell>
          <table:table-cell table:number-columns-repeated="3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902.747">
            <text:p>6902.747</text:p>
          </table:table-cell>
          <table:table-cell office:value-type="float" office:value="276.11">
            <text:p>276.11</text:p>
          </table:table-cell>
          <table:table-cell office:value-type="float" office:value="153.467">
            <text:p>153.467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25-RC208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82.366">
            <text:p>6582.366</text:p>
          </table:table-cell>
          <table:table-cell office:value-type="float" office:value="263.295">
            <text:p>263.295</text:p>
          </table:table-cell>
          <table:table-cell office:value-type="float" office:value="151.749">
            <text:p>151.74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101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860.04">
            <text:p>19860.04</text:p>
          </table:table-cell>
          <table:table-cell office:value-type="float" office:value="794.402">
            <text:p>794.402</text:p>
          </table:table-cell>
          <table:table-cell office:value-type="float" office:value="173.892">
            <text:p>173.892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101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062.1">
            <text:p>20062.1</text:p>
          </table:table-cell>
          <table:table-cell office:value-type="float" office:value="802.484">
            <text:p>802.484</text:p>
          </table:table-cell>
          <table:table-cell office:value-type="float" office:value="178.624">
            <text:p>178.62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101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860.04">
            <text:p>19860.04</text:p>
          </table:table-cell>
          <table:table-cell office:value-type="float" office:value="794.402">
            <text:p>794.402</text:p>
          </table:table-cell>
          <table:table-cell office:value-type="float" office:value="173.892">
            <text:p>173.892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102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143.716">
            <text:p>16143.716</text:p>
          </table:table-cell>
          <table:table-cell office:value-type="float" office:value="645.749">
            <text:p>645.749</text:p>
          </table:table-cell>
          <table:table-cell office:value-type="float" office:value="206.476">
            <text:p>206.47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102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484.128">
            <text:p>16484.128</text:p>
          </table:table-cell>
          <table:table-cell office:value-type="float" office:value="659.365">
            <text:p>659.365</text:p>
          </table:table-cell>
          <table:table-cell office:value-type="float" office:value="213.615">
            <text:p>213.61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102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143.716">
            <text:p>16143.716</text:p>
          </table:table-cell>
          <table:table-cell office:value-type="float" office:value="645.749">
            <text:p>645.749</text:p>
          </table:table-cell>
          <table:table-cell office:value-type="float" office:value="206.476">
            <text:p>206.47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103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951.371">
            <text:p>13951.371</text:p>
          </table:table-cell>
          <table:table-cell office:value-type="float" office:value="558.055">
            <text:p>558.055</text:p>
          </table:table-cell>
          <table:table-cell office:value-type="float" office:value="239.357">
            <text:p>239.35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103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082.658">
            <text:p>14082.658</text:p>
          </table:table-cell>
          <table:table-cell office:value-type="float" office:value="563.306">
            <text:p>563.306</text:p>
          </table:table-cell>
          <table:table-cell office:value-type="float" office:value="248.109">
            <text:p>248.109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103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951.371">
            <text:p>13951.371</text:p>
          </table:table-cell>
          <table:table-cell office:value-type="float" office:value="558.055">
            <text:p>558.055</text:p>
          </table:table-cell>
          <table:table-cell office:value-type="float" office:value="239.357">
            <text:p>239.35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104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130.093">
            <text:p>9130.093</text:p>
          </table:table-cell>
          <table:table-cell office:value-type="float" office:value="365.204">
            <text:p>365.204</text:p>
          </table:table-cell>
          <table:table-cell office:value-type="float" office:value="203.401">
            <text:p>203.401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104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289.173">
            <text:p>9289.173</text:p>
          </table:table-cell>
          <table:table-cell office:value-type="float" office:value="371.567">
            <text:p>371.567</text:p>
          </table:table-cell>
          <table:table-cell office:value-type="float" office:value="195.901">
            <text:p>195.90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104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130.093">
            <text:p>9130.093</text:p>
          </table:table-cell>
          <table:table-cell office:value-type="float" office:value="365.204">
            <text:p>365.204</text:p>
          </table:table-cell>
          <table:table-cell office:value-type="float" office:value="203.401">
            <text:p>203.401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105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963.044">
            <text:p>18963.044</text:p>
          </table:table-cell>
          <table:table-cell office:value-type="float" office:value="758.522">
            <text:p>758.522</text:p>
          </table:table-cell>
          <table:table-cell office:value-type="float" office:value="172.244">
            <text:p>172.24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105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174.851">
            <text:p>19174.851</text:p>
          </table:table-cell>
          <table:table-cell office:value-type="float" office:value="766.994">
            <text:p>766.994</text:p>
          </table:table-cell>
          <table:table-cell office:value-type="float" office:value="178.715">
            <text:p>178.71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105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963.044">
            <text:p>18963.044</text:p>
          </table:table-cell>
          <table:table-cell office:value-type="float" office:value="758.522">
            <text:p>758.522</text:p>
          </table:table-cell>
          <table:table-cell office:value-type="float" office:value="172.244">
            <text:p>172.24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106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158.385">
            <text:p>19158.385</text:p>
          </table:table-cell>
          <table:table-cell office:value-type="float" office:value="766.335">
            <text:p>766.335</text:p>
          </table:table-cell>
          <table:table-cell office:value-type="float" office:value="162.563">
            <text:p>162.563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106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398.129">
            <text:p>19398.129</text:p>
          </table:table-cell>
          <table:table-cell office:value-type="float" office:value="775.925">
            <text:p>775.925</text:p>
          </table:table-cell>
          <table:table-cell office:value-type="float" office:value="160.881">
            <text:p>160.88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106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158.385">
            <text:p>19158.385</text:p>
          </table:table-cell>
          <table:table-cell office:value-type="float" office:value="766.335">
            <text:p>766.335</text:p>
          </table:table-cell>
          <table:table-cell office:value-type="float" office:value="162.563">
            <text:p>162.563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107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359.301">
            <text:p>18359.301</text:p>
          </table:table-cell>
          <table:table-cell office:value-type="float" office:value="734.372">
            <text:p>734.372</text:p>
          </table:table-cell>
          <table:table-cell office:value-type="float" office:value="176.556">
            <text:p>176.55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107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610.926">
            <text:p>18610.926</text:p>
          </table:table-cell>
          <table:table-cell office:value-type="float" office:value="744.437">
            <text:p>744.437</text:p>
          </table:table-cell>
          <table:table-cell office:value-type="float" office:value="167.509">
            <text:p>167.509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107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359.301">
            <text:p>18359.301</text:p>
          </table:table-cell>
          <table:table-cell office:value-type="float" office:value="734.372">
            <text:p>734.372</text:p>
          </table:table-cell>
          <table:table-cell office:value-type="float" office:value="176.556">
            <text:p>176.55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108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487.221">
            <text:p>17487.221</text:p>
          </table:table-cell>
          <table:table-cell office:value-type="float" office:value="699.489">
            <text:p>699.489</text:p>
          </table:table-cell>
          <table:table-cell office:value-type="float" office:value="171.963">
            <text:p>171.963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108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842.066">
            <text:p>17842.066</text:p>
          </table:table-cell>
          <table:table-cell office:value-type="float" office:value="713.683">
            <text:p>713.683</text:p>
          </table:table-cell>
          <table:table-cell office:value-type="float" office:value="162.143">
            <text:p>162.14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108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487.221">
            <text:p>17487.221</text:p>
          </table:table-cell>
          <table:table-cell office:value-type="float" office:value="699.489">
            <text:p>699.489</text:p>
          </table:table-cell>
          <table:table-cell office:value-type="float" office:value="171.963">
            <text:p>171.963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109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780.053">
            <text:p>15780.053</text:p>
          </table:table-cell>
          <table:table-cell office:value-type="float" office:value="631.202">
            <text:p>631.202</text:p>
          </table:table-cell>
          <table:table-cell office:value-type="float" office:value="160.093">
            <text:p>160.093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109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950.695">
            <text:p>15950.695</text:p>
          </table:table-cell>
          <table:table-cell office:value-type="float" office:value="638.028">
            <text:p>638.028</text:p>
          </table:table-cell>
          <table:table-cell office:value-type="float" office:value="164.774">
            <text:p>164.77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109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780.053">
            <text:p>15780.053</text:p>
          </table:table-cell>
          <table:table-cell office:value-type="float" office:value="631.202">
            <text:p>631.202</text:p>
          </table:table-cell>
          <table:table-cell office:value-type="float" office:value="160.093">
            <text:p>160.093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201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450.638">
            <text:p>61450.638</text:p>
          </table:table-cell>
          <table:table-cell office:value-type="float" office:value="2458.026">
            <text:p>2458.026</text:p>
          </table:table-cell>
          <table:table-cell office:value-type="float" office:value="392.167">
            <text:p>392.16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201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748.271">
            <text:p>61748.271</text:p>
          </table:table-cell>
          <table:table-cell office:value-type="float" office:value="2469.931">
            <text:p>2469.931</text:p>
          </table:table-cell>
          <table:table-cell office:value-type="float" office:value="389.051">
            <text:p>389.05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201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450.638">
            <text:p>61450.638</text:p>
          </table:table-cell>
          <table:table-cell office:value-type="float" office:value="2458.026">
            <text:p>2458.026</text:p>
          </table:table-cell>
          <table:table-cell office:value-type="float" office:value="392.167">
            <text:p>392.16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202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962.324">
            <text:p>55962.324</text:p>
          </table:table-cell>
          <table:table-cell office:value-type="float" office:value="2238.493">
            <text:p>2238.493</text:p>
          </table:table-cell>
          <table:table-cell office:value-type="float" office:value="512.042">
            <text:p>512.042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202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498.524">
            <text:p>55498.524</text:p>
          </table:table-cell>
          <table:table-cell office:value-type="float" office:value="2219.941">
            <text:p>2219.941</text:p>
          </table:table-cell>
          <table:table-cell office:value-type="float" office:value="580.967">
            <text:p>580.967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202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962.324">
            <text:p>55962.324</text:p>
          </table:table-cell>
          <table:table-cell office:value-type="float" office:value="2238.493">
            <text:p>2238.493</text:p>
          </table:table-cell>
          <table:table-cell office:value-type="float" office:value="512.042">
            <text:p>512.042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203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768.874">
            <text:p>44768.874</text:p>
          </table:table-cell>
          <table:table-cell office:value-type="float" office:value="1790.755">
            <text:p>1790.755</text:p>
          </table:table-cell>
          <table:table-cell office:value-type="float" office:value="891.607">
            <text:p>891.60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203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978.472">
            <text:p>44978.472</text:p>
          </table:table-cell>
          <table:table-cell office:value-type="float" office:value="1799.139">
            <text:p>1799.139</text:p>
          </table:table-cell>
          <table:table-cell office:value-type="float" office:value="910.318">
            <text:p>910.31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203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768.874">
            <text:p>44768.874</text:p>
          </table:table-cell>
          <table:table-cell office:value-type="float" office:value="1790.755">
            <text:p>1790.755</text:p>
          </table:table-cell>
          <table:table-cell office:value-type="float" office:value="891.607">
            <text:p>891.60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204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576.364">
            <text:p>26576.364</text:p>
          </table:table-cell>
          <table:table-cell office:value-type="float" office:value="1063.055">
            <text:p>1063.055</text:p>
          </table:table-cell>
          <table:table-cell office:value-type="float" office:value="1046.259">
            <text:p>1046.25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204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777.795">
            <text:p>26777.795</text:p>
          </table:table-cell>
          <table:table-cell office:value-type="float" office:value="1071.112">
            <text:p>1071.112</text:p>
          </table:table-cell>
          <table:table-cell office:value-type="float" office:value="1047.503">
            <text:p>1047.50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204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576.364">
            <text:p>26576.364</text:p>
          </table:table-cell>
          <table:table-cell office:value-type="float" office:value="1063.055">
            <text:p>1063.055</text:p>
          </table:table-cell>
          <table:table-cell office:value-type="float" office:value="1046.259">
            <text:p>1046.25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205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9175.348">
            <text:p>59175.348</text:p>
          </table:table-cell>
          <table:table-cell office:value-type="float" office:value="2367.014">
            <text:p>2367.014</text:p>
          </table:table-cell>
          <table:table-cell office:value-type="float" office:value="389.35">
            <text:p>389.3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205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9244.212">
            <text:p>59244.212</text:p>
          </table:table-cell>
          <table:table-cell office:value-type="float" office:value="2369.768">
            <text:p>2369.768</text:p>
          </table:table-cell>
          <table:table-cell office:value-type="float" office:value="407.841">
            <text:p>407.84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205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9175.348">
            <text:p>59175.348</text:p>
          </table:table-cell>
          <table:table-cell office:value-type="float" office:value="2367.014">
            <text:p>2367.014</text:p>
          </table:table-cell>
          <table:table-cell office:value-type="float" office:value="389.35">
            <text:p>389.3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206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7140.983">
            <text:p>57140.983</text:p>
          </table:table-cell>
          <table:table-cell office:value-type="float" office:value="2285.639">
            <text:p>2285.639</text:p>
          </table:table-cell>
          <table:table-cell office:value-type="float" office:value="392.356">
            <text:p>392.35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206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7453.587">
            <text:p>57453.587</text:p>
          </table:table-cell>
          <table:table-cell office:value-type="float" office:value="2298.143">
            <text:p>2298.143</text:p>
          </table:table-cell>
          <table:table-cell office:value-type="float" office:value="381.462">
            <text:p>381.462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206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7140.983">
            <text:p>57140.983</text:p>
          </table:table-cell>
          <table:table-cell office:value-type="float" office:value="2285.639">
            <text:p>2285.639</text:p>
          </table:table-cell>
          <table:table-cell office:value-type="float" office:value="392.356">
            <text:p>392.35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207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462.059">
            <text:p>51462.059</text:p>
          </table:table-cell>
          <table:table-cell office:value-type="float" office:value="2058.482">
            <text:p>2058.482</text:p>
          </table:table-cell>
          <table:table-cell office:value-type="float" office:value="381.566">
            <text:p>381.56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207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887.757">
            <text:p>51887.757</text:p>
          </table:table-cell>
          <table:table-cell office:value-type="float" office:value="2075.51">
            <text:p>2075.51</text:p>
          </table:table-cell>
          <table:table-cell office:value-type="float" office:value="370.994">
            <text:p>370.99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207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462.059">
            <text:p>51462.059</text:p>
          </table:table-cell>
          <table:table-cell office:value-type="float" office:value="2058.482">
            <text:p>2058.482</text:p>
          </table:table-cell>
          <table:table-cell office:value-type="float" office:value="381.566">
            <text:p>381.56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C208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355.751">
            <text:p>55355.751</text:p>
          </table:table-cell>
          <table:table-cell office:value-type="float" office:value="2214.23">
            <text:p>2214.23</text:p>
          </table:table-cell>
          <table:table-cell office:value-type="float" office:value="384.917">
            <text:p>384.91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C208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2515.642">
            <text:p>52515.642</text:p>
          </table:table-cell>
          <table:table-cell office:value-type="float" office:value="2100.626">
            <text:p>2100.626</text:p>
          </table:table-cell>
          <table:table-cell office:value-type="float" office:value="591.109">
            <text:p>591.109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C208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355.751">
            <text:p>55355.751</text:p>
          </table:table-cell>
          <table:table-cell office:value-type="float" office:value="2214.23">
            <text:p>2214.23</text:p>
          </table:table-cell>
          <table:table-cell office:value-type="float" office:value="384.917">
            <text:p>384.91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101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58.952">
            <text:p>4258.952</text:p>
          </table:table-cell>
          <table:table-cell office:value-type="float" office:value="170.358">
            <text:p>170.358</text:p>
          </table:table-cell>
          <table:table-cell office:value-type="float" office:value="34.541">
            <text:p>34.541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101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42.647">
            <text:p>4342.647</text:p>
          </table:table-cell>
          <table:table-cell office:value-type="float" office:value="173.706">
            <text:p>173.706</text:p>
          </table:table-cell>
          <table:table-cell office:value-type="float" office:value="25.504">
            <text:p>25.50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101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58.952">
            <text:p>4258.952</text:p>
          </table:table-cell>
          <table:table-cell office:value-type="float" office:value="170.358">
            <text:p>170.358</text:p>
          </table:table-cell>
          <table:table-cell office:value-type="float" office:value="34.541">
            <text:p>34.541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102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03.276">
            <text:p>3803.276</text:p>
          </table:table-cell>
          <table:table-cell office:value-type="float" office:value="152.131">
            <text:p>152.131</text:p>
          </table:table-cell>
          <table:table-cell office:value-type="float" office:value="37.498">
            <text:p>37.49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102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07.368">
            <text:p>3707.368</text:p>
          </table:table-cell>
          <table:table-cell office:value-type="float" office:value="148.295">
            <text:p>148.295</text:p>
          </table:table-cell>
          <table:table-cell office:value-type="float" office:value="29.357">
            <text:p>29.357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102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03.276">
            <text:p>3803.276</text:p>
          </table:table-cell>
          <table:table-cell office:value-type="float" office:value="152.131">
            <text:p>152.131</text:p>
          </table:table-cell>
          <table:table-cell office:value-type="float" office:value="37.498">
            <text:p>37.498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103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01.807">
            <text:p>3401.807</text:p>
          </table:table-cell>
          <table:table-cell office:value-type="float" office:value="136.072">
            <text:p>136.072</text:p>
          </table:table-cell>
          <table:table-cell office:value-type="float" office:value="49.886">
            <text:p>49.88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103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92.535">
            <text:p>3692.535</text:p>
          </table:table-cell>
          <table:table-cell office:value-type="float" office:value="147.701">
            <text:p>147.701</text:p>
          </table:table-cell>
          <table:table-cell office:value-type="float" office:value="27.857">
            <text:p>27.857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103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01.807">
            <text:p>3401.807</text:p>
          </table:table-cell>
          <table:table-cell office:value-type="float" office:value="136.072">
            <text:p>136.072</text:p>
          </table:table-cell>
          <table:table-cell office:value-type="float" office:value="49.886">
            <text:p>49.88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104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86.065">
            <text:p>3186.065</text:p>
          </table:table-cell>
          <table:table-cell office:value-type="float" office:value="127.443">
            <text:p>127.443</text:p>
          </table:table-cell>
          <table:table-cell office:value-type="float" office:value="47.08">
            <text:p>47.0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104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26.611">
            <text:p>3226.611</text:p>
          </table:table-cell>
          <table:table-cell office:value-type="float" office:value="129.064">
            <text:p>129.064</text:p>
          </table:table-cell>
          <table:table-cell office:value-type="float" office:value="44.35">
            <text:p>44.3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104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86.065">
            <text:p>3186.065</text:p>
          </table:table-cell>
          <table:table-cell office:value-type="float" office:value="127.443">
            <text:p>127.443</text:p>
          </table:table-cell>
          <table:table-cell office:value-type="float" office:value="47.08">
            <text:p>47.08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105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97.648">
            <text:p>3797.648</text:p>
          </table:table-cell>
          <table:table-cell office:value-type="float" office:value="151.906">
            <text:p>151.906</text:p>
          </table:table-cell>
          <table:table-cell office:value-type="float" office:value="30.632">
            <text:p>30.632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105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054.337">
            <text:p>4054.337</text:p>
          </table:table-cell>
          <table:table-cell office:value-type="float" office:value="162.173">
            <text:p>162.173</text:p>
          </table:table-cell>
          <table:table-cell office:value-type="float" office:value="19.067">
            <text:p>19.067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105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17.716">
            <text:p>3817.716</text:p>
          </table:table-cell>
          <table:table-cell office:value-type="float" office:value="152.709">
            <text:p>152.709</text:p>
          </table:table-cell>
          <table:table-cell office:value-type="float" office:value="30.518">
            <text:p>30.518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106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72.12">
            <text:p>3672.12</text:p>
          </table:table-cell>
          <table:table-cell office:value-type="float" office:value="146.885">
            <text:p>146.885</text:p>
          </table:table-cell>
          <table:table-cell office:value-type="float" office:value="44.87">
            <text:p>44.8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106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117.224">
            <text:p>4117.224</text:p>
          </table:table-cell>
          <table:table-cell office:value-type="float" office:value="164.689">
            <text:p>164.689</text:p>
          </table:table-cell>
          <table:table-cell office:value-type="float" office:value="23.214">
            <text:p>23.21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106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72.12">
            <text:p>3672.12</text:p>
          </table:table-cell>
          <table:table-cell office:value-type="float" office:value="146.885">
            <text:p>146.885</text:p>
          </table:table-cell>
          <table:table-cell office:value-type="float" office:value="44.87">
            <text:p>44.8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107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67.589">
            <text:p>3667.589</text:p>
          </table:table-cell>
          <table:table-cell office:value-type="float" office:value="146.704">
            <text:p>146.704</text:p>
          </table:table-cell>
          <table:table-cell office:value-type="float" office:value="44.288">
            <text:p>44.28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107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40.049">
            <text:p>3840.049</text:p>
          </table:table-cell>
          <table:table-cell office:value-type="float" office:value="153.602">
            <text:p>153.602</text:p>
          </table:table-cell>
          <table:table-cell office:value-type="float" office:value="33.59">
            <text:p>33.59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107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67.589">
            <text:p>3667.589</text:p>
          </table:table-cell>
          <table:table-cell office:value-type="float" office:value="146.704">
            <text:p>146.704</text:p>
          </table:table-cell>
          <table:table-cell office:value-type="float" office:value="44.288">
            <text:p>44.288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108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23.092">
            <text:p>2723.092</text:p>
          </table:table-cell>
          <table:table-cell office:value-type="float" office:value="108.924">
            <text:p>108.924</text:p>
          </table:table-cell>
          <table:table-cell office:value-type="float" office:value="37.577">
            <text:p>37.57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108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19.778">
            <text:p>3019.778</text:p>
          </table:table-cell>
          <table:table-cell office:value-type="float" office:value="120.791">
            <text:p>120.791</text:p>
          </table:table-cell>
          <table:table-cell office:value-type="float" office:value="41.493">
            <text:p>41.49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108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23.092">
            <text:p>2723.092</text:p>
          </table:table-cell>
          <table:table-cell office:value-type="float" office:value="108.924">
            <text:p>108.924</text:p>
          </table:table-cell>
          <table:table-cell office:value-type="float" office:value="37.577">
            <text:p>37.57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109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21.967">
            <text:p>3721.967</text:p>
          </table:table-cell>
          <table:table-cell office:value-type="float" office:value="148.879">
            <text:p>148.879</text:p>
          </table:table-cell>
          <table:table-cell office:value-type="float" office:value="41.286">
            <text:p>41.28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109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55.442">
            <text:p>3655.442</text:p>
          </table:table-cell>
          <table:table-cell office:value-type="float" office:value="146.218">
            <text:p>146.218</text:p>
          </table:table-cell>
          <table:table-cell office:value-type="float" office:value="17.341">
            <text:p>17.34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109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21.967">
            <text:p>3721.967</text:p>
          </table:table-cell>
          <table:table-cell office:value-type="float" office:value="148.879">
            <text:p>148.879</text:p>
          </table:table-cell>
          <table:table-cell office:value-type="float" office:value="41.286">
            <text:p>41.28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110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52.806">
            <text:p>3552.806</text:p>
          </table:table-cell>
          <table:table-cell office:value-type="float" office:value="142.112">
            <text:p>142.112</text:p>
          </table:table-cell>
          <table:table-cell office:value-type="float" office:value="36.245">
            <text:p>36.24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110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19.227">
            <text:p>3619.227</text:p>
          </table:table-cell>
          <table:table-cell office:value-type="float" office:value="144.769">
            <text:p>144.769</text:p>
          </table:table-cell>
          <table:table-cell office:value-type="float" office:value="23.673">
            <text:p>23.67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110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52.806">
            <text:p>3552.806</text:p>
          </table:table-cell>
          <table:table-cell office:value-type="float" office:value="142.112">
            <text:p>142.112</text:p>
          </table:table-cell>
          <table:table-cell office:value-type="float" office:value="36.245">
            <text:p>36.24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111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16.253">
            <text:p>3416.253</text:p>
          </table:table-cell>
          <table:table-cell office:value-type="float" office:value="136.65">
            <text:p>136.65</text:p>
          </table:table-cell>
          <table:table-cell office:value-type="float" office:value="35.358">
            <text:p>35.35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111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60.858">
            <text:p>3460.858</text:p>
          </table:table-cell>
          <table:table-cell office:value-type="float" office:value="138.434">
            <text:p>138.434</text:p>
          </table:table-cell>
          <table:table-cell office:value-type="float" office:value="28.168">
            <text:p>28.16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111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16.253">
            <text:p>3416.253</text:p>
          </table:table-cell>
          <table:table-cell office:value-type="float" office:value="136.65">
            <text:p>136.65</text:p>
          </table:table-cell>
          <table:table-cell office:value-type="float" office:value="35.358">
            <text:p>35.358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112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85.824">
            <text:p>2885.824</text:p>
          </table:table-cell>
          <table:table-cell office:value-type="float" office:value="115.433">
            <text:p>115.433</text:p>
          </table:table-cell>
          <table:table-cell office:value-type="float" office:value="25.249">
            <text:p>25.24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112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25.236">
            <text:p>3025.236</text:p>
          </table:table-cell>
          <table:table-cell office:value-type="float" office:value="121.009">
            <text:p>121.009</text:p>
          </table:table-cell>
          <table:table-cell office:value-type="float" office:value="24.318">
            <text:p>24.31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112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85.824">
            <text:p>2885.824</text:p>
          </table:table-cell>
          <table:table-cell office:value-type="float" office:value="115.433">
            <text:p>115.433</text:p>
          </table:table-cell>
          <table:table-cell office:value-type="float" office:value="25.249">
            <text:p>25.24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201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382.082">
            <text:p>15382.082</text:p>
          </table:table-cell>
          <table:table-cell office:value-type="float" office:value="615.283">
            <text:p>615.283</text:p>
          </table:table-cell>
          <table:table-cell office:value-type="float" office:value="126.544">
            <text:p>126.54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201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643.663">
            <text:p>15643.663</text:p>
          </table:table-cell>
          <table:table-cell office:value-type="float" office:value="625.747">
            <text:p>625.747</text:p>
          </table:table-cell>
          <table:table-cell office:value-type="float" office:value="127.904">
            <text:p>127.90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201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382.082">
            <text:p>15382.082</text:p>
          </table:table-cell>
          <table:table-cell office:value-type="float" office:value="615.283">
            <text:p>615.283</text:p>
          </table:table-cell>
          <table:table-cell office:value-type="float" office:value="126.544">
            <text:p>126.54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202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078.602">
            <text:p>13078.602</text:p>
          </table:table-cell>
          <table:table-cell office:value-type="float" office:value="523.144">
            <text:p>523.144</text:p>
          </table:table-cell>
          <table:table-cell office:value-type="float" office:value="182.504">
            <text:p>182.50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202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632.772">
            <text:p>13632.772</text:p>
          </table:table-cell>
          <table:table-cell office:value-type="float" office:value="545.311">
            <text:p>545.311</text:p>
          </table:table-cell>
          <table:table-cell office:value-type="float" office:value="179.757">
            <text:p>179.757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202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078.602">
            <text:p>13078.602</text:p>
          </table:table-cell>
          <table:table-cell office:value-type="float" office:value="523.144">
            <text:p>523.144</text:p>
          </table:table-cell>
          <table:table-cell office:value-type="float" office:value="182.504">
            <text:p>182.50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203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053.71">
            <text:p>10053.71</text:p>
          </table:table-cell>
          <table:table-cell office:value-type="float" office:value="402.148">
            <text:p>402.148</text:p>
          </table:table-cell>
          <table:table-cell office:value-type="float" office:value="246.6">
            <text:p>246.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203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432.485">
            <text:p>10432.485</text:p>
          </table:table-cell>
          <table:table-cell office:value-type="float" office:value="417.299">
            <text:p>417.299</text:p>
          </table:table-cell>
          <table:table-cell office:value-type="float" office:value="233.765">
            <text:p>233.76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203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053.71">
            <text:p>10053.71</text:p>
          </table:table-cell>
          <table:table-cell office:value-type="float" office:value="402.148">
            <text:p>402.148</text:p>
          </table:table-cell>
          <table:table-cell office:value-type="float" office:value="246.6">
            <text:p>246.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204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23.382">
            <text:p>6123.382</text:p>
          </table:table-cell>
          <table:table-cell office:value-type="float" office:value="244.935">
            <text:p>244.935</text:p>
          </table:table-cell>
          <table:table-cell office:value-type="float" office:value="230.562">
            <text:p>230.562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204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382.667">
            <text:p>6382.667</text:p>
          </table:table-cell>
          <table:table-cell office:value-type="float" office:value="255.307">
            <text:p>255.307</text:p>
          </table:table-cell>
          <table:table-cell office:value-type="float" office:value="225.272">
            <text:p>225.272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204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23.382">
            <text:p>6123.382</text:p>
          </table:table-cell>
          <table:table-cell office:value-type="float" office:value="244.935">
            <text:p>244.935</text:p>
          </table:table-cell>
          <table:table-cell office:value-type="float" office:value="230.562">
            <text:p>230.562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205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76.981">
            <text:p>13576.981</text:p>
          </table:table-cell>
          <table:table-cell office:value-type="float" office:value="543.079">
            <text:p>543.079</text:p>
          </table:table-cell>
          <table:table-cell office:value-type="float" office:value="141.753">
            <text:p>141.753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205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981.353">
            <text:p>13981.353</text:p>
          </table:table-cell>
          <table:table-cell office:value-type="float" office:value="559.254">
            <text:p>559.254</text:p>
          </table:table-cell>
          <table:table-cell office:value-type="float" office:value="146.944">
            <text:p>146.944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205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76.981">
            <text:p>13576.981</text:p>
          </table:table-cell>
          <table:table-cell office:value-type="float" office:value="543.079">
            <text:p>543.079</text:p>
          </table:table-cell>
          <table:table-cell office:value-type="float" office:value="141.753">
            <text:p>141.753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206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523.056">
            <text:p>11523.056</text:p>
          </table:table-cell>
          <table:table-cell office:value-type="float" office:value="460.922">
            <text:p>460.922</text:p>
          </table:table-cell>
          <table:table-cell office:value-type="float" office:value="178.509">
            <text:p>178.50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206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890.746">
            <text:p>11890.746</text:p>
          </table:table-cell>
          <table:table-cell office:value-type="float" office:value="475.63">
            <text:p>475.63</text:p>
          </table:table-cell>
          <table:table-cell office:value-type="float" office:value="187.393">
            <text:p>187.39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206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523.056">
            <text:p>11523.056</text:p>
          </table:table-cell>
          <table:table-cell office:value-type="float" office:value="460.922">
            <text:p>460.922</text:p>
          </table:table-cell>
          <table:table-cell office:value-type="float" office:value="178.509">
            <text:p>178.50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207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536.212">
            <text:p>8536.212</text:p>
          </table:table-cell>
          <table:table-cell office:value-type="float" office:value="341.448">
            <text:p>341.448</text:p>
          </table:table-cell>
          <table:table-cell office:value-type="float" office:value="219.606">
            <text:p>219.606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207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898.579">
            <text:p>8898.579</text:p>
          </table:table-cell>
          <table:table-cell office:value-type="float" office:value="355.943">
            <text:p>355.943</text:p>
          </table:table-cell>
          <table:table-cell office:value-type="float" office:value="211.443">
            <text:p>211.443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207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536.212">
            <text:p>8536.212</text:p>
          </table:table-cell>
          <table:table-cell office:value-type="float" office:value="341.448">
            <text:p>341.448</text:p>
          </table:table-cell>
          <table:table-cell office:value-type="float" office:value="219.606">
            <text:p>219.606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208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689.49">
            <text:p>5689.49</text:p>
          </table:table-cell>
          <table:table-cell office:value-type="float" office:value="227.58">
            <text:p>227.58</text:p>
          </table:table-cell>
          <table:table-cell office:value-type="float" office:value="196.883">
            <text:p>196.883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208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941.62">
            <text:p>5941.62</text:p>
          </table:table-cell>
          <table:table-cell office:value-type="float" office:value="237.665">
            <text:p>237.665</text:p>
          </table:table-cell>
          <table:table-cell office:value-type="float" office:value="192.799">
            <text:p>192.799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208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689.49">
            <text:p>5689.49</text:p>
          </table:table-cell>
          <table:table-cell office:value-type="float" office:value="227.58">
            <text:p>227.58</text:p>
          </table:table-cell>
          <table:table-cell office:value-type="float" office:value="196.883">
            <text:p>196.883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209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259.374">
            <text:p>12259.374</text:p>
          </table:table-cell>
          <table:table-cell office:value-type="float" office:value="490.375">
            <text:p>490.375</text:p>
          </table:table-cell>
          <table:table-cell office:value-type="float" office:value="123.815">
            <text:p>123.81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209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591.035">
            <text:p>12591.035</text:p>
          </table:table-cell>
          <table:table-cell office:value-type="float" office:value="503.641">
            <text:p>503.641</text:p>
          </table:table-cell>
          <table:table-cell office:value-type="float" office:value="142.698">
            <text:p>142.69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209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259.374">
            <text:p>12259.374</text:p>
          </table:table-cell>
          <table:table-cell office:value-type="float" office:value="490.375">
            <text:p>490.375</text:p>
          </table:table-cell>
          <table:table-cell office:value-type="float" office:value="123.815">
            <text:p>123.81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210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497.478">
            <text:p>11497.478</text:p>
          </table:table-cell>
          <table:table-cell office:value-type="float" office:value="459.899">
            <text:p>459.899</text:p>
          </table:table-cell>
          <table:table-cell office:value-type="float" office:value="149.881">
            <text:p>149.881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210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819.786">
            <text:p>11819.786</text:p>
          </table:table-cell>
          <table:table-cell office:value-type="float" office:value="472.791">
            <text:p>472.791</text:p>
          </table:table-cell>
          <table:table-cell office:value-type="float" office:value="157.295">
            <text:p>157.29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210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497.478">
            <text:p>11497.478</text:p>
          </table:table-cell>
          <table:table-cell office:value-type="float" office:value="459.899">
            <text:p>459.899</text:p>
          </table:table-cell>
          <table:table-cell office:value-type="float" office:value="149.881">
            <text:p>149.881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211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498.962">
            <text:p>10498.962</text:p>
          </table:table-cell>
          <table:table-cell office:value-type="float" office:value="419.958">
            <text:p>419.958</text:p>
          </table:table-cell>
          <table:table-cell office:value-type="float" office:value="90.008">
            <text:p>90.00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211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839.551">
            <text:p>10839.551</text:p>
          </table:table-cell>
          <table:table-cell office:value-type="float" office:value="433.582">
            <text:p>433.582</text:p>
          </table:table-cell>
          <table:table-cell office:value-type="float" office:value="101.366">
            <text:p>101.366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211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498.962">
            <text:p>10498.962</text:p>
          </table:table-cell>
          <table:table-cell office:value-type="float" office:value="419.958">
            <text:p>419.958</text:p>
          </table:table-cell>
          <table:table-cell office:value-type="float" office:value="90.008">
            <text:p>90.008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C101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75.608">
            <text:p>3875.608</text:p>
          </table:table-cell>
          <table:table-cell office:value-type="float" office:value="155.024">
            <text:p>155.024</text:p>
          </table:table-cell>
          <table:table-cell office:value-type="float" office:value="34.078">
            <text:p>34.07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C101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77.941">
            <text:p>3877.941</text:p>
          </table:table-cell>
          <table:table-cell office:value-type="float" office:value="155.118">
            <text:p>155.118</text:p>
          </table:table-cell>
          <table:table-cell office:value-type="float" office:value="33.432">
            <text:p>33.432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C101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75.608">
            <text:p>3875.608</text:p>
          </table:table-cell>
          <table:table-cell office:value-type="float" office:value="155.024">
            <text:p>155.024</text:p>
          </table:table-cell>
          <table:table-cell office:value-type="float" office:value="34.078">
            <text:p>34.078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C102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35.185">
            <text:p>3535.185</text:p>
          </table:table-cell>
          <table:table-cell office:value-type="float" office:value="141.407">
            <text:p>141.407</text:p>
          </table:table-cell>
          <table:table-cell office:value-type="float" office:value="34.657">
            <text:p>34.657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C102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05.358">
            <text:p>3705.358</text:p>
          </table:table-cell>
          <table:table-cell office:value-type="float" office:value="148.214">
            <text:p>148.214</text:p>
          </table:table-cell>
          <table:table-cell office:value-type="float" office:value="36.091">
            <text:p>36.091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C102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35.185">
            <text:p>3535.185</text:p>
          </table:table-cell>
          <table:table-cell office:value-type="float" office:value="141.407">
            <text:p>141.407</text:p>
          </table:table-cell>
          <table:table-cell office:value-type="float" office:value="34.657">
            <text:p>34.657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C103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55.547">
            <text:p>3255.547</text:p>
          </table:table-cell>
          <table:table-cell office:value-type="float" office:value="130.222">
            <text:p>130.222</text:p>
          </table:table-cell>
          <table:table-cell office:value-type="float" office:value="44.715">
            <text:p>44.71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C103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80.995">
            <text:p>3580.995</text:p>
          </table:table-cell>
          <table:table-cell office:value-type="float" office:value="143.24">
            <text:p>143.24</text:p>
          </table:table-cell>
          <table:table-cell office:value-type="float" office:value="43.502">
            <text:p>43.502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C103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55.547">
            <text:p>3255.547</text:p>
          </table:table-cell>
          <table:table-cell office:value-type="float" office:value="130.222">
            <text:p>130.222</text:p>
          </table:table-cell>
          <table:table-cell office:value-type="float" office:value="44.715">
            <text:p>44.71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C104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76.559">
            <text:p>2876.559</text:p>
          </table:table-cell>
          <table:table-cell office:value-type="float" office:value="115.062">
            <text:p>115.062</text:p>
          </table:table-cell>
          <table:table-cell office:value-type="float" office:value="43.732">
            <text:p>43.732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C104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975.095">
            <text:p>2975.095</text:p>
          </table:table-cell>
          <table:table-cell office:value-type="float" office:value="119.004">
            <text:p>119.004</text:p>
          </table:table-cell>
          <table:table-cell office:value-type="float" office:value="38.208">
            <text:p>38.20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C104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76.559">
            <text:p>2876.559</text:p>
          </table:table-cell>
          <table:table-cell office:value-type="float" office:value="115.062">
            <text:p>115.062</text:p>
          </table:table-cell>
          <table:table-cell office:value-type="float" office:value="43.732">
            <text:p>43.732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C105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19.104">
            <text:p>3619.104</text:p>
          </table:table-cell>
          <table:table-cell office:value-type="float" office:value="144.764">
            <text:p>144.764</text:p>
          </table:table-cell>
          <table:table-cell office:value-type="float" office:value="29.33">
            <text:p>29.33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C105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80.436">
            <text:p>3780.436</text:p>
          </table:table-cell>
          <table:table-cell office:value-type="float" office:value="151.217">
            <text:p>151.217</text:p>
          </table:table-cell>
          <table:table-cell office:value-type="float" office:value="26.666">
            <text:p>26.666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C105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19.104">
            <text:p>3619.104</text:p>
          </table:table-cell>
          <table:table-cell office:value-type="float" office:value="144.764">
            <text:p>144.764</text:p>
          </table:table-cell>
          <table:table-cell office:value-type="float" office:value="29.33">
            <text:p>29.33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C106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71.904">
            <text:p>3471.904</text:p>
          </table:table-cell>
          <table:table-cell office:value-type="float" office:value="138.876">
            <text:p>138.876</text:p>
          </table:table-cell>
          <table:table-cell office:value-type="float" office:value="31.384">
            <text:p>31.384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C106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95.433">
            <text:p>3595.433</text:p>
          </table:table-cell>
          <table:table-cell office:value-type="float" office:value="143.817">
            <text:p>143.817</text:p>
          </table:table-cell>
          <table:table-cell office:value-type="float" office:value="28.969">
            <text:p>28.969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C106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71.904">
            <text:p>3471.904</text:p>
          </table:table-cell>
          <table:table-cell office:value-type="float" office:value="138.876">
            <text:p>138.876</text:p>
          </table:table-cell>
          <table:table-cell office:value-type="float" office:value="31.384">
            <text:p>31.384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C107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89.236">
            <text:p>3289.236</text:p>
          </table:table-cell>
          <table:table-cell office:value-type="float" office:value="131.569">
            <text:p>131.569</text:p>
          </table:table-cell>
          <table:table-cell office:value-type="float" office:value="34.185">
            <text:p>34.18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C107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12.957">
            <text:p>3612.957</text:p>
          </table:table-cell>
          <table:table-cell office:value-type="float" office:value="144.518">
            <text:p>144.518</text:p>
          </table:table-cell>
          <table:table-cell office:value-type="float" office:value="29.198">
            <text:p>29.19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C107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89.236">
            <text:p>3289.236</text:p>
          </table:table-cell>
          <table:table-cell office:value-type="float" office:value="131.569">
            <text:p>131.569</text:p>
          </table:table-cell>
          <table:table-cell office:value-type="float" office:value="34.185">
            <text:p>34.18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C108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69.724">
            <text:p>3169.724</text:p>
          </table:table-cell>
          <table:table-cell office:value-type="float" office:value="126.789">
            <text:p>126.789</text:p>
          </table:table-cell>
          <table:table-cell office:value-type="float" office:value="28.769">
            <text:p>28.76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C108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37.556">
            <text:p>3437.556</text:p>
          </table:table-cell>
          <table:table-cell office:value-type="float" office:value="137.502">
            <text:p>137.502</text:p>
          </table:table-cell>
          <table:table-cell office:value-type="float" office:value="30.945">
            <text:p>30.94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C108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69.724">
            <text:p>3169.724</text:p>
          </table:table-cell>
          <table:table-cell office:value-type="float" office:value="126.789">
            <text:p>126.789</text:p>
          </table:table-cell>
          <table:table-cell office:value-type="float" office:value="28.769">
            <text:p>28.76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C201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136.431">
            <text:p>14136.431</text:p>
          </table:table-cell>
          <table:table-cell office:value-type="float" office:value="565.457">
            <text:p>565.457</text:p>
          </table:table-cell>
          <table:table-cell office:value-type="float" office:value="130.539">
            <text:p>130.53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C201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811.797">
            <text:p>14811.797</text:p>
          </table:table-cell>
          <table:table-cell office:value-type="float" office:value="592.472">
            <text:p>592.472</text:p>
          </table:table-cell>
          <table:table-cell office:value-type="float" office:value="147.105">
            <text:p>147.10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C201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136.431">
            <text:p>14136.431</text:p>
          </table:table-cell>
          <table:table-cell office:value-type="float" office:value="565.457">
            <text:p>565.457</text:p>
          </table:table-cell>
          <table:table-cell office:value-type="float" office:value="130.539">
            <text:p>130.53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C202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243.988">
            <text:p>12243.988</text:p>
          </table:table-cell>
          <table:table-cell office:value-type="float" office:value="489.76">
            <text:p>489.76</text:p>
          </table:table-cell>
          <table:table-cell office:value-type="float" office:value="173">
            <text:p>173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C202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607.405">
            <text:p>12607.405</text:p>
          </table:table-cell>
          <table:table-cell office:value-type="float" office:value="504.296">
            <text:p>504.296</text:p>
          </table:table-cell>
          <table:table-cell office:value-type="float" office:value="176.558">
            <text:p>176.55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C202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243.988">
            <text:p>12243.988</text:p>
          </table:table-cell>
          <table:table-cell office:value-type="float" office:value="489.76">
            <text:p>489.76</text:p>
          </table:table-cell>
          <table:table-cell office:value-type="float" office:value="173">
            <text:p>173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C204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83.134">
            <text:p>6183.134</text:p>
          </table:table-cell>
          <table:table-cell office:value-type="float" office:value="247.325">
            <text:p>247.325</text:p>
          </table:table-cell>
          <table:table-cell office:value-type="float" office:value="220.998">
            <text:p>220.99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C204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68.85">
            <text:p>6568.85</text:p>
          </table:table-cell>
          <table:table-cell office:value-type="float" office:value="262.754">
            <text:p>262.754</text:p>
          </table:table-cell>
          <table:table-cell office:value-type="float" office:value="208.835">
            <text:p>208.835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C204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83.134">
            <text:p>6183.134</text:p>
          </table:table-cell>
          <table:table-cell office:value-type="float" office:value="247.325">
            <text:p>247.325</text:p>
          </table:table-cell>
          <table:table-cell office:value-type="float" office:value="220.998">
            <text:p>220.998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C205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811.826">
            <text:p>12811.826</text:p>
          </table:table-cell>
          <table:table-cell office:value-type="float" office:value="512.473">
            <text:p>512.473</text:p>
          </table:table-cell>
          <table:table-cell office:value-type="float" office:value="139.449">
            <text:p>139.449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C205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129.872">
            <text:p>13129.872</text:p>
          </table:table-cell>
          <table:table-cell office:value-type="float" office:value="525.195">
            <text:p>525.195</text:p>
          </table:table-cell>
          <table:table-cell office:value-type="float" office:value="158.42">
            <text:p>158.42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C205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811.826">
            <text:p>12811.826</text:p>
          </table:table-cell>
          <table:table-cell office:value-type="float" office:value="512.473">
            <text:p>512.473</text:p>
          </table:table-cell>
          <table:table-cell office:value-type="float" office:value="139.449">
            <text:p>139.449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C206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707.141">
            <text:p>12707.141</text:p>
          </table:table-cell>
          <table:table-cell office:value-type="float" office:value="508.286">
            <text:p>508.286</text:p>
          </table:table-cell>
          <table:table-cell office:value-type="float" office:value="129.225">
            <text:p>129.225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C206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209.67">
            <text:p>13209.67</text:p>
          </table:table-cell>
          <table:table-cell office:value-type="float" office:value="528.387">
            <text:p>528.387</text:p>
          </table:table-cell>
          <table:table-cell office:value-type="float" office:value="137.946">
            <text:p>137.946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C206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707.141">
            <text:p>12707.141</text:p>
          </table:table-cell>
          <table:table-cell office:value-type="float" office:value="508.286">
            <text:p>508.286</text:p>
          </table:table-cell>
          <table:table-cell office:value-type="float" office:value="129.225">
            <text:p>129.225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C207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611.351">
            <text:p>11611.351</text:p>
          </table:table-cell>
          <table:table-cell office:value-type="float" office:value="464.454">
            <text:p>464.454</text:p>
          </table:table-cell>
          <table:table-cell office:value-type="float" office:value="118.618">
            <text:p>118.61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C207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078.971">
            <text:p>12078.971</text:p>
          </table:table-cell>
          <table:table-cell office:value-type="float" office:value="483.159">
            <text:p>483.159</text:p>
          </table:table-cell>
          <table:table-cell office:value-type="float" office:value="111.317">
            <text:p>111.317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C207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611.351">
            <text:p>11611.351</text:p>
          </table:table-cell>
          <table:table-cell office:value-type="float" office:value="464.454">
            <text:p>464.454</text:p>
          </table:table-cell>
          <table:table-cell office:value-type="float" office:value="118.618">
            <text:p>118.618</text:p>
          </table:table-cell>
          <table:table-cell office:value-type="string">
            <text:p>MIXED</text:p>
          </table:table-cell>
          <table:table-cell table:number-columns-repeated="10"/>
        </table:table-row>
        <table:table-row table:style-name="ro1">
          <table:table-cell office:value-type="string">
            <text:p>50-RC208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402.775">
            <text:p>9402.775</text:p>
          </table:table-cell>
          <table:table-cell office:value-type="float" office:value="376.111">
            <text:p>376.111</text:p>
          </table:table-cell>
          <table:table-cell office:value-type="float" office:value="78.858">
            <text:p>78.858</text:p>
          </table:table-cell>
          <table:table-cell office:value-type="string">
            <text:p>AP</text:p>
          </table:table-cell>
          <table:table-cell table:number-columns-repeated="10"/>
        </table:table-row>
        <table:table-row table:style-name="ro1">
          <table:table-cell office:value-type="string">
            <text:p>50-RC208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648.546">
            <text:p>9648.546</text:p>
          </table:table-cell>
          <table:table-cell office:value-type="float" office:value="385.942">
            <text:p>385.942</text:p>
          </table:table-cell>
          <table:table-cell office:value-type="float" office:value="88.558">
            <text:p>88.558</text:p>
          </table:table-cell>
          <table:table-cell office:value-type="string">
            <text:p>SEQUENTIAL</text:p>
          </table:table-cell>
          <table:table-cell table:number-columns-repeated="10"/>
        </table:table-row>
        <table:table-row table:style-name="ro1">
          <table:table-cell office:value-type="string">
            <text:p>50-RC208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402.775">
            <text:p>9402.775</text:p>
          </table:table-cell>
          <table:table-cell office:value-type="float" office:value="376.111">
            <text:p>376.111</text:p>
          </table:table-cell>
          <table:table-cell office:value-type="float" office:value="78.858">
            <text:p>78.858</text:p>
          </table:table-cell>
          <table:table-cell office:value-type="string">
            <text:p>MIXED</text:p>
          </table:table-cell>
          <table:table-cell table:number-columns-repeated="10"/>
        </table:table-row>
      </table:table>
      <table:table table:name="110512" table:style-name="ta1" table:print="false">
        <table:table-column table:style-name="co2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ce27"/>
        <table:table-column table:style-name="co1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12" table:default-cell-style-name="ce51"/>
        <table:table-column table:style-name="co12" table:number-columns-repeated="6" table:default-cell-style-name="Default"/>
        <table:table-row table:style-name="ro1">
          <table:table-cell office:value-type="string">
            <text:p>#==================== COMMENTS ====================</text:p>
          </table:table-cell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>
            <text:p>TRSPpInsertion benchmarks</text:p>
          </table:table-cell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size</text:p>
          </table:table-cell>
          <table:table-cell office:value-type="string">
            <text:p>crew</text:p>
          </table:table-cell>
          <table:table-cell office:value-type="string">
            <text:p>it</text:p>
          </table:table-cell>
          <table:table-cell office:value-type="string">
            <text:p>time</text:p>
          </table:table-cell>
          <table:table-cell office:value-type="string">
            <text:p>time_eval</text:p>
          </table:table-cell>
          <table:table-cell office:value-type="string">
            <text:p>time_AP</text:p>
          </table:table-cell>
          <table:table-cell office:value-type="string">
            <text:p>time_Seq</text:p>
          </table:table-cell>
          <table:table-cell office:value-type="string">
            <text:p>time_BT</text:p>
          </table:table-cell>
          <table:table-cell office:value-type="string">
            <text:p>status</text:p>
          </table:table-cell>
          <table:table-cell table:style-name="Default" office:value-type="string">
            <text:p>feasible</text:p>
          </table:table-cell>
          <table:table-cell office:value-type="string">
            <text:p>init_cost</text:p>
          </table:table-cell>
          <table:table-cell office:value-type="string">
            <text:p>cost</text:p>
          </table:table-cell>
          <table:table-cell office:value-type="string">
            <text:p>load_mean</text:p>
          </table:table-cell>
          <table:table-cell office:value-type="string">
            <text:p>load_dev</text:p>
          </table:table-cell>
          <table:table-cell office:value-type="string">
            <text:p>strategy</text:p>
          </table:table-cell>
          <table:table-cell table:style-name="Default" office:value-type="string">
            <text:p>ls_improv</text:p>
          </table:table-cell>
          <table:table-cell/>
          <table:table-cell office:value-type="string">
            <text:p>Filter</text:p>
          </table:table-cell>
          <table:table-cell table:number-columns-repeated="4"/>
        </table:table-row>
        <table:table-row table:style-name="ro1">
          <table:table-cell office:value-type="string">
            <text:p>100-C101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3010.843">
            <text:p>23010.843</text:p>
          </table:table-cell>
          <table:table-cell office:value-type="float" office:value="920.434">
            <text:p>920.434</text:p>
          </table:table-cell>
          <table:table-cell office:value-type="float" office:value="121.678">
            <text:p>121.678</text:p>
          </table:table-cell>
          <table:table-cell office:value-type="string">
            <text:p>AP</text:p>
          </table:table-cell>
          <table:table-cell table:formula="of:=([.N7]-[.M7])/[.M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101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3248.987">
            <text:p>23248.987</text:p>
          </table:table-cell>
          <table:table-cell office:value-type="float" office:value="929.959">
            <text:p>929.959</text:p>
          </table:table-cell>
          <table:table-cell office:value-type="float" office:value="113.189">
            <text:p>113.189</text:p>
          </table:table-cell>
          <table:table-cell office:value-type="string">
            <text:p>SEQUENTIAL</text:p>
          </table:table-cell>
          <table:table-cell table:formula="of:=([.N8]-[.M8])/[.M8]" office:value-type="percentage" office:value="0">
            <text:p>0.00%</text:p>
          </table:table-cell>
          <table:table-cell/>
          <table:table-cell table:style-name="ce1" office:value-type="string">
            <text:p>Min - ls_improv</text:p>
          </table:table-cell>
          <table:table-cell table:style-name="ce5" office:value-type="string">
            <text:p>strategy</text:p>
          </table:table-cell>
          <table:table-cell table:style-name="ce9" table:number-columns-repeated="2"/>
          <table:table-cell table:style-name="ce15"/>
        </table:table-row>
        <table:table-row table:style-name="ro1">
          <table:table-cell office:value-type="string">
            <text:p>100-C101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3010.843">
            <text:p>23010.843</text:p>
          </table:table-cell>
          <table:table-cell office:value-type="float" office:value="920.434">
            <text:p>920.434</text:p>
          </table:table-cell>
          <table:table-cell office:value-type="float" office:value="121.678">
            <text:p>121.678</text:p>
          </table:table-cell>
          <table:table-cell office:value-type="string">
            <text:p>MIXED</text:p>
          </table:table-cell>
          <table:table-cell table:formula="of:=([.N9]-[.M9])/[.M9]" office:value-type="percentage" office:value="0">
            <text:p>0.00%</text:p>
          </table:table-cell>
          <table:table-cell/>
          <table:table-cell table:style-name="ce2" office:value-type="string">
            <text:p>type</text:p>
          </table:table-cell>
          <table:table-cell table:style-name="ce6" office:value-type="string">
            <text:p>AP</text:p>
          </table:table-cell>
          <table:table-cell table:style-name="ce10" office:value-type="string">
            <text:p>MIXED</text:p>
          </table:table-cell>
          <table:table-cell table:style-name="ce10" office:value-type="string">
            <text:p>SEQUENTIAL</text:p>
          </table:table-cell>
          <table:table-cell table:style-name="ce16" office:value-type="string">
            <text:p>Total Result</text:p>
          </table:table-cell>
        </table:table-row>
        <table:table-row table:style-name="ro1">
          <table:table-cell office:value-type="string">
            <text:p>100-C102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413.732">
            <text:p>20413.732</text:p>
          </table:table-cell>
          <table:table-cell office:value-type="float" office:value="816.549">
            <text:p>816.549</text:p>
          </table:table-cell>
          <table:table-cell office:value-type="float" office:value="136.313">
            <text:p>136.313</text:p>
          </table:table-cell>
          <table:table-cell office:value-type="string">
            <text:p>AP</text:p>
          </table:table-cell>
          <table:table-cell table:formula="of:=([.N10]-[.M10])/[.M10]" office:value-type="percentage" office:value="0">
            <text:p>0.00%</text:p>
          </table:table-cell>
          <table:table-cell/>
          <table:table-cell table:style-name="ce3" office:value-type="string">
            <text:p>C1</text:p>
          </table:table-cell>
          <table:table-cell table:style-name="ce52" office:value-type="percentage" office:value="-0.00127034882788826">
            <text:p>-0.13%</text:p>
          </table:table-cell>
          <table:table-cell table:style-name="ce56" office:value-type="percentage" office:value="-0.00127034882788826">
            <text:p>-0.13%</text:p>
          </table:table-cell>
          <table:table-cell table:style-name="ce60" office:value-type="percentage" office:value="-0.00195751960794817">
            <text:p>-0.20%</text:p>
          </table:table-cell>
          <table:table-cell table:style-name="ce64" office:value-type="percentage" office:value="-0.00195751960794817">
            <text:p>-0.20%</text:p>
          </table:table-cell>
        </table:table-row>
        <table:table-row table:style-name="ro1">
          <table:table-cell office:value-type="string">
            <text:p>100-C102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845.639">
            <text:p>20845.639</text:p>
          </table:table-cell>
          <table:table-cell office:value-type="float" office:value="833.826">
            <text:p>833.826</text:p>
          </table:table-cell>
          <table:table-cell office:value-type="float" office:value="132.173">
            <text:p>132.173</text:p>
          </table:table-cell>
          <table:table-cell office:value-type="string">
            <text:p>SEQUENTIAL</text:p>
          </table:table-cell>
          <table:table-cell table:formula="of:=([.N11]-[.M11])/[.M11]" office:value-type="percentage" office:value="0">
            <text:p>0.00%</text:p>
          </table:table-cell>
          <table:table-cell/>
          <table:table-cell table:style-name="ce29" office:value-type="string">
            <text:p>C2</text:p>
          </table:table-cell>
          <table:table-cell table:style-name="ce53" office:value-type="percentage" office:value="0">
            <text:p>0.00%</text:p>
          </table:table-cell>
          <table:table-cell table:style-name="ce57" office:value-type="percentage" office:value="0">
            <text:p>0.00%</text:p>
          </table:table-cell>
          <table:table-cell table:style-name="ce61" office:value-type="percentage" office:value="-0.0000405421211491308">
            <text:p>0.00%</text:p>
          </table:table-cell>
          <table:table-cell table:style-name="ce65" office:value-type="percentage" office:value="-0.0000405421211491308">
            <text:p>0.00%</text:p>
          </table:table-cell>
        </table:table-row>
        <table:table-row table:style-name="ro1">
          <table:table-cell office:value-type="string">
            <text:p>100-C102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413.732">
            <text:p>20413.732</text:p>
          </table:table-cell>
          <table:table-cell office:value-type="float" office:value="816.549">
            <text:p>816.549</text:p>
          </table:table-cell>
          <table:table-cell office:value-type="float" office:value="136.313">
            <text:p>136.313</text:p>
          </table:table-cell>
          <table:table-cell office:value-type="string">
            <text:p>MIXED</text:p>
          </table:table-cell>
          <table:table-cell table:formula="of:=([.N12]-[.M12])/[.M12]" office:value-type="percentage" office:value="0">
            <text:p>0.00%</text:p>
          </table:table-cell>
          <table:table-cell/>
          <table:table-cell table:style-name="ce29" office:value-type="string">
            <text:p>R1</text:p>
          </table:table-cell>
          <table:table-cell table:style-name="ce53" office:value-type="percentage" office:value="-0.00942848403879151">
            <text:p>-0.94%</text:p>
          </table:table-cell>
          <table:table-cell table:style-name="ce57" office:value-type="percentage" office:value="-0.00942848403879151">
            <text:p>-0.94%</text:p>
          </table:table-cell>
          <table:table-cell table:style-name="ce61" office:value-type="percentage" office:value="-0.0124775345279434">
            <text:p>-1.25%</text:p>
          </table:table-cell>
          <table:table-cell table:style-name="ce65" office:value-type="percentage" office:value="-0.0124775345279434">
            <text:p>-1.25%</text:p>
          </table:table-cell>
        </table:table-row>
        <table:table-row table:style-name="ro1">
          <table:table-cell office:value-type="string">
            <text:p>100-C103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916.939">
            <text:p>18916.939</text:p>
          </table:table-cell>
          <table:table-cell office:value-type="float" office:value="756.678">
            <text:p>756.678</text:p>
          </table:table-cell>
          <table:table-cell office:value-type="float" office:value="149.176">
            <text:p>149.176</text:p>
          </table:table-cell>
          <table:table-cell office:value-type="string">
            <text:p>AP</text:p>
          </table:table-cell>
          <table:table-cell table:formula="of:=([.N13]-[.M13])/[.M13]" office:value-type="percentage" office:value="0">
            <text:p>0.00%</text:p>
          </table:table-cell>
          <table:table-cell/>
          <table:table-cell table:style-name="ce29" office:value-type="string">
            <text:p>R2</text:p>
          </table:table-cell>
          <table:table-cell table:style-name="ce53" office:value-type="percentage" office:value="-0.000109563803469071">
            <text:p>-0.01%</text:p>
          </table:table-cell>
          <table:table-cell table:style-name="ce57" office:value-type="percentage" office:value="-0.000109563803469071">
            <text:p>-0.01%</text:p>
          </table:table-cell>
          <table:table-cell table:style-name="ce61" office:value-type="percentage" office:value="-0.000366838068922953">
            <text:p>-0.04%</text:p>
          </table:table-cell>
          <table:table-cell table:style-name="ce65" office:value-type="percentage" office:value="-0.000366838068922953">
            <text:p>-0.04%</text:p>
          </table:table-cell>
        </table:table-row>
        <table:table-row table:style-name="ro1">
          <table:table-cell office:value-type="string">
            <text:p>100-C103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337.346">
            <text:p>19337.346</text:p>
          </table:table-cell>
          <table:table-cell office:value-type="float" office:value="773.494">
            <text:p>773.494</text:p>
          </table:table-cell>
          <table:table-cell office:value-type="float" office:value="154.526">
            <text:p>154.526</text:p>
          </table:table-cell>
          <table:table-cell office:value-type="string">
            <text:p>SEQUENTIAL</text:p>
          </table:table-cell>
          <table:table-cell table:formula="of:=([.N14]-[.M14])/[.M14]" office:value-type="percentage" office:value="0">
            <text:p>0.00%</text:p>
          </table:table-cell>
          <table:table-cell/>
          <table:table-cell table:style-name="ce29" office:value-type="string">
            <text:p>RC1</text:p>
          </table:table-cell>
          <table:table-cell table:style-name="ce53" office:value-type="percentage" office:value="-0.0108836879897877">
            <text:p>-1.09%</text:p>
          </table:table-cell>
          <table:table-cell table:style-name="ce57" office:value-type="percentage" office:value="-0.00480286334866592">
            <text:p>-0.48%</text:p>
          </table:table-cell>
          <table:table-cell table:style-name="ce61" office:value-type="percentage" office:value="-0.0195880678940734">
            <text:p>-1.96%</text:p>
          </table:table-cell>
          <table:table-cell table:style-name="ce65" office:value-type="percentage" office:value="-0.0195880678940734">
            <text:p>-1.96%</text:p>
          </table:table-cell>
        </table:table-row>
        <table:table-row table:style-name="ro1">
          <table:table-cell office:value-type="string">
            <text:p>100-C103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6">
            <text:p>206</text:p>
          </table:table-cell>
          <table:table-cell table:number-columns-repeated="2"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916.939">
            <text:p>18916.939</text:p>
          </table:table-cell>
          <table:table-cell office:value-type="float" office:value="756.678">
            <text:p>756.678</text:p>
          </table:table-cell>
          <table:table-cell office:value-type="float" office:value="149.176">
            <text:p>149.176</text:p>
          </table:table-cell>
          <table:table-cell office:value-type="string">
            <text:p>MIXED</text:p>
          </table:table-cell>
          <table:table-cell table:formula="of:=([.N15]-[.M15])/[.M15]" office:value-type="percentage" office:value="0">
            <text:p>0.00%</text:p>
          </table:table-cell>
          <table:table-cell/>
          <table:table-cell table:style-name="ce29" office:value-type="string">
            <text:p>RC2</text:p>
          </table:table-cell>
          <table:table-cell table:style-name="ce54" office:value-type="percentage" office:value="0">
            <text:p>0.00%</text:p>
          </table:table-cell>
          <table:table-cell table:style-name="ce58" office:value-type="percentage" office:value="0">
            <text:p>0.00%</text:p>
          </table:table-cell>
          <table:table-cell table:style-name="ce62" office:value-type="percentage" office:value="-0.0000474968982395408">
            <text:p>0.00%</text:p>
          </table:table-cell>
          <table:table-cell table:style-name="ce66" office:value-type="percentage" office:value="-0.0000474968982395408">
            <text:p>0.00%</text:p>
          </table:table-cell>
        </table:table-row>
        <table:table-row table:style-name="ro1">
          <table:table-cell office:value-type="string">
            <text:p>100-C104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14969.904">
            <text:p>14969.904</text:p>
          </table:table-cell>
          <table:table-cell office:value-type="float" office:value="14950.887">
            <text:p>14950.887</text:p>
          </table:table-cell>
          <table:table-cell office:value-type="float" office:value="598.035">
            <text:p>598.035</text:p>
          </table:table-cell>
          <table:table-cell office:value-type="float" office:value="165.329">
            <text:p>165.329</text:p>
          </table:table-cell>
          <table:table-cell office:value-type="string">
            <text:p>AP</text:p>
          </table:table-cell>
          <table:table-cell table:formula="of:=([.N16]-[.M16])/[.M16]" office:value-type="percentage" office:value="-0.00127034882788826">
            <text:p>-0.13%</text:p>
          </table:table-cell>
          <table:table-cell/>
          <table:table-cell table:style-name="ce30" office:value-type="string">
            <text:p>Total Result</text:p>
          </table:table-cell>
          <table:table-cell table:style-name="ce55" office:value-type="percentage" office:value="-0.0108836879897877">
            <text:p>-1.09%</text:p>
          </table:table-cell>
          <table:table-cell table:style-name="ce59" office:value-type="percentage" office:value="-0.00942848403879151">
            <text:p>-0.94%</text:p>
          </table:table-cell>
          <table:table-cell table:style-name="ce63" office:value-type="percentage" office:value="-0.0195880678940734">
            <text:p>-1.96%</text:p>
          </table:table-cell>
          <table:table-cell table:style-name="ce67" office:value-type="percentage" office:value="-0.0195880678940734">
            <text:p>-1.96%</text:p>
          </table:table-cell>
        </table:table-row>
        <table:table-row table:style-name="ro1">
          <table:table-cell office:value-type="string">
            <text:p>100-C104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15113.514">
            <text:p>15113.514</text:p>
          </table:table-cell>
          <table:table-cell office:value-type="float" office:value="15083.929">
            <text:p>15083.929</text:p>
          </table:table-cell>
          <table:table-cell office:value-type="float" office:value="603.357">
            <text:p>603.357</text:p>
          </table:table-cell>
          <table:table-cell office:value-type="float" office:value="174.809">
            <text:p>174.809</text:p>
          </table:table-cell>
          <table:table-cell office:value-type="string">
            <text:p>SEQUENTIAL</text:p>
          </table:table-cell>
          <table:table-cell table:formula="of:=([.N17]-[.M17])/[.M17]" office:value-type="percentage" office:value="-0.00195751960794817">
            <text:p>-0.20%</text:p>
          </table:table-cell>
          <table:table-cell table:number-columns-repeated="6"/>
        </table:table-row>
        <table:table-row table:style-name="ro1">
          <table:table-cell office:value-type="string">
            <text:p>100-C104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14969.904">
            <text:p>14969.904</text:p>
          </table:table-cell>
          <table:table-cell office:value-type="float" office:value="14950.887">
            <text:p>14950.887</text:p>
          </table:table-cell>
          <table:table-cell office:value-type="float" office:value="598.035">
            <text:p>598.035</text:p>
          </table:table-cell>
          <table:table-cell office:value-type="float" office:value="165.329">
            <text:p>165.329</text:p>
          </table:table-cell>
          <table:table-cell office:value-type="string">
            <text:p>MIXED</text:p>
          </table:table-cell>
          <table:table-cell table:formula="of:=([.N18]-[.M18])/[.M18]" office:value-type="percentage" office:value="-0.00127034882788826">
            <text:p>-0.13%</text:p>
          </table:table-cell>
          <table:table-cell table:number-columns-repeated="6"/>
        </table:table-row>
        <table:table-row table:style-name="ro1">
          <table:table-cell office:value-type="string">
            <text:p>100-C105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262.459">
            <text:p>22262.459</text:p>
          </table:table-cell>
          <table:table-cell office:value-type="float" office:value="890.498">
            <text:p>890.498</text:p>
          </table:table-cell>
          <table:table-cell office:value-type="float" office:value="119.554">
            <text:p>119.554</text:p>
          </table:table-cell>
          <table:table-cell office:value-type="string">
            <text:p>AP</text:p>
          </table:table-cell>
          <table:table-cell table:formula="of:=([.N19]-[.M19])/[.M1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105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508.281">
            <text:p>22508.281</text:p>
          </table:table-cell>
          <table:table-cell office:value-type="float" office:value="900.331">
            <text:p>900.331</text:p>
          </table:table-cell>
          <table:table-cell office:value-type="float" office:value="115.805">
            <text:p>115.805</text:p>
          </table:table-cell>
          <table:table-cell office:value-type="string">
            <text:p>SEQUENTIAL</text:p>
          </table:table-cell>
          <table:table-cell table:formula="of:=([.N20]-[.M20])/[.M2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105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262.459">
            <text:p>22262.459</text:p>
          </table:table-cell>
          <table:table-cell office:value-type="float" office:value="890.498">
            <text:p>890.498</text:p>
          </table:table-cell>
          <table:table-cell office:value-type="float" office:value="119.554">
            <text:p>119.554</text:p>
          </table:table-cell>
          <table:table-cell office:value-type="string">
            <text:p>MIXED</text:p>
          </table:table-cell>
          <table:table-cell table:formula="of:=([.N21]-[.M21])/[.M2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106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811.328">
            <text:p>21811.328</text:p>
          </table:table-cell>
          <table:table-cell office:value-type="float" office:value="872.453">
            <text:p>872.453</text:p>
          </table:table-cell>
          <table:table-cell office:value-type="float" office:value="113.934">
            <text:p>113.934</text:p>
          </table:table-cell>
          <table:table-cell office:value-type="string">
            <text:p>AP</text:p>
          </table:table-cell>
          <table:table-cell table:formula="of:=([.N22]-[.M22])/[.M2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106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090.523">
            <text:p>22090.523</text:p>
          </table:table-cell>
          <table:table-cell office:value-type="float" office:value="883.621">
            <text:p>883.621</text:p>
          </table:table-cell>
          <table:table-cell office:value-type="float" office:value="108.628">
            <text:p>108.628</text:p>
          </table:table-cell>
          <table:table-cell office:value-type="string">
            <text:p>SEQUENTIAL</text:p>
          </table:table-cell>
          <table:table-cell table:formula="of:=([.N23]-[.M23])/[.M2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106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811.328">
            <text:p>21811.328</text:p>
          </table:table-cell>
          <table:table-cell office:value-type="float" office:value="872.453">
            <text:p>872.453</text:p>
          </table:table-cell>
          <table:table-cell office:value-type="float" office:value="113.934">
            <text:p>113.934</text:p>
          </table:table-cell>
          <table:table-cell office:value-type="string">
            <text:p>MIXED</text:p>
          </table:table-cell>
          <table:table-cell table:formula="of:=([.N24]-[.M24])/[.M2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107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438.509">
            <text:p>21438.509</text:p>
          </table:table-cell>
          <table:table-cell office:value-type="float" office:value="857.54">
            <text:p>857.54</text:p>
          </table:table-cell>
          <table:table-cell office:value-type="float" office:value="114.615">
            <text:p>114.615</text:p>
          </table:table-cell>
          <table:table-cell office:value-type="string">
            <text:p>AP</text:p>
          </table:table-cell>
          <table:table-cell table:formula="of:=([.N25]-[.M25])/[.M2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107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886.626">
            <text:p>21886.626</text:p>
          </table:table-cell>
          <table:table-cell office:value-type="float" office:value="875.465">
            <text:p>875.465</text:p>
          </table:table-cell>
          <table:table-cell office:value-type="float" office:value="109.741">
            <text:p>109.741</text:p>
          </table:table-cell>
          <table:table-cell office:value-type="string">
            <text:p>SEQUENTIAL</text:p>
          </table:table-cell>
          <table:table-cell table:formula="of:=([.N26]-[.M26])/[.M2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107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438.509">
            <text:p>21438.509</text:p>
          </table:table-cell>
          <table:table-cell office:value-type="float" office:value="857.54">
            <text:p>857.54</text:p>
          </table:table-cell>
          <table:table-cell office:value-type="float" office:value="114.615">
            <text:p>114.615</text:p>
          </table:table-cell>
          <table:table-cell office:value-type="string">
            <text:p>MIXED</text:p>
          </table:table-cell>
          <table:table-cell table:formula="of:=([.N27]-[.M27])/[.M2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108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543.618">
            <text:p>20543.618</text:p>
          </table:table-cell>
          <table:table-cell office:value-type="float" office:value="821.745">
            <text:p>821.745</text:p>
          </table:table-cell>
          <table:table-cell office:value-type="float" office:value="109.063">
            <text:p>109.063</text:p>
          </table:table-cell>
          <table:table-cell office:value-type="string">
            <text:p>AP</text:p>
          </table:table-cell>
          <table:table-cell table:formula="of:=([.N28]-[.M28])/[.M2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108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716.319">
            <text:p>20716.319</text:p>
          </table:table-cell>
          <table:table-cell office:value-type="float" office:value="828.653">
            <text:p>828.653</text:p>
          </table:table-cell>
          <table:table-cell office:value-type="float" office:value="108.079">
            <text:p>108.079</text:p>
          </table:table-cell>
          <table:table-cell office:value-type="string">
            <text:p>SEQUENTIAL</text:p>
          </table:table-cell>
          <table:table-cell table:formula="of:=([.N29]-[.M29])/[.M2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108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543.618">
            <text:p>20543.618</text:p>
          </table:table-cell>
          <table:table-cell office:value-type="float" office:value="821.745">
            <text:p>821.745</text:p>
          </table:table-cell>
          <table:table-cell office:value-type="float" office:value="109.063">
            <text:p>109.063</text:p>
          </table:table-cell>
          <table:table-cell office:value-type="string">
            <text:p>MIXED</text:p>
          </table:table-cell>
          <table:table-cell table:formula="of:=([.N30]-[.M30])/[.M3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109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810.978">
            <text:p>18810.978</text:p>
          </table:table-cell>
          <table:table-cell office:value-type="float" office:value="752.439">
            <text:p>752.439</text:p>
          </table:table-cell>
          <table:table-cell office:value-type="float" office:value="97.051">
            <text:p>97.051</text:p>
          </table:table-cell>
          <table:table-cell office:value-type="string">
            <text:p>AP</text:p>
          </table:table-cell>
          <table:table-cell table:formula="of:=([.N31]-[.M31])/[.M3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109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022.741">
            <text:p>19022.741</text:p>
          </table:table-cell>
          <table:table-cell office:value-type="float" office:value="760.91">
            <text:p>760.91</text:p>
          </table:table-cell>
          <table:table-cell office:value-type="float" office:value="98.647">
            <text:p>98.647</text:p>
          </table:table-cell>
          <table:table-cell office:value-type="string">
            <text:p>SEQUENTIAL</text:p>
          </table:table-cell>
          <table:table-cell table:formula="of:=([.N32]-[.M32])/[.M3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109_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810.978">
            <text:p>18810.978</text:p>
          </table:table-cell>
          <table:table-cell office:value-type="float" office:value="752.439">
            <text:p>752.439</text:p>
          </table:table-cell>
          <table:table-cell office:value-type="float" office:value="97.051">
            <text:p>97.051</text:p>
          </table:table-cell>
          <table:table-cell office:value-type="string">
            <text:p>MIXED</text:p>
          </table:table-cell>
          <table:table-cell table:formula="of:=([.N33]-[.M33])/[.M3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1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9533.275">
            <text:p>69533.275</text:p>
          </table:table-cell>
          <table:table-cell office:value-type="float" office:value="2781.331">
            <text:p>2781.331</text:p>
          </table:table-cell>
          <table:table-cell office:value-type="float" office:value="248.997">
            <text:p>248.997</text:p>
          </table:table-cell>
          <table:table-cell office:value-type="string">
            <text:p>AP</text:p>
          </table:table-cell>
          <table:table-cell table:formula="of:=([.N34]-[.M34])/[.M3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1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9968.188">
            <text:p>69968.188</text:p>
          </table:table-cell>
          <table:table-cell office:value-type="float" office:value="2798.728">
            <text:p>2798.728</text:p>
          </table:table-cell>
          <table:table-cell office:value-type="float" office:value="249.544">
            <text:p>249.544</text:p>
          </table:table-cell>
          <table:table-cell office:value-type="string">
            <text:p>SEQUENTIAL</text:p>
          </table:table-cell>
          <table:table-cell table:formula="of:=([.N35]-[.M35])/[.M3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1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9533.275">
            <text:p>69533.275</text:p>
          </table:table-cell>
          <table:table-cell office:value-type="float" office:value="2781.331">
            <text:p>2781.331</text:p>
          </table:table-cell>
          <table:table-cell office:value-type="float" office:value="248.997">
            <text:p>248.997</text:p>
          </table:table-cell>
          <table:table-cell office:value-type="string">
            <text:p>MIXED</text:p>
          </table:table-cell>
          <table:table-cell table:formula="of:=([.N36]-[.M36])/[.M3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2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6786.203">
            <text:p>66786.203</text:p>
          </table:table-cell>
          <table:table-cell office:value-type="float" office:value="2671.448">
            <text:p>2671.448</text:p>
          </table:table-cell>
          <table:table-cell office:value-type="float" office:value="277.611">
            <text:p>277.611</text:p>
          </table:table-cell>
          <table:table-cell office:value-type="string">
            <text:p>AP</text:p>
          </table:table-cell>
          <table:table-cell table:formula="of:=([.N37]-[.M37])/[.M3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2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281.829">
            <text:p>67281.829</text:p>
          </table:table-cell>
          <table:table-cell office:value-type="float" office:value="2691.273">
            <text:p>2691.273</text:p>
          </table:table-cell>
          <table:table-cell office:value-type="float" office:value="279.104">
            <text:p>279.104</text:p>
          </table:table-cell>
          <table:table-cell office:value-type="string">
            <text:p>SEQUENTIAL</text:p>
          </table:table-cell>
          <table:table-cell table:formula="of:=([.N38]-[.M38])/[.M3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2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6786.203">
            <text:p>66786.203</text:p>
          </table:table-cell>
          <table:table-cell office:value-type="float" office:value="2671.448">
            <text:p>2671.448</text:p>
          </table:table-cell>
          <table:table-cell office:value-type="float" office:value="277.611">
            <text:p>277.611</text:p>
          </table:table-cell>
          <table:table-cell office:value-type="string">
            <text:p>MIXED</text:p>
          </table:table-cell>
          <table:table-cell table:formula="of:=([.N39]-[.M39])/[.M3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3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0473.382">
            <text:p>60473.382</text:p>
          </table:table-cell>
          <table:table-cell office:value-type="float" office:value="2418.935">
            <text:p>2418.935</text:p>
          </table:table-cell>
          <table:table-cell office:value-type="float" office:value="496.614">
            <text:p>496.614</text:p>
          </table:table-cell>
          <table:table-cell office:value-type="string">
            <text:p>AP</text:p>
          </table:table-cell>
          <table:table-cell table:formula="of:=([.N40]-[.M40])/[.M4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3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0982.224">
            <text:p>60982.224</text:p>
          </table:table-cell>
          <table:table-cell office:value-type="float" office:value="2439.289">
            <text:p>2439.289</text:p>
          </table:table-cell>
          <table:table-cell office:value-type="float" office:value="503.76">
            <text:p>503.76</text:p>
          </table:table-cell>
          <table:table-cell office:value-type="string">
            <text:p>SEQUENTIAL</text:p>
          </table:table-cell>
          <table:table-cell table:formula="of:=([.N41]-[.M41])/[.M4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3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0473.382">
            <text:p>60473.382</text:p>
          </table:table-cell>
          <table:table-cell office:value-type="float" office:value="2418.935">
            <text:p>2418.935</text:p>
          </table:table-cell>
          <table:table-cell office:value-type="float" office:value="496.614">
            <text:p>496.614</text:p>
          </table:table-cell>
          <table:table-cell office:value-type="string">
            <text:p>MIXED</text:p>
          </table:table-cell>
          <table:table-cell table:formula="of:=([.N42]-[.M42])/[.M4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4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321.37">
            <text:p>43321.37</text:p>
          </table:table-cell>
          <table:table-cell office:value-type="float" office:value="1732.855">
            <text:p>1732.855</text:p>
          </table:table-cell>
          <table:table-cell office:value-type="float" office:value="915.265">
            <text:p>915.265</text:p>
          </table:table-cell>
          <table:table-cell office:value-type="string">
            <text:p>AP</text:p>
          </table:table-cell>
          <table:table-cell table:formula="of:=([.N43]-[.M43])/[.M4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4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3978.952">
            <text:p>43978.952</text:p>
          </table:table-cell>
          <table:table-cell office:value-type="float" office:value="43977.169">
            <text:p>43977.169</text:p>
          </table:table-cell>
          <table:table-cell office:value-type="float" office:value="1759.087">
            <text:p>1759.087</text:p>
          </table:table-cell>
          <table:table-cell office:value-type="float" office:value="918.418">
            <text:p>918.418</text:p>
          </table:table-cell>
          <table:table-cell office:value-type="string">
            <text:p>SEQUENTIAL</text:p>
          </table:table-cell>
          <table:table-cell table:formula="of:=([.N44]-[.M44])/[.M44]" office:value-type="percentage" office:value="-0.0000405421211491308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4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321.37">
            <text:p>43321.37</text:p>
          </table:table-cell>
          <table:table-cell office:value-type="float" office:value="1732.855">
            <text:p>1732.855</text:p>
          </table:table-cell>
          <table:table-cell office:value-type="float" office:value="915.265">
            <text:p>915.265</text:p>
          </table:table-cell>
          <table:table-cell office:value-type="string">
            <text:p>MIXED</text:p>
          </table:table-cell>
          <table:table-cell table:formula="of:=([.N45]-[.M45])/[.M4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5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286.908">
            <text:p>67286.908</text:p>
          </table:table-cell>
          <table:table-cell office:value-type="float" office:value="2691.476">
            <text:p>2691.476</text:p>
          </table:table-cell>
          <table:table-cell office:value-type="float" office:value="239.599">
            <text:p>239.599</text:p>
          </table:table-cell>
          <table:table-cell office:value-type="string">
            <text:p>AP</text:p>
          </table:table-cell>
          <table:table-cell table:formula="of:=([.N46]-[.M46])/[.M4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5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806.316">
            <text:p>67806.316</text:p>
          </table:table-cell>
          <table:table-cell office:value-type="float" office:value="2712.253">
            <text:p>2712.253</text:p>
          </table:table-cell>
          <table:table-cell office:value-type="float" office:value="240.85">
            <text:p>240.85</text:p>
          </table:table-cell>
          <table:table-cell office:value-type="string">
            <text:p>SEQUENTIAL</text:p>
          </table:table-cell>
          <table:table-cell table:formula="of:=([.N47]-[.M47])/[.M4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5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286.908">
            <text:p>67286.908</text:p>
          </table:table-cell>
          <table:table-cell office:value-type="float" office:value="2691.476">
            <text:p>2691.476</text:p>
          </table:table-cell>
          <table:table-cell office:value-type="float" office:value="239.599">
            <text:p>239.599</text:p>
          </table:table-cell>
          <table:table-cell office:value-type="string">
            <text:p>MIXED</text:p>
          </table:table-cell>
          <table:table-cell table:formula="of:=([.N48]-[.M48])/[.M4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6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047.777">
            <text:p>65047.777</text:p>
          </table:table-cell>
          <table:table-cell office:value-type="float" office:value="2601.911">
            <text:p>2601.911</text:p>
          </table:table-cell>
          <table:table-cell office:value-type="float" office:value="232.07">
            <text:p>232.07</text:p>
          </table:table-cell>
          <table:table-cell office:value-type="string">
            <text:p>AP</text:p>
          </table:table-cell>
          <table:table-cell table:formula="of:=([.N49]-[.M49])/[.M4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6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655.257">
            <text:p>65655.257</text:p>
          </table:table-cell>
          <table:table-cell office:value-type="float" office:value="2626.21">
            <text:p>2626.21</text:p>
          </table:table-cell>
          <table:table-cell office:value-type="float" office:value="227.834">
            <text:p>227.834</text:p>
          </table:table-cell>
          <table:table-cell office:value-type="string">
            <text:p>SEQUENTIAL</text:p>
          </table:table-cell>
          <table:table-cell table:formula="of:=([.N50]-[.M50])/[.M5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6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047.777">
            <text:p>65047.777</text:p>
          </table:table-cell>
          <table:table-cell office:value-type="float" office:value="2601.911">
            <text:p>2601.911</text:p>
          </table:table-cell>
          <table:table-cell office:value-type="float" office:value="232.07">
            <text:p>232.07</text:p>
          </table:table-cell>
          <table:table-cell office:value-type="string">
            <text:p>MIXED</text:p>
          </table:table-cell>
          <table:table-cell table:formula="of:=([.N51]-[.M51])/[.M5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7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2034.892">
            <text:p>62034.892</text:p>
          </table:table-cell>
          <table:table-cell office:value-type="float" office:value="2481.396">
            <text:p>2481.396</text:p>
          </table:table-cell>
          <table:table-cell office:value-type="float" office:value="258.654">
            <text:p>258.654</text:p>
          </table:table-cell>
          <table:table-cell office:value-type="string">
            <text:p>AP</text:p>
          </table:table-cell>
          <table:table-cell table:formula="of:=([.N52]-[.M52])/[.M5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7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2458.297">
            <text:p>62458.297</text:p>
          </table:table-cell>
          <table:table-cell office:value-type="float" office:value="2498.332">
            <text:p>2498.332</text:p>
          </table:table-cell>
          <table:table-cell office:value-type="float" office:value="257.219">
            <text:p>257.219</text:p>
          </table:table-cell>
          <table:table-cell office:value-type="string">
            <text:p>SEQUENTIAL</text:p>
          </table:table-cell>
          <table:table-cell table:formula="of:=([.N53]-[.M53])/[.M5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7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2034.892">
            <text:p>62034.892</text:p>
          </table:table-cell>
          <table:table-cell office:value-type="float" office:value="2481.396">
            <text:p>2481.396</text:p>
          </table:table-cell>
          <table:table-cell office:value-type="float" office:value="258.654">
            <text:p>258.654</text:p>
          </table:table-cell>
          <table:table-cell office:value-type="string">
            <text:p>MIXED</text:p>
          </table:table-cell>
          <table:table-cell table:formula="of:=([.N54]-[.M54])/[.M5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8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2881.268">
            <text:p>62881.268</text:p>
          </table:table-cell>
          <table:table-cell office:value-type="float" office:value="2515.251">
            <text:p>2515.251</text:p>
          </table:table-cell>
          <table:table-cell office:value-type="float" office:value="205.951">
            <text:p>205.951</text:p>
          </table:table-cell>
          <table:table-cell office:value-type="string">
            <text:p>AP</text:p>
          </table:table-cell>
          <table:table-cell table:formula="of:=([.N55]-[.M55])/[.M5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8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3195.39">
            <text:p>63195.39</text:p>
          </table:table-cell>
          <table:table-cell office:value-type="float" office:value="2527.816">
            <text:p>2527.816</text:p>
          </table:table-cell>
          <table:table-cell office:value-type="float" office:value="202.191">
            <text:p>202.191</text:p>
          </table:table-cell>
          <table:table-cell office:value-type="string">
            <text:p>SEQUENTIAL</text:p>
          </table:table-cell>
          <table:table-cell table:formula="of:=([.N56]-[.M56])/[.M5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C208_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2881.268">
            <text:p>62881.268</text:p>
          </table:table-cell>
          <table:table-cell office:value-type="float" office:value="2515.251">
            <text:p>2515.251</text:p>
          </table:table-cell>
          <table:table-cell office:value-type="float" office:value="205.951">
            <text:p>205.951</text:p>
          </table:table-cell>
          <table:table-cell office:value-type="string">
            <text:p>MIXED</text:p>
          </table:table-cell>
          <table:table-cell table:formula="of:=([.N57]-[.M57])/[.M5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101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986">
            <text:p>6986</text:p>
          </table:table-cell>
          <table:table-cell office:value-type="float" office:value="3796">
            <text:p>3796</text:p>
          </table:table-cell>
          <table:table-cell table:number-columns-repeated="2"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string">
            <text:p>LIMIT_ITERATION</text:p>
          </table:table-cell>
          <table:table-cell office:value-type="string">
            <text:p>true</text:p>
          </table:table-cell>
          <table:table-cell table:number-columns-repeated="2" office:value-type="float" office:value="4570.904">
            <text:p>4570.904</text:p>
          </table:table-cell>
          <table:table-cell office:value-type="float" office:value="182.836">
            <text:p>182.836</text:p>
          </table:table-cell>
          <table:table-cell office:value-type="float" office:value="30.177">
            <text:p>30.177</text:p>
          </table:table-cell>
          <table:table-cell office:value-type="string">
            <text:p>AP</text:p>
          </table:table-cell>
          <table:table-cell table:formula="of:=([.N58]-[.M58])/[.M5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101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8864">
            <text:p>48864</text:p>
          </table:table-cell>
          <table:table-cell office:value-type="float" office:value="2783">
            <text:p>2783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LIMIT_ITERATION</text:p>
          </table:table-cell>
          <table:table-cell office:value-type="string">
            <text:p>true</text:p>
          </table:table-cell>
          <table:table-cell table:number-columns-repeated="2" office:value-type="float" office:value="4656.941">
            <text:p>4656.941</text:p>
          </table:table-cell>
          <table:table-cell office:value-type="float" office:value="186.278">
            <text:p>186.278</text:p>
          </table:table-cell>
          <table:table-cell office:value-type="float" office:value="26.408">
            <text:p>26.408</text:p>
          </table:table-cell>
          <table:table-cell office:value-type="string">
            <text:p>SEQUENTIAL</text:p>
          </table:table-cell>
          <table:table-cell table:formula="of:=([.N59]-[.M59])/[.M5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101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814">
            <text:p>8814</text:p>
          </table:table-cell>
          <table:table-cell office:value-type="float" office:value="3397">
            <text:p>3397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string">
            <text:p>LIMIT_ITERATION</text:p>
          </table:table-cell>
          <table:table-cell office:value-type="string">
            <text:p>true</text:p>
          </table:table-cell>
          <table:table-cell table:number-columns-repeated="2" office:value-type="float" office:value="4372.378">
            <text:p>4372.378</text:p>
          </table:table-cell>
          <table:table-cell office:value-type="float" office:value="174.895">
            <text:p>174.895</text:p>
          </table:table-cell>
          <table:table-cell office:value-type="float" office:value="34.939">
            <text:p>34.939</text:p>
          </table:table-cell>
          <table:table-cell office:value-type="string">
            <text:p>MIXED</text:p>
          </table:table-cell>
          <table:table-cell table:formula="of:=([.N60]-[.M60])/[.M6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102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56">
            <text:p>956</text:p>
          </table:table-cell>
          <table:table-cell office:value-type="float" office:value="751">
            <text:p>751</text:p>
          </table:table-cell>
          <table:table-cell table:number-columns-repeated="2"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770.967">
            <text:p>4770.967</text:p>
          </table:table-cell>
          <table:table-cell office:value-type="float" office:value="190.839">
            <text:p>190.839</text:p>
          </table:table-cell>
          <table:table-cell office:value-type="float" office:value="38.538">
            <text:p>38.538</text:p>
          </table:table-cell>
          <table:table-cell office:value-type="string">
            <text:p>AP</text:p>
          </table:table-cell>
          <table:table-cell table:formula="of:=([.N61]-[.M61])/[.M6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102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972">
            <text:p>4972</text:p>
          </table:table-cell>
          <table:table-cell office:value-type="float" office:value="418">
            <text:p>4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048.543">
            <text:p>5048.543</text:p>
          </table:table-cell>
          <table:table-cell office:value-type="float" office:value="201.942">
            <text:p>201.942</text:p>
          </table:table-cell>
          <table:table-cell office:value-type="float" office:value="14.318">
            <text:p>14.318</text:p>
          </table:table-cell>
          <table:table-cell office:value-type="string">
            <text:p>SEQUENTIAL</text:p>
          </table:table-cell>
          <table:table-cell table:formula="of:=([.N62]-[.M62])/[.M6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102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19">
            <text:p>819</text:p>
          </table:table-cell>
          <table:table-cell office:value-type="float" office:value="508">
            <text:p>508</text:p>
          </table:table-cell>
          <table:table-cell table:number-columns-repeated="4" office:value-type="float" office:value="101">
            <text:p>10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72.989">
            <text:p>4472.989</text:p>
          </table:table-cell>
          <table:table-cell office:value-type="float" office:value="178.92">
            <text:p>178.92</text:p>
          </table:table-cell>
          <table:table-cell office:value-type="float" office:value="34.474">
            <text:p>34.474</text:p>
          </table:table-cell>
          <table:table-cell office:value-type="string">
            <text:p>MIXED</text:p>
          </table:table-cell>
          <table:table-cell table:formula="of:=([.N63]-[.M63])/[.M6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103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537.53">
            <text:p>4537.53</text:p>
          </table:table-cell>
          <table:table-cell office:value-type="float" office:value="4529.027">
            <text:p>4529.027</text:p>
          </table:table-cell>
          <table:table-cell office:value-type="float" office:value="181.161">
            <text:p>181.161</text:p>
          </table:table-cell>
          <table:table-cell office:value-type="float" office:value="39.145">
            <text:p>39.145</text:p>
          </table:table-cell>
          <table:table-cell office:value-type="string">
            <text:p>AP</text:p>
          </table:table-cell>
          <table:table-cell table:formula="of:=([.N64]-[.M64])/[.M64]" office:value-type="percentage" office:value="-0.0018739270043393">
            <text:p>-0.19%</text:p>
          </table:table-cell>
          <table:table-cell table:number-columns-repeated="6"/>
        </table:table-row>
        <table:table-row table:style-name="ro1">
          <table:table-cell office:value-type="string">
            <text:p>100-R103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59">
            <text:p>659</text:p>
          </table:table-cell>
          <table:table-cell office:value-type="float" office:value="212">
            <text:p>2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930.272">
            <text:p>4930.272</text:p>
          </table:table-cell>
          <table:table-cell office:value-type="float" office:value="4908.399">
            <text:p>4908.399</text:p>
          </table:table-cell>
          <table:table-cell office:value-type="float" office:value="196.336">
            <text:p>196.336</text:p>
          </table:table-cell>
          <table:table-cell office:value-type="float" office:value="21.498">
            <text:p>21.498</text:p>
          </table:table-cell>
          <table:table-cell office:value-type="string">
            <text:p>SEQUENTIAL</text:p>
          </table:table-cell>
          <table:table-cell table:formula="of:=([.N65]-[.M65])/[.M65]" office:value-type="percentage" office:value="-0.00443646922522725">
            <text:p>-0.44%</text:p>
          </table:table-cell>
          <table:table-cell table:number-columns-repeated="6"/>
        </table:table-row>
        <table:table-row table:style-name="ro1">
          <table:table-cell office:value-type="string">
            <text:p>100-R103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26">
            <text:p>126</text:p>
          </table:table-cell>
          <table:table-cell table:number-columns-repeated="4" office:value-type="float" office:value="101">
            <text:p>10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479.191">
            <text:p>4479.191</text:p>
          </table:table-cell>
          <table:table-cell office:value-type="float" office:value="4455.018">
            <text:p>4455.018</text:p>
          </table:table-cell>
          <table:table-cell office:value-type="float" office:value="178.201">
            <text:p>178.201</text:p>
          </table:table-cell>
          <table:table-cell office:value-type="float" office:value="39.185">
            <text:p>39.185</text:p>
          </table:table-cell>
          <table:table-cell office:value-type="string">
            <text:p>MIXED</text:p>
          </table:table-cell>
          <table:table-cell table:formula="of:=([.N66]-[.M66])/[.M66]" office:value-type="percentage" office:value="-0.00539673347262927">
            <text:p>-0.54%</text:p>
          </table:table-cell>
          <table:table-cell table:number-columns-repeated="6"/>
        </table:table-row>
        <table:table-row table:style-name="ro1">
          <table:table-cell office:value-type="string">
            <text:p>100-R104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220.827">
            <text:p>4220.827</text:p>
          </table:table-cell>
          <table:table-cell office:value-type="float" office:value="4181.031">
            <text:p>4181.031</text:p>
          </table:table-cell>
          <table:table-cell office:value-type="float" office:value="167.241">
            <text:p>167.241</text:p>
          </table:table-cell>
          <table:table-cell office:value-type="float" office:value="48.76">
            <text:p>48.76</text:p>
          </table:table-cell>
          <table:table-cell office:value-type="string">
            <text:p>AP</text:p>
          </table:table-cell>
          <table:table-cell table:formula="of:=([.N67]-[.M67])/[.M67]" office:value-type="percentage" office:value="-0.00942848403879151">
            <text:p>-0.94%</text:p>
          </table:table-cell>
          <table:table-cell table:number-columns-repeated="6"/>
        </table:table-row>
        <table:table-row table:style-name="ro1">
          <table:table-cell office:value-type="string">
            <text:p>100-R104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738.389">
            <text:p>4738.389</text:p>
          </table:table-cell>
          <table:table-cell office:value-type="float" office:value="4714.455">
            <text:p>4714.455</text:p>
          </table:table-cell>
          <table:table-cell office:value-type="float" office:value="188.578">
            <text:p>188.578</text:p>
          </table:table-cell>
          <table:table-cell office:value-type="float" office:value="19.832">
            <text:p>19.832</text:p>
          </table:table-cell>
          <table:table-cell office:value-type="string">
            <text:p>SEQUENTIAL</text:p>
          </table:table-cell>
          <table:table-cell table:formula="of:=([.N68]-[.M68])/[.M68]" office:value-type="percentage" office:value="-0.00505108381772797">
            <text:p>-0.51%</text:p>
          </table:table-cell>
          <table:table-cell table:number-columns-repeated="6"/>
        </table:table-row>
        <table:table-row table:style-name="ro1">
          <table:table-cell office:value-type="string">
            <text:p>100-R104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220.827">
            <text:p>4220.827</text:p>
          </table:table-cell>
          <table:table-cell office:value-type="float" office:value="4181.031">
            <text:p>4181.031</text:p>
          </table:table-cell>
          <table:table-cell office:value-type="float" office:value="167.241">
            <text:p>167.241</text:p>
          </table:table-cell>
          <table:table-cell office:value-type="float" office:value="48.76">
            <text:p>48.76</text:p>
          </table:table-cell>
          <table:table-cell office:value-type="string">
            <text:p>MIXED</text:p>
          </table:table-cell>
          <table:table-cell table:formula="of:=([.N69]-[.M69])/[.M69]" office:value-type="percentage" office:value="-0.00942848403879151">
            <text:p>-0.94%</text:p>
          </table:table-cell>
          <table:table-cell table:number-columns-repeated="6"/>
        </table:table-row>
        <table:table-row table:style-name="ro1">
          <table:table-cell office:value-type="string">
            <text:p>100-R105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 office:value-type="float" office:value="72">
            <text:p>72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603.567">
            <text:p>4603.567</text:p>
          </table:table-cell>
          <table:table-cell office:value-type="float" office:value="4598.319">
            <text:p>4598.319</text:p>
          </table:table-cell>
          <table:table-cell office:value-type="float" office:value="183.933">
            <text:p>183.933</text:p>
          </table:table-cell>
          <table:table-cell office:value-type="float" office:value="25.382">
            <text:p>25.382</text:p>
          </table:table-cell>
          <table:table-cell office:value-type="string">
            <text:p>AP</text:p>
          </table:table-cell>
          <table:table-cell table:formula="of:=([.N70]-[.M70])/[.M70]" office:value-type="percentage" office:value="-0.00113998558074632">
            <text:p>-0.11%</text:p>
          </table:table-cell>
          <table:table-cell table:number-columns-repeated="6"/>
        </table:table-row>
        <table:table-row table:style-name="ro1">
          <table:table-cell office:value-type="string">
            <text:p>100-R105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16">
            <text:p>816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5042.638">
            <text:p>5042.638</text:p>
          </table:table-cell>
          <table:table-cell office:value-type="float" office:value="5040.277">
            <text:p>5040.277</text:p>
          </table:table-cell>
          <table:table-cell office:value-type="float" office:value="201.611">
            <text:p>201.611</text:p>
          </table:table-cell>
          <table:table-cell office:value-type="float" office:value="17.015">
            <text:p>17.015</text:p>
          </table:table-cell>
          <table:table-cell office:value-type="string">
            <text:p>SEQUENTIAL</text:p>
          </table:table-cell>
          <table:table-cell table:formula="of:=([.N71]-[.M71])/[.M71]" office:value-type="percentage" office:value="-0.00046820731529804">
            <text:p>-0.05%</text:p>
          </table:table-cell>
          <table:table-cell table:number-columns-repeated="6"/>
        </table:table-row>
        <table:table-row table:style-name="ro1">
          <table:table-cell office:value-type="string">
            <text:p>100-R105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4" office:value-type="float" office:value="7">
            <text:p>7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826.951">
            <text:p>4826.951</text:p>
          </table:table-cell>
          <table:table-cell office:value-type="float" office:value="193.078">
            <text:p>193.078</text:p>
          </table:table-cell>
          <table:table-cell office:value-type="float" office:value="34.271">
            <text:p>34.271</text:p>
          </table:table-cell>
          <table:table-cell office:value-type="string">
            <text:p>MIXED</text:p>
          </table:table-cell>
          <table:table-cell table:formula="of:=([.N72]-[.M72])/[.M7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106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685.317">
            <text:p>4685.317</text:p>
          </table:table-cell>
          <table:table-cell office:value-type="float" office:value="4676.18">
            <text:p>4676.18</text:p>
          </table:table-cell>
          <table:table-cell office:value-type="float" office:value="187.047">
            <text:p>187.047</text:p>
          </table:table-cell>
          <table:table-cell office:value-type="float" office:value="39.564">
            <text:p>39.564</text:p>
          </table:table-cell>
          <table:table-cell office:value-type="string">
            <text:p>AP</text:p>
          </table:table-cell>
          <table:table-cell table:formula="of:=([.N73]-[.M73])/[.M73]" office:value-type="percentage" office:value="-0.00195013485747063">
            <text:p>-0.20%</text:p>
          </table:table-cell>
          <table:table-cell table:number-columns-repeated="6"/>
        </table:table-row>
        <table:table-row table:style-name="ro1">
          <table:table-cell office:value-type="string">
            <text:p>100-R106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5110.064">
            <text:p>5110.064</text:p>
          </table:table-cell>
          <table:table-cell office:value-type="float" office:value="5046.303">
            <text:p>5046.303</text:p>
          </table:table-cell>
          <table:table-cell office:value-type="float" office:value="201.852">
            <text:p>201.852</text:p>
          </table:table-cell>
          <table:table-cell office:value-type="float" office:value="16.262">
            <text:p>16.262</text:p>
          </table:table-cell>
          <table:table-cell office:value-type="string">
            <text:p>SEQUENTIAL</text:p>
          </table:table-cell>
          <table:table-cell table:formula="of:=([.N74]-[.M74])/[.M74]" office:value-type="percentage" office:value="-0.0124775345279434">
            <text:p>-1.25%</text:p>
          </table:table-cell>
          <table:table-cell table:number-columns-repeated="6"/>
        </table:table-row>
        <table:table-row table:style-name="ro1">
          <table:table-cell office:value-type="string">
            <text:p>100-R106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44.007">
            <text:p>4344.007</text:p>
          </table:table-cell>
          <table:table-cell office:value-type="float" office:value="173.76">
            <text:p>173.76</text:p>
          </table:table-cell>
          <table:table-cell office:value-type="float" office:value="38.514">
            <text:p>38.514</text:p>
          </table:table-cell>
          <table:table-cell office:value-type="string">
            <text:p>MIXED</text:p>
          </table:table-cell>
          <table:table-cell table:formula="of:=([.N75]-[.M75])/[.M7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107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241.448">
            <text:p>4241.448</text:p>
          </table:table-cell>
          <table:table-cell office:value-type="float" office:value="4217.025">
            <text:p>4217.025</text:p>
          </table:table-cell>
          <table:table-cell office:value-type="float" office:value="168.681">
            <text:p>168.681</text:p>
          </table:table-cell>
          <table:table-cell office:value-type="float" office:value="46.55">
            <text:p>46.55</text:p>
          </table:table-cell>
          <table:table-cell office:value-type="string">
            <text:p>AP</text:p>
          </table:table-cell>
          <table:table-cell table:formula="of:=([.N76]-[.M76])/[.M76]" office:value-type="percentage" office:value="-0.00575817503833613">
            <text:p>-0.58%</text:p>
          </table:table-cell>
          <table:table-cell table:number-columns-repeated="6"/>
        </table:table-row>
        <table:table-row table:style-name="ro1">
          <table:table-cell office:value-type="string">
            <text:p>100-R107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53.854">
            <text:p>4353.854</text:p>
          </table:table-cell>
          <table:table-cell office:value-type="float" office:value="174.154">
            <text:p>174.154</text:p>
          </table:table-cell>
          <table:table-cell office:value-type="float" office:value="31.144">
            <text:p>31.144</text:p>
          </table:table-cell>
          <table:table-cell office:value-type="string">
            <text:p>SEQUENTIAL</text:p>
          </table:table-cell>
          <table:table-cell table:formula="of:=([.N77]-[.M77])/[.M7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107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241.448">
            <text:p>4241.448</text:p>
          </table:table-cell>
          <table:table-cell office:value-type="float" office:value="4217.025">
            <text:p>4217.025</text:p>
          </table:table-cell>
          <table:table-cell office:value-type="float" office:value="168.681">
            <text:p>168.681</text:p>
          </table:table-cell>
          <table:table-cell office:value-type="float" office:value="46.55">
            <text:p>46.55</text:p>
          </table:table-cell>
          <table:table-cell office:value-type="string">
            <text:p>MIXED</text:p>
          </table:table-cell>
          <table:table-cell table:formula="of:=([.N78]-[.M78])/[.M78]" office:value-type="percentage" office:value="-0.00575817503833613">
            <text:p>-0.58%</text:p>
          </table:table-cell>
          <table:table-cell table:number-columns-repeated="6"/>
        </table:table-row>
        <table:table-row table:style-name="ro1">
          <table:table-cell office:value-type="string">
            <text:p>100-R108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034.611">
            <text:p>4034.611</text:p>
          </table:table-cell>
          <table:table-cell office:value-type="float" office:value="4026.833">
            <text:p>4026.833</text:p>
          </table:table-cell>
          <table:table-cell office:value-type="float" office:value="161.073">
            <text:p>161.073</text:p>
          </table:table-cell>
          <table:table-cell office:value-type="float" office:value="42.858">
            <text:p>42.858</text:p>
          </table:table-cell>
          <table:table-cell office:value-type="string">
            <text:p>AP</text:p>
          </table:table-cell>
          <table:table-cell table:formula="of:=([.N79]-[.M79])/[.M79]" office:value-type="percentage" office:value="-0.00192781906359741">
            <text:p>-0.19%</text:p>
          </table:table-cell>
          <table:table-cell table:number-columns-repeated="6"/>
        </table:table-row>
        <table:table-row table:style-name="ro1">
          <table:table-cell office:value-type="string">
            <text:p>100-R108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666.803">
            <text:p>4666.803</text:p>
          </table:table-cell>
          <table:table-cell office:value-type="float" office:value="4658.186">
            <text:p>4658.186</text:p>
          </table:table-cell>
          <table:table-cell office:value-type="float" office:value="186.327">
            <text:p>186.327</text:p>
          </table:table-cell>
          <table:table-cell office:value-type="float" office:value="15.576">
            <text:p>15.576</text:p>
          </table:table-cell>
          <table:table-cell office:value-type="string">
            <text:p>SEQUENTIAL</text:p>
          </table:table-cell>
          <table:table-cell table:formula="of:=([.N80]-[.M80])/[.M80]" office:value-type="percentage" office:value="-0.00184644605739736">
            <text:p>-0.18%</text:p>
          </table:table-cell>
          <table:table-cell table:number-columns-repeated="6"/>
        </table:table-row>
        <table:table-row table:style-name="ro1">
          <table:table-cell office:value-type="string">
            <text:p>100-R108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034.611">
            <text:p>4034.611</text:p>
          </table:table-cell>
          <table:table-cell office:value-type="float" office:value="4026.833">
            <text:p>4026.833</text:p>
          </table:table-cell>
          <table:table-cell office:value-type="float" office:value="161.073">
            <text:p>161.073</text:p>
          </table:table-cell>
          <table:table-cell office:value-type="float" office:value="42.858">
            <text:p>42.858</text:p>
          </table:table-cell>
          <table:table-cell office:value-type="string">
            <text:p>MIXED</text:p>
          </table:table-cell>
          <table:table-cell table:formula="of:=([.N81]-[.M81])/[.M81]" office:value-type="percentage" office:value="-0.00192781906359741">
            <text:p>-0.19%</text:p>
          </table:table-cell>
          <table:table-cell table:number-columns-repeated="6"/>
        </table:table-row>
        <table:table-row table:style-name="ro1">
          <table:table-cell office:value-type="string">
            <text:p>100-R109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640.695">
            <text:p>4640.695</text:p>
          </table:table-cell>
          <table:table-cell office:value-type="float" office:value="4632.865">
            <text:p>4632.865</text:p>
          </table:table-cell>
          <table:table-cell office:value-type="float" office:value="185.315">
            <text:p>185.315</text:p>
          </table:table-cell>
          <table:table-cell office:value-type="float" office:value="33.119">
            <text:p>33.119</text:p>
          </table:table-cell>
          <table:table-cell office:value-type="string">
            <text:p>AP</text:p>
          </table:table-cell>
          <table:table-cell table:formula="of:=([.N82]-[.M82])/[.M82]" office:value-type="percentage" office:value="-0.00168724727653938">
            <text:p>-0.17%</text:p>
          </table:table-cell>
          <table:table-cell table:number-columns-repeated="6"/>
        </table:table-row>
        <table:table-row table:style-name="ro1">
          <table:table-cell office:value-type="string">
            <text:p>100-R109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617.699">
            <text:p>4617.699</text:p>
          </table:table-cell>
          <table:table-cell office:value-type="float" office:value="4608.833">
            <text:p>4608.833</text:p>
          </table:table-cell>
          <table:table-cell office:value-type="float" office:value="184.353">
            <text:p>184.353</text:p>
          </table:table-cell>
          <table:table-cell office:value-type="float" office:value="20.369">
            <text:p>20.369</text:p>
          </table:table-cell>
          <table:table-cell office:value-type="string">
            <text:p>SEQUENTIAL</text:p>
          </table:table-cell>
          <table:table-cell table:formula="of:=([.N83]-[.M83])/[.M83]" office:value-type="percentage" office:value="-0.00192000388072068">
            <text:p>-0.19%</text:p>
          </table:table-cell>
          <table:table-cell table:number-columns-repeated="6"/>
        </table:table-row>
        <table:table-row table:style-name="ro1">
          <table:table-cell office:value-type="string">
            <text:p>100-R109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4" office:value-type="float" office:value="8">
            <text:p>8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665.902">
            <text:p>4665.902</text:p>
          </table:table-cell>
          <table:table-cell office:value-type="float" office:value="4658.073">
            <text:p>4658.073</text:p>
          </table:table-cell>
          <table:table-cell office:value-type="float" office:value="186.323">
            <text:p>186.323</text:p>
          </table:table-cell>
          <table:table-cell office:value-type="float" office:value="31.114">
            <text:p>31.114</text:p>
          </table:table-cell>
          <table:table-cell office:value-type="string">
            <text:p>MIXED</text:p>
          </table:table-cell>
          <table:table-cell table:formula="of:=([.N84]-[.M84])/[.M84]" office:value-type="percentage" office:value="-0.00167791779595879">
            <text:p>-0.17%</text:p>
          </table:table-cell>
          <table:table-cell table:number-columns-repeated="6"/>
        </table:table-row>
        <table:table-row table:style-name="ro1">
          <table:table-cell office:value-type="string">
            <text:p>100-R110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304.265">
            <text:p>4304.265</text:p>
          </table:table-cell>
          <table:table-cell office:value-type="float" office:value="4276.526">
            <text:p>4276.526</text:p>
          </table:table-cell>
          <table:table-cell office:value-type="float" office:value="171.061">
            <text:p>171.061</text:p>
          </table:table-cell>
          <table:table-cell office:value-type="float" office:value="37.443">
            <text:p>37.443</text:p>
          </table:table-cell>
          <table:table-cell office:value-type="string">
            <text:p>AP</text:p>
          </table:table-cell>
          <table:table-cell table:formula="of:=([.N85]-[.M85])/[.M85]" office:value-type="percentage" office:value="-0.00644453814995138">
            <text:p>-0.64%</text:p>
          </table:table-cell>
          <table:table-cell table:number-columns-repeated="6"/>
        </table:table-row>
        <table:table-row table:style-name="ro1">
          <table:table-cell office:value-type="string">
            <text:p>100-R110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586.728">
            <text:p>4586.728</text:p>
          </table:table-cell>
          <table:table-cell office:value-type="float" office:value="4547.151">
            <text:p>4547.151</text:p>
          </table:table-cell>
          <table:table-cell office:value-type="float" office:value="181.886">
            <text:p>181.886</text:p>
          </table:table-cell>
          <table:table-cell office:value-type="float" office:value="21.083">
            <text:p>21.083</text:p>
          </table:table-cell>
          <table:table-cell office:value-type="string">
            <text:p>SEQUENTIAL</text:p>
          </table:table-cell>
          <table:table-cell table:formula="of:=([.N86]-[.M86])/[.M86]" office:value-type="percentage" office:value="-0.0086285910130272">
            <text:p>-0.86%</text:p>
          </table:table-cell>
          <table:table-cell table:number-columns-repeated="6"/>
        </table:table-row>
        <table:table-row table:style-name="ro1">
          <table:table-cell office:value-type="string">
            <text:p>100-R110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304.265">
            <text:p>4304.265</text:p>
          </table:table-cell>
          <table:table-cell office:value-type="float" office:value="4276.526">
            <text:p>4276.526</text:p>
          </table:table-cell>
          <table:table-cell office:value-type="float" office:value="171.061">
            <text:p>171.061</text:p>
          </table:table-cell>
          <table:table-cell office:value-type="float" office:value="37.443">
            <text:p>37.443</text:p>
          </table:table-cell>
          <table:table-cell office:value-type="string">
            <text:p>MIXED</text:p>
          </table:table-cell>
          <table:table-cell table:formula="of:=([.N87]-[.M87])/[.M87]" office:value-type="percentage" office:value="-0.00644453814995138">
            <text:p>-0.64%</text:p>
          </table:table-cell>
          <table:table-cell table:number-columns-repeated="6"/>
        </table:table-row>
        <table:table-row table:style-name="ro1">
          <table:table-cell office:value-type="string">
            <text:p>100-R111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354.788">
            <text:p>4354.788</text:p>
          </table:table-cell>
          <table:table-cell office:value-type="float" office:value="4339.143">
            <text:p>4339.143</text:p>
          </table:table-cell>
          <table:table-cell office:value-type="float" office:value="173.566">
            <text:p>173.566</text:p>
          </table:table-cell>
          <table:table-cell office:value-type="float" office:value="32.577">
            <text:p>32.577</text:p>
          </table:table-cell>
          <table:table-cell office:value-type="string">
            <text:p>AP</text:p>
          </table:table-cell>
          <table:table-cell table:formula="of:=([.N88]-[.M88])/[.M88]" office:value-type="percentage" office:value="-0.00359259738935616">
            <text:p>-0.36%</text:p>
          </table:table-cell>
          <table:table-cell table:number-columns-repeated="6"/>
        </table:table-row>
        <table:table-row table:style-name="ro1">
          <table:table-cell office:value-type="string">
            <text:p>100-R111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877.411">
            <text:p>4877.411</text:p>
          </table:table-cell>
          <table:table-cell office:value-type="float" office:value="4839.477">
            <text:p>4839.477</text:p>
          </table:table-cell>
          <table:table-cell office:value-type="float" office:value="193.579">
            <text:p>193.579</text:p>
          </table:table-cell>
          <table:table-cell office:value-type="float" office:value="17.536">
            <text:p>17.536</text:p>
          </table:table-cell>
          <table:table-cell office:value-type="string">
            <text:p>SEQUENTIAL</text:p>
          </table:table-cell>
          <table:table-cell table:formula="of:=([.N89]-[.M89])/[.M89]" office:value-type="percentage" office:value="-0.00777748686752053">
            <text:p>-0.78%</text:p>
          </table:table-cell>
          <table:table-cell table:number-columns-repeated="6"/>
        </table:table-row>
        <table:table-row table:style-name="ro1">
          <table:table-cell office:value-type="string">
            <text:p>100-R111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362.754">
            <text:p>4362.754</text:p>
          </table:table-cell>
          <table:table-cell office:value-type="float" office:value="4350.906">
            <text:p>4350.906</text:p>
          </table:table-cell>
          <table:table-cell office:value-type="float" office:value="174.036">
            <text:p>174.036</text:p>
          </table:table-cell>
          <table:table-cell office:value-type="float" office:value="32.091">
            <text:p>32.091</text:p>
          </table:table-cell>
          <table:table-cell office:value-type="string">
            <text:p>MIXED</text:p>
          </table:table-cell>
          <table:table-cell table:formula="of:=([.N90]-[.M90])/[.M90]" office:value-type="percentage" office:value="-0.0027157158070338">
            <text:p>-0.27%</text:p>
          </table:table-cell>
          <table:table-cell table:number-columns-repeated="6"/>
        </table:table-row>
        <table:table-row table:style-name="ro1">
          <table:table-cell office:value-type="string">
            <text:p>100-R112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3925.039">
            <text:p>3925.039</text:p>
          </table:table-cell>
          <table:table-cell office:value-type="float" office:value="3918.544">
            <text:p>3918.544</text:p>
          </table:table-cell>
          <table:table-cell office:value-type="float" office:value="156.742">
            <text:p>156.742</text:p>
          </table:table-cell>
          <table:table-cell office:value-type="float" office:value="29.196">
            <text:p>29.196</text:p>
          </table:table-cell>
          <table:table-cell office:value-type="string">
            <text:p>AP</text:p>
          </table:table-cell>
          <table:table-cell table:formula="of:=([.N91]-[.M91])/[.M91]" office:value-type="percentage" office:value="-0.00165476062785627">
            <text:p>-0.17%</text:p>
          </table:table-cell>
          <table:table-cell table:number-columns-repeated="6"/>
        </table:table-row>
        <table:table-row table:style-name="ro1">
          <table:table-cell office:value-type="string">
            <text:p>100-R112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111.781">
            <text:p>4111.781</text:p>
          </table:table-cell>
          <table:table-cell office:value-type="float" office:value="4072.9">
            <text:p>4072.9</text:p>
          </table:table-cell>
          <table:table-cell office:value-type="float" office:value="162.916">
            <text:p>162.916</text:p>
          </table:table-cell>
          <table:table-cell office:value-type="float" office:value="25.942">
            <text:p>25.942</text:p>
          </table:table-cell>
          <table:table-cell office:value-type="string">
            <text:p>SEQUENTIAL</text:p>
          </table:table-cell>
          <table:table-cell table:formula="of:=([.N92]-[.M92])/[.M92]" office:value-type="percentage" office:value="-0.00945599972372066">
            <text:p>-0.95%</text:p>
          </table:table-cell>
          <table:table-cell table:number-columns-repeated="6"/>
        </table:table-row>
        <table:table-row table:style-name="ro1">
          <table:table-cell office:value-type="string">
            <text:p>100-R112_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3925.039">
            <text:p>3925.039</text:p>
          </table:table-cell>
          <table:table-cell office:value-type="float" office:value="3918.544">
            <text:p>3918.544</text:p>
          </table:table-cell>
          <table:table-cell office:value-type="float" office:value="156.742">
            <text:p>156.742</text:p>
          </table:table-cell>
          <table:table-cell office:value-type="float" office:value="29.196">
            <text:p>29.196</text:p>
          </table:table-cell>
          <table:table-cell office:value-type="string">
            <text:p>MIXED</text:p>
          </table:table-cell>
          <table:table-cell table:formula="of:=([.N93]-[.M93])/[.M93]" office:value-type="percentage" office:value="-0.00165476062785627">
            <text:p>-0.17%</text:p>
          </table:table-cell>
          <table:table-cell table:number-columns-repeated="6"/>
        </table:table-row>
        <table:table-row table:style-name="ro1">
          <table:table-cell office:value-type="string">
            <text:p>100-R201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132.836">
            <text:p>19132.836</text:p>
          </table:table-cell>
          <table:table-cell office:value-type="float" office:value="765.313">
            <text:p>765.313</text:p>
          </table:table-cell>
          <table:table-cell office:value-type="float" office:value="82.114">
            <text:p>82.114</text:p>
          </table:table-cell>
          <table:table-cell office:value-type="string">
            <text:p>AP</text:p>
          </table:table-cell>
          <table:table-cell table:formula="of:=([.N94]-[.M94])/[.M9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1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430.546">
            <text:p>19430.546</text:p>
          </table:table-cell>
          <table:table-cell office:value-type="float" office:value="777.222">
            <text:p>777.222</text:p>
          </table:table-cell>
          <table:table-cell office:value-type="float" office:value="72.523">
            <text:p>72.523</text:p>
          </table:table-cell>
          <table:table-cell office:value-type="string">
            <text:p>SEQUENTIAL</text:p>
          </table:table-cell>
          <table:table-cell table:formula="of:=([.N95]-[.M95])/[.M9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1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132.836">
            <text:p>19132.836</text:p>
          </table:table-cell>
          <table:table-cell office:value-type="float" office:value="765.313">
            <text:p>765.313</text:p>
          </table:table-cell>
          <table:table-cell office:value-type="float" office:value="82.114">
            <text:p>82.114</text:p>
          </table:table-cell>
          <table:table-cell office:value-type="string">
            <text:p>MIXED</text:p>
          </table:table-cell>
          <table:table-cell table:formula="of:=([.N96]-[.M96])/[.M9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2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385.691">
            <text:p>18385.691</text:p>
          </table:table-cell>
          <table:table-cell office:value-type="float" office:value="735.428">
            <text:p>735.428</text:p>
          </table:table-cell>
          <table:table-cell office:value-type="float" office:value="91.264">
            <text:p>91.264</text:p>
          </table:table-cell>
          <table:table-cell office:value-type="string">
            <text:p>AP</text:p>
          </table:table-cell>
          <table:table-cell table:formula="of:=([.N97]-[.M97])/[.M9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2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825.508">
            <text:p>18825.508</text:p>
          </table:table-cell>
          <table:table-cell office:value-type="float" office:value="753.02">
            <text:p>753.02</text:p>
          </table:table-cell>
          <table:table-cell office:value-type="float" office:value="89.806">
            <text:p>89.806</text:p>
          </table:table-cell>
          <table:table-cell office:value-type="string">
            <text:p>SEQUENTIAL</text:p>
          </table:table-cell>
          <table:table-cell table:formula="of:=([.N98]-[.M98])/[.M9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2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385.691">
            <text:p>18385.691</text:p>
          </table:table-cell>
          <table:table-cell office:value-type="float" office:value="735.428">
            <text:p>735.428</text:p>
          </table:table-cell>
          <table:table-cell office:value-type="float" office:value="91.264">
            <text:p>91.264</text:p>
          </table:table-cell>
          <table:table-cell office:value-type="string">
            <text:p>MIXED</text:p>
          </table:table-cell>
          <table:table-cell table:formula="of:=([.N99]-[.M99])/[.M9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3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548.038">
            <text:p>16548.038</text:p>
          </table:table-cell>
          <table:table-cell office:value-type="float" office:value="661.922">
            <text:p>661.922</text:p>
          </table:table-cell>
          <table:table-cell office:value-type="float" office:value="165.775">
            <text:p>165.775</text:p>
          </table:table-cell>
          <table:table-cell office:value-type="string">
            <text:p>AP</text:p>
          </table:table-cell>
          <table:table-cell table:formula="of:=([.N100]-[.M100])/[.M10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3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017.63">
            <text:p>17017.63</text:p>
          </table:table-cell>
          <table:table-cell office:value-type="float" office:value="680.705">
            <text:p>680.705</text:p>
          </table:table-cell>
          <table:table-cell office:value-type="float" office:value="153.589">
            <text:p>153.589</text:p>
          </table:table-cell>
          <table:table-cell office:value-type="string">
            <text:p>SEQUENTIAL</text:p>
          </table:table-cell>
          <table:table-cell table:formula="of:=([.N101]-[.M101])/[.M10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3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548.038">
            <text:p>16548.038</text:p>
          </table:table-cell>
          <table:table-cell office:value-type="float" office:value="661.922">
            <text:p>661.922</text:p>
          </table:table-cell>
          <table:table-cell office:value-type="float" office:value="165.775">
            <text:p>165.775</text:p>
          </table:table-cell>
          <table:table-cell office:value-type="string">
            <text:p>MIXED</text:p>
          </table:table-cell>
          <table:table-cell table:formula="of:=([.N102]-[.M102])/[.M10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4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992.439">
            <text:p>11992.439</text:p>
          </table:table-cell>
          <table:table-cell office:value-type="float" office:value="479.698">
            <text:p>479.698</text:p>
          </table:table-cell>
          <table:table-cell office:value-type="float" office:value="240.432">
            <text:p>240.432</text:p>
          </table:table-cell>
          <table:table-cell office:value-type="string">
            <text:p>AP</text:p>
          </table:table-cell>
          <table:table-cell table:formula="of:=([.N103]-[.M103])/[.M10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4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384.367">
            <text:p>12384.367</text:p>
          </table:table-cell>
          <table:table-cell office:value-type="float" office:value="495.375">
            <text:p>495.375</text:p>
          </table:table-cell>
          <table:table-cell office:value-type="float" office:value="225.98">
            <text:p>225.98</text:p>
          </table:table-cell>
          <table:table-cell office:value-type="string">
            <text:p>SEQUENTIAL</text:p>
          </table:table-cell>
          <table:table-cell table:formula="of:=([.N104]-[.M104])/[.M10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4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992.439">
            <text:p>11992.439</text:p>
          </table:table-cell>
          <table:table-cell office:value-type="float" office:value="479.698">
            <text:p>479.698</text:p>
          </table:table-cell>
          <table:table-cell office:value-type="float" office:value="240.432">
            <text:p>240.432</text:p>
          </table:table-cell>
          <table:table-cell office:value-type="string">
            <text:p>MIXED</text:p>
          </table:table-cell>
          <table:table-cell table:formula="of:=([.N105]-[.M105])/[.M10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5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469.099">
            <text:p>17469.099</text:p>
          </table:table-cell>
          <table:table-cell office:value-type="float" office:value="698.764">
            <text:p>698.764</text:p>
          </table:table-cell>
          <table:table-cell office:value-type="float" office:value="76.555">
            <text:p>76.555</text:p>
          </table:table-cell>
          <table:table-cell office:value-type="string">
            <text:p>AP</text:p>
          </table:table-cell>
          <table:table-cell table:formula="of:=([.N106]-[.M106])/[.M10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5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639.956">
            <text:p>17639.956</text:p>
          </table:table-cell>
          <table:table-cell office:value-type="float" office:value="705.598">
            <text:p>705.598</text:p>
          </table:table-cell>
          <table:table-cell office:value-type="float" office:value="64.144">
            <text:p>64.144</text:p>
          </table:table-cell>
          <table:table-cell office:value-type="string">
            <text:p>SEQUENTIAL</text:p>
          </table:table-cell>
          <table:table-cell table:formula="of:=([.N107]-[.M107])/[.M10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5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469.099">
            <text:p>17469.099</text:p>
          </table:table-cell>
          <table:table-cell office:value-type="float" office:value="698.764">
            <text:p>698.764</text:p>
          </table:table-cell>
          <table:table-cell office:value-type="float" office:value="76.555">
            <text:p>76.555</text:p>
          </table:table-cell>
          <table:table-cell office:value-type="string">
            <text:p>MIXED</text:p>
          </table:table-cell>
          <table:table-cell table:formula="of:=([.N108]-[.M108])/[.M10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6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469.851">
            <text:p>16469.851</text:p>
          </table:table-cell>
          <table:table-cell office:value-type="float" office:value="658.794">
            <text:p>658.794</text:p>
          </table:table-cell>
          <table:table-cell office:value-type="float" office:value="86.865">
            <text:p>86.865</text:p>
          </table:table-cell>
          <table:table-cell office:value-type="string">
            <text:p>AP</text:p>
          </table:table-cell>
          <table:table-cell table:formula="of:=([.N109]-[.M109])/[.M10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6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898.963">
            <text:p>16898.963</text:p>
          </table:table-cell>
          <table:table-cell office:value-type="float" office:value="675.959">
            <text:p>675.959</text:p>
          </table:table-cell>
          <table:table-cell office:value-type="float" office:value="80.024">
            <text:p>80.024</text:p>
          </table:table-cell>
          <table:table-cell office:value-type="string">
            <text:p>SEQUENTIAL</text:p>
          </table:table-cell>
          <table:table-cell table:formula="of:=([.N110]-[.M110])/[.M11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6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469.851">
            <text:p>16469.851</text:p>
          </table:table-cell>
          <table:table-cell office:value-type="float" office:value="658.794">
            <text:p>658.794</text:p>
          </table:table-cell>
          <table:table-cell office:value-type="float" office:value="86.865">
            <text:p>86.865</text:p>
          </table:table-cell>
          <table:table-cell office:value-type="string">
            <text:p>MIXED</text:p>
          </table:table-cell>
          <table:table-cell table:formula="of:=([.N111]-[.M111])/[.M11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7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428.523">
            <text:p>14428.523</text:p>
          </table:table-cell>
          <table:table-cell office:value-type="float" office:value="577.141">
            <text:p>577.141</text:p>
          </table:table-cell>
          <table:table-cell office:value-type="float" office:value="159.272">
            <text:p>159.272</text:p>
          </table:table-cell>
          <table:table-cell office:value-type="string">
            <text:p>AP</text:p>
          </table:table-cell>
          <table:table-cell table:formula="of:=([.N112]-[.M112])/[.M11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7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844.473">
            <text:p>14844.473</text:p>
          </table:table-cell>
          <table:table-cell office:value-type="float" office:value="593.779">
            <text:p>593.779</text:p>
          </table:table-cell>
          <table:table-cell office:value-type="float" office:value="157.404">
            <text:p>157.404</text:p>
          </table:table-cell>
          <table:table-cell office:value-type="string">
            <text:p>SEQUENTIAL</text:p>
          </table:table-cell>
          <table:table-cell table:formula="of:=([.N113]-[.M113])/[.M11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7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428.523">
            <text:p>14428.523</text:p>
          </table:table-cell>
          <table:table-cell office:value-type="float" office:value="577.141">
            <text:p>577.141</text:p>
          </table:table-cell>
          <table:table-cell office:value-type="float" office:value="159.272">
            <text:p>159.272</text:p>
          </table:table-cell>
          <table:table-cell office:value-type="string">
            <text:p>MIXED</text:p>
          </table:table-cell>
          <table:table-cell table:formula="of:=([.N114]-[.M114])/[.M11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8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10030.685">
            <text:p>10030.685</text:p>
          </table:table-cell>
          <table:table-cell office:value-type="float" office:value="10029.586">
            <text:p>10029.586</text:p>
          </table:table-cell>
          <table:table-cell office:value-type="float" office:value="401.183">
            <text:p>401.183</text:p>
          </table:table-cell>
          <table:table-cell office:value-type="float" office:value="227.62">
            <text:p>227.62</text:p>
          </table:table-cell>
          <table:table-cell office:value-type="string">
            <text:p>AP</text:p>
          </table:table-cell>
          <table:table-cell table:formula="of:=([.N115]-[.M115])/[.M115]" office:value-type="percentage" office:value="-0.000109563803469071">
            <text:p>-0.01%</text:p>
          </table:table-cell>
          <table:table-cell table:number-columns-repeated="6"/>
        </table:table-row>
        <table:table-row table:style-name="ro1">
          <table:table-cell office:value-type="string">
            <text:p>100-R208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10418.766">
            <text:p>10418.766</text:p>
          </table:table-cell>
          <table:table-cell office:value-type="float" office:value="10414.944">
            <text:p>10414.944</text:p>
          </table:table-cell>
          <table:table-cell office:value-type="float" office:value="416.598">
            <text:p>416.598</text:p>
          </table:table-cell>
          <table:table-cell office:value-type="float" office:value="226.222">
            <text:p>226.222</text:p>
          </table:table-cell>
          <table:table-cell office:value-type="string">
            <text:p>SEQUENTIAL</text:p>
          </table:table-cell>
          <table:table-cell table:formula="of:=([.N116]-[.M116])/[.M116]" office:value-type="percentage" office:value="-0.000366838068922953">
            <text:p>-0.04%</text:p>
          </table:table-cell>
          <table:table-cell table:number-columns-repeated="6"/>
        </table:table-row>
        <table:table-row table:style-name="ro1">
          <table:table-cell office:value-type="string">
            <text:p>100-R208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10030.685">
            <text:p>10030.685</text:p>
          </table:table-cell>
          <table:table-cell office:value-type="float" office:value="10029.586">
            <text:p>10029.586</text:p>
          </table:table-cell>
          <table:table-cell office:value-type="float" office:value="401.183">
            <text:p>401.183</text:p>
          </table:table-cell>
          <table:table-cell office:value-type="float" office:value="227.62">
            <text:p>227.62</text:p>
          </table:table-cell>
          <table:table-cell office:value-type="string">
            <text:p>MIXED</text:p>
          </table:table-cell>
          <table:table-cell table:formula="of:=([.N117]-[.M117])/[.M117]" office:value-type="percentage" office:value="-0.000109563803469071">
            <text:p>-0.01%</text:p>
          </table:table-cell>
          <table:table-cell table:number-columns-repeated="6"/>
        </table:table-row>
        <table:table-row table:style-name="ro1">
          <table:table-cell office:value-type="string">
            <text:p>100-R209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854.253">
            <text:p>14854.253</text:p>
          </table:table-cell>
          <table:table-cell office:value-type="float" office:value="594.17">
            <text:p>594.17</text:p>
          </table:table-cell>
          <table:table-cell office:value-type="float" office:value="73.195">
            <text:p>73.195</text:p>
          </table:table-cell>
          <table:table-cell office:value-type="string">
            <text:p>AP</text:p>
          </table:table-cell>
          <table:table-cell table:formula="of:=([.N118]-[.M118])/[.M11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9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997.614">
            <text:p>14997.614</text:p>
          </table:table-cell>
          <table:table-cell office:value-type="float" office:value="599.905">
            <text:p>599.905</text:p>
          </table:table-cell>
          <table:table-cell office:value-type="float" office:value="77.105">
            <text:p>77.105</text:p>
          </table:table-cell>
          <table:table-cell office:value-type="string">
            <text:p>SEQUENTIAL</text:p>
          </table:table-cell>
          <table:table-cell table:formula="of:=([.N119]-[.M119])/[.M11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09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854.253">
            <text:p>14854.253</text:p>
          </table:table-cell>
          <table:table-cell office:value-type="float" office:value="594.17">
            <text:p>594.17</text:p>
          </table:table-cell>
          <table:table-cell office:value-type="float" office:value="73.195">
            <text:p>73.195</text:p>
          </table:table-cell>
          <table:table-cell office:value-type="string">
            <text:p>MIXED</text:p>
          </table:table-cell>
          <table:table-cell table:formula="of:=([.N120]-[.M120])/[.M12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10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142.192">
            <text:p>16142.192</text:p>
          </table:table-cell>
          <table:table-cell office:value-type="float" office:value="645.688">
            <text:p>645.688</text:p>
          </table:table-cell>
          <table:table-cell office:value-type="float" office:value="132.934">
            <text:p>132.934</text:p>
          </table:table-cell>
          <table:table-cell office:value-type="string">
            <text:p>AP</text:p>
          </table:table-cell>
          <table:table-cell table:formula="of:=([.N121]-[.M121])/[.M12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10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463.281">
            <text:p>16463.281</text:p>
          </table:table-cell>
          <table:table-cell office:value-type="float" office:value="658.531">
            <text:p>658.531</text:p>
          </table:table-cell>
          <table:table-cell office:value-type="float" office:value="140.213">
            <text:p>140.213</text:p>
          </table:table-cell>
          <table:table-cell office:value-type="string">
            <text:p>SEQUENTIAL</text:p>
          </table:table-cell>
          <table:table-cell table:formula="of:=([.N122]-[.M122])/[.M12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10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142.192">
            <text:p>16142.192</text:p>
          </table:table-cell>
          <table:table-cell office:value-type="float" office:value="645.688">
            <text:p>645.688</text:p>
          </table:table-cell>
          <table:table-cell office:value-type="float" office:value="132.934">
            <text:p>132.934</text:p>
          </table:table-cell>
          <table:table-cell office:value-type="string">
            <text:p>MIXED</text:p>
          </table:table-cell>
          <table:table-cell table:formula="of:=([.N123]-[.M123])/[.M12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11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428.466">
            <text:p>12428.466</text:p>
          </table:table-cell>
          <table:table-cell office:value-type="float" office:value="497.139">
            <text:p>497.139</text:p>
          </table:table-cell>
          <table:table-cell office:value-type="float" office:value="22.776">
            <text:p>22.776</text:p>
          </table:table-cell>
          <table:table-cell office:value-type="string">
            <text:p>AP</text:p>
          </table:table-cell>
          <table:table-cell table:formula="of:=([.N124]-[.M124])/[.M12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11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621.048">
            <text:p>12621.048</text:p>
          </table:table-cell>
          <table:table-cell office:value-type="float" office:value="504.842">
            <text:p>504.842</text:p>
          </table:table-cell>
          <table:table-cell office:value-type="float" office:value="24.544">
            <text:p>24.544</text:p>
          </table:table-cell>
          <table:table-cell office:value-type="string">
            <text:p>SEQUENTIAL</text:p>
          </table:table-cell>
          <table:table-cell table:formula="of:=([.N125]-[.M125])/[.M12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211_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428.466">
            <text:p>12428.466</text:p>
          </table:table-cell>
          <table:table-cell office:value-type="float" office:value="497.139">
            <text:p>497.139</text:p>
          </table:table-cell>
          <table:table-cell office:value-type="float" office:value="22.776">
            <text:p>22.776</text:p>
          </table:table-cell>
          <table:table-cell office:value-type="string">
            <text:p>MIXED</text:p>
          </table:table-cell>
          <table:table-cell table:formula="of:=([.N126]-[.M126])/[.M12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101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39.285">
            <text:p>4639.285</text:p>
          </table:table-cell>
          <table:table-cell office:value-type="float" office:value="185.571">
            <text:p>185.571</text:p>
          </table:table-cell>
          <table:table-cell office:value-type="float" office:value="30.208">
            <text:p>30.208</text:p>
          </table:table-cell>
          <table:table-cell office:value-type="string">
            <text:p>AP</text:p>
          </table:table-cell>
          <table:table-cell table:formula="of:=([.N127]-[.M127])/[.M12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101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02">
            <text:p>202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818.927">
            <text:p>4818.927</text:p>
          </table:table-cell>
          <table:table-cell office:value-type="float" office:value="4816.546">
            <text:p>4816.546</text:p>
          </table:table-cell>
          <table:table-cell office:value-type="float" office:value="192.662">
            <text:p>192.662</text:p>
          </table:table-cell>
          <table:table-cell office:value-type="float" office:value="21.759">
            <text:p>21.759</text:p>
          </table:table-cell>
          <table:table-cell office:value-type="string">
            <text:p>SEQUENTIAL</text:p>
          </table:table-cell>
          <table:table-cell table:formula="of:=([.N128]-[.M128])/[.M128]" office:value-type="percentage" office:value="-0.000494093394649764">
            <text:p>-0.05%</text:p>
          </table:table-cell>
          <table:table-cell table:number-columns-repeated="6"/>
        </table:table-row>
        <table:table-row table:style-name="ro1">
          <table:table-cell office:value-type="string">
            <text:p>100-RC101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68">
            <text:p>468</text:p>
          </table:table-cell>
          <table:table-cell office:value-type="float" office:value="216">
            <text:p>216</text:p>
          </table:table-cell>
          <table:table-cell table:number-columns-repeated="4" office:value-type="float" office:value="6">
            <text:p>6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521.028">
            <text:p>4521.028</text:p>
          </table:table-cell>
          <table:table-cell office:value-type="float" office:value="180.841">
            <text:p>180.841</text:p>
          </table:table-cell>
          <table:table-cell office:value-type="float" office:value="34.374">
            <text:p>34.374</text:p>
          </table:table-cell>
          <table:table-cell office:value-type="string">
            <text:p>MIXED</text:p>
          </table:table-cell>
          <table:table-cell table:formula="of:=([.N129]-[.M129])/[.M12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102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808.768">
            <text:p>4808.768</text:p>
          </table:table-cell>
          <table:table-cell office:value-type="float" office:value="192.351">
            <text:p>192.351</text:p>
          </table:table-cell>
          <table:table-cell office:value-type="float" office:value="29.848">
            <text:p>29.848</text:p>
          </table:table-cell>
          <table:table-cell office:value-type="string">
            <text:p>AP</text:p>
          </table:table-cell>
          <table:table-cell table:formula="of:=([.N130]-[.M130])/[.M13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102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16">
            <text:p>216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909.731">
            <text:p>4909.731</text:p>
          </table:table-cell>
          <table:table-cell office:value-type="float" office:value="4908.275">
            <text:p>4908.275</text:p>
          </table:table-cell>
          <table:table-cell office:value-type="float" office:value="196.331">
            <text:p>196.331</text:p>
          </table:table-cell>
          <table:table-cell office:value-type="float" office:value="19.01">
            <text:p>19.01</text:p>
          </table:table-cell>
          <table:table-cell office:value-type="string">
            <text:p>SEQUENTIAL</text:p>
          </table:table-cell>
          <table:table-cell table:formula="of:=([.N131]-[.M131])/[.M131]" office:value-type="percentage" office:value="-0.00029655392525581">
            <text:p>-0.03%</text:p>
          </table:table-cell>
          <table:table-cell table:number-columns-repeated="6"/>
        </table:table-row>
        <table:table-row table:style-name="ro1">
          <table:table-cell office:value-type="string">
            <text:p>100-RC102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4" office:value-type="float" office:value="11">
            <text:p>1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45.657">
            <text:p>4645.657</text:p>
          </table:table-cell>
          <table:table-cell office:value-type="float" office:value="185.826">
            <text:p>185.826</text:p>
          </table:table-cell>
          <table:table-cell office:value-type="float" office:value="26.532">
            <text:p>26.532</text:p>
          </table:table-cell>
          <table:table-cell office:value-type="string">
            <text:p>MIXED</text:p>
          </table:table-cell>
          <table:table-cell table:formula="of:=([.N132]-[.M132])/[.M13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103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583.724">
            <text:p>4583.724</text:p>
          </table:table-cell>
          <table:table-cell office:value-type="float" office:value="4561.709">
            <text:p>4561.709</text:p>
          </table:table-cell>
          <table:table-cell office:value-type="float" office:value="182.468">
            <text:p>182.468</text:p>
          </table:table-cell>
          <table:table-cell office:value-type="float" office:value="34.821">
            <text:p>34.821</text:p>
          </table:table-cell>
          <table:table-cell office:value-type="string">
            <text:p>AP</text:p>
          </table:table-cell>
          <table:table-cell table:formula="of:=([.N133]-[.M133])/[.M133]" office:value-type="percentage" office:value="-0.00480286334866592">
            <text:p>-0.48%</text:p>
          </table:table-cell>
          <table:table-cell table:number-columns-repeated="6"/>
        </table:table-row>
        <table:table-row table:style-name="ro1">
          <table:table-cell office:value-type="string">
            <text:p>100-RC103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748.711">
            <text:p>4748.711</text:p>
          </table:table-cell>
          <table:table-cell office:value-type="float" office:value="4748.075">
            <text:p>4748.075</text:p>
          </table:table-cell>
          <table:table-cell office:value-type="float" office:value="189.923">
            <text:p>189.923</text:p>
          </table:table-cell>
          <table:table-cell office:value-type="float" office:value="24.091">
            <text:p>24.091</text:p>
          </table:table-cell>
          <table:table-cell office:value-type="string">
            <text:p>SEQUENTIAL</text:p>
          </table:table-cell>
          <table:table-cell table:formula="of:=([.N134]-[.M134])/[.M134]" office:value-type="percentage" office:value="-0.000133931081508313">
            <text:p>-0.01%</text:p>
          </table:table-cell>
          <table:table-cell table:number-columns-repeated="6"/>
        </table:table-row>
        <table:table-row table:style-name="ro1">
          <table:table-cell office:value-type="string">
            <text:p>100-RC103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583.724">
            <text:p>4583.724</text:p>
          </table:table-cell>
          <table:table-cell office:value-type="float" office:value="4561.709">
            <text:p>4561.709</text:p>
          </table:table-cell>
          <table:table-cell office:value-type="float" office:value="182.468">
            <text:p>182.468</text:p>
          </table:table-cell>
          <table:table-cell office:value-type="float" office:value="34.821">
            <text:p>34.821</text:p>
          </table:table-cell>
          <table:table-cell office:value-type="string">
            <text:p>MIXED</text:p>
          </table:table-cell>
          <table:table-cell table:formula="of:=([.N135]-[.M135])/[.M135]" office:value-type="percentage" office:value="-0.00480286334866592">
            <text:p>-0.48%</text:p>
          </table:table-cell>
          <table:table-cell table:number-columns-repeated="6"/>
        </table:table-row>
        <table:table-row table:style-name="ro1">
          <table:table-cell office:value-type="string">
            <text:p>100-RC104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102.055">
            <text:p>4102.055</text:p>
          </table:table-cell>
          <table:table-cell office:value-type="float" office:value="164.082">
            <text:p>164.082</text:p>
          </table:table-cell>
          <table:table-cell office:value-type="float" office:value="37.494">
            <text:p>37.494</text:p>
          </table:table-cell>
          <table:table-cell office:value-type="string">
            <text:p>AP</text:p>
          </table:table-cell>
          <table:table-cell table:formula="of:=([.N136]-[.M136])/[.M13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104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319.898">
            <text:p>4319.898</text:p>
          </table:table-cell>
          <table:table-cell office:value-type="float" office:value="4267.795">
            <text:p>4267.795</text:p>
          </table:table-cell>
          <table:table-cell office:value-type="float" office:value="170.712">
            <text:p>170.712</text:p>
          </table:table-cell>
          <table:table-cell office:value-type="float" office:value="29.041">
            <text:p>29.041</text:p>
          </table:table-cell>
          <table:table-cell office:value-type="string">
            <text:p>SEQUENTIAL</text:p>
          </table:table-cell>
          <table:table-cell table:formula="of:=([.N137]-[.M137])/[.M137]" office:value-type="percentage" office:value="-0.0120611644071226">
            <text:p>-1.21%</text:p>
          </table:table-cell>
          <table:table-cell table:number-columns-repeated="6"/>
        </table:table-row>
        <table:table-row table:style-name="ro1">
          <table:table-cell office:value-type="string">
            <text:p>100-RC104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102.055">
            <text:p>4102.055</text:p>
          </table:table-cell>
          <table:table-cell office:value-type="float" office:value="164.082">
            <text:p>164.082</text:p>
          </table:table-cell>
          <table:table-cell office:value-type="float" office:value="37.494">
            <text:p>37.494</text:p>
          </table:table-cell>
          <table:table-cell office:value-type="string">
            <text:p>MIXED</text:p>
          </table:table-cell>
          <table:table-cell table:formula="of:=([.N138]-[.M138])/[.M13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105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786.369">
            <text:p>4786.369</text:p>
          </table:table-cell>
          <table:table-cell office:value-type="float" office:value="4779.695">
            <text:p>4779.695</text:p>
          </table:table-cell>
          <table:table-cell office:value-type="float" office:value="191.188">
            <text:p>191.188</text:p>
          </table:table-cell>
          <table:table-cell office:value-type="float" office:value="34.551">
            <text:p>34.551</text:p>
          </table:table-cell>
          <table:table-cell office:value-type="string">
            <text:p>AP</text:p>
          </table:table-cell>
          <table:table-cell table:formula="of:=([.N139]-[.M139])/[.M139]" office:value-type="percentage" office:value="-0.00139437640516224">
            <text:p>-0.14%</text:p>
          </table:table-cell>
          <table:table-cell table:number-columns-repeated="6"/>
        </table:table-row>
        <table:table-row table:style-name="ro1">
          <table:table-cell office:value-type="string">
            <text:p>100-RC105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90">
            <text:p>19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039.221">
            <text:p>5039.221</text:p>
          </table:table-cell>
          <table:table-cell office:value-type="float" office:value="201.569">
            <text:p>201.569</text:p>
          </table:table-cell>
          <table:table-cell office:value-type="float" office:value="22.316">
            <text:p>22.316</text:p>
          </table:table-cell>
          <table:table-cell office:value-type="string">
            <text:p>SEQUENTIAL</text:p>
          </table:table-cell>
          <table:table-cell table:formula="of:=([.N140]-[.M140])/[.M14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105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443.666">
            <text:p>4443.666</text:p>
          </table:table-cell>
          <table:table-cell office:value-type="float" office:value="4438.563">
            <text:p>4438.563</text:p>
          </table:table-cell>
          <table:table-cell office:value-type="float" office:value="177.543">
            <text:p>177.543</text:p>
          </table:table-cell>
          <table:table-cell office:value-type="float" office:value="39.619">
            <text:p>39.619</text:p>
          </table:table-cell>
          <table:table-cell office:value-type="string">
            <text:p>MIXED</text:p>
          </table:table-cell>
          <table:table-cell table:formula="of:=([.N141]-[.M141])/[.M141]" office:value-type="percentage" office:value="-0.0011483761380806">
            <text:p>-0.11%</text:p>
          </table:table-cell>
          <table:table-cell table:number-columns-repeated="6"/>
        </table:table-row>
        <table:table-row table:style-name="ro1">
          <table:table-cell office:value-type="string">
            <text:p>100-RC106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39.839">
            <text:p>4439.839</text:p>
          </table:table-cell>
          <table:table-cell office:value-type="float" office:value="177.594">
            <text:p>177.594</text:p>
          </table:table-cell>
          <table:table-cell office:value-type="float" office:value="34.639">
            <text:p>34.639</text:p>
          </table:table-cell>
          <table:table-cell office:value-type="string">
            <text:p>AP</text:p>
          </table:table-cell>
          <table:table-cell table:formula="of:=([.N142]-[.M142])/[.M14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106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28">
            <text:p>22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670.781">
            <text:p>4670.781</text:p>
          </table:table-cell>
          <table:table-cell office:value-type="float" office:value="4641.86">
            <text:p>4641.86</text:p>
          </table:table-cell>
          <table:table-cell office:value-type="float" office:value="185.674">
            <text:p>185.674</text:p>
          </table:table-cell>
          <table:table-cell office:value-type="float" office:value="21.093">
            <text:p>21.093</text:p>
          </table:table-cell>
          <table:table-cell office:value-type="string">
            <text:p>SEQUENTIAL</text:p>
          </table:table-cell>
          <table:table-cell table:formula="of:=([.N143]-[.M143])/[.M143]" office:value-type="percentage" office:value="-0.00619189810012507">
            <text:p>-0.62%</text:p>
          </table:table-cell>
          <table:table-cell table:number-columns-repeated="6"/>
        </table:table-row>
        <table:table-row table:style-name="ro1">
          <table:table-cell office:value-type="string">
            <text:p>100-RC106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823.372">
            <text:p>4823.372</text:p>
          </table:table-cell>
          <table:table-cell office:value-type="float" office:value="4822.943">
            <text:p>4822.943</text:p>
          </table:table-cell>
          <table:table-cell office:value-type="float" office:value="192.918">
            <text:p>192.918</text:p>
          </table:table-cell>
          <table:table-cell office:value-type="float" office:value="26.771">
            <text:p>26.771</text:p>
          </table:table-cell>
          <table:table-cell office:value-type="string">
            <text:p>MIXED</text:p>
          </table:table-cell>
          <table:table-cell table:formula="of:=([.N144]-[.M144])/[.M144]" office:value-type="percentage" office:value="-0.0000889419269341215">
            <text:p>-0.01%</text:p>
          </table:table-cell>
          <table:table-cell table:number-columns-repeated="6"/>
        </table:table-row>
        <table:table-row table:style-name="ro1">
          <table:table-cell office:value-type="string">
            <text:p>100-RC107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481.661">
            <text:p>4481.661</text:p>
          </table:table-cell>
          <table:table-cell office:value-type="float" office:value="4432.884">
            <text:p>4432.884</text:p>
          </table:table-cell>
          <table:table-cell office:value-type="float" office:value="177.315">
            <text:p>177.315</text:p>
          </table:table-cell>
          <table:table-cell office:value-type="float" office:value="32.674">
            <text:p>32.674</text:p>
          </table:table-cell>
          <table:table-cell office:value-type="string">
            <text:p>AP</text:p>
          </table:table-cell>
          <table:table-cell table:formula="of:=([.N145]-[.M145])/[.M145]" office:value-type="percentage" office:value="-0.0108836879897877">
            <text:p>-1.09%</text:p>
          </table:table-cell>
          <table:table-cell table:number-columns-repeated="6"/>
        </table:table-row>
        <table:table-row table:style-name="ro1">
          <table:table-cell office:value-type="string">
            <text:p>100-RC107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91">
            <text:p>19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5041.904">
            <text:p>5041.904</text:p>
          </table:table-cell>
          <table:table-cell office:value-type="float" office:value="5008.556">
            <text:p>5008.556</text:p>
          </table:table-cell>
          <table:table-cell office:value-type="float" office:value="200.342">
            <text:p>200.342</text:p>
          </table:table-cell>
          <table:table-cell office:value-type="float" office:value="17.569">
            <text:p>17.569</text:p>
          </table:table-cell>
          <table:table-cell office:value-type="string">
            <text:p>SEQUENTIAL</text:p>
          </table:table-cell>
          <table:table-cell table:formula="of:=([.N146]-[.M146])/[.M146]" office:value-type="percentage" office:value="-0.00661416798098513">
            <text:p>-0.66%</text:p>
          </table:table-cell>
          <table:table-cell table:number-columns-repeated="6"/>
        </table:table-row>
        <table:table-row table:style-name="ro1">
          <table:table-cell office:value-type="string">
            <text:p>100-RC107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184.801">
            <text:p>4184.801</text:p>
          </table:table-cell>
          <table:table-cell office:value-type="float" office:value="4166.706">
            <text:p>4166.706</text:p>
          </table:table-cell>
          <table:table-cell office:value-type="float" office:value="166.668">
            <text:p>166.668</text:p>
          </table:table-cell>
          <table:table-cell office:value-type="float" office:value="32.194">
            <text:p>32.194</text:p>
          </table:table-cell>
          <table:table-cell office:value-type="string">
            <text:p>MIXED</text:p>
          </table:table-cell>
          <table:table-cell table:formula="of:=([.N147]-[.M147])/[.M147]" office:value-type="percentage" office:value="-0.00432398099694591">
            <text:p>-0.43%</text:p>
          </table:table-cell>
          <table:table-cell table:number-columns-repeated="6"/>
        </table:table-row>
        <table:table-row table:style-name="ro1">
          <table:table-cell office:value-type="string">
            <text:p>100-RC108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208.175">
            <text:p>4208.175</text:p>
          </table:table-cell>
          <table:table-cell office:value-type="float" office:value="4195.305">
            <text:p>4195.305</text:p>
          </table:table-cell>
          <table:table-cell office:value-type="float" office:value="167.812">
            <text:p>167.812</text:p>
          </table:table-cell>
          <table:table-cell office:value-type="float" office:value="33.141">
            <text:p>33.141</text:p>
          </table:table-cell>
          <table:table-cell office:value-type="string">
            <text:p>AP</text:p>
          </table:table-cell>
          <table:table-cell table:formula="of:=([.N148]-[.M148])/[.M148]" office:value-type="percentage" office:value="-0.00305833288777199">
            <text:p>-0.31%</text:p>
          </table:table-cell>
          <table:table-cell table:number-columns-repeated="6"/>
        </table:table-row>
        <table:table-row table:style-name="ro1">
          <table:table-cell office:value-type="string">
            <text:p>100-RC108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393.491">
            <text:p>4393.491</text:p>
          </table:table-cell>
          <table:table-cell office:value-type="float" office:value="4307.431">
            <text:p>4307.431</text:p>
          </table:table-cell>
          <table:table-cell office:value-type="float" office:value="172.297">
            <text:p>172.297</text:p>
          </table:table-cell>
          <table:table-cell office:value-type="float" office:value="24.479">
            <text:p>24.479</text:p>
          </table:table-cell>
          <table:table-cell office:value-type="string">
            <text:p>SEQUENTIAL</text:p>
          </table:table-cell>
          <table:table-cell table:formula="of:=([.N149]-[.M149])/[.M149]" office:value-type="percentage" office:value="-0.0195880678940734">
            <text:p>-1.96%</text:p>
          </table:table-cell>
          <table:table-cell table:number-columns-repeated="6"/>
        </table:table-row>
        <table:table-row table:style-name="ro1">
          <table:table-cell office:value-type="string">
            <text:p>100-RC108_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4" office:value-type="float" office:value="11">
            <text:p>11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208.175">
            <text:p>4208.175</text:p>
          </table:table-cell>
          <table:table-cell office:value-type="float" office:value="4195.305">
            <text:p>4195.305</text:p>
          </table:table-cell>
          <table:table-cell office:value-type="float" office:value="167.812">
            <text:p>167.812</text:p>
          </table:table-cell>
          <table:table-cell office:value-type="float" office:value="33.141">
            <text:p>33.141</text:p>
          </table:table-cell>
          <table:table-cell office:value-type="string">
            <text:p>MIXED</text:p>
          </table:table-cell>
          <table:table-cell table:formula="of:=([.N150]-[.M150])/[.M150]" office:value-type="percentage" office:value="-0.00305833288777199">
            <text:p>-0.31%</text:p>
          </table:table-cell>
          <table:table-cell table:number-columns-repeated="6"/>
        </table:table-row>
        <table:table-row table:style-name="ro1">
          <table:table-cell office:value-type="string">
            <text:p>100-RC201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995.059">
            <text:p>17995.059</text:p>
          </table:table-cell>
          <table:table-cell office:value-type="float" office:value="719.802">
            <text:p>719.802</text:p>
          </table:table-cell>
          <table:table-cell office:value-type="float" office:value="81.167">
            <text:p>81.167</text:p>
          </table:table-cell>
          <table:table-cell office:value-type="string">
            <text:p>AP</text:p>
          </table:table-cell>
          <table:table-cell table:formula="of:=([.N151]-[.M151])/[.M15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1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308.47">
            <text:p>18308.47</text:p>
          </table:table-cell>
          <table:table-cell office:value-type="float" office:value="732.339">
            <text:p>732.339</text:p>
          </table:table-cell>
          <table:table-cell office:value-type="float" office:value="85.641">
            <text:p>85.641</text:p>
          </table:table-cell>
          <table:table-cell office:value-type="string">
            <text:p>SEQUENTIAL</text:p>
          </table:table-cell>
          <table:table-cell table:formula="of:=([.N152]-[.M152])/[.M15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1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995.059">
            <text:p>17995.059</text:p>
          </table:table-cell>
          <table:table-cell office:value-type="float" office:value="719.802">
            <text:p>719.802</text:p>
          </table:table-cell>
          <table:table-cell office:value-type="float" office:value="81.167">
            <text:p>81.167</text:p>
          </table:table-cell>
          <table:table-cell office:value-type="string">
            <text:p>MIXED</text:p>
          </table:table-cell>
          <table:table-cell table:formula="of:=([.N153]-[.M153])/[.M15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2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542.649">
            <text:p>17542.649</text:p>
          </table:table-cell>
          <table:table-cell office:value-type="float" office:value="701.706">
            <text:p>701.706</text:p>
          </table:table-cell>
          <table:table-cell office:value-type="float" office:value="101.354">
            <text:p>101.354</text:p>
          </table:table-cell>
          <table:table-cell office:value-type="string">
            <text:p>AP</text:p>
          </table:table-cell>
          <table:table-cell table:formula="of:=([.N154]-[.M154])/[.M15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2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030.185">
            <text:p>18030.185</text:p>
          </table:table-cell>
          <table:table-cell office:value-type="float" office:value="721.207">
            <text:p>721.207</text:p>
          </table:table-cell>
          <table:table-cell office:value-type="float" office:value="99.234">
            <text:p>99.234</text:p>
          </table:table-cell>
          <table:table-cell office:value-type="string">
            <text:p>SEQUENTIAL</text:p>
          </table:table-cell>
          <table:table-cell table:formula="of:=([.N155]-[.M155])/[.M15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2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542.649">
            <text:p>17542.649</text:p>
          </table:table-cell>
          <table:table-cell office:value-type="float" office:value="701.706">
            <text:p>701.706</text:p>
          </table:table-cell>
          <table:table-cell office:value-type="float" office:value="101.354">
            <text:p>101.354</text:p>
          </table:table-cell>
          <table:table-cell office:value-type="string">
            <text:p>MIXED</text:p>
          </table:table-cell>
          <table:table-cell table:formula="of:=([.N156]-[.M156])/[.M15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4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920.658">
            <text:p>10920.658</text:p>
          </table:table-cell>
          <table:table-cell office:value-type="float" office:value="436.826">
            <text:p>436.826</text:p>
          </table:table-cell>
          <table:table-cell office:value-type="float" office:value="230.287">
            <text:p>230.287</text:p>
          </table:table-cell>
          <table:table-cell office:value-type="string">
            <text:p>AP</text:p>
          </table:table-cell>
          <table:table-cell table:formula="of:=([.N157]-[.M157])/[.M15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4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598.671">
            <text:p>11598.671</text:p>
          </table:table-cell>
          <table:table-cell office:value-type="float" office:value="463.947">
            <text:p>463.947</text:p>
          </table:table-cell>
          <table:table-cell office:value-type="float" office:value="226.732">
            <text:p>226.732</text:p>
          </table:table-cell>
          <table:table-cell office:value-type="string">
            <text:p>SEQUENTIAL</text:p>
          </table:table-cell>
          <table:table-cell table:formula="of:=([.N158]-[.M158])/[.M15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4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920.658">
            <text:p>10920.658</text:p>
          </table:table-cell>
          <table:table-cell office:value-type="float" office:value="436.826">
            <text:p>436.826</text:p>
          </table:table-cell>
          <table:table-cell office:value-type="float" office:value="230.287">
            <text:p>230.287</text:p>
          </table:table-cell>
          <table:table-cell office:value-type="string">
            <text:p>MIXED</text:p>
          </table:table-cell>
          <table:table-cell table:formula="of:=([.N159]-[.M159])/[.M15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5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316.391">
            <text:p>17316.391</text:p>
          </table:table-cell>
          <table:table-cell office:value-type="float" office:value="692.656">
            <text:p>692.656</text:p>
          </table:table-cell>
          <table:table-cell office:value-type="float" office:value="110.991">
            <text:p>110.991</text:p>
          </table:table-cell>
          <table:table-cell office:value-type="string">
            <text:p>AP</text:p>
          </table:table-cell>
          <table:table-cell table:formula="of:=([.N160]-[.M160])/[.M16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5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624.69">
            <text:p>17624.69</text:p>
          </table:table-cell>
          <table:table-cell office:value-type="float" office:value="704.988">
            <text:p>704.988</text:p>
          </table:table-cell>
          <table:table-cell office:value-type="float" office:value="119.244">
            <text:p>119.244</text:p>
          </table:table-cell>
          <table:table-cell office:value-type="string">
            <text:p>SEQUENTIAL</text:p>
          </table:table-cell>
          <table:table-cell table:formula="of:=([.N161]-[.M161])/[.M16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5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316.391">
            <text:p>17316.391</text:p>
          </table:table-cell>
          <table:table-cell office:value-type="float" office:value="692.656">
            <text:p>692.656</text:p>
          </table:table-cell>
          <table:table-cell office:value-type="float" office:value="110.991">
            <text:p>110.991</text:p>
          </table:table-cell>
          <table:table-cell office:value-type="string">
            <text:p>MIXED</text:p>
          </table:table-cell>
          <table:table-cell table:formula="of:=([.N162]-[.M162])/[.M16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6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020.856">
            <text:p>16020.856</text:p>
          </table:table-cell>
          <table:table-cell office:value-type="float" office:value="640.834">
            <text:p>640.834</text:p>
          </table:table-cell>
          <table:table-cell office:value-type="float" office:value="61.854">
            <text:p>61.854</text:p>
          </table:table-cell>
          <table:table-cell office:value-type="string">
            <text:p>AP</text:p>
          </table:table-cell>
          <table:table-cell table:formula="of:=([.N163]-[.M163])/[.M16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6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568.004">
            <text:p>16568.004</text:p>
          </table:table-cell>
          <table:table-cell office:value-type="float" office:value="662.72">
            <text:p>662.72</text:p>
          </table:table-cell>
          <table:table-cell office:value-type="float" office:value="66.411">
            <text:p>66.411</text:p>
          </table:table-cell>
          <table:table-cell office:value-type="string">
            <text:p>SEQUENTIAL</text:p>
          </table:table-cell>
          <table:table-cell table:formula="of:=([.N164]-[.M164])/[.M16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6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020.856">
            <text:p>16020.856</text:p>
          </table:table-cell>
          <table:table-cell office:value-type="float" office:value="640.834">
            <text:p>640.834</text:p>
          </table:table-cell>
          <table:table-cell office:value-type="float" office:value="61.854">
            <text:p>61.854</text:p>
          </table:table-cell>
          <table:table-cell office:value-type="string">
            <text:p>MIXED</text:p>
          </table:table-cell>
          <table:table-cell table:formula="of:=([.N165]-[.M165])/[.M16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7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69.763">
            <text:p>13569.763</text:p>
          </table:table-cell>
          <table:table-cell office:value-type="float" office:value="542.791">
            <text:p>542.791</text:p>
          </table:table-cell>
          <table:table-cell office:value-type="float" office:value="75.101">
            <text:p>75.101</text:p>
          </table:table-cell>
          <table:table-cell office:value-type="string">
            <text:p>AP</text:p>
          </table:table-cell>
          <table:table-cell table:formula="of:=([.N166]-[.M166])/[.M16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7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196.025">
            <text:p>14196.025</text:p>
          </table:table-cell>
          <table:table-cell office:value-type="float" office:value="567.841">
            <text:p>567.841</text:p>
          </table:table-cell>
          <table:table-cell office:value-type="float" office:value="73.656">
            <text:p>73.656</text:p>
          </table:table-cell>
          <table:table-cell office:value-type="string">
            <text:p>SEQUENTIAL</text:p>
          </table:table-cell>
          <table:table-cell table:formula="of:=([.N167]-[.M167])/[.M16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7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69.763">
            <text:p>13569.763</text:p>
          </table:table-cell>
          <table:table-cell office:value-type="float" office:value="542.791">
            <text:p>542.791</text:p>
          </table:table-cell>
          <table:table-cell office:value-type="float" office:value="75.101">
            <text:p>75.101</text:p>
          </table:table-cell>
          <table:table-cell office:value-type="string">
            <text:p>MIXED</text:p>
          </table:table-cell>
          <table:table-cell table:formula="of:=([.N168]-[.M168])/[.M16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8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218.81">
            <text:p>11218.81</text:p>
          </table:table-cell>
          <table:table-cell office:value-type="float" office:value="448.752">
            <text:p>448.752</text:p>
          </table:table-cell>
          <table:table-cell office:value-type="float" office:value="23.586">
            <text:p>23.586</text:p>
          </table:table-cell>
          <table:table-cell office:value-type="string">
            <text:p>AP</text:p>
          </table:table-cell>
          <table:table-cell table:formula="of:=([.N169]-[.M169])/[.M16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8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464.776">
            <text:p>11464.776</text:p>
          </table:table-cell>
          <table:table-cell office:value-type="float" office:value="458.591">
            <text:p>458.591</text:p>
          </table:table-cell>
          <table:table-cell office:value-type="float" office:value="32.406">
            <text:p>32.406</text:p>
          </table:table-cell>
          <table:table-cell office:value-type="string">
            <text:p>SEQUENTIAL</text:p>
          </table:table-cell>
          <table:table-cell table:formula="of:=([.N170]-[.M170])/[.M17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100-RC208_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218.81">
            <text:p>11218.81</text:p>
          </table:table-cell>
          <table:table-cell office:value-type="float" office:value="448.752">
            <text:p>448.752</text:p>
          </table:table-cell>
          <table:table-cell office:value-type="float" office:value="23.586">
            <text:p>23.586</text:p>
          </table:table-cell>
          <table:table-cell office:value-type="string">
            <text:p>MIXED</text:p>
          </table:table-cell>
          <table:table-cell table:formula="of:=([.N171]-[.M171])/[.M17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1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42.362">
            <text:p>13542.362</text:p>
          </table:table-cell>
          <table:table-cell office:value-type="float" office:value="541.694">
            <text:p>541.694</text:p>
          </table:table-cell>
          <table:table-cell office:value-type="float" office:value="296.234">
            <text:p>296.234</text:p>
          </table:table-cell>
          <table:table-cell office:value-type="string">
            <text:p>AP</text:p>
          </table:table-cell>
          <table:table-cell table:formula="of:=([.N172]-[.M172])/[.M17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1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463.662">
            <text:p>13463.662</text:p>
          </table:table-cell>
          <table:table-cell office:value-type="float" office:value="538.546">
            <text:p>538.546</text:p>
          </table:table-cell>
          <table:table-cell office:value-type="float" office:value="316.869">
            <text:p>316.869</text:p>
          </table:table-cell>
          <table:table-cell office:value-type="string">
            <text:p>SEQUENTIAL</text:p>
          </table:table-cell>
          <table:table-cell table:formula="of:=([.N173]-[.M173])/[.M17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1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42.362">
            <text:p>13542.362</text:p>
          </table:table-cell>
          <table:table-cell office:value-type="float" office:value="541.694">
            <text:p>541.694</text:p>
          </table:table-cell>
          <table:table-cell office:value-type="float" office:value="296.234">
            <text:p>296.234</text:p>
          </table:table-cell>
          <table:table-cell office:value-type="string">
            <text:p>MIXED</text:p>
          </table:table-cell>
          <table:table-cell table:formula="of:=([.N174]-[.M174])/[.M17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2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991.666">
            <text:p>9991.666</text:p>
          </table:table-cell>
          <table:table-cell office:value-type="float" office:value="399.667">
            <text:p>399.667</text:p>
          </table:table-cell>
          <table:table-cell office:value-type="float" office:value="270.524">
            <text:p>270.524</text:p>
          </table:table-cell>
          <table:table-cell office:value-type="string">
            <text:p>AP</text:p>
          </table:table-cell>
          <table:table-cell table:formula="of:=([.N175]-[.M175])/[.M17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2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349.141">
            <text:p>10349.141</text:p>
          </table:table-cell>
          <table:table-cell office:value-type="float" office:value="413.966">
            <text:p>413.966</text:p>
          </table:table-cell>
          <table:table-cell office:value-type="float" office:value="268.741">
            <text:p>268.741</text:p>
          </table:table-cell>
          <table:table-cell office:value-type="string">
            <text:p>SEQUENTIAL</text:p>
          </table:table-cell>
          <table:table-cell table:formula="of:=([.N176]-[.M176])/[.M17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2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991.666">
            <text:p>9991.666</text:p>
          </table:table-cell>
          <table:table-cell office:value-type="float" office:value="399.667">
            <text:p>399.667</text:p>
          </table:table-cell>
          <table:table-cell office:value-type="float" office:value="270.524">
            <text:p>270.524</text:p>
          </table:table-cell>
          <table:table-cell office:value-type="string">
            <text:p>MIXED</text:p>
          </table:table-cell>
          <table:table-cell table:formula="of:=([.N177]-[.M177])/[.M17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3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649.873">
            <text:p>8649.873</text:p>
          </table:table-cell>
          <table:table-cell office:value-type="float" office:value="345.995">
            <text:p>345.995</text:p>
          </table:table-cell>
          <table:table-cell office:value-type="float" office:value="281.504">
            <text:p>281.504</text:p>
          </table:table-cell>
          <table:table-cell office:value-type="string">
            <text:p>AP</text:p>
          </table:table-cell>
          <table:table-cell table:formula="of:=([.N178]-[.M178])/[.M17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3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948.332">
            <text:p>8948.332</text:p>
          </table:table-cell>
          <table:table-cell office:value-type="float" office:value="357.933">
            <text:p>357.933</text:p>
          </table:table-cell>
          <table:table-cell office:value-type="float" office:value="268.395">
            <text:p>268.395</text:p>
          </table:table-cell>
          <table:table-cell office:value-type="string">
            <text:p>SEQUENTIAL</text:p>
          </table:table-cell>
          <table:table-cell table:formula="of:=([.N179]-[.M179])/[.M17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3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649.873">
            <text:p>8649.873</text:p>
          </table:table-cell>
          <table:table-cell office:value-type="float" office:value="345.995">
            <text:p>345.995</text:p>
          </table:table-cell>
          <table:table-cell office:value-type="float" office:value="281.504">
            <text:p>281.504</text:p>
          </table:table-cell>
          <table:table-cell office:value-type="string">
            <text:p>MIXED</text:p>
          </table:table-cell>
          <table:table-cell table:formula="of:=([.N180]-[.M180])/[.M18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4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314.888">
            <text:p>7314.888</text:p>
          </table:table-cell>
          <table:table-cell office:value-type="float" office:value="292.596">
            <text:p>292.596</text:p>
          </table:table-cell>
          <table:table-cell office:value-type="float" office:value="229.324">
            <text:p>229.324</text:p>
          </table:table-cell>
          <table:table-cell office:value-type="string">
            <text:p>AP</text:p>
          </table:table-cell>
          <table:table-cell table:formula="of:=([.N181]-[.M181])/[.M18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4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301.052">
            <text:p>7301.052</text:p>
          </table:table-cell>
          <table:table-cell office:value-type="float" office:value="292.042">
            <text:p>292.042</text:p>
          </table:table-cell>
          <table:table-cell office:value-type="float" office:value="229.501">
            <text:p>229.501</text:p>
          </table:table-cell>
          <table:table-cell office:value-type="string">
            <text:p>SEQUENTIAL</text:p>
          </table:table-cell>
          <table:table-cell table:formula="of:=([.N182]-[.M182])/[.M18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4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314.888">
            <text:p>7314.888</text:p>
          </table:table-cell>
          <table:table-cell office:value-type="float" office:value="292.596">
            <text:p>292.596</text:p>
          </table:table-cell>
          <table:table-cell office:value-type="float" office:value="229.324">
            <text:p>229.324</text:p>
          </table:table-cell>
          <table:table-cell office:value-type="string">
            <text:p>MIXED</text:p>
          </table:table-cell>
          <table:table-cell table:formula="of:=([.N183]-[.M183])/[.M18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5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016.263">
            <text:p>13016.263</text:p>
          </table:table-cell>
          <table:table-cell office:value-type="float" office:value="520.651">
            <text:p>520.651</text:p>
          </table:table-cell>
          <table:table-cell office:value-type="float" office:value="296.732">
            <text:p>296.732</text:p>
          </table:table-cell>
          <table:table-cell office:value-type="string">
            <text:p>AP</text:p>
          </table:table-cell>
          <table:table-cell table:formula="of:=([.N184]-[.M184])/[.M18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5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169.862">
            <text:p>13169.862</text:p>
          </table:table-cell>
          <table:table-cell office:value-type="float" office:value="526.794">
            <text:p>526.794</text:p>
          </table:table-cell>
          <table:table-cell office:value-type="float" office:value="295.217">
            <text:p>295.217</text:p>
          </table:table-cell>
          <table:table-cell office:value-type="string">
            <text:p>SEQUENTIAL</text:p>
          </table:table-cell>
          <table:table-cell table:formula="of:=([.N185]-[.M185])/[.M18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5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016.263">
            <text:p>13016.263</text:p>
          </table:table-cell>
          <table:table-cell office:value-type="float" office:value="520.651">
            <text:p>520.651</text:p>
          </table:table-cell>
          <table:table-cell office:value-type="float" office:value="296.732">
            <text:p>296.732</text:p>
          </table:table-cell>
          <table:table-cell office:value-type="string">
            <text:p>MIXED</text:p>
          </table:table-cell>
          <table:table-cell table:formula="of:=([.N186]-[.M186])/[.M18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6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126.644">
            <text:p>13126.644</text:p>
          </table:table-cell>
          <table:table-cell office:value-type="float" office:value="525.066">
            <text:p>525.066</text:p>
          </table:table-cell>
          <table:table-cell office:value-type="float" office:value="298.415">
            <text:p>298.415</text:p>
          </table:table-cell>
          <table:table-cell office:value-type="string">
            <text:p>AP</text:p>
          </table:table-cell>
          <table:table-cell table:formula="of:=([.N187]-[.M187])/[.M18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6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024.982">
            <text:p>13024.982</text:p>
          </table:table-cell>
          <table:table-cell office:value-type="float" office:value="520.999">
            <text:p>520.999</text:p>
          </table:table-cell>
          <table:table-cell office:value-type="float" office:value="311.054">
            <text:p>311.054</text:p>
          </table:table-cell>
          <table:table-cell office:value-type="string">
            <text:p>SEQUENTIAL</text:p>
          </table:table-cell>
          <table:table-cell table:formula="of:=([.N188]-[.M188])/[.M18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6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126.644">
            <text:p>13126.644</text:p>
          </table:table-cell>
          <table:table-cell office:value-type="float" office:value="525.066">
            <text:p>525.066</text:p>
          </table:table-cell>
          <table:table-cell office:value-type="float" office:value="298.415">
            <text:p>298.415</text:p>
          </table:table-cell>
          <table:table-cell office:value-type="string">
            <text:p>MIXED</text:p>
          </table:table-cell>
          <table:table-cell table:formula="of:=([.N189]-[.M189])/[.M18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7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053.787">
            <text:p>12053.787</text:p>
          </table:table-cell>
          <table:table-cell office:value-type="float" office:value="482.151">
            <text:p>482.151</text:p>
          </table:table-cell>
          <table:table-cell office:value-type="float" office:value="289.838">
            <text:p>289.838</text:p>
          </table:table-cell>
          <table:table-cell office:value-type="string">
            <text:p>AP</text:p>
          </table:table-cell>
          <table:table-cell table:formula="of:=([.N190]-[.M190])/[.M19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7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397.154">
            <text:p>12397.154</text:p>
          </table:table-cell>
          <table:table-cell office:value-type="float" office:value="495.886">
            <text:p>495.886</text:p>
          </table:table-cell>
          <table:table-cell office:value-type="float" office:value="276.173">
            <text:p>276.173</text:p>
          </table:table-cell>
          <table:table-cell office:value-type="string">
            <text:p>SEQUENTIAL</text:p>
          </table:table-cell>
          <table:table-cell table:formula="of:=([.N191]-[.M191])/[.M19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7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053.787">
            <text:p>12053.787</text:p>
          </table:table-cell>
          <table:table-cell office:value-type="float" office:value="482.151">
            <text:p>482.151</text:p>
          </table:table-cell>
          <table:table-cell office:value-type="float" office:value="289.838">
            <text:p>289.838</text:p>
          </table:table-cell>
          <table:table-cell office:value-type="string">
            <text:p>MIXED</text:p>
          </table:table-cell>
          <table:table-cell table:formula="of:=([.N192]-[.M192])/[.M19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8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713.454">
            <text:p>11713.454</text:p>
          </table:table-cell>
          <table:table-cell office:value-type="float" office:value="468.538">
            <text:p>468.538</text:p>
          </table:table-cell>
          <table:table-cell office:value-type="float" office:value="285.958">
            <text:p>285.958</text:p>
          </table:table-cell>
          <table:table-cell office:value-type="string">
            <text:p>AP</text:p>
          </table:table-cell>
          <table:table-cell table:formula="of:=([.N193]-[.M193])/[.M19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8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854.685">
            <text:p>11854.685</text:p>
          </table:table-cell>
          <table:table-cell office:value-type="float" office:value="474.187">
            <text:p>474.187</text:p>
          </table:table-cell>
          <table:table-cell office:value-type="float" office:value="280.22">
            <text:p>280.22</text:p>
          </table:table-cell>
          <table:table-cell office:value-type="string">
            <text:p>SEQUENTIAL</text:p>
          </table:table-cell>
          <table:table-cell table:formula="of:=([.N194]-[.M194])/[.M19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8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713.454">
            <text:p>11713.454</text:p>
          </table:table-cell>
          <table:table-cell office:value-type="float" office:value="468.538">
            <text:p>468.538</text:p>
          </table:table-cell>
          <table:table-cell office:value-type="float" office:value="285.958">
            <text:p>285.958</text:p>
          </table:table-cell>
          <table:table-cell office:value-type="string">
            <text:p>MIXED</text:p>
          </table:table-cell>
          <table:table-cell table:formula="of:=([.N195]-[.M195])/[.M19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9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625.018">
            <text:p>10625.018</text:p>
          </table:table-cell>
          <table:table-cell office:value-type="float" office:value="425.001">
            <text:p>425.001</text:p>
          </table:table-cell>
          <table:table-cell office:value-type="float" office:value="265.399">
            <text:p>265.399</text:p>
          </table:table-cell>
          <table:table-cell office:value-type="string">
            <text:p>AP</text:p>
          </table:table-cell>
          <table:table-cell table:formula="of:=([.N196]-[.M196])/[.M19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9_5-5-5</text:p>
          </table:table-cell>
          <table:table-cell office:value-type="string">
            <text:p>C1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909.602">
            <text:p>10909.602</text:p>
          </table:table-cell>
          <table:table-cell office:value-type="float" office:value="436.384">
            <text:p>436.384</text:p>
          </table:table-cell>
          <table:table-cell office:value-type="float" office:value="254.741">
            <text:p>254.741</text:p>
          </table:table-cell>
          <table:table-cell office:value-type="string">
            <text:p>SEQUENTIAL</text:p>
          </table:table-cell>
          <table:table-cell table:formula="of:=([.N197]-[.M197])/[.M19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109_5-5-5</text:p>
          </table:table-cell>
          <table:table-cell office:value-type="string">
            <text:p>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625.018">
            <text:p>10625.018</text:p>
          </table:table-cell>
          <table:table-cell office:value-type="float" office:value="425.001">
            <text:p>425.001</text:p>
          </table:table-cell>
          <table:table-cell office:value-type="float" office:value="265.399">
            <text:p>265.399</text:p>
          </table:table-cell>
          <table:table-cell office:value-type="string">
            <text:p>MIXED</text:p>
          </table:table-cell>
          <table:table-cell table:formula="of:=([.N198]-[.M198])/[.M19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1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366.622">
            <text:p>42366.622</text:p>
          </table:table-cell>
          <table:table-cell office:value-type="float" office:value="1694.665">
            <text:p>1694.665</text:p>
          </table:table-cell>
          <table:table-cell office:value-type="float" office:value="1012.065">
            <text:p>1012.065</text:p>
          </table:table-cell>
          <table:table-cell office:value-type="string">
            <text:p>AP</text:p>
          </table:table-cell>
          <table:table-cell table:formula="of:=([.N199]-[.M199])/[.M19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1_5-5-5</text:p>
          </table:table-cell>
          <table:table-cell office:value-type="string">
            <text:p>C2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723.862">
            <text:p>42723.862</text:p>
          </table:table-cell>
          <table:table-cell office:value-type="float" office:value="1708.954">
            <text:p>1708.954</text:p>
          </table:table-cell>
          <table:table-cell office:value-type="float" office:value="1003.036">
            <text:p>1003.036</text:p>
          </table:table-cell>
          <table:table-cell office:value-type="string">
            <text:p>SEQUENTIAL</text:p>
          </table:table-cell>
          <table:table-cell table:formula="of:=([.N200]-[.M200])/[.M20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1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366.622">
            <text:p>42366.622</text:p>
          </table:table-cell>
          <table:table-cell office:value-type="float" office:value="1694.665">
            <text:p>1694.665</text:p>
          </table:table-cell>
          <table:table-cell office:value-type="float" office:value="1012.065">
            <text:p>1012.065</text:p>
          </table:table-cell>
          <table:table-cell office:value-type="string">
            <text:p>MIXED</text:p>
          </table:table-cell>
          <table:table-cell table:formula="of:=([.N201]-[.M201])/[.M20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2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894.823">
            <text:p>34894.823</text:p>
          </table:table-cell>
          <table:table-cell office:value-type="float" office:value="1395.793">
            <text:p>1395.793</text:p>
          </table:table-cell>
          <table:table-cell office:value-type="float" office:value="1131.274">
            <text:p>1131.274</text:p>
          </table:table-cell>
          <table:table-cell office:value-type="string">
            <text:p>AP</text:p>
          </table:table-cell>
          <table:table-cell table:formula="of:=([.N202]-[.M202])/[.M20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2_5-5-5</text:p>
          </table:table-cell>
          <table:table-cell office:value-type="string">
            <text:p>C2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880.924">
            <text:p>34880.924</text:p>
          </table:table-cell>
          <table:table-cell office:value-type="float" office:value="1395.237">
            <text:p>1395.237</text:p>
          </table:table-cell>
          <table:table-cell office:value-type="float" office:value="1122.564">
            <text:p>1122.564</text:p>
          </table:table-cell>
          <table:table-cell office:value-type="string">
            <text:p>SEQUENTIAL</text:p>
          </table:table-cell>
          <table:table-cell table:formula="of:=([.N203]-[.M203])/[.M20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2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894.823">
            <text:p>34894.823</text:p>
          </table:table-cell>
          <table:table-cell office:value-type="float" office:value="1395.793">
            <text:p>1395.793</text:p>
          </table:table-cell>
          <table:table-cell office:value-type="float" office:value="1131.274">
            <text:p>1131.274</text:p>
          </table:table-cell>
          <table:table-cell office:value-type="string">
            <text:p>MIXED</text:p>
          </table:table-cell>
          <table:table-cell table:formula="of:=([.N204]-[.M204])/[.M20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3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280.005">
            <text:p>27280.005</text:p>
          </table:table-cell>
          <table:table-cell office:value-type="float" office:value="1091.2">
            <text:p>1091.2</text:p>
          </table:table-cell>
          <table:table-cell office:value-type="float" office:value="1177.7">
            <text:p>1177.7</text:p>
          </table:table-cell>
          <table:table-cell office:value-type="string">
            <text:p>AP</text:p>
          </table:table-cell>
          <table:table-cell table:formula="of:=([.N205]-[.M205])/[.M20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3_5-5-5</text:p>
          </table:table-cell>
          <table:table-cell office:value-type="string">
            <text:p>C2</text:p>
          </table:table-cell>
          <table:table-cell table:number-columns-repeated="3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406.602">
            <text:p>27406.602</text:p>
          </table:table-cell>
          <table:table-cell office:value-type="float" office:value="1096.264">
            <text:p>1096.264</text:p>
          </table:table-cell>
          <table:table-cell office:value-type="float" office:value="1163.026">
            <text:p>1163.026</text:p>
          </table:table-cell>
          <table:table-cell office:value-type="string">
            <text:p>SEQUENTIAL</text:p>
          </table:table-cell>
          <table:table-cell table:formula="of:=([.N206]-[.M206])/[.M20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3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280.005">
            <text:p>27280.005</text:p>
          </table:table-cell>
          <table:table-cell office:value-type="float" office:value="1091.2">
            <text:p>1091.2</text:p>
          </table:table-cell>
          <table:table-cell office:value-type="float" office:value="1177.7">
            <text:p>1177.7</text:p>
          </table:table-cell>
          <table:table-cell office:value-type="string">
            <text:p>MIXED</text:p>
          </table:table-cell>
          <table:table-cell table:formula="of:=([.N207]-[.M207])/[.M20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4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954.469">
            <text:p>21954.469</text:p>
          </table:table-cell>
          <table:table-cell office:value-type="float" office:value="878.179">
            <text:p>878.179</text:p>
          </table:table-cell>
          <table:table-cell office:value-type="float" office:value="1108.094">
            <text:p>1108.094</text:p>
          </table:table-cell>
          <table:table-cell office:value-type="string">
            <text:p>AP</text:p>
          </table:table-cell>
          <table:table-cell table:formula="of:=([.N208]-[.M208])/[.M20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4_5-5-5</text:p>
          </table:table-cell>
          <table:table-cell office:value-type="string">
            <text:p>C2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277.763">
            <text:p>22277.763</text:p>
          </table:table-cell>
          <table:table-cell office:value-type="float" office:value="891.111">
            <text:p>891.111</text:p>
          </table:table-cell>
          <table:table-cell office:value-type="float" office:value="1090.383">
            <text:p>1090.383</text:p>
          </table:table-cell>
          <table:table-cell office:value-type="string">
            <text:p>SEQUENTIAL</text:p>
          </table:table-cell>
          <table:table-cell table:formula="of:=([.N209]-[.M209])/[.M20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4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954.469">
            <text:p>21954.469</text:p>
          </table:table-cell>
          <table:table-cell office:value-type="float" office:value="878.179">
            <text:p>878.179</text:p>
          </table:table-cell>
          <table:table-cell office:value-type="float" office:value="1108.094">
            <text:p>1108.094</text:p>
          </table:table-cell>
          <table:table-cell office:value-type="string">
            <text:p>MIXED</text:p>
          </table:table-cell>
          <table:table-cell table:formula="of:=([.N210]-[.M210])/[.M21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5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0641.423">
            <text:p>40641.423</text:p>
          </table:table-cell>
          <table:table-cell office:value-type="float" office:value="1625.657">
            <text:p>1625.657</text:p>
          </table:table-cell>
          <table:table-cell office:value-type="float" office:value="997.893">
            <text:p>997.893</text:p>
          </table:table-cell>
          <table:table-cell office:value-type="string">
            <text:p>AP</text:p>
          </table:table-cell>
          <table:table-cell table:formula="of:=([.N211]-[.M211])/[.M21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5_5-5-5</text:p>
          </table:table-cell>
          <table:table-cell office:value-type="string">
            <text:p>C2</text:p>
          </table:table-cell>
          <table:table-cell table:number-columns-repeated="3"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1037.031">
            <text:p>41037.031</text:p>
          </table:table-cell>
          <table:table-cell office:value-type="float" office:value="1641.481">
            <text:p>1641.481</text:p>
          </table:table-cell>
          <table:table-cell office:value-type="float" office:value="983.818">
            <text:p>983.818</text:p>
          </table:table-cell>
          <table:table-cell office:value-type="string">
            <text:p>SEQUENTIAL</text:p>
          </table:table-cell>
          <table:table-cell table:formula="of:=([.N212]-[.M212])/[.M21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5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0641.423">
            <text:p>40641.423</text:p>
          </table:table-cell>
          <table:table-cell office:value-type="float" office:value="1625.657">
            <text:p>1625.657</text:p>
          </table:table-cell>
          <table:table-cell office:value-type="float" office:value="997.893">
            <text:p>997.893</text:p>
          </table:table-cell>
          <table:table-cell office:value-type="string">
            <text:p>MIXED</text:p>
          </table:table-cell>
          <table:table-cell table:formula="of:=([.N213]-[.M213])/[.M21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6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9170.749">
            <text:p>39170.749</text:p>
          </table:table-cell>
          <table:table-cell office:value-type="float" office:value="1566.83">
            <text:p>1566.83</text:p>
          </table:table-cell>
          <table:table-cell office:value-type="float" office:value="967.111">
            <text:p>967.111</text:p>
          </table:table-cell>
          <table:table-cell office:value-type="string">
            <text:p>AP</text:p>
          </table:table-cell>
          <table:table-cell table:formula="of:=([.N214]-[.M214])/[.M21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6_5-5-5</text:p>
          </table:table-cell>
          <table:table-cell office:value-type="string">
            <text:p>C2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9609.176">
            <text:p>39609.176</text:p>
          </table:table-cell>
          <table:table-cell office:value-type="float" office:value="1584.367">
            <text:p>1584.367</text:p>
          </table:table-cell>
          <table:table-cell office:value-type="float" office:value="960.012">
            <text:p>960.012</text:p>
          </table:table-cell>
          <table:table-cell office:value-type="string">
            <text:p>SEQUENTIAL</text:p>
          </table:table-cell>
          <table:table-cell table:formula="of:=([.N215]-[.M215])/[.M21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6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9170.749">
            <text:p>39170.749</text:p>
          </table:table-cell>
          <table:table-cell office:value-type="float" office:value="1566.83">
            <text:p>1566.83</text:p>
          </table:table-cell>
          <table:table-cell office:value-type="float" office:value="967.111">
            <text:p>967.111</text:p>
          </table:table-cell>
          <table:table-cell office:value-type="string">
            <text:p>MIXED</text:p>
          </table:table-cell>
          <table:table-cell table:formula="of:=([.N216]-[.M216])/[.M21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7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080.753">
            <text:p>35080.753</text:p>
          </table:table-cell>
          <table:table-cell office:value-type="float" office:value="1403.23">
            <text:p>1403.23</text:p>
          </table:table-cell>
          <table:table-cell office:value-type="float" office:value="823.256">
            <text:p>823.256</text:p>
          </table:table-cell>
          <table:table-cell office:value-type="string">
            <text:p>AP</text:p>
          </table:table-cell>
          <table:table-cell table:formula="of:=([.N217]-[.M217])/[.M21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7_5-5-5</text:p>
          </table:table-cell>
          <table:table-cell office:value-type="string">
            <text:p>C2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356.075">
            <text:p>35356.075</text:p>
          </table:table-cell>
          <table:table-cell office:value-type="float" office:value="1414.243">
            <text:p>1414.243</text:p>
          </table:table-cell>
          <table:table-cell office:value-type="float" office:value="830.716">
            <text:p>830.716</text:p>
          </table:table-cell>
          <table:table-cell office:value-type="string">
            <text:p>SEQUENTIAL</text:p>
          </table:table-cell>
          <table:table-cell table:formula="of:=([.N218]-[.M218])/[.M21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7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080.753">
            <text:p>35080.753</text:p>
          </table:table-cell>
          <table:table-cell office:value-type="float" office:value="1403.23">
            <text:p>1403.23</text:p>
          </table:table-cell>
          <table:table-cell office:value-type="float" office:value="823.256">
            <text:p>823.256</text:p>
          </table:table-cell>
          <table:table-cell office:value-type="string">
            <text:p>MIXED</text:p>
          </table:table-cell>
          <table:table-cell table:formula="of:=([.N219]-[.M219])/[.M21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8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347.787">
            <text:p>37347.787</text:p>
          </table:table-cell>
          <table:table-cell office:value-type="float" office:value="1493.911">
            <text:p>1493.911</text:p>
          </table:table-cell>
          <table:table-cell office:value-type="float" office:value="952.639">
            <text:p>952.639</text:p>
          </table:table-cell>
          <table:table-cell office:value-type="string">
            <text:p>AP</text:p>
          </table:table-cell>
          <table:table-cell table:formula="of:=([.N220]-[.M220])/[.M22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8_5-5-5</text:p>
          </table:table-cell>
          <table:table-cell office:value-type="string">
            <text:p>C2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392.503">
            <text:p>37392.503</text:p>
          </table:table-cell>
          <table:table-cell office:value-type="float" office:value="1495.7">
            <text:p>1495.7</text:p>
          </table:table-cell>
          <table:table-cell office:value-type="float" office:value="955.806">
            <text:p>955.806</text:p>
          </table:table-cell>
          <table:table-cell office:value-type="string">
            <text:p>SEQUENTIAL</text:p>
          </table:table-cell>
          <table:table-cell table:formula="of:=([.N221]-[.M221])/[.M22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C208_5-5-5</text:p>
          </table:table-cell>
          <table:table-cell office:value-type="string">
            <text:p>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347.787">
            <text:p>37347.787</text:p>
          </table:table-cell>
          <table:table-cell office:value-type="float" office:value="1493.911">
            <text:p>1493.911</text:p>
          </table:table-cell>
          <table:table-cell office:value-type="float" office:value="952.639">
            <text:p>952.639</text:p>
          </table:table-cell>
          <table:table-cell office:value-type="string">
            <text:p>MIXED</text:p>
          </table:table-cell>
          <table:table-cell table:formula="of:=([.N222]-[.M222])/[.M22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1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342.065">
            <text:p>3342.065</text:p>
          </table:table-cell>
          <table:table-cell office:value-type="float" office:value="133.683">
            <text:p>133.683</text:p>
          </table:table-cell>
          <table:table-cell office:value-type="float" office:value="45.243">
            <text:p>45.243</text:p>
          </table:table-cell>
          <table:table-cell office:value-type="string">
            <text:p>AP</text:p>
          </table:table-cell>
          <table:table-cell table:formula="of:=([.N223]-[.M223])/[.M22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1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48.015">
            <text:p>3548.015</text:p>
          </table:table-cell>
          <table:table-cell office:value-type="float" office:value="141.921">
            <text:p>141.921</text:p>
          </table:table-cell>
          <table:table-cell office:value-type="float" office:value="40.943">
            <text:p>40.943</text:p>
          </table:table-cell>
          <table:table-cell office:value-type="string">
            <text:p>SEQUENTIAL</text:p>
          </table:table-cell>
          <table:table-cell table:formula="of:=([.N224]-[.M224])/[.M22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1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342.065">
            <text:p>3342.065</text:p>
          </table:table-cell>
          <table:table-cell office:value-type="float" office:value="133.683">
            <text:p>133.683</text:p>
          </table:table-cell>
          <table:table-cell office:value-type="float" office:value="45.243">
            <text:p>45.243</text:p>
          </table:table-cell>
          <table:table-cell office:value-type="string">
            <text:p>MIXED</text:p>
          </table:table-cell>
          <table:table-cell table:formula="of:=([.N225]-[.M225])/[.M22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2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6.785">
            <text:p>3056.785</text:p>
          </table:table-cell>
          <table:table-cell office:value-type="float" office:value="122.271">
            <text:p>122.271</text:p>
          </table:table-cell>
          <table:table-cell office:value-type="float" office:value="60.311">
            <text:p>60.311</text:p>
          </table:table-cell>
          <table:table-cell office:value-type="string">
            <text:p>AP</text:p>
          </table:table-cell>
          <table:table-cell table:formula="of:=([.N226]-[.M226])/[.M22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2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09.169">
            <text:p>3209.169</text:p>
          </table:table-cell>
          <table:table-cell office:value-type="float" office:value="128.367">
            <text:p>128.367</text:p>
          </table:table-cell>
          <table:table-cell office:value-type="float" office:value="57.407">
            <text:p>57.407</text:p>
          </table:table-cell>
          <table:table-cell office:value-type="string">
            <text:p>SEQUENTIAL</text:p>
          </table:table-cell>
          <table:table-cell table:formula="of:=([.N227]-[.M227])/[.M22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2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6.785">
            <text:p>3056.785</text:p>
          </table:table-cell>
          <table:table-cell office:value-type="float" office:value="122.271">
            <text:p>122.271</text:p>
          </table:table-cell>
          <table:table-cell office:value-type="float" office:value="60.311">
            <text:p>60.311</text:p>
          </table:table-cell>
          <table:table-cell office:value-type="string">
            <text:p>MIXED</text:p>
          </table:table-cell>
          <table:table-cell table:formula="of:=([.N228]-[.M228])/[.M22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3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06.288">
            <text:p>2606.288</text:p>
          </table:table-cell>
          <table:table-cell office:value-type="float" office:value="104.252">
            <text:p>104.252</text:p>
          </table:table-cell>
          <table:table-cell office:value-type="float" office:value="67.356">
            <text:p>67.356</text:p>
          </table:table-cell>
          <table:table-cell office:value-type="string">
            <text:p>AP</text:p>
          </table:table-cell>
          <table:table-cell table:formula="of:=([.N229]-[.M229])/[.M22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3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77.687">
            <text:p>2877.687</text:p>
          </table:table-cell>
          <table:table-cell office:value-type="float" office:value="115.107">
            <text:p>115.107</text:p>
          </table:table-cell>
          <table:table-cell office:value-type="float" office:value="58.982">
            <text:p>58.982</text:p>
          </table:table-cell>
          <table:table-cell office:value-type="string">
            <text:p>SEQUENTIAL</text:p>
          </table:table-cell>
          <table:table-cell table:formula="of:=([.N230]-[.M230])/[.M23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3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06.288">
            <text:p>2606.288</text:p>
          </table:table-cell>
          <table:table-cell office:value-type="float" office:value="104.252">
            <text:p>104.252</text:p>
          </table:table-cell>
          <table:table-cell office:value-type="float" office:value="67.356">
            <text:p>67.356</text:p>
          </table:table-cell>
          <table:table-cell office:value-type="string">
            <text:p>MIXED</text:p>
          </table:table-cell>
          <table:table-cell table:formula="of:=([.N231]-[.M231])/[.M23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4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73.416">
            <text:p>2273.416</text:p>
          </table:table-cell>
          <table:table-cell office:value-type="float" office:value="90.937">
            <text:p>90.937</text:p>
          </table:table-cell>
          <table:table-cell office:value-type="float" office:value="55.565">
            <text:p>55.565</text:p>
          </table:table-cell>
          <table:table-cell office:value-type="string">
            <text:p>AP</text:p>
          </table:table-cell>
          <table:table-cell table:formula="of:=([.N232]-[.M232])/[.M23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4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414.216">
            <text:p>2414.216</text:p>
          </table:table-cell>
          <table:table-cell office:value-type="float" office:value="96.569">
            <text:p>96.569</text:p>
          </table:table-cell>
          <table:table-cell office:value-type="float" office:value="58.485">
            <text:p>58.485</text:p>
          </table:table-cell>
          <table:table-cell office:value-type="string">
            <text:p>SEQUENTIAL</text:p>
          </table:table-cell>
          <table:table-cell table:formula="of:=([.N233]-[.M233])/[.M23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4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73.416">
            <text:p>2273.416</text:p>
          </table:table-cell>
          <table:table-cell office:value-type="float" office:value="90.937">
            <text:p>90.937</text:p>
          </table:table-cell>
          <table:table-cell office:value-type="float" office:value="55.565">
            <text:p>55.565</text:p>
          </table:table-cell>
          <table:table-cell office:value-type="string">
            <text:p>MIXED</text:p>
          </table:table-cell>
          <table:table-cell table:formula="of:=([.N234]-[.M234])/[.M23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5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61.523">
            <text:p>3261.523</text:p>
          </table:table-cell>
          <table:table-cell office:value-type="float" office:value="130.461">
            <text:p>130.461</text:p>
          </table:table-cell>
          <table:table-cell office:value-type="float" office:value="44.803">
            <text:p>44.803</text:p>
          </table:table-cell>
          <table:table-cell office:value-type="string">
            <text:p>AP</text:p>
          </table:table-cell>
          <table:table-cell table:formula="of:=([.N235]-[.M235])/[.M23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5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367.087">
            <text:p>3367.087</text:p>
          </table:table-cell>
          <table:table-cell office:value-type="float" office:value="134.683">
            <text:p>134.683</text:p>
          </table:table-cell>
          <table:table-cell office:value-type="float" office:value="50.393">
            <text:p>50.393</text:p>
          </table:table-cell>
          <table:table-cell office:value-type="string">
            <text:p>SEQUENTIAL</text:p>
          </table:table-cell>
          <table:table-cell table:formula="of:=([.N236]-[.M236])/[.M23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5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61.523">
            <text:p>3261.523</text:p>
          </table:table-cell>
          <table:table-cell office:value-type="float" office:value="130.461">
            <text:p>130.461</text:p>
          </table:table-cell>
          <table:table-cell office:value-type="float" office:value="44.803">
            <text:p>44.803</text:p>
          </table:table-cell>
          <table:table-cell office:value-type="string">
            <text:p>MIXED</text:p>
          </table:table-cell>
          <table:table-cell table:formula="of:=([.N237]-[.M237])/[.M23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6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86.096">
            <text:p>3186.096</text:p>
          </table:table-cell>
          <table:table-cell office:value-type="float" office:value="127.444">
            <text:p>127.444</text:p>
          </table:table-cell>
          <table:table-cell office:value-type="float" office:value="55.716">
            <text:p>55.716</text:p>
          </table:table-cell>
          <table:table-cell office:value-type="string">
            <text:p>AP</text:p>
          </table:table-cell>
          <table:table-cell table:formula="of:=([.N238]-[.M238])/[.M23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6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89.381">
            <text:p>3489.381</text:p>
          </table:table-cell>
          <table:table-cell office:value-type="float" office:value="139.575">
            <text:p>139.575</text:p>
          </table:table-cell>
          <table:table-cell office:value-type="float" office:value="43.351">
            <text:p>43.351</text:p>
          </table:table-cell>
          <table:table-cell office:value-type="string">
            <text:p>SEQUENTIAL</text:p>
          </table:table-cell>
          <table:table-cell table:formula="of:=([.N239]-[.M239])/[.M23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6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86.096">
            <text:p>3186.096</text:p>
          </table:table-cell>
          <table:table-cell office:value-type="float" office:value="127.444">
            <text:p>127.444</text:p>
          </table:table-cell>
          <table:table-cell office:value-type="float" office:value="55.716">
            <text:p>55.716</text:p>
          </table:table-cell>
          <table:table-cell office:value-type="string">
            <text:p>MIXED</text:p>
          </table:table-cell>
          <table:table-cell table:formula="of:=([.N240]-[.M240])/[.M24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7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9.862">
            <text:p>3059.862</text:p>
          </table:table-cell>
          <table:table-cell office:value-type="float" office:value="122.394">
            <text:p>122.394</text:p>
          </table:table-cell>
          <table:table-cell office:value-type="float" office:value="59.403">
            <text:p>59.403</text:p>
          </table:table-cell>
          <table:table-cell office:value-type="string">
            <text:p>AP</text:p>
          </table:table-cell>
          <table:table-cell table:formula="of:=([.N241]-[.M241])/[.M24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7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963.68">
            <text:p>2963.68</text:p>
          </table:table-cell>
          <table:table-cell office:value-type="float" office:value="118.547">
            <text:p>118.547</text:p>
          </table:table-cell>
          <table:table-cell office:value-type="float" office:value="64.98">
            <text:p>64.98</text:p>
          </table:table-cell>
          <table:table-cell office:value-type="string">
            <text:p>SEQUENTIAL</text:p>
          </table:table-cell>
          <table:table-cell table:formula="of:=([.N242]-[.M242])/[.M24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7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9.862">
            <text:p>3059.862</text:p>
          </table:table-cell>
          <table:table-cell office:value-type="float" office:value="122.394">
            <text:p>122.394</text:p>
          </table:table-cell>
          <table:table-cell office:value-type="float" office:value="59.403">
            <text:p>59.403</text:p>
          </table:table-cell>
          <table:table-cell office:value-type="string">
            <text:p>MIXED</text:p>
          </table:table-cell>
          <table:table-cell table:formula="of:=([.N243]-[.M243])/[.M24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8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67.121">
            <text:p>2067.121</text:p>
          </table:table-cell>
          <table:table-cell office:value-type="float" office:value="82.685">
            <text:p>82.685</text:p>
          </table:table-cell>
          <table:table-cell office:value-type="float" office:value="57.673">
            <text:p>57.673</text:p>
          </table:table-cell>
          <table:table-cell office:value-type="string">
            <text:p>AP</text:p>
          </table:table-cell>
          <table:table-cell table:formula="of:=([.N244]-[.M244])/[.M24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8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69.614">
            <text:p>2269.614</text:p>
          </table:table-cell>
          <table:table-cell office:value-type="float" office:value="90.785">
            <text:p>90.785</text:p>
          </table:table-cell>
          <table:table-cell office:value-type="float" office:value="60.475">
            <text:p>60.475</text:p>
          </table:table-cell>
          <table:table-cell office:value-type="string">
            <text:p>SEQUENTIAL</text:p>
          </table:table-cell>
          <table:table-cell table:formula="of:=([.N245]-[.M245])/[.M24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8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67.121">
            <text:p>2067.121</text:p>
          </table:table-cell>
          <table:table-cell office:value-type="float" office:value="82.685">
            <text:p>82.685</text:p>
          </table:table-cell>
          <table:table-cell office:value-type="float" office:value="57.673">
            <text:p>57.673</text:p>
          </table:table-cell>
          <table:table-cell office:value-type="string">
            <text:p>MIXED</text:p>
          </table:table-cell>
          <table:table-cell table:formula="of:=([.N246]-[.M246])/[.M24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9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03.97">
            <text:p>3003.97</text:p>
          </table:table-cell>
          <table:table-cell office:value-type="float" office:value="120.159">
            <text:p>120.159</text:p>
          </table:table-cell>
          <table:table-cell office:value-type="float" office:value="49.787">
            <text:p>49.787</text:p>
          </table:table-cell>
          <table:table-cell office:value-type="string">
            <text:p>AP</text:p>
          </table:table-cell>
          <table:table-cell table:formula="of:=([.N247]-[.M247])/[.M24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9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22.207">
            <text:p>3222.207</text:p>
          </table:table-cell>
          <table:table-cell office:value-type="float" office:value="128.888">
            <text:p>128.888</text:p>
          </table:table-cell>
          <table:table-cell office:value-type="float" office:value="45.123">
            <text:p>45.123</text:p>
          </table:table-cell>
          <table:table-cell office:value-type="string">
            <text:p>SEQUENTIAL</text:p>
          </table:table-cell>
          <table:table-cell table:formula="of:=([.N248]-[.M248])/[.M24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09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03.97">
            <text:p>3003.97</text:p>
          </table:table-cell>
          <table:table-cell office:value-type="float" office:value="120.159">
            <text:p>120.159</text:p>
          </table:table-cell>
          <table:table-cell office:value-type="float" office:value="49.787">
            <text:p>49.787</text:p>
          </table:table-cell>
          <table:table-cell office:value-type="string">
            <text:p>MIXED</text:p>
          </table:table-cell>
          <table:table-cell table:formula="of:=([.N249]-[.M249])/[.M24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10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18.037">
            <text:p>2818.037</text:p>
          </table:table-cell>
          <table:table-cell office:value-type="float" office:value="112.721">
            <text:p>112.721</text:p>
          </table:table-cell>
          <table:table-cell office:value-type="float" office:value="45.927">
            <text:p>45.927</text:p>
          </table:table-cell>
          <table:table-cell office:value-type="string">
            <text:p>AP</text:p>
          </table:table-cell>
          <table:table-cell table:formula="of:=([.N250]-[.M250])/[.M25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10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31.133">
            <text:p>3131.133</text:p>
          </table:table-cell>
          <table:table-cell office:value-type="float" office:value="125.245">
            <text:p>125.245</text:p>
          </table:table-cell>
          <table:table-cell office:value-type="float" office:value="38.588">
            <text:p>38.588</text:p>
          </table:table-cell>
          <table:table-cell office:value-type="string">
            <text:p>SEQUENTIAL</text:p>
          </table:table-cell>
          <table:table-cell table:formula="of:=([.N251]-[.M251])/[.M25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10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18.037">
            <text:p>2818.037</text:p>
          </table:table-cell>
          <table:table-cell office:value-type="float" office:value="112.721">
            <text:p>112.721</text:p>
          </table:table-cell>
          <table:table-cell office:value-type="float" office:value="45.927">
            <text:p>45.927</text:p>
          </table:table-cell>
          <table:table-cell office:value-type="string">
            <text:p>MIXED</text:p>
          </table:table-cell>
          <table:table-cell table:formula="of:=([.N252]-[.M252])/[.M25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11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06.532">
            <text:p>2606.532</text:p>
          </table:table-cell>
          <table:table-cell office:value-type="float" office:value="104.261">
            <text:p>104.261</text:p>
          </table:table-cell>
          <table:table-cell office:value-type="float" office:value="54.301">
            <text:p>54.301</text:p>
          </table:table-cell>
          <table:table-cell office:value-type="string">
            <text:p>AP</text:p>
          </table:table-cell>
          <table:table-cell table:formula="of:=([.N253]-[.M253])/[.M25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11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53.844">
            <text:p>2853.844</text:p>
          </table:table-cell>
          <table:table-cell office:value-type="float" office:value="114.154">
            <text:p>114.154</text:p>
          </table:table-cell>
          <table:table-cell office:value-type="float" office:value="57.61">
            <text:p>57.61</text:p>
          </table:table-cell>
          <table:table-cell office:value-type="string">
            <text:p>SEQUENTIAL</text:p>
          </table:table-cell>
          <table:table-cell table:formula="of:=([.N254]-[.M254])/[.M25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11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06.532">
            <text:p>2606.532</text:p>
          </table:table-cell>
          <table:table-cell office:value-type="float" office:value="104.261">
            <text:p>104.261</text:p>
          </table:table-cell>
          <table:table-cell office:value-type="float" office:value="54.301">
            <text:p>54.301</text:p>
          </table:table-cell>
          <table:table-cell office:value-type="string">
            <text:p>MIXED</text:p>
          </table:table-cell>
          <table:table-cell table:formula="of:=([.N255]-[.M255])/[.M25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12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52.381">
            <text:p>2152.381</text:p>
          </table:table-cell>
          <table:table-cell office:value-type="float" office:value="86.095">
            <text:p>86.095</text:p>
          </table:table-cell>
          <table:table-cell office:value-type="float" office:value="36.898">
            <text:p>36.898</text:p>
          </table:table-cell>
          <table:table-cell office:value-type="string">
            <text:p>AP</text:p>
          </table:table-cell>
          <table:table-cell table:formula="of:=([.N256]-[.M256])/[.M25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12_5-5-5</text:p>
          </table:table-cell>
          <table:table-cell office:value-type="string">
            <text:p>R1</text:p>
          </table:table-cell>
          <table:table-cell table:number-columns-repeated="3"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294.697">
            <text:p>2294.697</text:p>
          </table:table-cell>
          <table:table-cell office:value-type="float" office:value="91.788">
            <text:p>91.788</text:p>
          </table:table-cell>
          <table:table-cell office:value-type="float" office:value="41.468">
            <text:p>41.468</text:p>
          </table:table-cell>
          <table:table-cell office:value-type="string">
            <text:p>SEQUENTIAL</text:p>
          </table:table-cell>
          <table:table-cell table:formula="of:=([.N257]-[.M257])/[.M25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112_5-5-5</text:p>
          </table:table-cell>
          <table:table-cell office:value-type="string">
            <text:p>R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152.381">
            <text:p>2152.381</text:p>
          </table:table-cell>
          <table:table-cell office:value-type="float" office:value="86.095">
            <text:p>86.095</text:p>
          </table:table-cell>
          <table:table-cell office:value-type="float" office:value="36.898">
            <text:p>36.898</text:p>
          </table:table-cell>
          <table:table-cell office:value-type="string">
            <text:p>MIXED</text:p>
          </table:table-cell>
          <table:table-cell table:formula="of:=([.N258]-[.M258])/[.M25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1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105.003">
            <text:p>11105.003</text:p>
          </table:table-cell>
          <table:table-cell office:value-type="float" office:value="444.2">
            <text:p>444.2</text:p>
          </table:table-cell>
          <table:table-cell office:value-type="float" office:value="227.329">
            <text:p>227.329</text:p>
          </table:table-cell>
          <table:table-cell office:value-type="string">
            <text:p>AP</text:p>
          </table:table-cell>
          <table:table-cell table:formula="of:=([.N259]-[.M259])/[.M25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1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617.022">
            <text:p>11617.022</text:p>
          </table:table-cell>
          <table:table-cell office:value-type="float" office:value="464.681">
            <text:p>464.681</text:p>
          </table:table-cell>
          <table:table-cell office:value-type="float" office:value="224.908">
            <text:p>224.908</text:p>
          </table:table-cell>
          <table:table-cell office:value-type="string">
            <text:p>SEQUENTIAL</text:p>
          </table:table-cell>
          <table:table-cell table:formula="of:=([.N260]-[.M260])/[.M26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1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105.003">
            <text:p>11105.003</text:p>
          </table:table-cell>
          <table:table-cell office:value-type="float" office:value="444.2">
            <text:p>444.2</text:p>
          </table:table-cell>
          <table:table-cell office:value-type="float" office:value="227.329">
            <text:p>227.329</text:p>
          </table:table-cell>
          <table:table-cell office:value-type="string">
            <text:p>MIXED</text:p>
          </table:table-cell>
          <table:table-cell table:formula="of:=([.N261]-[.M261])/[.M26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2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226.069">
            <text:p>9226.069</text:p>
          </table:table-cell>
          <table:table-cell office:value-type="float" office:value="369.043">
            <text:p>369.043</text:p>
          </table:table-cell>
          <table:table-cell office:value-type="float" office:value="264.299">
            <text:p>264.299</text:p>
          </table:table-cell>
          <table:table-cell office:value-type="string">
            <text:p>AP</text:p>
          </table:table-cell>
          <table:table-cell table:formula="of:=([.N262]-[.M262])/[.M26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2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619.171">
            <text:p>9619.171</text:p>
          </table:table-cell>
          <table:table-cell office:value-type="float" office:value="384.767">
            <text:p>384.767</text:p>
          </table:table-cell>
          <table:table-cell office:value-type="float" office:value="270.258">
            <text:p>270.258</text:p>
          </table:table-cell>
          <table:table-cell office:value-type="string">
            <text:p>SEQUENTIAL</text:p>
          </table:table-cell>
          <table:table-cell table:formula="of:=([.N263]-[.M263])/[.M26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2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226.069">
            <text:p>9226.069</text:p>
          </table:table-cell>
          <table:table-cell office:value-type="float" office:value="369.043">
            <text:p>369.043</text:p>
          </table:table-cell>
          <table:table-cell office:value-type="float" office:value="264.299">
            <text:p>264.299</text:p>
          </table:table-cell>
          <table:table-cell office:value-type="string">
            <text:p>MIXED</text:p>
          </table:table-cell>
          <table:table-cell table:formula="of:=([.N264]-[.M264])/[.M26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3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110.285">
            <text:p>7110.285</text:p>
          </table:table-cell>
          <table:table-cell office:value-type="float" office:value="284.411">
            <text:p>284.411</text:p>
          </table:table-cell>
          <table:table-cell office:value-type="float" office:value="284.826">
            <text:p>284.826</text:p>
          </table:table-cell>
          <table:table-cell office:value-type="string">
            <text:p>AP</text:p>
          </table:table-cell>
          <table:table-cell table:formula="of:=([.N265]-[.M265])/[.M26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3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571.837">
            <text:p>7571.837</text:p>
          </table:table-cell>
          <table:table-cell office:value-type="float" office:value="302.873">
            <text:p>302.873</text:p>
          </table:table-cell>
          <table:table-cell office:value-type="float" office:value="271.453">
            <text:p>271.453</text:p>
          </table:table-cell>
          <table:table-cell office:value-type="string">
            <text:p>SEQUENTIAL</text:p>
          </table:table-cell>
          <table:table-cell table:formula="of:=([.N266]-[.M266])/[.M26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3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110.285">
            <text:p>7110.285</text:p>
          </table:table-cell>
          <table:table-cell office:value-type="float" office:value="284.411">
            <text:p>284.411</text:p>
          </table:table-cell>
          <table:table-cell office:value-type="float" office:value="284.826">
            <text:p>284.826</text:p>
          </table:table-cell>
          <table:table-cell office:value-type="string">
            <text:p>MIXED</text:p>
          </table:table-cell>
          <table:table-cell table:formula="of:=([.N267]-[.M267])/[.M26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4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39.249">
            <text:p>5139.249</text:p>
          </table:table-cell>
          <table:table-cell office:value-type="float" office:value="205.57">
            <text:p>205.57</text:p>
          </table:table-cell>
          <table:table-cell office:value-type="float" office:value="243.116">
            <text:p>243.116</text:p>
          </table:table-cell>
          <table:table-cell office:value-type="string">
            <text:p>AP</text:p>
          </table:table-cell>
          <table:table-cell table:formula="of:=([.N268]-[.M268])/[.M26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4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65.789">
            <text:p>5565.789</text:p>
          </table:table-cell>
          <table:table-cell office:value-type="float" office:value="222.632">
            <text:p>222.632</text:p>
          </table:table-cell>
          <table:table-cell office:value-type="float" office:value="230.143">
            <text:p>230.143</text:p>
          </table:table-cell>
          <table:table-cell office:value-type="string">
            <text:p>SEQUENTIAL</text:p>
          </table:table-cell>
          <table:table-cell table:formula="of:=([.N269]-[.M269])/[.M26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4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39.249">
            <text:p>5139.249</text:p>
          </table:table-cell>
          <table:table-cell office:value-type="float" office:value="205.57">
            <text:p>205.57</text:p>
          </table:table-cell>
          <table:table-cell office:value-type="float" office:value="243.116">
            <text:p>243.116</text:p>
          </table:table-cell>
          <table:table-cell office:value-type="string">
            <text:p>MIXED</text:p>
          </table:table-cell>
          <table:table-cell table:formula="of:=([.N270]-[.M270])/[.M27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5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386.414">
            <text:p>9386.414</text:p>
          </table:table-cell>
          <table:table-cell office:value-type="float" office:value="375.457">
            <text:p>375.457</text:p>
          </table:table-cell>
          <table:table-cell office:value-type="float" office:value="219.624">
            <text:p>219.624</text:p>
          </table:table-cell>
          <table:table-cell office:value-type="string">
            <text:p>AP</text:p>
          </table:table-cell>
          <table:table-cell table:formula="of:=([.N271]-[.M271])/[.M27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5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639.486">
            <text:p>9639.486</text:p>
          </table:table-cell>
          <table:table-cell office:value-type="float" office:value="385.579">
            <text:p>385.579</text:p>
          </table:table-cell>
          <table:table-cell office:value-type="float" office:value="232.251">
            <text:p>232.251</text:p>
          </table:table-cell>
          <table:table-cell office:value-type="string">
            <text:p>SEQUENTIAL</text:p>
          </table:table-cell>
          <table:table-cell table:formula="of:=([.N272]-[.M272])/[.M27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5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386.414">
            <text:p>9386.414</text:p>
          </table:table-cell>
          <table:table-cell office:value-type="float" office:value="375.457">
            <text:p>375.457</text:p>
          </table:table-cell>
          <table:table-cell office:value-type="float" office:value="219.624">
            <text:p>219.624</text:p>
          </table:table-cell>
          <table:table-cell office:value-type="string">
            <text:p>MIXED</text:p>
          </table:table-cell>
          <table:table-cell table:formula="of:=([.N273]-[.M273])/[.M27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6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804.639">
            <text:p>7804.639</text:p>
          </table:table-cell>
          <table:table-cell office:value-type="float" office:value="312.186">
            <text:p>312.186</text:p>
          </table:table-cell>
          <table:table-cell office:value-type="float" office:value="246.799">
            <text:p>246.799</text:p>
          </table:table-cell>
          <table:table-cell office:value-type="string">
            <text:p>AP</text:p>
          </table:table-cell>
          <table:table-cell table:formula="of:=([.N274]-[.M274])/[.M27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6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342.23">
            <text:p>8342.23</text:p>
          </table:table-cell>
          <table:table-cell office:value-type="float" office:value="333.689">
            <text:p>333.689</text:p>
          </table:table-cell>
          <table:table-cell office:value-type="float" office:value="237.118">
            <text:p>237.118</text:p>
          </table:table-cell>
          <table:table-cell office:value-type="string">
            <text:p>SEQUENTIAL</text:p>
          </table:table-cell>
          <table:table-cell table:formula="of:=([.N275]-[.M275])/[.M27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6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804.639">
            <text:p>7804.639</text:p>
          </table:table-cell>
          <table:table-cell office:value-type="float" office:value="312.186">
            <text:p>312.186</text:p>
          </table:table-cell>
          <table:table-cell office:value-type="float" office:value="246.799">
            <text:p>246.799</text:p>
          </table:table-cell>
          <table:table-cell office:value-type="string">
            <text:p>MIXED</text:p>
          </table:table-cell>
          <table:table-cell table:formula="of:=([.N276]-[.M276])/[.M27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7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309.183">
            <text:p>6309.183</text:p>
          </table:table-cell>
          <table:table-cell office:value-type="float" office:value="252.367">
            <text:p>252.367</text:p>
          </table:table-cell>
          <table:table-cell office:value-type="float" office:value="242.267">
            <text:p>242.267</text:p>
          </table:table-cell>
          <table:table-cell office:value-type="string">
            <text:p>AP</text:p>
          </table:table-cell>
          <table:table-cell table:formula="of:=([.N277]-[.M277])/[.M27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7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911.387">
            <text:p>6911.387</text:p>
          </table:table-cell>
          <table:table-cell office:value-type="float" office:value="276.455">
            <text:p>276.455</text:p>
          </table:table-cell>
          <table:table-cell office:value-type="float" office:value="230.384">
            <text:p>230.384</text:p>
          </table:table-cell>
          <table:table-cell office:value-type="string">
            <text:p>SEQUENTIAL</text:p>
          </table:table-cell>
          <table:table-cell table:formula="of:=([.N278]-[.M278])/[.M27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7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309.183">
            <text:p>6309.183</text:p>
          </table:table-cell>
          <table:table-cell office:value-type="float" office:value="252.367">
            <text:p>252.367</text:p>
          </table:table-cell>
          <table:table-cell office:value-type="float" office:value="242.267">
            <text:p>242.267</text:p>
          </table:table-cell>
          <table:table-cell office:value-type="string">
            <text:p>MIXED</text:p>
          </table:table-cell>
          <table:table-cell table:formula="of:=([.N279]-[.M279])/[.M27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8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22.658">
            <text:p>4622.658</text:p>
          </table:table-cell>
          <table:table-cell office:value-type="float" office:value="184.906">
            <text:p>184.906</text:p>
          </table:table-cell>
          <table:table-cell office:value-type="float" office:value="217.607">
            <text:p>217.607</text:p>
          </table:table-cell>
          <table:table-cell office:value-type="string">
            <text:p>AP</text:p>
          </table:table-cell>
          <table:table-cell table:formula="of:=([.N280]-[.M280])/[.M28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8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36.493">
            <text:p>5136.493</text:p>
          </table:table-cell>
          <table:table-cell office:value-type="float" office:value="205.46">
            <text:p>205.46</text:p>
          </table:table-cell>
          <table:table-cell office:value-type="float" office:value="212.075">
            <text:p>212.075</text:p>
          </table:table-cell>
          <table:table-cell office:value-type="string">
            <text:p>SEQUENTIAL</text:p>
          </table:table-cell>
          <table:table-cell table:formula="of:=([.N281]-[.M281])/[.M28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8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622.658">
            <text:p>4622.658</text:p>
          </table:table-cell>
          <table:table-cell office:value-type="float" office:value="184.906">
            <text:p>184.906</text:p>
          </table:table-cell>
          <table:table-cell office:value-type="float" office:value="217.607">
            <text:p>217.607</text:p>
          </table:table-cell>
          <table:table-cell office:value-type="string">
            <text:p>MIXED</text:p>
          </table:table-cell>
          <table:table-cell table:formula="of:=([.N282]-[.M282])/[.M28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9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441.401">
            <text:p>8441.401</text:p>
          </table:table-cell>
          <table:table-cell office:value-type="float" office:value="337.656">
            <text:p>337.656</text:p>
          </table:table-cell>
          <table:table-cell office:value-type="float" office:value="183.28">
            <text:p>183.28</text:p>
          </table:table-cell>
          <table:table-cell office:value-type="string">
            <text:p>AP</text:p>
          </table:table-cell>
          <table:table-cell table:formula="of:=([.N283]-[.M283])/[.M28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9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905.111">
            <text:p>8905.111</text:p>
          </table:table-cell>
          <table:table-cell office:value-type="float" office:value="356.204">
            <text:p>356.204</text:p>
          </table:table-cell>
          <table:table-cell office:value-type="float" office:value="172.988">
            <text:p>172.988</text:p>
          </table:table-cell>
          <table:table-cell office:value-type="string">
            <text:p>SEQUENTIAL</text:p>
          </table:table-cell>
          <table:table-cell table:formula="of:=([.N284]-[.M284])/[.M28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09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441.401">
            <text:p>8441.401</text:p>
          </table:table-cell>
          <table:table-cell office:value-type="float" office:value="337.656">
            <text:p>337.656</text:p>
          </table:table-cell>
          <table:table-cell office:value-type="float" office:value="183.28">
            <text:p>183.28</text:p>
          </table:table-cell>
          <table:table-cell office:value-type="string">
            <text:p>MIXED</text:p>
          </table:table-cell>
          <table:table-cell table:formula="of:=([.N285]-[.M285])/[.M28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10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491.434">
            <text:p>8491.434</text:p>
          </table:table-cell>
          <table:table-cell office:value-type="float" office:value="339.657">
            <text:p>339.657</text:p>
          </table:table-cell>
          <table:table-cell office:value-type="float" office:value="245.493">
            <text:p>245.493</text:p>
          </table:table-cell>
          <table:table-cell office:value-type="string">
            <text:p>AP</text:p>
          </table:table-cell>
          <table:table-cell table:formula="of:=([.N286]-[.M286])/[.M28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10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928.668">
            <text:p>8928.668</text:p>
          </table:table-cell>
          <table:table-cell office:value-type="float" office:value="357.147">
            <text:p>357.147</text:p>
          </table:table-cell>
          <table:table-cell office:value-type="float" office:value="237.769">
            <text:p>237.769</text:p>
          </table:table-cell>
          <table:table-cell office:value-type="string">
            <text:p>SEQUENTIAL</text:p>
          </table:table-cell>
          <table:table-cell table:formula="of:=([.N287]-[.M287])/[.M28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10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491.434">
            <text:p>8491.434</text:p>
          </table:table-cell>
          <table:table-cell office:value-type="float" office:value="339.657">
            <text:p>339.657</text:p>
          </table:table-cell>
          <table:table-cell office:value-type="float" office:value="245.493">
            <text:p>245.493</text:p>
          </table:table-cell>
          <table:table-cell office:value-type="string">
            <text:p>MIXED</text:p>
          </table:table-cell>
          <table:table-cell table:formula="of:=([.N288]-[.M288])/[.M28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11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45.522">
            <text:p>6745.522</text:p>
          </table:table-cell>
          <table:table-cell office:value-type="float" office:value="269.821">
            <text:p>269.821</text:p>
          </table:table-cell>
          <table:table-cell office:value-type="float" office:value="177.671">
            <text:p>177.671</text:p>
          </table:table-cell>
          <table:table-cell office:value-type="string">
            <text:p>AP</text:p>
          </table:table-cell>
          <table:table-cell table:formula="of:=([.N289]-[.M289])/[.M28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11_5-5-5</text:p>
          </table:table-cell>
          <table:table-cell office:value-type="string">
            <text:p>R2</text:p>
          </table:table-cell>
          <table:table-cell table:number-columns-repeated="3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7036.486">
            <text:p>7036.486</text:p>
          </table:table-cell>
          <table:table-cell office:value-type="float" office:value="281.459">
            <text:p>281.459</text:p>
          </table:table-cell>
          <table:table-cell office:value-type="float" office:value="173.601">
            <text:p>173.601</text:p>
          </table:table-cell>
          <table:table-cell office:value-type="string">
            <text:p>SEQUENTIAL</text:p>
          </table:table-cell>
          <table:table-cell table:formula="of:=([.N290]-[.M290])/[.M29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211_5-5-5</text:p>
          </table:table-cell>
          <table:table-cell office:value-type="string">
            <text:p>R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745.522">
            <text:p>6745.522</text:p>
          </table:table-cell>
          <table:table-cell office:value-type="float" office:value="269.821">
            <text:p>269.821</text:p>
          </table:table-cell>
          <table:table-cell office:value-type="float" office:value="177.671">
            <text:p>177.671</text:p>
          </table:table-cell>
          <table:table-cell office:value-type="string">
            <text:p>MIXED</text:p>
          </table:table-cell>
          <table:table-cell table:formula="of:=([.N291]-[.M291])/[.M29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1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55.13">
            <text:p>3455.13</text:p>
          </table:table-cell>
          <table:table-cell office:value-type="float" office:value="138.205">
            <text:p>138.205</text:p>
          </table:table-cell>
          <table:table-cell office:value-type="float" office:value="38.683">
            <text:p>38.683</text:p>
          </table:table-cell>
          <table:table-cell office:value-type="string">
            <text:p>AP</text:p>
          </table:table-cell>
          <table:table-cell table:formula="of:=([.N292]-[.M292])/[.M29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1_5-5-5</text:p>
          </table:table-cell>
          <table:table-cell office:value-type="string">
            <text:p>RC1</text:p>
          </table:table-cell>
          <table:table-cell table:number-columns-repeated="3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08.935">
            <text:p>3508.935</text:p>
          </table:table-cell>
          <table:table-cell office:value-type="float" office:value="140.357">
            <text:p>140.357</text:p>
          </table:table-cell>
          <table:table-cell office:value-type="float" office:value="51.185">
            <text:p>51.185</text:p>
          </table:table-cell>
          <table:table-cell office:value-type="string">
            <text:p>SEQUENTIAL</text:p>
          </table:table-cell>
          <table:table-cell table:formula="of:=([.N293]-[.M293])/[.M29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1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55.13">
            <text:p>3455.13</text:p>
          </table:table-cell>
          <table:table-cell office:value-type="float" office:value="138.205">
            <text:p>138.205</text:p>
          </table:table-cell>
          <table:table-cell office:value-type="float" office:value="38.683">
            <text:p>38.683</text:p>
          </table:table-cell>
          <table:table-cell office:value-type="string">
            <text:p>MIXED</text:p>
          </table:table-cell>
          <table:table-cell table:formula="of:=([.N294]-[.M294])/[.M29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2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77.762">
            <text:p>3177.762</text:p>
          </table:table-cell>
          <table:table-cell office:value-type="float" office:value="127.11">
            <text:p>127.11</text:p>
          </table:table-cell>
          <table:table-cell office:value-type="float" office:value="62.951">
            <text:p>62.951</text:p>
          </table:table-cell>
          <table:table-cell office:value-type="string">
            <text:p>AP</text:p>
          </table:table-cell>
          <table:table-cell table:formula="of:=([.N295]-[.M295])/[.M29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2_5-5-5</text:p>
          </table:table-cell>
          <table:table-cell office:value-type="string">
            <text:p>RC1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16.357">
            <text:p>3216.357</text:p>
          </table:table-cell>
          <table:table-cell office:value-type="float" office:value="128.654">
            <text:p>128.654</text:p>
          </table:table-cell>
          <table:table-cell office:value-type="float" office:value="59.11">
            <text:p>59.11</text:p>
          </table:table-cell>
          <table:table-cell office:value-type="string">
            <text:p>SEQUENTIAL</text:p>
          </table:table-cell>
          <table:table-cell table:formula="of:=([.N296]-[.M296])/[.M29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2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77.762">
            <text:p>3177.762</text:p>
          </table:table-cell>
          <table:table-cell office:value-type="float" office:value="127.11">
            <text:p>127.11</text:p>
          </table:table-cell>
          <table:table-cell office:value-type="float" office:value="62.951">
            <text:p>62.951</text:p>
          </table:table-cell>
          <table:table-cell office:value-type="string">
            <text:p>MIXED</text:p>
          </table:table-cell>
          <table:table-cell table:formula="of:=([.N297]-[.M297])/[.M29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3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591.2">
            <text:p>2591.2</text:p>
          </table:table-cell>
          <table:table-cell office:value-type="float" office:value="103.648">
            <text:p>103.648</text:p>
          </table:table-cell>
          <table:table-cell office:value-type="float" office:value="64.525">
            <text:p>64.525</text:p>
          </table:table-cell>
          <table:table-cell office:value-type="string">
            <text:p>AP</text:p>
          </table:table-cell>
          <table:table-cell table:formula="of:=([.N298]-[.M298])/[.M29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3_5-5-5</text:p>
          </table:table-cell>
          <table:table-cell office:value-type="string">
            <text:p>RC1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993.956">
            <text:p>2993.956</text:p>
          </table:table-cell>
          <table:table-cell office:value-type="float" office:value="119.758">
            <text:p>119.758</text:p>
          </table:table-cell>
          <table:table-cell office:value-type="float" office:value="55.39">
            <text:p>55.39</text:p>
          </table:table-cell>
          <table:table-cell office:value-type="string">
            <text:p>SEQUENTIAL</text:p>
          </table:table-cell>
          <table:table-cell table:formula="of:=([.N299]-[.M299])/[.M29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3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591.2">
            <text:p>2591.2</text:p>
          </table:table-cell>
          <table:table-cell office:value-type="float" office:value="103.648">
            <text:p>103.648</text:p>
          </table:table-cell>
          <table:table-cell office:value-type="float" office:value="64.525">
            <text:p>64.525</text:p>
          </table:table-cell>
          <table:table-cell office:value-type="string">
            <text:p>MIXED</text:p>
          </table:table-cell>
          <table:table-cell table:formula="of:=([.N300]-[.M300])/[.M30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4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458.504">
            <text:p>2458.504</text:p>
          </table:table-cell>
          <table:table-cell office:value-type="float" office:value="98.34">
            <text:p>98.34</text:p>
          </table:table-cell>
          <table:table-cell office:value-type="float" office:value="57.363">
            <text:p>57.363</text:p>
          </table:table-cell>
          <table:table-cell office:value-type="string">
            <text:p>AP</text:p>
          </table:table-cell>
          <table:table-cell table:formula="of:=([.N301]-[.M301])/[.M30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4_5-5-5</text:p>
          </table:table-cell>
          <table:table-cell office:value-type="string">
            <text:p>RC1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97.168">
            <text:p>2797.168</text:p>
          </table:table-cell>
          <table:table-cell office:value-type="float" office:value="111.887">
            <text:p>111.887</text:p>
          </table:table-cell>
          <table:table-cell office:value-type="float" office:value="56.941">
            <text:p>56.941</text:p>
          </table:table-cell>
          <table:table-cell office:value-type="string">
            <text:p>SEQUENTIAL</text:p>
          </table:table-cell>
          <table:table-cell table:formula="of:=([.N302]-[.M302])/[.M30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4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458.504">
            <text:p>2458.504</text:p>
          </table:table-cell>
          <table:table-cell office:value-type="float" office:value="98.34">
            <text:p>98.34</text:p>
          </table:table-cell>
          <table:table-cell office:value-type="float" office:value="57.363">
            <text:p>57.363</text:p>
          </table:table-cell>
          <table:table-cell office:value-type="string">
            <text:p>MIXED</text:p>
          </table:table-cell>
          <table:table-cell table:formula="of:=([.N303]-[.M303])/[.M30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5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51.034">
            <text:p>3451.034</text:p>
          </table:table-cell>
          <table:table-cell office:value-type="float" office:value="138.041">
            <text:p>138.041</text:p>
          </table:table-cell>
          <table:table-cell office:value-type="float" office:value="49.585">
            <text:p>49.585</text:p>
          </table:table-cell>
          <table:table-cell office:value-type="string">
            <text:p>AP</text:p>
          </table:table-cell>
          <table:table-cell table:formula="of:=([.N304]-[.M304])/[.M30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5_5-5-5</text:p>
          </table:table-cell>
          <table:table-cell office:value-type="string">
            <text:p>RC1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10.316">
            <text:p>3510.316</text:p>
          </table:table-cell>
          <table:table-cell office:value-type="float" office:value="140.413">
            <text:p>140.413</text:p>
          </table:table-cell>
          <table:table-cell office:value-type="float" office:value="51.607">
            <text:p>51.607</text:p>
          </table:table-cell>
          <table:table-cell office:value-type="string">
            <text:p>SEQUENTIAL</text:p>
          </table:table-cell>
          <table:table-cell table:formula="of:=([.N305]-[.M305])/[.M30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5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51.034">
            <text:p>3451.034</text:p>
          </table:table-cell>
          <table:table-cell office:value-type="float" office:value="138.041">
            <text:p>138.041</text:p>
          </table:table-cell>
          <table:table-cell office:value-type="float" office:value="49.585">
            <text:p>49.585</text:p>
          </table:table-cell>
          <table:table-cell office:value-type="string">
            <text:p>MIXED</text:p>
          </table:table-cell>
          <table:table-cell table:formula="of:=([.N306]-[.M306])/[.M30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6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3.719">
            <text:p>3053.719</text:p>
          </table:table-cell>
          <table:table-cell office:value-type="float" office:value="122.149">
            <text:p>122.149</text:p>
          </table:table-cell>
          <table:table-cell office:value-type="float" office:value="43.704">
            <text:p>43.704</text:p>
          </table:table-cell>
          <table:table-cell office:value-type="string">
            <text:p>AP</text:p>
          </table:table-cell>
          <table:table-cell table:formula="of:=([.N307]-[.M307])/[.M30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6_5-5-5</text:p>
          </table:table-cell>
          <table:table-cell office:value-type="string">
            <text:p>RC1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48.19">
            <text:p>3248.19</text:p>
          </table:table-cell>
          <table:table-cell office:value-type="float" office:value="129.928">
            <text:p>129.928</text:p>
          </table:table-cell>
          <table:table-cell office:value-type="float" office:value="45.939">
            <text:p>45.939</text:p>
          </table:table-cell>
          <table:table-cell office:value-type="string">
            <text:p>SEQUENTIAL</text:p>
          </table:table-cell>
          <table:table-cell table:formula="of:=([.N308]-[.M308])/[.M30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6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53.719">
            <text:p>3053.719</text:p>
          </table:table-cell>
          <table:table-cell office:value-type="float" office:value="122.149">
            <text:p>122.149</text:p>
          </table:table-cell>
          <table:table-cell office:value-type="float" office:value="43.704">
            <text:p>43.704</text:p>
          </table:table-cell>
          <table:table-cell office:value-type="string">
            <text:p>MIXED</text:p>
          </table:table-cell>
          <table:table-cell table:formula="of:=([.N309]-[.M309])/[.M30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7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96.38">
            <text:p>2896.38</text:p>
          </table:table-cell>
          <table:table-cell office:value-type="float" office:value="115.855">
            <text:p>115.855</text:p>
          </table:table-cell>
          <table:table-cell office:value-type="float" office:value="44.377">
            <text:p>44.377</text:p>
          </table:table-cell>
          <table:table-cell office:value-type="string">
            <text:p>AP</text:p>
          </table:table-cell>
          <table:table-cell table:formula="of:=([.N310]-[.M310])/[.M31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7_5-5-5</text:p>
          </table:table-cell>
          <table:table-cell office:value-type="string">
            <text:p>RC1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32.134">
            <text:p>3132.134</text:p>
          </table:table-cell>
          <table:table-cell office:value-type="float" office:value="125.285">
            <text:p>125.285</text:p>
          </table:table-cell>
          <table:table-cell office:value-type="float" office:value="43.352">
            <text:p>43.352</text:p>
          </table:table-cell>
          <table:table-cell office:value-type="string">
            <text:p>SEQUENTIAL</text:p>
          </table:table-cell>
          <table:table-cell table:formula="of:=([.N311]-[.M311])/[.M31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7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96.38">
            <text:p>2896.38</text:p>
          </table:table-cell>
          <table:table-cell office:value-type="float" office:value="115.855">
            <text:p>115.855</text:p>
          </table:table-cell>
          <table:table-cell office:value-type="float" office:value="44.377">
            <text:p>44.377</text:p>
          </table:table-cell>
          <table:table-cell office:value-type="string">
            <text:p>MIXED</text:p>
          </table:table-cell>
          <table:table-cell table:formula="of:=([.N312]-[.M312])/[.M31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8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24.748">
            <text:p>2624.748</text:p>
          </table:table-cell>
          <table:table-cell office:value-type="float" office:value="104.99">
            <text:p>104.99</text:p>
          </table:table-cell>
          <table:table-cell office:value-type="float" office:value="35.472">
            <text:p>35.472</text:p>
          </table:table-cell>
          <table:table-cell office:value-type="string">
            <text:p>AP</text:p>
          </table:table-cell>
          <table:table-cell table:formula="of:=([.N313]-[.M313])/[.M31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8_5-5-5</text:p>
          </table:table-cell>
          <table:table-cell office:value-type="string">
            <text:p>RC1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15.15">
            <text:p>2815.15</text:p>
          </table:table-cell>
          <table:table-cell office:value-type="float" office:value="112.606">
            <text:p>112.606</text:p>
          </table:table-cell>
          <table:table-cell office:value-type="float" office:value="41.134">
            <text:p>41.134</text:p>
          </table:table-cell>
          <table:table-cell office:value-type="string">
            <text:p>SEQUENTIAL</text:p>
          </table:table-cell>
          <table:table-cell table:formula="of:=([.N314]-[.M314])/[.M31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108_5-5-5</text:p>
          </table:table-cell>
          <table:table-cell office:value-type="string">
            <text:p>RC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24.748">
            <text:p>2624.748</text:p>
          </table:table-cell>
          <table:table-cell office:value-type="float" office:value="104.99">
            <text:p>104.99</text:p>
          </table:table-cell>
          <table:table-cell office:value-type="float" office:value="35.472">
            <text:p>35.472</text:p>
          </table:table-cell>
          <table:table-cell office:value-type="string">
            <text:p>MIXED</text:p>
          </table:table-cell>
          <table:table-cell table:formula="of:=([.N315]-[.M315])/[.M31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1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717.425">
            <text:p>10717.425</text:p>
          </table:table-cell>
          <table:table-cell office:value-type="float" office:value="428.697">
            <text:p>428.697</text:p>
          </table:table-cell>
          <table:table-cell office:value-type="float" office:value="211.545">
            <text:p>211.545</text:p>
          </table:table-cell>
          <table:table-cell office:value-type="string">
            <text:p>AP</text:p>
          </table:table-cell>
          <table:table-cell table:formula="of:=([.N316]-[.M316])/[.M31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1_5-5-5</text:p>
          </table:table-cell>
          <table:table-cell office:value-type="string">
            <text:p>RC2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012.881">
            <text:p>11012.881</text:p>
          </table:table-cell>
          <table:table-cell office:value-type="float" office:value="440.515">
            <text:p>440.515</text:p>
          </table:table-cell>
          <table:table-cell office:value-type="float" office:value="216.499">
            <text:p>216.499</text:p>
          </table:table-cell>
          <table:table-cell office:value-type="string">
            <text:p>SEQUENTIAL</text:p>
          </table:table-cell>
          <table:table-cell table:formula="of:=([.N317]-[.M317])/[.M31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1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717.425">
            <text:p>10717.425</text:p>
          </table:table-cell>
          <table:table-cell office:value-type="float" office:value="428.697">
            <text:p>428.697</text:p>
          </table:table-cell>
          <table:table-cell office:value-type="float" office:value="211.545">
            <text:p>211.545</text:p>
          </table:table-cell>
          <table:table-cell office:value-type="string">
            <text:p>MIXED</text:p>
          </table:table-cell>
          <table:table-cell table:formula="of:=([.N318]-[.M318])/[.M31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2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738.531">
            <text:p>8738.531</text:p>
          </table:table-cell>
          <table:table-cell office:value-type="float" office:value="349.541">
            <text:p>349.541</text:p>
          </table:table-cell>
          <table:table-cell office:value-type="float" office:value="260.8">
            <text:p>260.8</text:p>
          </table:table-cell>
          <table:table-cell office:value-type="string">
            <text:p>AP</text:p>
          </table:table-cell>
          <table:table-cell table:formula="of:=([.N319]-[.M319])/[.M31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2_5-5-5</text:p>
          </table:table-cell>
          <table:table-cell office:value-type="string">
            <text:p>RC2</text:p>
          </table:table-cell>
          <table:table-cell table:number-columns-repeated="3"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107.841">
            <text:p>9107.841</text:p>
          </table:table-cell>
          <table:table-cell office:value-type="float" office:value="364.314">
            <text:p>364.314</text:p>
          </table:table-cell>
          <table:table-cell office:value-type="float" office:value="258.865">
            <text:p>258.865</text:p>
          </table:table-cell>
          <table:table-cell office:value-type="string">
            <text:p>SEQUENTIAL</text:p>
          </table:table-cell>
          <table:table-cell table:formula="of:=([.N320]-[.M320])/[.M32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2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738.531">
            <text:p>8738.531</text:p>
          </table:table-cell>
          <table:table-cell office:value-type="float" office:value="349.541">
            <text:p>349.541</text:p>
          </table:table-cell>
          <table:table-cell office:value-type="float" office:value="260.8">
            <text:p>260.8</text:p>
          </table:table-cell>
          <table:table-cell office:value-type="string">
            <text:p>MIXED</text:p>
          </table:table-cell>
          <table:table-cell table:formula="of:=([.N321]-[.M321])/[.M32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4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018.482">
            <text:p>5018.482</text:p>
          </table:table-cell>
          <table:table-cell office:value-type="float" office:value="200.739">
            <text:p>200.739</text:p>
          </table:table-cell>
          <table:table-cell office:value-type="float" office:value="242.47">
            <text:p>242.47</text:p>
          </table:table-cell>
          <table:table-cell office:value-type="string">
            <text:p>AP</text:p>
          </table:table-cell>
          <table:table-cell table:formula="of:=([.N322]-[.M322])/[.M32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4_5-5-5</text:p>
          </table:table-cell>
          <table:table-cell office:value-type="string">
            <text:p>RC2</text:p>
          </table:table-cell>
          <table:table-cell table:number-columns-repeated="3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09.66">
            <text:p>5509.66</text:p>
          </table:table-cell>
          <table:table-cell office:value-type="float" office:value="220.386">
            <text:p>220.386</text:p>
          </table:table-cell>
          <table:table-cell office:value-type="float" office:value="221.353">
            <text:p>221.353</text:p>
          </table:table-cell>
          <table:table-cell office:value-type="string">
            <text:p>SEQUENTIAL</text:p>
          </table:table-cell>
          <table:table-cell table:formula="of:=([.N323]-[.M323])/[.M32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4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018.482">
            <text:p>5018.482</text:p>
          </table:table-cell>
          <table:table-cell office:value-type="float" office:value="200.739">
            <text:p>200.739</text:p>
          </table:table-cell>
          <table:table-cell office:value-type="float" office:value="242.47">
            <text:p>242.47</text:p>
          </table:table-cell>
          <table:table-cell office:value-type="string">
            <text:p>MIXED</text:p>
          </table:table-cell>
          <table:table-cell table:formula="of:=([.N324]-[.M324])/[.M32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5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773.453">
            <text:p>9773.453</text:p>
          </table:table-cell>
          <table:table-cell office:value-type="float" office:value="390.938">
            <text:p>390.938</text:p>
          </table:table-cell>
          <table:table-cell office:value-type="float" office:value="227.781">
            <text:p>227.781</text:p>
          </table:table-cell>
          <table:table-cell office:value-type="string">
            <text:p>AP</text:p>
          </table:table-cell>
          <table:table-cell table:formula="of:=([.N325]-[.M325])/[.M32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5_5-5-5</text:p>
          </table:table-cell>
          <table:table-cell office:value-type="string">
            <text:p>RC2</text:p>
          </table:table-cell>
          <table:table-cell table:number-columns-repeated="3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064.166">
            <text:p>10064.166</text:p>
          </table:table-cell>
          <table:table-cell office:value-type="float" office:value="402.567">
            <text:p>402.567</text:p>
          </table:table-cell>
          <table:table-cell office:value-type="float" office:value="236.751">
            <text:p>236.751</text:p>
          </table:table-cell>
          <table:table-cell office:value-type="string">
            <text:p>SEQUENTIAL</text:p>
          </table:table-cell>
          <table:table-cell table:formula="of:=([.N326]-[.M326])/[.M32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5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773.453">
            <text:p>9773.453</text:p>
          </table:table-cell>
          <table:table-cell office:value-type="float" office:value="390.938">
            <text:p>390.938</text:p>
          </table:table-cell>
          <table:table-cell office:value-type="float" office:value="227.781">
            <text:p>227.781</text:p>
          </table:table-cell>
          <table:table-cell office:value-type="string">
            <text:p>MIXED</text:p>
          </table:table-cell>
          <table:table-cell table:formula="of:=([.N327]-[.M327])/[.M32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6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276.26">
            <text:p>9276.26</text:p>
          </table:table-cell>
          <table:table-cell office:value-type="float" office:value="371.05">
            <text:p>371.05</text:p>
          </table:table-cell>
          <table:table-cell office:value-type="float" office:value="201.961">
            <text:p>201.961</text:p>
          </table:table-cell>
          <table:table-cell office:value-type="string">
            <text:p>AP</text:p>
          </table:table-cell>
          <table:table-cell table:formula="of:=([.N328]-[.M328])/[.M32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6_5-5-5</text:p>
          </table:table-cell>
          <table:table-cell office:value-type="string">
            <text:p>RC2</text:p>
          </table:table-cell>
          <table:table-cell table:number-columns-repeated="3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605.218">
            <text:p>9605.218</text:p>
          </table:table-cell>
          <table:table-cell office:value-type="float" office:value="384.209">
            <text:p>384.209</text:p>
          </table:table-cell>
          <table:table-cell office:value-type="float" office:value="207.684">
            <text:p>207.684</text:p>
          </table:table-cell>
          <table:table-cell office:value-type="string">
            <text:p>SEQUENTIAL</text:p>
          </table:table-cell>
          <table:table-cell table:formula="of:=([.N329]-[.M329])/[.M32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6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276.26">
            <text:p>9276.26</text:p>
          </table:table-cell>
          <table:table-cell office:value-type="float" office:value="371.05">
            <text:p>371.05</text:p>
          </table:table-cell>
          <table:table-cell office:value-type="float" office:value="201.961">
            <text:p>201.961</text:p>
          </table:table-cell>
          <table:table-cell office:value-type="string">
            <text:p>MIXED</text:p>
          </table:table-cell>
          <table:table-cell table:formula="of:=([.N330]-[.M330])/[.M33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7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026.017">
            <text:p>8026.017</text:p>
          </table:table-cell>
          <table:table-cell office:value-type="float" office:value="321.041">
            <text:p>321.041</text:p>
          </table:table-cell>
          <table:table-cell office:value-type="float" office:value="179.079">
            <text:p>179.079</text:p>
          </table:table-cell>
          <table:table-cell office:value-type="string">
            <text:p>AP</text:p>
          </table:table-cell>
          <table:table-cell table:formula="of:=([.N331]-[.M331])/[.M33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7_5-5-5</text:p>
          </table:table-cell>
          <table:table-cell office:value-type="string">
            <text:p>RC2</text:p>
          </table:table-cell>
          <table:table-cell table:number-columns-repeated="3"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210.483">
            <text:p>8210.483</text:p>
          </table:table-cell>
          <table:table-cell office:value-type="float" office:value="328.419">
            <text:p>328.419</text:p>
          </table:table-cell>
          <table:table-cell office:value-type="float" office:value="173.766">
            <text:p>173.766</text:p>
          </table:table-cell>
          <table:table-cell office:value-type="string">
            <text:p>SEQUENTIAL</text:p>
          </table:table-cell>
          <table:table-cell table:formula="of:=([.N332]-[.M332])/[.M33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7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026.017">
            <text:p>8026.017</text:p>
          </table:table-cell>
          <table:table-cell office:value-type="float" office:value="321.041">
            <text:p>321.041</text:p>
          </table:table-cell>
          <table:table-cell office:value-type="float" office:value="179.079">
            <text:p>179.079</text:p>
          </table:table-cell>
          <table:table-cell office:value-type="string">
            <text:p>MIXED</text:p>
          </table:table-cell>
          <table:table-cell table:formula="of:=([.N333]-[.M333])/[.M33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8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82.366">
            <text:p>6582.366</text:p>
          </table:table-cell>
          <table:table-cell office:value-type="float" office:value="263.295">
            <text:p>263.295</text:p>
          </table:table-cell>
          <table:table-cell office:value-type="float" office:value="151.749">
            <text:p>151.749</text:p>
          </table:table-cell>
          <table:table-cell office:value-type="string">
            <text:p>AP</text:p>
          </table:table-cell>
          <table:table-cell table:formula="of:=([.N334]-[.M334])/[.M33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8_5-5-5</text:p>
          </table:table-cell>
          <table:table-cell office:value-type="string">
            <text:p>RC2</text:p>
          </table:table-cell>
          <table:table-cell table:number-columns-repeated="3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902.747">
            <text:p>6902.747</text:p>
          </table:table-cell>
          <table:table-cell office:value-type="float" office:value="276.11">
            <text:p>276.11</text:p>
          </table:table-cell>
          <table:table-cell office:value-type="float" office:value="153.467">
            <text:p>153.467</text:p>
          </table:table-cell>
          <table:table-cell office:value-type="string">
            <text:p>SEQUENTIAL</text:p>
          </table:table-cell>
          <table:table-cell table:formula="of:=([.N335]-[.M335])/[.M33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25-RC208_5-5-5</text:p>
          </table:table-cell>
          <table:table-cell office:value-type="string">
            <text:p>RC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582.366">
            <text:p>6582.366</text:p>
          </table:table-cell>
          <table:table-cell office:value-type="float" office:value="263.295">
            <text:p>263.295</text:p>
          </table:table-cell>
          <table:table-cell office:value-type="float" office:value="151.749">
            <text:p>151.749</text:p>
          </table:table-cell>
          <table:table-cell office:value-type="string">
            <text:p>MIXED</text:p>
          </table:table-cell>
          <table:table-cell table:formula="of:=([.N336]-[.M336])/[.M33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1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860.04">
            <text:p>19860.04</text:p>
          </table:table-cell>
          <table:table-cell office:value-type="float" office:value="794.402">
            <text:p>794.402</text:p>
          </table:table-cell>
          <table:table-cell office:value-type="float" office:value="173.892">
            <text:p>173.892</text:p>
          </table:table-cell>
          <table:table-cell office:value-type="string">
            <text:p>AP</text:p>
          </table:table-cell>
          <table:table-cell table:formula="of:=([.N337]-[.M337])/[.M33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1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0062.1">
            <text:p>20062.1</text:p>
          </table:table-cell>
          <table:table-cell office:value-type="float" office:value="802.484">
            <text:p>802.484</text:p>
          </table:table-cell>
          <table:table-cell office:value-type="float" office:value="178.624">
            <text:p>178.624</text:p>
          </table:table-cell>
          <table:table-cell office:value-type="string">
            <text:p>SEQUENTIAL</text:p>
          </table:table-cell>
          <table:table-cell table:formula="of:=([.N338]-[.M338])/[.M33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1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860.04">
            <text:p>19860.04</text:p>
          </table:table-cell>
          <table:table-cell office:value-type="float" office:value="794.402">
            <text:p>794.402</text:p>
          </table:table-cell>
          <table:table-cell office:value-type="float" office:value="173.892">
            <text:p>173.892</text:p>
          </table:table-cell>
          <table:table-cell office:value-type="string">
            <text:p>MIXED</text:p>
          </table:table-cell>
          <table:table-cell table:formula="of:=([.N339]-[.M339])/[.M33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2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143.716">
            <text:p>16143.716</text:p>
          </table:table-cell>
          <table:table-cell office:value-type="float" office:value="645.749">
            <text:p>645.749</text:p>
          </table:table-cell>
          <table:table-cell office:value-type="float" office:value="206.476">
            <text:p>206.476</text:p>
          </table:table-cell>
          <table:table-cell office:value-type="string">
            <text:p>AP</text:p>
          </table:table-cell>
          <table:table-cell table:formula="of:=([.N340]-[.M340])/[.M34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2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484.128">
            <text:p>16484.128</text:p>
          </table:table-cell>
          <table:table-cell office:value-type="float" office:value="659.365">
            <text:p>659.365</text:p>
          </table:table-cell>
          <table:table-cell office:value-type="float" office:value="213.615">
            <text:p>213.615</text:p>
          </table:table-cell>
          <table:table-cell office:value-type="string">
            <text:p>SEQUENTIAL</text:p>
          </table:table-cell>
          <table:table-cell table:formula="of:=([.N341]-[.M341])/[.M34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2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6143.716">
            <text:p>16143.716</text:p>
          </table:table-cell>
          <table:table-cell office:value-type="float" office:value="645.749">
            <text:p>645.749</text:p>
          </table:table-cell>
          <table:table-cell office:value-type="float" office:value="206.476">
            <text:p>206.476</text:p>
          </table:table-cell>
          <table:table-cell office:value-type="string">
            <text:p>MIXED</text:p>
          </table:table-cell>
          <table:table-cell table:formula="of:=([.N342]-[.M342])/[.M34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3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951.371">
            <text:p>13951.371</text:p>
          </table:table-cell>
          <table:table-cell office:value-type="float" office:value="558.055">
            <text:p>558.055</text:p>
          </table:table-cell>
          <table:table-cell office:value-type="float" office:value="239.357">
            <text:p>239.357</text:p>
          </table:table-cell>
          <table:table-cell office:value-type="string">
            <text:p>AP</text:p>
          </table:table-cell>
          <table:table-cell table:formula="of:=([.N343]-[.M343])/[.M34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3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082.658">
            <text:p>14082.658</text:p>
          </table:table-cell>
          <table:table-cell office:value-type="float" office:value="563.306">
            <text:p>563.306</text:p>
          </table:table-cell>
          <table:table-cell office:value-type="float" office:value="248.109">
            <text:p>248.109</text:p>
          </table:table-cell>
          <table:table-cell office:value-type="string">
            <text:p>SEQUENTIAL</text:p>
          </table:table-cell>
          <table:table-cell table:formula="of:=([.N344]-[.M344])/[.M34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3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951.371">
            <text:p>13951.371</text:p>
          </table:table-cell>
          <table:table-cell office:value-type="float" office:value="558.055">
            <text:p>558.055</text:p>
          </table:table-cell>
          <table:table-cell office:value-type="float" office:value="239.357">
            <text:p>239.357</text:p>
          </table:table-cell>
          <table:table-cell office:value-type="string">
            <text:p>MIXED</text:p>
          </table:table-cell>
          <table:table-cell table:formula="of:=([.N345]-[.M345])/[.M34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4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130.093">
            <text:p>9130.093</text:p>
          </table:table-cell>
          <table:table-cell office:value-type="float" office:value="365.204">
            <text:p>365.204</text:p>
          </table:table-cell>
          <table:table-cell office:value-type="float" office:value="203.401">
            <text:p>203.401</text:p>
          </table:table-cell>
          <table:table-cell office:value-type="string">
            <text:p>AP</text:p>
          </table:table-cell>
          <table:table-cell table:formula="of:=([.N346]-[.M346])/[.M34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4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289.173">
            <text:p>9289.173</text:p>
          </table:table-cell>
          <table:table-cell office:value-type="float" office:value="371.567">
            <text:p>371.567</text:p>
          </table:table-cell>
          <table:table-cell office:value-type="float" office:value="195.901">
            <text:p>195.901</text:p>
          </table:table-cell>
          <table:table-cell office:value-type="string">
            <text:p>SEQUENTIAL</text:p>
          </table:table-cell>
          <table:table-cell table:formula="of:=([.N347]-[.M347])/[.M34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4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130.093">
            <text:p>9130.093</text:p>
          </table:table-cell>
          <table:table-cell office:value-type="float" office:value="365.204">
            <text:p>365.204</text:p>
          </table:table-cell>
          <table:table-cell office:value-type="float" office:value="203.401">
            <text:p>203.401</text:p>
          </table:table-cell>
          <table:table-cell office:value-type="string">
            <text:p>MIXED</text:p>
          </table:table-cell>
          <table:table-cell table:formula="of:=([.N348]-[.M348])/[.M34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5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963.044">
            <text:p>18963.044</text:p>
          </table:table-cell>
          <table:table-cell office:value-type="float" office:value="758.522">
            <text:p>758.522</text:p>
          </table:table-cell>
          <table:table-cell office:value-type="float" office:value="172.244">
            <text:p>172.244</text:p>
          </table:table-cell>
          <table:table-cell office:value-type="string">
            <text:p>AP</text:p>
          </table:table-cell>
          <table:table-cell table:formula="of:=([.N349]-[.M349])/[.M34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5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174.851">
            <text:p>19174.851</text:p>
          </table:table-cell>
          <table:table-cell office:value-type="float" office:value="766.994">
            <text:p>766.994</text:p>
          </table:table-cell>
          <table:table-cell office:value-type="float" office:value="178.715">
            <text:p>178.715</text:p>
          </table:table-cell>
          <table:table-cell office:value-type="string">
            <text:p>SEQUENTIAL</text:p>
          </table:table-cell>
          <table:table-cell table:formula="of:=([.N350]-[.M350])/[.M35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5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963.044">
            <text:p>18963.044</text:p>
          </table:table-cell>
          <table:table-cell office:value-type="float" office:value="758.522">
            <text:p>758.522</text:p>
          </table:table-cell>
          <table:table-cell office:value-type="float" office:value="172.244">
            <text:p>172.244</text:p>
          </table:table-cell>
          <table:table-cell office:value-type="string">
            <text:p>MIXED</text:p>
          </table:table-cell>
          <table:table-cell table:formula="of:=([.N351]-[.M351])/[.M35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6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158.385">
            <text:p>19158.385</text:p>
          </table:table-cell>
          <table:table-cell office:value-type="float" office:value="766.335">
            <text:p>766.335</text:p>
          </table:table-cell>
          <table:table-cell office:value-type="float" office:value="162.563">
            <text:p>162.563</text:p>
          </table:table-cell>
          <table:table-cell office:value-type="string">
            <text:p>AP</text:p>
          </table:table-cell>
          <table:table-cell table:formula="of:=([.N352]-[.M352])/[.M35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6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398.129">
            <text:p>19398.129</text:p>
          </table:table-cell>
          <table:table-cell office:value-type="float" office:value="775.925">
            <text:p>775.925</text:p>
          </table:table-cell>
          <table:table-cell office:value-type="float" office:value="160.881">
            <text:p>160.881</text:p>
          </table:table-cell>
          <table:table-cell office:value-type="string">
            <text:p>SEQUENTIAL</text:p>
          </table:table-cell>
          <table:table-cell table:formula="of:=([.N353]-[.M353])/[.M35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6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9158.385">
            <text:p>19158.385</text:p>
          </table:table-cell>
          <table:table-cell office:value-type="float" office:value="766.335">
            <text:p>766.335</text:p>
          </table:table-cell>
          <table:table-cell office:value-type="float" office:value="162.563">
            <text:p>162.563</text:p>
          </table:table-cell>
          <table:table-cell office:value-type="string">
            <text:p>MIXED</text:p>
          </table:table-cell>
          <table:table-cell table:formula="of:=([.N354]-[.M354])/[.M35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7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359.301">
            <text:p>18359.301</text:p>
          </table:table-cell>
          <table:table-cell office:value-type="float" office:value="734.372">
            <text:p>734.372</text:p>
          </table:table-cell>
          <table:table-cell office:value-type="float" office:value="176.556">
            <text:p>176.556</text:p>
          </table:table-cell>
          <table:table-cell office:value-type="string">
            <text:p>AP</text:p>
          </table:table-cell>
          <table:table-cell table:formula="of:=([.N355]-[.M355])/[.M35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7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610.926">
            <text:p>18610.926</text:p>
          </table:table-cell>
          <table:table-cell office:value-type="float" office:value="744.437">
            <text:p>744.437</text:p>
          </table:table-cell>
          <table:table-cell office:value-type="float" office:value="167.509">
            <text:p>167.509</text:p>
          </table:table-cell>
          <table:table-cell office:value-type="string">
            <text:p>SEQUENTIAL</text:p>
          </table:table-cell>
          <table:table-cell table:formula="of:=([.N356]-[.M356])/[.M35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7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8359.301">
            <text:p>18359.301</text:p>
          </table:table-cell>
          <table:table-cell office:value-type="float" office:value="734.372">
            <text:p>734.372</text:p>
          </table:table-cell>
          <table:table-cell office:value-type="float" office:value="176.556">
            <text:p>176.556</text:p>
          </table:table-cell>
          <table:table-cell office:value-type="string">
            <text:p>MIXED</text:p>
          </table:table-cell>
          <table:table-cell table:formula="of:=([.N357]-[.M357])/[.M35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8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487.221">
            <text:p>17487.221</text:p>
          </table:table-cell>
          <table:table-cell office:value-type="float" office:value="699.489">
            <text:p>699.489</text:p>
          </table:table-cell>
          <table:table-cell office:value-type="float" office:value="171.963">
            <text:p>171.963</text:p>
          </table:table-cell>
          <table:table-cell office:value-type="string">
            <text:p>AP</text:p>
          </table:table-cell>
          <table:table-cell table:formula="of:=([.N358]-[.M358])/[.M35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8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842.066">
            <text:p>17842.066</text:p>
          </table:table-cell>
          <table:table-cell office:value-type="float" office:value="713.683">
            <text:p>713.683</text:p>
          </table:table-cell>
          <table:table-cell office:value-type="float" office:value="162.143">
            <text:p>162.143</text:p>
          </table:table-cell>
          <table:table-cell office:value-type="string">
            <text:p>SEQUENTIAL</text:p>
          </table:table-cell>
          <table:table-cell table:formula="of:=([.N359]-[.M359])/[.M35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8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7487.221">
            <text:p>17487.221</text:p>
          </table:table-cell>
          <table:table-cell office:value-type="float" office:value="699.489">
            <text:p>699.489</text:p>
          </table:table-cell>
          <table:table-cell office:value-type="float" office:value="171.963">
            <text:p>171.963</text:p>
          </table:table-cell>
          <table:table-cell office:value-type="string">
            <text:p>MIXED</text:p>
          </table:table-cell>
          <table:table-cell table:formula="of:=([.N360]-[.M360])/[.M36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9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780.053">
            <text:p>15780.053</text:p>
          </table:table-cell>
          <table:table-cell office:value-type="float" office:value="631.202">
            <text:p>631.202</text:p>
          </table:table-cell>
          <table:table-cell office:value-type="float" office:value="160.093">
            <text:p>160.093</text:p>
          </table:table-cell>
          <table:table-cell office:value-type="string">
            <text:p>AP</text:p>
          </table:table-cell>
          <table:table-cell table:formula="of:=([.N361]-[.M361])/[.M36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9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950.695">
            <text:p>15950.695</text:p>
          </table:table-cell>
          <table:table-cell office:value-type="float" office:value="638.028">
            <text:p>638.028</text:p>
          </table:table-cell>
          <table:table-cell office:value-type="float" office:value="164.774">
            <text:p>164.774</text:p>
          </table:table-cell>
          <table:table-cell office:value-type="string">
            <text:p>SEQUENTIAL</text:p>
          </table:table-cell>
          <table:table-cell table:formula="of:=([.N362]-[.M362])/[.M36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109_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780.053">
            <text:p>15780.053</text:p>
          </table:table-cell>
          <table:table-cell office:value-type="float" office:value="631.202">
            <text:p>631.202</text:p>
          </table:table-cell>
          <table:table-cell office:value-type="float" office:value="160.093">
            <text:p>160.093</text:p>
          </table:table-cell>
          <table:table-cell office:value-type="string">
            <text:p>MIXED</text:p>
          </table:table-cell>
          <table:table-cell table:formula="of:=([.N363]-[.M363])/[.M36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1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450.638">
            <text:p>61450.638</text:p>
          </table:table-cell>
          <table:table-cell office:value-type="float" office:value="2458.026">
            <text:p>2458.026</text:p>
          </table:table-cell>
          <table:table-cell office:value-type="float" office:value="392.167">
            <text:p>392.167</text:p>
          </table:table-cell>
          <table:table-cell office:value-type="string">
            <text:p>AP</text:p>
          </table:table-cell>
          <table:table-cell table:formula="of:=([.N364]-[.M364])/[.M36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1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748.271">
            <text:p>61748.271</text:p>
          </table:table-cell>
          <table:table-cell office:value-type="float" office:value="2469.931">
            <text:p>2469.931</text:p>
          </table:table-cell>
          <table:table-cell office:value-type="float" office:value="389.051">
            <text:p>389.051</text:p>
          </table:table-cell>
          <table:table-cell office:value-type="string">
            <text:p>SEQUENTIAL</text:p>
          </table:table-cell>
          <table:table-cell table:formula="of:=([.N365]-[.M365])/[.M36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1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450.638">
            <text:p>61450.638</text:p>
          </table:table-cell>
          <table:table-cell office:value-type="float" office:value="2458.026">
            <text:p>2458.026</text:p>
          </table:table-cell>
          <table:table-cell office:value-type="float" office:value="392.167">
            <text:p>392.167</text:p>
          </table:table-cell>
          <table:table-cell office:value-type="string">
            <text:p>MIXED</text:p>
          </table:table-cell>
          <table:table-cell table:formula="of:=([.N366]-[.M366])/[.M36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2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962.324">
            <text:p>55962.324</text:p>
          </table:table-cell>
          <table:table-cell office:value-type="float" office:value="2238.493">
            <text:p>2238.493</text:p>
          </table:table-cell>
          <table:table-cell office:value-type="float" office:value="512.042">
            <text:p>512.042</text:p>
          </table:table-cell>
          <table:table-cell office:value-type="string">
            <text:p>AP</text:p>
          </table:table-cell>
          <table:table-cell table:formula="of:=([.N367]-[.M367])/[.M36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2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498.524">
            <text:p>55498.524</text:p>
          </table:table-cell>
          <table:table-cell office:value-type="float" office:value="2219.941">
            <text:p>2219.941</text:p>
          </table:table-cell>
          <table:table-cell office:value-type="float" office:value="580.967">
            <text:p>580.967</text:p>
          </table:table-cell>
          <table:table-cell office:value-type="string">
            <text:p>SEQUENTIAL</text:p>
          </table:table-cell>
          <table:table-cell table:formula="of:=([.N368]-[.M368])/[.M36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2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962.324">
            <text:p>55962.324</text:p>
          </table:table-cell>
          <table:table-cell office:value-type="float" office:value="2238.493">
            <text:p>2238.493</text:p>
          </table:table-cell>
          <table:table-cell office:value-type="float" office:value="512.042">
            <text:p>512.042</text:p>
          </table:table-cell>
          <table:table-cell office:value-type="string">
            <text:p>MIXED</text:p>
          </table:table-cell>
          <table:table-cell table:formula="of:=([.N369]-[.M369])/[.M36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3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768.874">
            <text:p>44768.874</text:p>
          </table:table-cell>
          <table:table-cell office:value-type="float" office:value="1790.755">
            <text:p>1790.755</text:p>
          </table:table-cell>
          <table:table-cell office:value-type="float" office:value="891.607">
            <text:p>891.607</text:p>
          </table:table-cell>
          <table:table-cell office:value-type="string">
            <text:p>AP</text:p>
          </table:table-cell>
          <table:table-cell table:formula="of:=([.N370]-[.M370])/[.M37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3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978.472">
            <text:p>44978.472</text:p>
          </table:table-cell>
          <table:table-cell office:value-type="float" office:value="1799.139">
            <text:p>1799.139</text:p>
          </table:table-cell>
          <table:table-cell office:value-type="float" office:value="910.318">
            <text:p>910.318</text:p>
          </table:table-cell>
          <table:table-cell office:value-type="string">
            <text:p>SEQUENTIAL</text:p>
          </table:table-cell>
          <table:table-cell table:formula="of:=([.N371]-[.M371])/[.M37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3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4768.874">
            <text:p>44768.874</text:p>
          </table:table-cell>
          <table:table-cell office:value-type="float" office:value="1790.755">
            <text:p>1790.755</text:p>
          </table:table-cell>
          <table:table-cell office:value-type="float" office:value="891.607">
            <text:p>891.607</text:p>
          </table:table-cell>
          <table:table-cell office:value-type="string">
            <text:p>MIXED</text:p>
          </table:table-cell>
          <table:table-cell table:formula="of:=([.N372]-[.M372])/[.M37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4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576.364">
            <text:p>26576.364</text:p>
          </table:table-cell>
          <table:table-cell office:value-type="float" office:value="1063.055">
            <text:p>1063.055</text:p>
          </table:table-cell>
          <table:table-cell office:value-type="float" office:value="1046.259">
            <text:p>1046.259</text:p>
          </table:table-cell>
          <table:table-cell office:value-type="string">
            <text:p>AP</text:p>
          </table:table-cell>
          <table:table-cell table:formula="of:=([.N373]-[.M373])/[.M37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4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777.795">
            <text:p>26777.795</text:p>
          </table:table-cell>
          <table:table-cell office:value-type="float" office:value="1071.112">
            <text:p>1071.112</text:p>
          </table:table-cell>
          <table:table-cell office:value-type="float" office:value="1047.503">
            <text:p>1047.503</text:p>
          </table:table-cell>
          <table:table-cell office:value-type="string">
            <text:p>SEQUENTIAL</text:p>
          </table:table-cell>
          <table:table-cell table:formula="of:=([.N374]-[.M374])/[.M37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4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6576.364">
            <text:p>26576.364</text:p>
          </table:table-cell>
          <table:table-cell office:value-type="float" office:value="1063.055">
            <text:p>1063.055</text:p>
          </table:table-cell>
          <table:table-cell office:value-type="float" office:value="1046.259">
            <text:p>1046.259</text:p>
          </table:table-cell>
          <table:table-cell office:value-type="string">
            <text:p>MIXED</text:p>
          </table:table-cell>
          <table:table-cell table:formula="of:=([.N375]-[.M375])/[.M37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5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9175.348">
            <text:p>59175.348</text:p>
          </table:table-cell>
          <table:table-cell office:value-type="float" office:value="2367.014">
            <text:p>2367.014</text:p>
          </table:table-cell>
          <table:table-cell office:value-type="float" office:value="389.35">
            <text:p>389.35</text:p>
          </table:table-cell>
          <table:table-cell office:value-type="string">
            <text:p>AP</text:p>
          </table:table-cell>
          <table:table-cell table:formula="of:=([.N376]-[.M376])/[.M37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5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9244.212">
            <text:p>59244.212</text:p>
          </table:table-cell>
          <table:table-cell office:value-type="float" office:value="2369.768">
            <text:p>2369.768</text:p>
          </table:table-cell>
          <table:table-cell office:value-type="float" office:value="407.841">
            <text:p>407.841</text:p>
          </table:table-cell>
          <table:table-cell office:value-type="string">
            <text:p>SEQUENTIAL</text:p>
          </table:table-cell>
          <table:table-cell table:formula="of:=([.N377]-[.M377])/[.M37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5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9175.348">
            <text:p>59175.348</text:p>
          </table:table-cell>
          <table:table-cell office:value-type="float" office:value="2367.014">
            <text:p>2367.014</text:p>
          </table:table-cell>
          <table:table-cell office:value-type="float" office:value="389.35">
            <text:p>389.35</text:p>
          </table:table-cell>
          <table:table-cell office:value-type="string">
            <text:p>MIXED</text:p>
          </table:table-cell>
          <table:table-cell table:formula="of:=([.N378]-[.M378])/[.M37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6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7140.983">
            <text:p>57140.983</text:p>
          </table:table-cell>
          <table:table-cell office:value-type="float" office:value="2285.639">
            <text:p>2285.639</text:p>
          </table:table-cell>
          <table:table-cell office:value-type="float" office:value="392.356">
            <text:p>392.356</text:p>
          </table:table-cell>
          <table:table-cell office:value-type="string">
            <text:p>AP</text:p>
          </table:table-cell>
          <table:table-cell table:formula="of:=([.N379]-[.M379])/[.M37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6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7453.587">
            <text:p>57453.587</text:p>
          </table:table-cell>
          <table:table-cell office:value-type="float" office:value="2298.143">
            <text:p>2298.143</text:p>
          </table:table-cell>
          <table:table-cell office:value-type="float" office:value="381.462">
            <text:p>381.462</text:p>
          </table:table-cell>
          <table:table-cell office:value-type="string">
            <text:p>SEQUENTIAL</text:p>
          </table:table-cell>
          <table:table-cell table:formula="of:=([.N380]-[.M380])/[.M38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6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7140.983">
            <text:p>57140.983</text:p>
          </table:table-cell>
          <table:table-cell office:value-type="float" office:value="2285.639">
            <text:p>2285.639</text:p>
          </table:table-cell>
          <table:table-cell office:value-type="float" office:value="392.356">
            <text:p>392.356</text:p>
          </table:table-cell>
          <table:table-cell office:value-type="string">
            <text:p>MIXED</text:p>
          </table:table-cell>
          <table:table-cell table:formula="of:=([.N381]-[.M381])/[.M38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7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462.059">
            <text:p>51462.059</text:p>
          </table:table-cell>
          <table:table-cell office:value-type="float" office:value="2058.482">
            <text:p>2058.482</text:p>
          </table:table-cell>
          <table:table-cell office:value-type="float" office:value="381.566">
            <text:p>381.566</text:p>
          </table:table-cell>
          <table:table-cell office:value-type="string">
            <text:p>AP</text:p>
          </table:table-cell>
          <table:table-cell table:formula="of:=([.N382]-[.M382])/[.M38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7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887.757">
            <text:p>51887.757</text:p>
          </table:table-cell>
          <table:table-cell office:value-type="float" office:value="2075.51">
            <text:p>2075.51</text:p>
          </table:table-cell>
          <table:table-cell office:value-type="float" office:value="370.994">
            <text:p>370.994</text:p>
          </table:table-cell>
          <table:table-cell office:value-type="string">
            <text:p>SEQUENTIAL</text:p>
          </table:table-cell>
          <table:table-cell table:formula="of:=([.N383]-[.M383])/[.M38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7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1462.059">
            <text:p>51462.059</text:p>
          </table:table-cell>
          <table:table-cell office:value-type="float" office:value="2058.482">
            <text:p>2058.482</text:p>
          </table:table-cell>
          <table:table-cell office:value-type="float" office:value="381.566">
            <text:p>381.566</text:p>
          </table:table-cell>
          <table:table-cell office:value-type="string">
            <text:p>MIXED</text:p>
          </table:table-cell>
          <table:table-cell table:formula="of:=([.N384]-[.M384])/[.M38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8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355.751">
            <text:p>55355.751</text:p>
          </table:table-cell>
          <table:table-cell office:value-type="float" office:value="2214.23">
            <text:p>2214.23</text:p>
          </table:table-cell>
          <table:table-cell office:value-type="float" office:value="384.917">
            <text:p>384.917</text:p>
          </table:table-cell>
          <table:table-cell office:value-type="string">
            <text:p>AP</text:p>
          </table:table-cell>
          <table:table-cell table:formula="of:=([.N385]-[.M385])/[.M38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8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2515.642">
            <text:p>52515.642</text:p>
          </table:table-cell>
          <table:table-cell office:value-type="float" office:value="2100.626">
            <text:p>2100.626</text:p>
          </table:table-cell>
          <table:table-cell office:value-type="float" office:value="591.109">
            <text:p>591.109</text:p>
          </table:table-cell>
          <table:table-cell office:value-type="string">
            <text:p>SEQUENTIAL</text:p>
          </table:table-cell>
          <table:table-cell table:formula="of:=([.N386]-[.M386])/[.M38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C208_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5355.751">
            <text:p>55355.751</text:p>
          </table:table-cell>
          <table:table-cell office:value-type="float" office:value="2214.23">
            <text:p>2214.23</text:p>
          </table:table-cell>
          <table:table-cell office:value-type="float" office:value="384.917">
            <text:p>384.917</text:p>
          </table:table-cell>
          <table:table-cell office:value-type="string">
            <text:p>MIXED</text:p>
          </table:table-cell>
          <table:table-cell table:formula="of:=([.N387]-[.M387])/[.M38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1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58.952">
            <text:p>4258.952</text:p>
          </table:table-cell>
          <table:table-cell office:value-type="float" office:value="170.358">
            <text:p>170.358</text:p>
          </table:table-cell>
          <table:table-cell office:value-type="float" office:value="34.541">
            <text:p>34.541</text:p>
          </table:table-cell>
          <table:table-cell office:value-type="string">
            <text:p>AP</text:p>
          </table:table-cell>
          <table:table-cell table:formula="of:=([.N388]-[.M388])/[.M38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1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342.647">
            <text:p>4342.647</text:p>
          </table:table-cell>
          <table:table-cell office:value-type="float" office:value="173.706">
            <text:p>173.706</text:p>
          </table:table-cell>
          <table:table-cell office:value-type="float" office:value="25.504">
            <text:p>25.504</text:p>
          </table:table-cell>
          <table:table-cell office:value-type="string">
            <text:p>SEQUENTIAL</text:p>
          </table:table-cell>
          <table:table-cell table:formula="of:=([.N389]-[.M389])/[.M38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1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258.952">
            <text:p>4258.952</text:p>
          </table:table-cell>
          <table:table-cell office:value-type="float" office:value="170.358">
            <text:p>170.358</text:p>
          </table:table-cell>
          <table:table-cell office:value-type="float" office:value="34.541">
            <text:p>34.541</text:p>
          </table:table-cell>
          <table:table-cell office:value-type="string">
            <text:p>MIXED</text:p>
          </table:table-cell>
          <table:table-cell table:formula="of:=([.N390]-[.M390])/[.M39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2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03.276">
            <text:p>3803.276</text:p>
          </table:table-cell>
          <table:table-cell office:value-type="float" office:value="152.131">
            <text:p>152.131</text:p>
          </table:table-cell>
          <table:table-cell office:value-type="float" office:value="37.498">
            <text:p>37.498</text:p>
          </table:table-cell>
          <table:table-cell office:value-type="string">
            <text:p>AP</text:p>
          </table:table-cell>
          <table:table-cell table:formula="of:=([.N391]-[.M391])/[.M39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2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07.368">
            <text:p>3707.368</text:p>
          </table:table-cell>
          <table:table-cell office:value-type="float" office:value="148.295">
            <text:p>148.295</text:p>
          </table:table-cell>
          <table:table-cell office:value-type="float" office:value="29.357">
            <text:p>29.357</text:p>
          </table:table-cell>
          <table:table-cell office:value-type="string">
            <text:p>SEQUENTIAL</text:p>
          </table:table-cell>
          <table:table-cell table:formula="of:=([.N392]-[.M392])/[.M39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2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03.276">
            <text:p>3803.276</text:p>
          </table:table-cell>
          <table:table-cell office:value-type="float" office:value="152.131">
            <text:p>152.131</text:p>
          </table:table-cell>
          <table:table-cell office:value-type="float" office:value="37.498">
            <text:p>37.498</text:p>
          </table:table-cell>
          <table:table-cell office:value-type="string">
            <text:p>MIXED</text:p>
          </table:table-cell>
          <table:table-cell table:formula="of:=([.N393]-[.M393])/[.M39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3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01.807">
            <text:p>3401.807</text:p>
          </table:table-cell>
          <table:table-cell office:value-type="float" office:value="136.072">
            <text:p>136.072</text:p>
          </table:table-cell>
          <table:table-cell office:value-type="float" office:value="49.886">
            <text:p>49.886</text:p>
          </table:table-cell>
          <table:table-cell office:value-type="string">
            <text:p>AP</text:p>
          </table:table-cell>
          <table:table-cell table:formula="of:=([.N394]-[.M394])/[.M39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3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92.535">
            <text:p>3692.535</text:p>
          </table:table-cell>
          <table:table-cell office:value-type="float" office:value="147.701">
            <text:p>147.701</text:p>
          </table:table-cell>
          <table:table-cell office:value-type="float" office:value="27.857">
            <text:p>27.857</text:p>
          </table:table-cell>
          <table:table-cell office:value-type="string">
            <text:p>SEQUENTIAL</text:p>
          </table:table-cell>
          <table:table-cell table:formula="of:=([.N395]-[.M395])/[.M39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3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01.807">
            <text:p>3401.807</text:p>
          </table:table-cell>
          <table:table-cell office:value-type="float" office:value="136.072">
            <text:p>136.072</text:p>
          </table:table-cell>
          <table:table-cell office:value-type="float" office:value="49.886">
            <text:p>49.886</text:p>
          </table:table-cell>
          <table:table-cell office:value-type="string">
            <text:p>MIXED</text:p>
          </table:table-cell>
          <table:table-cell table:formula="of:=([.N396]-[.M396])/[.M39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4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86.065">
            <text:p>3186.065</text:p>
          </table:table-cell>
          <table:table-cell office:value-type="float" office:value="127.443">
            <text:p>127.443</text:p>
          </table:table-cell>
          <table:table-cell office:value-type="float" office:value="47.08">
            <text:p>47.08</text:p>
          </table:table-cell>
          <table:table-cell office:value-type="string">
            <text:p>AP</text:p>
          </table:table-cell>
          <table:table-cell table:formula="of:=([.N397]-[.M397])/[.M39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4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3226.611">
            <text:p>3226.611</text:p>
          </table:table-cell>
          <table:table-cell office:value-type="float" office:value="3205.352">
            <text:p>3205.352</text:p>
          </table:table-cell>
          <table:table-cell office:value-type="float" office:value="128.214">
            <text:p>128.214</text:p>
          </table:table-cell>
          <table:table-cell office:value-type="float" office:value="44.358">
            <text:p>44.358</text:p>
          </table:table-cell>
          <table:table-cell office:value-type="string">
            <text:p>SEQUENTIAL</text:p>
          </table:table-cell>
          <table:table-cell table:formula="of:=([.N398]-[.M398])/[.M398]" office:value-type="percentage" office:value="-0.00658864672562017">
            <text:p>-0.66%</text:p>
          </table:table-cell>
          <table:table-cell table:number-columns-repeated="6"/>
        </table:table-row>
        <table:table-row table:style-name="ro1">
          <table:table-cell office:value-type="string">
            <text:p>50-R104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86.065">
            <text:p>3186.065</text:p>
          </table:table-cell>
          <table:table-cell office:value-type="float" office:value="127.443">
            <text:p>127.443</text:p>
          </table:table-cell>
          <table:table-cell office:value-type="float" office:value="47.08">
            <text:p>47.08</text:p>
          </table:table-cell>
          <table:table-cell office:value-type="string">
            <text:p>MIXED</text:p>
          </table:table-cell>
          <table:table-cell table:formula="of:=([.N399]-[.M399])/[.M39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5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97.648">
            <text:p>3797.648</text:p>
          </table:table-cell>
          <table:table-cell office:value-type="float" office:value="151.906">
            <text:p>151.906</text:p>
          </table:table-cell>
          <table:table-cell office:value-type="float" office:value="30.632">
            <text:p>30.632</text:p>
          </table:table-cell>
          <table:table-cell office:value-type="string">
            <text:p>AP</text:p>
          </table:table-cell>
          <table:table-cell table:formula="of:=([.N400]-[.M400])/[.M40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5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4054.337">
            <text:p>4054.337</text:p>
          </table:table-cell>
          <table:table-cell office:value-type="float" office:value="162.173">
            <text:p>162.173</text:p>
          </table:table-cell>
          <table:table-cell office:value-type="float" office:value="19.067">
            <text:p>19.067</text:p>
          </table:table-cell>
          <table:table-cell office:value-type="string">
            <text:p>SEQUENTIAL</text:p>
          </table:table-cell>
          <table:table-cell table:formula="of:=([.N401]-[.M401])/[.M40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5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17.716">
            <text:p>3817.716</text:p>
          </table:table-cell>
          <table:table-cell office:value-type="float" office:value="152.709">
            <text:p>152.709</text:p>
          </table:table-cell>
          <table:table-cell office:value-type="float" office:value="30.518">
            <text:p>30.518</text:p>
          </table:table-cell>
          <table:table-cell office:value-type="string">
            <text:p>MIXED</text:p>
          </table:table-cell>
          <table:table-cell table:formula="of:=([.N402]-[.M402])/[.M40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6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72.12">
            <text:p>3672.12</text:p>
          </table:table-cell>
          <table:table-cell office:value-type="float" office:value="146.885">
            <text:p>146.885</text:p>
          </table:table-cell>
          <table:table-cell office:value-type="float" office:value="44.87">
            <text:p>44.87</text:p>
          </table:table-cell>
          <table:table-cell office:value-type="string">
            <text:p>AP</text:p>
          </table:table-cell>
          <table:table-cell table:formula="of:=([.N403]-[.M403])/[.M40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6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4117.224">
            <text:p>4117.224</text:p>
          </table:table-cell>
          <table:table-cell office:value-type="float" office:value="4089.777">
            <text:p>4089.777</text:p>
          </table:table-cell>
          <table:table-cell office:value-type="float" office:value="163.591">
            <text:p>163.591</text:p>
          </table:table-cell>
          <table:table-cell office:value-type="float" office:value="23.632">
            <text:p>23.632</text:p>
          </table:table-cell>
          <table:table-cell office:value-type="string">
            <text:p>SEQUENTIAL</text:p>
          </table:table-cell>
          <table:table-cell table:formula="of:=([.N404]-[.M404])/[.M404]" office:value-type="percentage" office:value="-0.00666638492343388">
            <text:p>-0.67%</text:p>
          </table:table-cell>
          <table:table-cell table:number-columns-repeated="6"/>
        </table:table-row>
        <table:table-row table:style-name="ro1">
          <table:table-cell office:value-type="string">
            <text:p>50-R106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72.12">
            <text:p>3672.12</text:p>
          </table:table-cell>
          <table:table-cell office:value-type="float" office:value="146.885">
            <text:p>146.885</text:p>
          </table:table-cell>
          <table:table-cell office:value-type="float" office:value="44.87">
            <text:p>44.87</text:p>
          </table:table-cell>
          <table:table-cell office:value-type="string">
            <text:p>MIXED</text:p>
          </table:table-cell>
          <table:table-cell table:formula="of:=([.N405]-[.M405])/[.M40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7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67.589">
            <text:p>3667.589</text:p>
          </table:table-cell>
          <table:table-cell office:value-type="float" office:value="146.704">
            <text:p>146.704</text:p>
          </table:table-cell>
          <table:table-cell office:value-type="float" office:value="44.288">
            <text:p>44.288</text:p>
          </table:table-cell>
          <table:table-cell office:value-type="string">
            <text:p>AP</text:p>
          </table:table-cell>
          <table:table-cell table:formula="of:=([.N406]-[.M406])/[.M40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7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3840.049">
            <text:p>3840.049</text:p>
          </table:table-cell>
          <table:table-cell office:value-type="float" office:value="3834.007">
            <text:p>3834.007</text:p>
          </table:table-cell>
          <table:table-cell office:value-type="float" office:value="153.36">
            <text:p>153.36</text:p>
          </table:table-cell>
          <table:table-cell office:value-type="float" office:value="33.794">
            <text:p>33.794</text:p>
          </table:table-cell>
          <table:table-cell office:value-type="string">
            <text:p>SEQUENTIAL</text:p>
          </table:table-cell>
          <table:table-cell table:formula="of:=([.N407]-[.M407])/[.M407]" office:value-type="percentage" office:value="-0.00157341742253808">
            <text:p>-0.16%</text:p>
          </table:table-cell>
          <table:table-cell table:number-columns-repeated="6"/>
        </table:table-row>
        <table:table-row table:style-name="ro1">
          <table:table-cell office:value-type="string">
            <text:p>50-R107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67.589">
            <text:p>3667.589</text:p>
          </table:table-cell>
          <table:table-cell office:value-type="float" office:value="146.704">
            <text:p>146.704</text:p>
          </table:table-cell>
          <table:table-cell office:value-type="float" office:value="44.288">
            <text:p>44.288</text:p>
          </table:table-cell>
          <table:table-cell office:value-type="string">
            <text:p>MIXED</text:p>
          </table:table-cell>
          <table:table-cell table:formula="of:=([.N408]-[.M408])/[.M40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8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23.092">
            <text:p>2723.092</text:p>
          </table:table-cell>
          <table:table-cell office:value-type="float" office:value="108.924">
            <text:p>108.924</text:p>
          </table:table-cell>
          <table:table-cell office:value-type="float" office:value="37.577">
            <text:p>37.577</text:p>
          </table:table-cell>
          <table:table-cell office:value-type="string">
            <text:p>AP</text:p>
          </table:table-cell>
          <table:table-cell table:formula="of:=([.N409]-[.M409])/[.M40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8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3019.778">
            <text:p>3019.778</text:p>
          </table:table-cell>
          <table:table-cell office:value-type="float" office:value="2989.743">
            <text:p>2989.743</text:p>
          </table:table-cell>
          <table:table-cell office:value-type="float" office:value="119.59">
            <text:p>119.59</text:p>
          </table:table-cell>
          <table:table-cell office:value-type="float" office:value="41.421">
            <text:p>41.421</text:p>
          </table:table-cell>
          <table:table-cell office:value-type="string">
            <text:p>SEQUENTIAL</text:p>
          </table:table-cell>
          <table:table-cell table:formula="of:=([.N410]-[.M410])/[.M410]" office:value-type="percentage" office:value="-0.0099460953752229">
            <text:p>-0.99%</text:p>
          </table:table-cell>
          <table:table-cell table:number-columns-repeated="6"/>
        </table:table-row>
        <table:table-row table:style-name="ro1">
          <table:table-cell office:value-type="string">
            <text:p>50-R108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723.092">
            <text:p>2723.092</text:p>
          </table:table-cell>
          <table:table-cell office:value-type="float" office:value="108.924">
            <text:p>108.924</text:p>
          </table:table-cell>
          <table:table-cell office:value-type="float" office:value="37.577">
            <text:p>37.577</text:p>
          </table:table-cell>
          <table:table-cell office:value-type="string">
            <text:p>MIXED</text:p>
          </table:table-cell>
          <table:table-cell table:formula="of:=([.N411]-[.M411])/[.M41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9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21.967">
            <text:p>3721.967</text:p>
          </table:table-cell>
          <table:table-cell office:value-type="float" office:value="148.879">
            <text:p>148.879</text:p>
          </table:table-cell>
          <table:table-cell office:value-type="float" office:value="41.286">
            <text:p>41.286</text:p>
          </table:table-cell>
          <table:table-cell office:value-type="string">
            <text:p>AP</text:p>
          </table:table-cell>
          <table:table-cell table:formula="of:=([.N412]-[.M412])/[.M41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9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55.442">
            <text:p>3655.442</text:p>
          </table:table-cell>
          <table:table-cell office:value-type="float" office:value="146.218">
            <text:p>146.218</text:p>
          </table:table-cell>
          <table:table-cell office:value-type="float" office:value="17.341">
            <text:p>17.341</text:p>
          </table:table-cell>
          <table:table-cell office:value-type="string">
            <text:p>SEQUENTIAL</text:p>
          </table:table-cell>
          <table:table-cell table:formula="of:=([.N413]-[.M413])/[.M41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09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21.967">
            <text:p>3721.967</text:p>
          </table:table-cell>
          <table:table-cell office:value-type="float" office:value="148.879">
            <text:p>148.879</text:p>
          </table:table-cell>
          <table:table-cell office:value-type="float" office:value="41.286">
            <text:p>41.286</text:p>
          </table:table-cell>
          <table:table-cell office:value-type="string">
            <text:p>MIXED</text:p>
          </table:table-cell>
          <table:table-cell table:formula="of:=([.N414]-[.M414])/[.M41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10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52.806">
            <text:p>3552.806</text:p>
          </table:table-cell>
          <table:table-cell office:value-type="float" office:value="142.112">
            <text:p>142.112</text:p>
          </table:table-cell>
          <table:table-cell office:value-type="float" office:value="36.245">
            <text:p>36.245</text:p>
          </table:table-cell>
          <table:table-cell office:value-type="string">
            <text:p>AP</text:p>
          </table:table-cell>
          <table:table-cell table:formula="of:=([.N415]-[.M415])/[.M41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10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3619.227">
            <text:p>3619.227</text:p>
          </table:table-cell>
          <table:table-cell office:value-type="float" office:value="3619.2">
            <text:p>3619.2</text:p>
          </table:table-cell>
          <table:table-cell office:value-type="float" office:value="144.768">
            <text:p>144.768</text:p>
          </table:table-cell>
          <table:table-cell office:value-type="float" office:value="23.671">
            <text:p>23.671</text:p>
          </table:table-cell>
          <table:table-cell office:value-type="string">
            <text:p>SEQUENTIAL</text:p>
          </table:table-cell>
          <table:table-cell table:formula="of:=([.N416]-[.M416])/[.M416]" office:value-type="percentage" office:value="-0.00000746015654725268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10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52.806">
            <text:p>3552.806</text:p>
          </table:table-cell>
          <table:table-cell office:value-type="float" office:value="142.112">
            <text:p>142.112</text:p>
          </table:table-cell>
          <table:table-cell office:value-type="float" office:value="36.245">
            <text:p>36.245</text:p>
          </table:table-cell>
          <table:table-cell office:value-type="string">
            <text:p>MIXED</text:p>
          </table:table-cell>
          <table:table-cell table:formula="of:=([.N417]-[.M417])/[.M41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11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16.253">
            <text:p>3416.253</text:p>
          </table:table-cell>
          <table:table-cell office:value-type="float" office:value="136.65">
            <text:p>136.65</text:p>
          </table:table-cell>
          <table:table-cell office:value-type="float" office:value="35.358">
            <text:p>35.358</text:p>
          </table:table-cell>
          <table:table-cell office:value-type="string">
            <text:p>AP</text:p>
          </table:table-cell>
          <table:table-cell table:formula="of:=([.N418]-[.M418])/[.M41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11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3460.858">
            <text:p>3460.858</text:p>
          </table:table-cell>
          <table:table-cell office:value-type="float" office:value="3458.943">
            <text:p>3458.943</text:p>
          </table:table-cell>
          <table:table-cell office:value-type="float" office:value="138.358">
            <text:p>138.358</text:p>
          </table:table-cell>
          <table:table-cell office:value-type="float" office:value="28.178">
            <text:p>28.178</text:p>
          </table:table-cell>
          <table:table-cell office:value-type="string">
            <text:p>SEQUENTIAL</text:p>
          </table:table-cell>
          <table:table-cell table:formula="of:=([.N419]-[.M419])/[.M419]" office:value-type="percentage" office:value="-0.000553330994799545">
            <text:p>-0.06%</text:p>
          </table:table-cell>
          <table:table-cell table:number-columns-repeated="6"/>
        </table:table-row>
        <table:table-row table:style-name="ro1">
          <table:table-cell office:value-type="string">
            <text:p>50-R111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16.253">
            <text:p>3416.253</text:p>
          </table:table-cell>
          <table:table-cell office:value-type="float" office:value="136.65">
            <text:p>136.65</text:p>
          </table:table-cell>
          <table:table-cell office:value-type="float" office:value="35.358">
            <text:p>35.358</text:p>
          </table:table-cell>
          <table:table-cell office:value-type="string">
            <text:p>MIXED</text:p>
          </table:table-cell>
          <table:table-cell table:formula="of:=([.N420]-[.M420])/[.M42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12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85.824">
            <text:p>2885.824</text:p>
          </table:table-cell>
          <table:table-cell office:value-type="float" office:value="115.433">
            <text:p>115.433</text:p>
          </table:table-cell>
          <table:table-cell office:value-type="float" office:value="25.249">
            <text:p>25.249</text:p>
          </table:table-cell>
          <table:table-cell office:value-type="string">
            <text:p>AP</text:p>
          </table:table-cell>
          <table:table-cell table:formula="of:=([.N421]-[.M421])/[.M42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12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025.236">
            <text:p>3025.236</text:p>
          </table:table-cell>
          <table:table-cell office:value-type="float" office:value="121.009">
            <text:p>121.009</text:p>
          </table:table-cell>
          <table:table-cell office:value-type="float" office:value="24.318">
            <text:p>24.318</text:p>
          </table:table-cell>
          <table:table-cell office:value-type="string">
            <text:p>SEQUENTIAL</text:p>
          </table:table-cell>
          <table:table-cell table:formula="of:=([.N422]-[.M422])/[.M42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112_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85.824">
            <text:p>2885.824</text:p>
          </table:table-cell>
          <table:table-cell office:value-type="float" office:value="115.433">
            <text:p>115.433</text:p>
          </table:table-cell>
          <table:table-cell office:value-type="float" office:value="25.249">
            <text:p>25.249</text:p>
          </table:table-cell>
          <table:table-cell office:value-type="string">
            <text:p>MIXED</text:p>
          </table:table-cell>
          <table:table-cell table:formula="of:=([.N423]-[.M423])/[.M42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1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382.082">
            <text:p>15382.082</text:p>
          </table:table-cell>
          <table:table-cell office:value-type="float" office:value="615.283">
            <text:p>615.283</text:p>
          </table:table-cell>
          <table:table-cell office:value-type="float" office:value="126.544">
            <text:p>126.544</text:p>
          </table:table-cell>
          <table:table-cell office:value-type="string">
            <text:p>AP</text:p>
          </table:table-cell>
          <table:table-cell table:formula="of:=([.N424]-[.M424])/[.M42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1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643.663">
            <text:p>15643.663</text:p>
          </table:table-cell>
          <table:table-cell office:value-type="float" office:value="625.747">
            <text:p>625.747</text:p>
          </table:table-cell>
          <table:table-cell office:value-type="float" office:value="127.904">
            <text:p>127.904</text:p>
          </table:table-cell>
          <table:table-cell office:value-type="string">
            <text:p>SEQUENTIAL</text:p>
          </table:table-cell>
          <table:table-cell table:formula="of:=([.N425]-[.M425])/[.M42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1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5382.082">
            <text:p>15382.082</text:p>
          </table:table-cell>
          <table:table-cell office:value-type="float" office:value="615.283">
            <text:p>615.283</text:p>
          </table:table-cell>
          <table:table-cell office:value-type="float" office:value="126.544">
            <text:p>126.544</text:p>
          </table:table-cell>
          <table:table-cell office:value-type="string">
            <text:p>MIXED</text:p>
          </table:table-cell>
          <table:table-cell table:formula="of:=([.N426]-[.M426])/[.M42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2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078.602">
            <text:p>13078.602</text:p>
          </table:table-cell>
          <table:table-cell office:value-type="float" office:value="523.144">
            <text:p>523.144</text:p>
          </table:table-cell>
          <table:table-cell office:value-type="float" office:value="182.504">
            <text:p>182.504</text:p>
          </table:table-cell>
          <table:table-cell office:value-type="string">
            <text:p>AP</text:p>
          </table:table-cell>
          <table:table-cell table:formula="of:=([.N427]-[.M427])/[.M42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2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632.772">
            <text:p>13632.772</text:p>
          </table:table-cell>
          <table:table-cell office:value-type="float" office:value="545.311">
            <text:p>545.311</text:p>
          </table:table-cell>
          <table:table-cell office:value-type="float" office:value="179.757">
            <text:p>179.757</text:p>
          </table:table-cell>
          <table:table-cell office:value-type="string">
            <text:p>SEQUENTIAL</text:p>
          </table:table-cell>
          <table:table-cell table:formula="of:=([.N428]-[.M428])/[.M42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2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078.602">
            <text:p>13078.602</text:p>
          </table:table-cell>
          <table:table-cell office:value-type="float" office:value="523.144">
            <text:p>523.144</text:p>
          </table:table-cell>
          <table:table-cell office:value-type="float" office:value="182.504">
            <text:p>182.504</text:p>
          </table:table-cell>
          <table:table-cell office:value-type="string">
            <text:p>MIXED</text:p>
          </table:table-cell>
          <table:table-cell table:formula="of:=([.N429]-[.M429])/[.M42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3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053.71">
            <text:p>10053.71</text:p>
          </table:table-cell>
          <table:table-cell office:value-type="float" office:value="402.148">
            <text:p>402.148</text:p>
          </table:table-cell>
          <table:table-cell office:value-type="float" office:value="246.6">
            <text:p>246.6</text:p>
          </table:table-cell>
          <table:table-cell office:value-type="string">
            <text:p>AP</text:p>
          </table:table-cell>
          <table:table-cell table:formula="of:=([.N430]-[.M430])/[.M43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3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432.485">
            <text:p>10432.485</text:p>
          </table:table-cell>
          <table:table-cell office:value-type="float" office:value="417.299">
            <text:p>417.299</text:p>
          </table:table-cell>
          <table:table-cell office:value-type="float" office:value="233.765">
            <text:p>233.765</text:p>
          </table:table-cell>
          <table:table-cell office:value-type="string">
            <text:p>SEQUENTIAL</text:p>
          </table:table-cell>
          <table:table-cell table:formula="of:=([.N431]-[.M431])/[.M43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3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053.71">
            <text:p>10053.71</text:p>
          </table:table-cell>
          <table:table-cell office:value-type="float" office:value="402.148">
            <text:p>402.148</text:p>
          </table:table-cell>
          <table:table-cell office:value-type="float" office:value="246.6">
            <text:p>246.6</text:p>
          </table:table-cell>
          <table:table-cell office:value-type="string">
            <text:p>MIXED</text:p>
          </table:table-cell>
          <table:table-cell table:formula="of:=([.N432]-[.M432])/[.M43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4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23.382">
            <text:p>6123.382</text:p>
          </table:table-cell>
          <table:table-cell office:value-type="float" office:value="244.935">
            <text:p>244.935</text:p>
          </table:table-cell>
          <table:table-cell office:value-type="float" office:value="230.562">
            <text:p>230.562</text:p>
          </table:table-cell>
          <table:table-cell office:value-type="string">
            <text:p>AP</text:p>
          </table:table-cell>
          <table:table-cell table:formula="of:=([.N433]-[.M433])/[.M43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4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382.667">
            <text:p>6382.667</text:p>
          </table:table-cell>
          <table:table-cell office:value-type="float" office:value="255.307">
            <text:p>255.307</text:p>
          </table:table-cell>
          <table:table-cell office:value-type="float" office:value="225.272">
            <text:p>225.272</text:p>
          </table:table-cell>
          <table:table-cell office:value-type="string">
            <text:p>SEQUENTIAL</text:p>
          </table:table-cell>
          <table:table-cell table:formula="of:=([.N434]-[.M434])/[.M43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4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23.382">
            <text:p>6123.382</text:p>
          </table:table-cell>
          <table:table-cell office:value-type="float" office:value="244.935">
            <text:p>244.935</text:p>
          </table:table-cell>
          <table:table-cell office:value-type="float" office:value="230.562">
            <text:p>230.562</text:p>
          </table:table-cell>
          <table:table-cell office:value-type="string">
            <text:p>MIXED</text:p>
          </table:table-cell>
          <table:table-cell table:formula="of:=([.N435]-[.M435])/[.M43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5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76.981">
            <text:p>13576.981</text:p>
          </table:table-cell>
          <table:table-cell office:value-type="float" office:value="543.079">
            <text:p>543.079</text:p>
          </table:table-cell>
          <table:table-cell office:value-type="float" office:value="141.753">
            <text:p>141.753</text:p>
          </table:table-cell>
          <table:table-cell office:value-type="string">
            <text:p>AP</text:p>
          </table:table-cell>
          <table:table-cell table:formula="of:=([.N436]-[.M436])/[.M43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5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981.353">
            <text:p>13981.353</text:p>
          </table:table-cell>
          <table:table-cell office:value-type="float" office:value="559.254">
            <text:p>559.254</text:p>
          </table:table-cell>
          <table:table-cell office:value-type="float" office:value="146.944">
            <text:p>146.944</text:p>
          </table:table-cell>
          <table:table-cell office:value-type="string">
            <text:p>SEQUENTIAL</text:p>
          </table:table-cell>
          <table:table-cell table:formula="of:=([.N437]-[.M437])/[.M43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5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576.981">
            <text:p>13576.981</text:p>
          </table:table-cell>
          <table:table-cell office:value-type="float" office:value="543.079">
            <text:p>543.079</text:p>
          </table:table-cell>
          <table:table-cell office:value-type="float" office:value="141.753">
            <text:p>141.753</text:p>
          </table:table-cell>
          <table:table-cell office:value-type="string">
            <text:p>MIXED</text:p>
          </table:table-cell>
          <table:table-cell table:formula="of:=([.N438]-[.M438])/[.M43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6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523.056">
            <text:p>11523.056</text:p>
          </table:table-cell>
          <table:table-cell office:value-type="float" office:value="460.922">
            <text:p>460.922</text:p>
          </table:table-cell>
          <table:table-cell office:value-type="float" office:value="178.509">
            <text:p>178.509</text:p>
          </table:table-cell>
          <table:table-cell office:value-type="string">
            <text:p>AP</text:p>
          </table:table-cell>
          <table:table-cell table:formula="of:=([.N439]-[.M439])/[.M43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6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890.746">
            <text:p>11890.746</text:p>
          </table:table-cell>
          <table:table-cell office:value-type="float" office:value="475.63">
            <text:p>475.63</text:p>
          </table:table-cell>
          <table:table-cell office:value-type="float" office:value="187.393">
            <text:p>187.393</text:p>
          </table:table-cell>
          <table:table-cell office:value-type="string">
            <text:p>SEQUENTIAL</text:p>
          </table:table-cell>
          <table:table-cell table:formula="of:=([.N440]-[.M440])/[.M44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6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523.056">
            <text:p>11523.056</text:p>
          </table:table-cell>
          <table:table-cell office:value-type="float" office:value="460.922">
            <text:p>460.922</text:p>
          </table:table-cell>
          <table:table-cell office:value-type="float" office:value="178.509">
            <text:p>178.509</text:p>
          </table:table-cell>
          <table:table-cell office:value-type="string">
            <text:p>MIXED</text:p>
          </table:table-cell>
          <table:table-cell table:formula="of:=([.N441]-[.M441])/[.M44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7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536.212">
            <text:p>8536.212</text:p>
          </table:table-cell>
          <table:table-cell office:value-type="float" office:value="341.448">
            <text:p>341.448</text:p>
          </table:table-cell>
          <table:table-cell office:value-type="float" office:value="219.606">
            <text:p>219.606</text:p>
          </table:table-cell>
          <table:table-cell office:value-type="string">
            <text:p>AP</text:p>
          </table:table-cell>
          <table:table-cell table:formula="of:=([.N442]-[.M442])/[.M44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7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898.579">
            <text:p>8898.579</text:p>
          </table:table-cell>
          <table:table-cell office:value-type="float" office:value="355.943">
            <text:p>355.943</text:p>
          </table:table-cell>
          <table:table-cell office:value-type="float" office:value="211.443">
            <text:p>211.443</text:p>
          </table:table-cell>
          <table:table-cell office:value-type="string">
            <text:p>SEQUENTIAL</text:p>
          </table:table-cell>
          <table:table-cell table:formula="of:=([.N443]-[.M443])/[.M44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7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8536.212">
            <text:p>8536.212</text:p>
          </table:table-cell>
          <table:table-cell office:value-type="float" office:value="341.448">
            <text:p>341.448</text:p>
          </table:table-cell>
          <table:table-cell office:value-type="float" office:value="219.606">
            <text:p>219.606</text:p>
          </table:table-cell>
          <table:table-cell office:value-type="string">
            <text:p>MIXED</text:p>
          </table:table-cell>
          <table:table-cell table:formula="of:=([.N444]-[.M444])/[.M44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8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689.49">
            <text:p>5689.49</text:p>
          </table:table-cell>
          <table:table-cell office:value-type="float" office:value="227.58">
            <text:p>227.58</text:p>
          </table:table-cell>
          <table:table-cell office:value-type="float" office:value="196.883">
            <text:p>196.883</text:p>
          </table:table-cell>
          <table:table-cell office:value-type="string">
            <text:p>AP</text:p>
          </table:table-cell>
          <table:table-cell table:formula="of:=([.N445]-[.M445])/[.M44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8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941.62">
            <text:p>5941.62</text:p>
          </table:table-cell>
          <table:table-cell office:value-type="float" office:value="237.665">
            <text:p>237.665</text:p>
          </table:table-cell>
          <table:table-cell office:value-type="float" office:value="192.799">
            <text:p>192.799</text:p>
          </table:table-cell>
          <table:table-cell office:value-type="string">
            <text:p>SEQUENTIAL</text:p>
          </table:table-cell>
          <table:table-cell table:formula="of:=([.N446]-[.M446])/[.M44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8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5689.49">
            <text:p>5689.49</text:p>
          </table:table-cell>
          <table:table-cell office:value-type="float" office:value="227.58">
            <text:p>227.58</text:p>
          </table:table-cell>
          <table:table-cell office:value-type="float" office:value="196.883">
            <text:p>196.883</text:p>
          </table:table-cell>
          <table:table-cell office:value-type="string">
            <text:p>MIXED</text:p>
          </table:table-cell>
          <table:table-cell table:formula="of:=([.N447]-[.M447])/[.M44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9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259.374">
            <text:p>12259.374</text:p>
          </table:table-cell>
          <table:table-cell office:value-type="float" office:value="490.375">
            <text:p>490.375</text:p>
          </table:table-cell>
          <table:table-cell office:value-type="float" office:value="123.815">
            <text:p>123.815</text:p>
          </table:table-cell>
          <table:table-cell office:value-type="string">
            <text:p>AP</text:p>
          </table:table-cell>
          <table:table-cell table:formula="of:=([.N448]-[.M448])/[.M44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9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591.035">
            <text:p>12591.035</text:p>
          </table:table-cell>
          <table:table-cell office:value-type="float" office:value="503.641">
            <text:p>503.641</text:p>
          </table:table-cell>
          <table:table-cell office:value-type="float" office:value="142.698">
            <text:p>142.698</text:p>
          </table:table-cell>
          <table:table-cell office:value-type="string">
            <text:p>SEQUENTIAL</text:p>
          </table:table-cell>
          <table:table-cell table:formula="of:=([.N449]-[.M449])/[.M44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09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259.374">
            <text:p>12259.374</text:p>
          </table:table-cell>
          <table:table-cell office:value-type="float" office:value="490.375">
            <text:p>490.375</text:p>
          </table:table-cell>
          <table:table-cell office:value-type="float" office:value="123.815">
            <text:p>123.815</text:p>
          </table:table-cell>
          <table:table-cell office:value-type="string">
            <text:p>MIXED</text:p>
          </table:table-cell>
          <table:table-cell table:formula="of:=([.N450]-[.M450])/[.M45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10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497.478">
            <text:p>11497.478</text:p>
          </table:table-cell>
          <table:table-cell office:value-type="float" office:value="459.899">
            <text:p>459.899</text:p>
          </table:table-cell>
          <table:table-cell office:value-type="float" office:value="149.881">
            <text:p>149.881</text:p>
          </table:table-cell>
          <table:table-cell office:value-type="string">
            <text:p>AP</text:p>
          </table:table-cell>
          <table:table-cell table:formula="of:=([.N451]-[.M451])/[.M45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10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819.786">
            <text:p>11819.786</text:p>
          </table:table-cell>
          <table:table-cell office:value-type="float" office:value="472.791">
            <text:p>472.791</text:p>
          </table:table-cell>
          <table:table-cell office:value-type="float" office:value="157.295">
            <text:p>157.295</text:p>
          </table:table-cell>
          <table:table-cell office:value-type="string">
            <text:p>SEQUENTIAL</text:p>
          </table:table-cell>
          <table:table-cell table:formula="of:=([.N452]-[.M452])/[.M45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10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497.478">
            <text:p>11497.478</text:p>
          </table:table-cell>
          <table:table-cell office:value-type="float" office:value="459.899">
            <text:p>459.899</text:p>
          </table:table-cell>
          <table:table-cell office:value-type="float" office:value="149.881">
            <text:p>149.881</text:p>
          </table:table-cell>
          <table:table-cell office:value-type="string">
            <text:p>MIXED</text:p>
          </table:table-cell>
          <table:table-cell table:formula="of:=([.N453]-[.M453])/[.M45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11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498.962">
            <text:p>10498.962</text:p>
          </table:table-cell>
          <table:table-cell office:value-type="float" office:value="419.958">
            <text:p>419.958</text:p>
          </table:table-cell>
          <table:table-cell office:value-type="float" office:value="90.008">
            <text:p>90.008</text:p>
          </table:table-cell>
          <table:table-cell office:value-type="string">
            <text:p>AP</text:p>
          </table:table-cell>
          <table:table-cell table:formula="of:=([.N454]-[.M454])/[.M45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11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839.551">
            <text:p>10839.551</text:p>
          </table:table-cell>
          <table:table-cell office:value-type="float" office:value="433.582">
            <text:p>433.582</text:p>
          </table:table-cell>
          <table:table-cell office:value-type="float" office:value="101.366">
            <text:p>101.366</text:p>
          </table:table-cell>
          <table:table-cell office:value-type="string">
            <text:p>SEQUENTIAL</text:p>
          </table:table-cell>
          <table:table-cell table:formula="of:=([.N455]-[.M455])/[.M45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211_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0498.962">
            <text:p>10498.962</text:p>
          </table:table-cell>
          <table:table-cell office:value-type="float" office:value="419.958">
            <text:p>419.958</text:p>
          </table:table-cell>
          <table:table-cell office:value-type="float" office:value="90.008">
            <text:p>90.008</text:p>
          </table:table-cell>
          <table:table-cell office:value-type="string">
            <text:p>MIXED</text:p>
          </table:table-cell>
          <table:table-cell table:formula="of:=([.N456]-[.M456])/[.M45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1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75.608">
            <text:p>3875.608</text:p>
          </table:table-cell>
          <table:table-cell office:value-type="float" office:value="155.024">
            <text:p>155.024</text:p>
          </table:table-cell>
          <table:table-cell office:value-type="float" office:value="34.078">
            <text:p>34.078</text:p>
          </table:table-cell>
          <table:table-cell office:value-type="string">
            <text:p>AP</text:p>
          </table:table-cell>
          <table:table-cell table:formula="of:=([.N457]-[.M457])/[.M45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1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77.941">
            <text:p>3877.941</text:p>
          </table:table-cell>
          <table:table-cell office:value-type="float" office:value="155.118">
            <text:p>155.118</text:p>
          </table:table-cell>
          <table:table-cell office:value-type="float" office:value="33.432">
            <text:p>33.432</text:p>
          </table:table-cell>
          <table:table-cell office:value-type="string">
            <text:p>SEQUENTIAL</text:p>
          </table:table-cell>
          <table:table-cell table:formula="of:=([.N458]-[.M458])/[.M45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1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875.608">
            <text:p>3875.608</text:p>
          </table:table-cell>
          <table:table-cell office:value-type="float" office:value="155.024">
            <text:p>155.024</text:p>
          </table:table-cell>
          <table:table-cell office:value-type="float" office:value="34.078">
            <text:p>34.078</text:p>
          </table:table-cell>
          <table:table-cell office:value-type="string">
            <text:p>MIXED</text:p>
          </table:table-cell>
          <table:table-cell table:formula="of:=([.N459]-[.M459])/[.M45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2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35.185">
            <text:p>3535.185</text:p>
          </table:table-cell>
          <table:table-cell office:value-type="float" office:value="141.407">
            <text:p>141.407</text:p>
          </table:table-cell>
          <table:table-cell office:value-type="float" office:value="34.657">
            <text:p>34.657</text:p>
          </table:table-cell>
          <table:table-cell office:value-type="string">
            <text:p>AP</text:p>
          </table:table-cell>
          <table:table-cell table:formula="of:=([.N460]-[.M460])/[.M46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2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05.358">
            <text:p>3705.358</text:p>
          </table:table-cell>
          <table:table-cell office:value-type="float" office:value="148.214">
            <text:p>148.214</text:p>
          </table:table-cell>
          <table:table-cell office:value-type="float" office:value="36.091">
            <text:p>36.091</text:p>
          </table:table-cell>
          <table:table-cell office:value-type="string">
            <text:p>SEQUENTIAL</text:p>
          </table:table-cell>
          <table:table-cell table:formula="of:=([.N461]-[.M461])/[.M46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2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35.185">
            <text:p>3535.185</text:p>
          </table:table-cell>
          <table:table-cell office:value-type="float" office:value="141.407">
            <text:p>141.407</text:p>
          </table:table-cell>
          <table:table-cell office:value-type="float" office:value="34.657">
            <text:p>34.657</text:p>
          </table:table-cell>
          <table:table-cell office:value-type="string">
            <text:p>MIXED</text:p>
          </table:table-cell>
          <table:table-cell table:formula="of:=([.N462]-[.M462])/[.M46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3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55.547">
            <text:p>3255.547</text:p>
          </table:table-cell>
          <table:table-cell office:value-type="float" office:value="130.222">
            <text:p>130.222</text:p>
          </table:table-cell>
          <table:table-cell office:value-type="float" office:value="44.715">
            <text:p>44.715</text:p>
          </table:table-cell>
          <table:table-cell office:value-type="string">
            <text:p>AP</text:p>
          </table:table-cell>
          <table:table-cell table:formula="of:=([.N463]-[.M463])/[.M46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3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3580.995">
            <text:p>3580.995</text:p>
          </table:table-cell>
          <table:table-cell office:value-type="float" office:value="3567.736">
            <text:p>3567.736</text:p>
          </table:table-cell>
          <table:table-cell office:value-type="float" office:value="142.709">
            <text:p>142.709</text:p>
          </table:table-cell>
          <table:table-cell office:value-type="float" office:value="42.488">
            <text:p>42.488</text:p>
          </table:table-cell>
          <table:table-cell office:value-type="string">
            <text:p>SEQUENTIAL</text:p>
          </table:table-cell>
          <table:table-cell table:formula="of:=([.N464]-[.M464])/[.M464]" office:value-type="percentage" office:value="-0.00370260220972105">
            <text:p>-0.37%</text:p>
          </table:table-cell>
          <table:table-cell table:number-columns-repeated="6"/>
        </table:table-row>
        <table:table-row table:style-name="ro1">
          <table:table-cell office:value-type="string">
            <text:p>50-RC103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55.547">
            <text:p>3255.547</text:p>
          </table:table-cell>
          <table:table-cell office:value-type="float" office:value="130.222">
            <text:p>130.222</text:p>
          </table:table-cell>
          <table:table-cell office:value-type="float" office:value="44.715">
            <text:p>44.715</text:p>
          </table:table-cell>
          <table:table-cell office:value-type="string">
            <text:p>MIXED</text:p>
          </table:table-cell>
          <table:table-cell table:formula="of:=([.N465]-[.M465])/[.M46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4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76.559">
            <text:p>2876.559</text:p>
          </table:table-cell>
          <table:table-cell office:value-type="float" office:value="115.062">
            <text:p>115.062</text:p>
          </table:table-cell>
          <table:table-cell office:value-type="float" office:value="43.732">
            <text:p>43.732</text:p>
          </table:table-cell>
          <table:table-cell office:value-type="string">
            <text:p>AP</text:p>
          </table:table-cell>
          <table:table-cell table:formula="of:=([.N466]-[.M466])/[.M46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4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975.095">
            <text:p>2975.095</text:p>
          </table:table-cell>
          <table:table-cell office:value-type="float" office:value="119.004">
            <text:p>119.004</text:p>
          </table:table-cell>
          <table:table-cell office:value-type="float" office:value="38.208">
            <text:p>38.208</text:p>
          </table:table-cell>
          <table:table-cell office:value-type="string">
            <text:p>SEQUENTIAL</text:p>
          </table:table-cell>
          <table:table-cell table:formula="of:=([.N467]-[.M467])/[.M46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4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2876.559">
            <text:p>2876.559</text:p>
          </table:table-cell>
          <table:table-cell office:value-type="float" office:value="115.062">
            <text:p>115.062</text:p>
          </table:table-cell>
          <table:table-cell office:value-type="float" office:value="43.732">
            <text:p>43.732</text:p>
          </table:table-cell>
          <table:table-cell office:value-type="string">
            <text:p>MIXED</text:p>
          </table:table-cell>
          <table:table-cell table:formula="of:=([.N468]-[.M468])/[.M46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5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19.104">
            <text:p>3619.104</text:p>
          </table:table-cell>
          <table:table-cell office:value-type="float" office:value="144.764">
            <text:p>144.764</text:p>
          </table:table-cell>
          <table:table-cell office:value-type="float" office:value="29.33">
            <text:p>29.33</text:p>
          </table:table-cell>
          <table:table-cell office:value-type="string">
            <text:p>AP</text:p>
          </table:table-cell>
          <table:table-cell table:formula="of:=([.N469]-[.M469])/[.M46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5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780.436">
            <text:p>3780.436</text:p>
          </table:table-cell>
          <table:table-cell office:value-type="float" office:value="151.217">
            <text:p>151.217</text:p>
          </table:table-cell>
          <table:table-cell office:value-type="float" office:value="26.666">
            <text:p>26.666</text:p>
          </table:table-cell>
          <table:table-cell office:value-type="string">
            <text:p>SEQUENTIAL</text:p>
          </table:table-cell>
          <table:table-cell table:formula="of:=([.N470]-[.M470])/[.M47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5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19.104">
            <text:p>3619.104</text:p>
          </table:table-cell>
          <table:table-cell office:value-type="float" office:value="144.764">
            <text:p>144.764</text:p>
          </table:table-cell>
          <table:table-cell office:value-type="float" office:value="29.33">
            <text:p>29.33</text:p>
          </table:table-cell>
          <table:table-cell office:value-type="string">
            <text:p>MIXED</text:p>
          </table:table-cell>
          <table:table-cell table:formula="of:=([.N471]-[.M471])/[.M47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6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71.904">
            <text:p>3471.904</text:p>
          </table:table-cell>
          <table:table-cell office:value-type="float" office:value="138.876">
            <text:p>138.876</text:p>
          </table:table-cell>
          <table:table-cell office:value-type="float" office:value="31.384">
            <text:p>31.384</text:p>
          </table:table-cell>
          <table:table-cell office:value-type="string">
            <text:p>AP</text:p>
          </table:table-cell>
          <table:table-cell table:formula="of:=([.N472]-[.M472])/[.M47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6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595.433">
            <text:p>3595.433</text:p>
          </table:table-cell>
          <table:table-cell office:value-type="float" office:value="143.817">
            <text:p>143.817</text:p>
          </table:table-cell>
          <table:table-cell office:value-type="float" office:value="28.969">
            <text:p>28.969</text:p>
          </table:table-cell>
          <table:table-cell office:value-type="string">
            <text:p>SEQUENTIAL</text:p>
          </table:table-cell>
          <table:table-cell table:formula="of:=([.N473]-[.M473])/[.M47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6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71.904">
            <text:p>3471.904</text:p>
          </table:table-cell>
          <table:table-cell office:value-type="float" office:value="138.876">
            <text:p>138.876</text:p>
          </table:table-cell>
          <table:table-cell office:value-type="float" office:value="31.384">
            <text:p>31.384</text:p>
          </table:table-cell>
          <table:table-cell office:value-type="string">
            <text:p>MIXED</text:p>
          </table:table-cell>
          <table:table-cell table:formula="of:=([.N474]-[.M474])/[.M47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7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89.236">
            <text:p>3289.236</text:p>
          </table:table-cell>
          <table:table-cell office:value-type="float" office:value="131.569">
            <text:p>131.569</text:p>
          </table:table-cell>
          <table:table-cell office:value-type="float" office:value="34.185">
            <text:p>34.185</text:p>
          </table:table-cell>
          <table:table-cell office:value-type="string">
            <text:p>AP</text:p>
          </table:table-cell>
          <table:table-cell table:formula="of:=([.N475]-[.M475])/[.M47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7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612.957">
            <text:p>3612.957</text:p>
          </table:table-cell>
          <table:table-cell office:value-type="float" office:value="144.518">
            <text:p>144.518</text:p>
          </table:table-cell>
          <table:table-cell office:value-type="float" office:value="29.198">
            <text:p>29.198</text:p>
          </table:table-cell>
          <table:table-cell office:value-type="string">
            <text:p>SEQUENTIAL</text:p>
          </table:table-cell>
          <table:table-cell table:formula="of:=([.N476]-[.M476])/[.M47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7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289.236">
            <text:p>3289.236</text:p>
          </table:table-cell>
          <table:table-cell office:value-type="float" office:value="131.569">
            <text:p>131.569</text:p>
          </table:table-cell>
          <table:table-cell office:value-type="float" office:value="34.185">
            <text:p>34.185</text:p>
          </table:table-cell>
          <table:table-cell office:value-type="string">
            <text:p>MIXED</text:p>
          </table:table-cell>
          <table:table-cell table:formula="of:=([.N477]-[.M477])/[.M47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8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69.724">
            <text:p>3169.724</text:p>
          </table:table-cell>
          <table:table-cell office:value-type="float" office:value="126.789">
            <text:p>126.789</text:p>
          </table:table-cell>
          <table:table-cell office:value-type="float" office:value="28.769">
            <text:p>28.769</text:p>
          </table:table-cell>
          <table:table-cell office:value-type="string">
            <text:p>AP</text:p>
          </table:table-cell>
          <table:table-cell table:formula="of:=([.N478]-[.M478])/[.M47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8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437.556">
            <text:p>3437.556</text:p>
          </table:table-cell>
          <table:table-cell office:value-type="float" office:value="137.502">
            <text:p>137.502</text:p>
          </table:table-cell>
          <table:table-cell office:value-type="float" office:value="30.945">
            <text:p>30.945</text:p>
          </table:table-cell>
          <table:table-cell office:value-type="string">
            <text:p>SEQUENTIAL</text:p>
          </table:table-cell>
          <table:table-cell table:formula="of:=([.N479]-[.M479])/[.M47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108_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3169.724">
            <text:p>3169.724</text:p>
          </table:table-cell>
          <table:table-cell office:value-type="float" office:value="126.789">
            <text:p>126.789</text:p>
          </table:table-cell>
          <table:table-cell office:value-type="float" office:value="28.769">
            <text:p>28.769</text:p>
          </table:table-cell>
          <table:table-cell office:value-type="string">
            <text:p>MIXED</text:p>
          </table:table-cell>
          <table:table-cell table:formula="of:=([.N480]-[.M480])/[.M48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1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136.431">
            <text:p>14136.431</text:p>
          </table:table-cell>
          <table:table-cell office:value-type="float" office:value="565.457">
            <text:p>565.457</text:p>
          </table:table-cell>
          <table:table-cell office:value-type="float" office:value="130.539">
            <text:p>130.539</text:p>
          </table:table-cell>
          <table:table-cell office:value-type="string">
            <text:p>AP</text:p>
          </table:table-cell>
          <table:table-cell table:formula="of:=([.N481]-[.M481])/[.M48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1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811.797">
            <text:p>14811.797</text:p>
          </table:table-cell>
          <table:table-cell office:value-type="float" office:value="592.472">
            <text:p>592.472</text:p>
          </table:table-cell>
          <table:table-cell office:value-type="float" office:value="147.105">
            <text:p>147.105</text:p>
          </table:table-cell>
          <table:table-cell office:value-type="string">
            <text:p>SEQUENTIAL</text:p>
          </table:table-cell>
          <table:table-cell table:formula="of:=([.N482]-[.M482])/[.M48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1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4136.431">
            <text:p>14136.431</text:p>
          </table:table-cell>
          <table:table-cell office:value-type="float" office:value="565.457">
            <text:p>565.457</text:p>
          </table:table-cell>
          <table:table-cell office:value-type="float" office:value="130.539">
            <text:p>130.539</text:p>
          </table:table-cell>
          <table:table-cell office:value-type="string">
            <text:p>MIXED</text:p>
          </table:table-cell>
          <table:table-cell table:formula="of:=([.N483]-[.M483])/[.M48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2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243.988">
            <text:p>12243.988</text:p>
          </table:table-cell>
          <table:table-cell office:value-type="float" office:value="489.76">
            <text:p>489.76</text:p>
          </table:table-cell>
          <table:table-cell office:value-type="float" office:value="173">
            <text:p>173</text:p>
          </table:table-cell>
          <table:table-cell office:value-type="string">
            <text:p>AP</text:p>
          </table:table-cell>
          <table:table-cell table:formula="of:=([.N484]-[.M484])/[.M48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2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607.405">
            <text:p>12607.405</text:p>
          </table:table-cell>
          <table:table-cell office:value-type="float" office:value="504.296">
            <text:p>504.296</text:p>
          </table:table-cell>
          <table:table-cell office:value-type="float" office:value="176.558">
            <text:p>176.558</text:p>
          </table:table-cell>
          <table:table-cell office:value-type="string">
            <text:p>SEQUENTIAL</text:p>
          </table:table-cell>
          <table:table-cell table:formula="of:=([.N485]-[.M485])/[.M48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2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243.988">
            <text:p>12243.988</text:p>
          </table:table-cell>
          <table:table-cell office:value-type="float" office:value="489.76">
            <text:p>489.76</text:p>
          </table:table-cell>
          <table:table-cell office:value-type="float" office:value="173">
            <text:p>173</text:p>
          </table:table-cell>
          <table:table-cell office:value-type="string">
            <text:p>MIXED</text:p>
          </table:table-cell>
          <table:table-cell table:formula="of:=([.N486]-[.M486])/[.M48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4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83.134">
            <text:p>6183.134</text:p>
          </table:table-cell>
          <table:table-cell office:value-type="float" office:value="247.325">
            <text:p>247.325</text:p>
          </table:table-cell>
          <table:table-cell office:value-type="float" office:value="220.998">
            <text:p>220.998</text:p>
          </table:table-cell>
          <table:table-cell office:value-type="string">
            <text:p>AP</text:p>
          </table:table-cell>
          <table:table-cell table:formula="of:=([.N487]-[.M487])/[.M48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4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office:value-type="float" office:value="6568.85">
            <text:p>6568.85</text:p>
          </table:table-cell>
          <table:table-cell office:value-type="float" office:value="6568.538">
            <text:p>6568.538</text:p>
          </table:table-cell>
          <table:table-cell office:value-type="float" office:value="262.742">
            <text:p>262.742</text:p>
          </table:table-cell>
          <table:table-cell office:value-type="float" office:value="208.838">
            <text:p>208.838</text:p>
          </table:table-cell>
          <table:table-cell office:value-type="string">
            <text:p>SEQUENTIAL</text:p>
          </table:table-cell>
          <table:table-cell table:formula="of:=([.N488]-[.M488])/[.M488]" office:value-type="percentage" office:value="-0.0000474968982395408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4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6183.134">
            <text:p>6183.134</text:p>
          </table:table-cell>
          <table:table-cell office:value-type="float" office:value="247.325">
            <text:p>247.325</text:p>
          </table:table-cell>
          <table:table-cell office:value-type="float" office:value="220.998">
            <text:p>220.998</text:p>
          </table:table-cell>
          <table:table-cell office:value-type="string">
            <text:p>MIXED</text:p>
          </table:table-cell>
          <table:table-cell table:formula="of:=([.N489]-[.M489])/[.M48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5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811.826">
            <text:p>12811.826</text:p>
          </table:table-cell>
          <table:table-cell office:value-type="float" office:value="512.473">
            <text:p>512.473</text:p>
          </table:table-cell>
          <table:table-cell office:value-type="float" office:value="139.449">
            <text:p>139.449</text:p>
          </table:table-cell>
          <table:table-cell office:value-type="string">
            <text:p>AP</text:p>
          </table:table-cell>
          <table:table-cell table:formula="of:=([.N490]-[.M490])/[.M49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5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129.872">
            <text:p>13129.872</text:p>
          </table:table-cell>
          <table:table-cell office:value-type="float" office:value="525.195">
            <text:p>525.195</text:p>
          </table:table-cell>
          <table:table-cell office:value-type="float" office:value="158.42">
            <text:p>158.42</text:p>
          </table:table-cell>
          <table:table-cell office:value-type="string">
            <text:p>SEQUENTIAL</text:p>
          </table:table-cell>
          <table:table-cell table:formula="of:=([.N491]-[.M491])/[.M491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5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811.826">
            <text:p>12811.826</text:p>
          </table:table-cell>
          <table:table-cell office:value-type="float" office:value="512.473">
            <text:p>512.473</text:p>
          </table:table-cell>
          <table:table-cell office:value-type="float" office:value="139.449">
            <text:p>139.449</text:p>
          </table:table-cell>
          <table:table-cell office:value-type="string">
            <text:p>MIXED</text:p>
          </table:table-cell>
          <table:table-cell table:formula="of:=([.N492]-[.M492])/[.M492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6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707.141">
            <text:p>12707.141</text:p>
          </table:table-cell>
          <table:table-cell office:value-type="float" office:value="508.286">
            <text:p>508.286</text:p>
          </table:table-cell>
          <table:table-cell office:value-type="float" office:value="129.225">
            <text:p>129.225</text:p>
          </table:table-cell>
          <table:table-cell office:value-type="string">
            <text:p>AP</text:p>
          </table:table-cell>
          <table:table-cell table:formula="of:=([.N493]-[.M493])/[.M493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6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3209.67">
            <text:p>13209.67</text:p>
          </table:table-cell>
          <table:table-cell office:value-type="float" office:value="528.387">
            <text:p>528.387</text:p>
          </table:table-cell>
          <table:table-cell office:value-type="float" office:value="137.946">
            <text:p>137.946</text:p>
          </table:table-cell>
          <table:table-cell office:value-type="string">
            <text:p>SEQUENTIAL</text:p>
          </table:table-cell>
          <table:table-cell table:formula="of:=([.N494]-[.M494])/[.M494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6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707.141">
            <text:p>12707.141</text:p>
          </table:table-cell>
          <table:table-cell office:value-type="float" office:value="508.286">
            <text:p>508.286</text:p>
          </table:table-cell>
          <table:table-cell office:value-type="float" office:value="129.225">
            <text:p>129.225</text:p>
          </table:table-cell>
          <table:table-cell office:value-type="string">
            <text:p>MIXED</text:p>
          </table:table-cell>
          <table:table-cell table:formula="of:=([.N495]-[.M495])/[.M495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7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611.351">
            <text:p>11611.351</text:p>
          </table:table-cell>
          <table:table-cell office:value-type="float" office:value="464.454">
            <text:p>464.454</text:p>
          </table:table-cell>
          <table:table-cell office:value-type="float" office:value="118.618">
            <text:p>118.618</text:p>
          </table:table-cell>
          <table:table-cell office:value-type="string">
            <text:p>AP</text:p>
          </table:table-cell>
          <table:table-cell table:formula="of:=([.N496]-[.M496])/[.M496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7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2078.971">
            <text:p>12078.971</text:p>
          </table:table-cell>
          <table:table-cell office:value-type="float" office:value="483.159">
            <text:p>483.159</text:p>
          </table:table-cell>
          <table:table-cell office:value-type="float" office:value="111.317">
            <text:p>111.317</text:p>
          </table:table-cell>
          <table:table-cell office:value-type="string">
            <text:p>SEQUENTIAL</text:p>
          </table:table-cell>
          <table:table-cell table:formula="of:=([.N497]-[.M497])/[.M497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7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11611.351">
            <text:p>11611.351</text:p>
          </table:table-cell>
          <table:table-cell office:value-type="float" office:value="464.454">
            <text:p>464.454</text:p>
          </table:table-cell>
          <table:table-cell office:value-type="float" office:value="118.618">
            <text:p>118.618</text:p>
          </table:table-cell>
          <table:table-cell office:value-type="string">
            <text:p>MIXED</text:p>
          </table:table-cell>
          <table:table-cell table:formula="of:=([.N498]-[.M498])/[.M498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8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402.775">
            <text:p>9402.775</text:p>
          </table:table-cell>
          <table:table-cell office:value-type="float" office:value="376.111">
            <text:p>376.111</text:p>
          </table:table-cell>
          <table:table-cell office:value-type="float" office:value="78.858">
            <text:p>78.858</text:p>
          </table:table-cell>
          <table:table-cell office:value-type="string">
            <text:p>AP</text:p>
          </table:table-cell>
          <table:table-cell table:formula="of:=([.N499]-[.M499])/[.M499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8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648.546">
            <text:p>9648.546</text:p>
          </table:table-cell>
          <table:table-cell office:value-type="float" office:value="385.942">
            <text:p>385.942</text:p>
          </table:table-cell>
          <table:table-cell office:value-type="float" office:value="88.558">
            <text:p>88.558</text:p>
          </table:table-cell>
          <table:table-cell office:value-type="string">
            <text:p>SEQUENTIAL</text:p>
          </table:table-cell>
          <table:table-cell table:formula="of:=([.N500]-[.M500])/[.M500]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50-RC208_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OCAL_OPTIMA</text:p>
          </table:table-cell>
          <table:table-cell office:value-type="string">
            <text:p>true</text:p>
          </table:table-cell>
          <table:table-cell table:number-columns-repeated="2" office:value-type="float" office:value="9402.775">
            <text:p>9402.775</text:p>
          </table:table-cell>
          <table:table-cell office:value-type="float" office:value="376.111">
            <text:p>376.111</text:p>
          </table:table-cell>
          <table:table-cell office:value-type="float" office:value="78.858">
            <text:p>78.858</text:p>
          </table:table-cell>
          <table:table-cell office:value-type="string">
            <text:p>MIXED</text:p>
          </table:table-cell>
          <table:table-cell table:formula="of:=([.N501]-[.M501])/[.M501]" office:value-type="percentage" office:value="0">
            <text:p>0.00%</text:p>
          </table:table-cell>
          <table:table-cell table:number-columns-repeated="6"/>
        </table:table-row>
      </table:table>
      <table:database-ranges>
        <table:database-range table:target-range-address="'110421'.A6:'110421'.P501">
          <table:sort>
            <table:sort-by table:field-number="0" table:data-type="automatic"/>
            <table:sort-by table:field-number="15" table:data-type="automatic"/>
          </table:sort>
        </table:database-range>
      </table:database-ranges>
      <table:data-pilot-tables>
        <table:data-pilot-table table:name="DataPilot1" table:application-data="" table:target-range-address="DataPilot_Sheet1_1.A1:DataPilot_Sheet1_1.G6" table:buttons="DataPilot_Sheet1_1.A1 DataPilot_Sheet1_1.A4 DataPilot_Sheet1_1.B3" table:grand-total="column">
          <table:source-cell-range table:cell-range-address="'110419'.A6:'110419'.L61"/>
          <table:data-pilot-field table:source-field-name="type" table:orientation="column" table:used-hierarchy="0" table:function="auto">
            <table:data-pilot-level table:show-empty="false">
              <table:data-pilot-members>
                <table:data-pilot-member table:name="C1" table:display="true" table:show-details="true"/>
                <table:data-pilot-member table:name="C2" table:display="true" table:show-details="true"/>
                <table:data-pilot-member table:name="R1" table:display="true" table:show-details="true"/>
                <table:data-pilot-member table:name="R2" table:display="true" table:show-details="true"/>
                <table:data-pilot-member table:name="R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obj" table:orientation="data" table:used-hierarchy="0" table:function="average">
            <table:data-pilot-level table:show-empty="false">
              <table:data-pilot-members>
                <table:data-pilot-member table:name="3868.246" table:display="true" table:show-details="true"/>
                <table:data-pilot-member table:name="4111.148" table:display="true" table:show-details="true"/>
                <table:data-pilot-member table:name="4124.205" table:display="true" table:show-details="true"/>
                <table:data-pilot-member table:name="4138.169" table:display="true" table:show-details="true"/>
                <table:data-pilot-member table:name="4204.701" table:display="true" table:show-details="true"/>
                <table:data-pilot-member table:name="4245.928" table:display="true" table:show-details="true"/>
                <table:data-pilot-member table:name="4302.219" table:display="true" table:show-details="true"/>
                <table:data-pilot-member table:name="4421.315" table:display="true" table:show-details="true"/>
                <table:data-pilot-member table:name="4478.29" table:display="true" table:show-details="true"/>
                <table:data-pilot-member table:name="4520.124" table:display="true" table:show-details="true"/>
                <table:data-pilot-member table:name="4536.338" table:display="true" table:show-details="true"/>
                <table:data-pilot-member table:name="4561.779" table:display="true" table:show-details="true"/>
                <table:data-pilot-member table:name="4585.407" table:display="true" table:show-details="true"/>
                <table:data-pilot-member table:name="4601.992" table:display="true" table:show-details="true"/>
                <table:data-pilot-member table:name="4605.924" table:display="true" table:show-details="true"/>
                <table:data-pilot-member table:name="4627.746" table:display="true" table:show-details="true"/>
                <table:data-pilot-member table:name="4648.606" table:display="true" table:show-details="true"/>
                <table:data-pilot-member table:name="4692.069" table:display="true" table:show-details="true"/>
                <table:data-pilot-member table:name="4726.859" table:display="true" table:show-details="true"/>
                <table:data-pilot-member table:name="4954.32" table:display="true" table:show-details="true"/>
                <table:data-pilot-member table:name="10013.61" table:display="true" table:show-details="true"/>
                <table:data-pilot-member table:name="10962.132" table:display="true" table:show-details="true"/>
                <table:data-pilot-member table:name="11218.81" table:display="true" table:show-details="true"/>
                <table:data-pilot-member table:name="11992.439" table:display="true" table:show-details="true"/>
                <table:data-pilot-member table:name="12428.466" table:display="true" table:show-details="true"/>
                <table:data-pilot-member table:name="13569.763" table:display="true" table:show-details="true"/>
                <table:data-pilot-member table:name="14428.523" table:display="true" table:show-details="true"/>
                <table:data-pilot-member table:name="14833.477" table:display="true" table:show-details="true"/>
                <table:data-pilot-member table:name="14854.253" table:display="true" table:show-details="true"/>
                <table:data-pilot-member table:name="16020.856" table:display="true" table:show-details="true"/>
                <table:data-pilot-member table:name="16142.192" table:display="true" table:show-details="true"/>
                <table:data-pilot-member table:name="16469.851" table:display="true" table:show-details="true"/>
                <table:data-pilot-member table:name="16548.038" table:display="true" table:show-details="true"/>
                <table:data-pilot-member table:name="17316.391" table:display="true" table:show-details="true"/>
                <table:data-pilot-member table:name="17469.099" table:display="true" table:show-details="true"/>
                <table:data-pilot-member table:name="17542.649" table:display="true" table:show-details="true"/>
                <table:data-pilot-member table:name="17972.099" table:display="true" table:show-details="true"/>
                <table:data-pilot-member table:name="18385.691" table:display="true" table:show-details="true"/>
                <table:data-pilot-member table:name="18810.978" table:display="true" table:show-details="true"/>
                <table:data-pilot-member table:name="18916.939" table:display="true" table:show-details="true"/>
                <table:data-pilot-member table:name="19132.836" table:display="true" table:show-details="true"/>
                <table:data-pilot-member table:name="20432.071" table:display="true" table:show-details="true"/>
                <table:data-pilot-member table:name="20534.068" table:display="true" table:show-details="true"/>
                <table:data-pilot-member table:name="21440.202" table:display="true" table:show-details="true"/>
                <table:data-pilot-member table:name="21811.328" table:display="true" table:show-details="true"/>
                <table:data-pilot-member table:name="22262.459" table:display="true" table:show-details="true"/>
                <table:data-pilot-member table:name="23022.738" table:display="true" table:show-details="true"/>
                <table:data-pilot-member table:name="43320.543" table:display="true" table:show-details="true"/>
                <table:data-pilot-member table:name="60473.382" table:display="true" table:show-details="true"/>
                <table:data-pilot-member table:name="62034.892" table:display="true" table:show-details="true"/>
                <table:data-pilot-member table:name="62881.268" table:display="true" table:show-details="true"/>
                <table:data-pilot-member table:name="65047.777" table:display="true" table:show-details="true"/>
                <table:data-pilot-member table:name="66786.203" table:display="true" table:show-details="true"/>
                <table:data-pilot-member table:name="67286.908" table:display="true" table:show-details="true"/>
                <table:data-pilot-member table:name="69533.2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>
              <table:data-pilot-members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29" table:display="true" table:show-details="true"/>
                <table:data-pilot-member table:name="42" table:display="true" table:show-details="true"/>
                <table:data-pilot-member table:name="61" table:display="true" table:show-details="true"/>
                <table:data-pilot-member table:name="67" table:display="true" table:show-details="true"/>
                <table:data-pilot-member table:name="92" table:display="true" table:show-details="true"/>
                <table:data-pilot-member table:name="5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110421'.R6:'110421'.V28" table:buttons="'110421'.R6 '110421'.R9 '110421'.S8">
          <table:source-cell-range table:cell-range-address="'110421'.A6:'110421'.P501">
            <table:filter table:condition-source-range-address="">
              <table:filter-condition table:field-number="11" table:value="LOCAL_OPTIMA" table:operator="="/>
            </table:filter>
          </table:source-cell-range>
          <table:data-pilot-field table:source-field-name="strategy" table:orientation="column" table:used-hierarchy="0" table:function="auto">
            <table:data-pilot-level table:show-empty="false">
              <table:data-pilot-members>
                <table:data-pilot-member table:name="AP" table:display="true" table:show-details="true"/>
                <table:data-pilot-member table:name="MIXED" table:display="true" table:show-details="true"/>
                <table:data-pilot-member table:name="SEQUENTI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stance" table:orientation="row" table:used-hierarchy="0" table:function="auto">
            <table:data-pilot-level table:show-empty="false">
              <table:data-pilot-members>
                <table:data-pilot-member table:name="025C1" table:display="true" table:show-details="true"/>
                <table:data-pilot-member table:name="025C2" table:display="true" table:show-details="true"/>
                <table:data-pilot-member table:name="025R1" table:display="true" table:show-details="true"/>
                <table:data-pilot-member table:name="025R2" table:display="true" table:show-details="true"/>
                <table:data-pilot-member table:name="025RC1" table:display="true" table:show-details="true"/>
                <table:data-pilot-member table:name="025RC2" table:display="true" table:show-details="true"/>
                <table:data-pilot-member table:name="050C1" table:display="true" table:show-details="true"/>
                <table:data-pilot-member table:name="050C2" table:display="true" table:show-details="true"/>
                <table:data-pilot-member table:name="050R1" table:display="true" table:show-details="true"/>
                <table:data-pilot-member table:name="050R2" table:display="true" table:show-details="true"/>
                <table:data-pilot-member table:name="050RC1" table:display="true" table:show-details="true"/>
                <table:data-pilot-member table:name="050RC2" table:display="true" table:show-details="true"/>
                <table:data-pilot-member table:name="100C1" table:display="true" table:show-details="true"/>
                <table:data-pilot-member table:name="100C2" table:display="true" table:show-details="true"/>
                <table:data-pilot-member table:name="100R1" table:display="true" table:show-details="true"/>
                <table:data-pilot-member table:name="100R2" table:display="true" table:show-details="true"/>
                <table:data-pilot-member table:name="100RC1" table:display="true" table:show-details="true"/>
                <table:data-pilot-member table:name="100RC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st" table:orientation="data" table:used-hierarchy="0" table:function="average">
            <table:data-pilot-level table:show-empty="false">
              <table:data-pilot-members>
                <table:data-pilot-member table:name="2067.121" table:display="true" table:show-details="true"/>
                <table:data-pilot-member table:name="2152.381" table:display="true" table:show-details="true"/>
                <table:data-pilot-member table:name="2269.614" table:display="true" table:show-details="true"/>
                <table:data-pilot-member table:name="2273.416" table:display="true" table:show-details="true"/>
                <table:data-pilot-member table:name="2294.697" table:display="true" table:show-details="true"/>
                <table:data-pilot-member table:name="2414.216" table:display="true" table:show-details="true"/>
                <table:data-pilot-member table:name="2458.504" table:display="true" table:show-details="true"/>
                <table:data-pilot-member table:name="2591.2" table:display="true" table:show-details="true"/>
                <table:data-pilot-member table:name="2606.288" table:display="true" table:show-details="true"/>
                <table:data-pilot-member table:name="2606.532" table:display="true" table:show-details="true"/>
                <table:data-pilot-member table:name="2624.748" table:display="true" table:show-details="true"/>
                <table:data-pilot-member table:name="2723.092" table:display="true" table:show-details="true"/>
                <table:data-pilot-member table:name="2797.168" table:display="true" table:show-details="true"/>
                <table:data-pilot-member table:name="2815.15" table:display="true" table:show-details="true"/>
                <table:data-pilot-member table:name="2818.037" table:display="true" table:show-details="true"/>
                <table:data-pilot-member table:name="2853.844" table:display="true" table:show-details="true"/>
                <table:data-pilot-member table:name="2876.559" table:display="true" table:show-details="true"/>
                <table:data-pilot-member table:name="2877.687" table:display="true" table:show-details="true"/>
                <table:data-pilot-member table:name="2885.824" table:display="true" table:show-details="true"/>
                <table:data-pilot-member table:name="2896.38" table:display="true" table:show-details="true"/>
                <table:data-pilot-member table:name="2963.68" table:display="true" table:show-details="true"/>
                <table:data-pilot-member table:name="2975.095" table:display="true" table:show-details="true"/>
                <table:data-pilot-member table:name="2993.956" table:display="true" table:show-details="true"/>
                <table:data-pilot-member table:name="3003.97" table:display="true" table:show-details="true"/>
                <table:data-pilot-member table:name="3019.778" table:display="true" table:show-details="true"/>
                <table:data-pilot-member table:name="3025.236" table:display="true" table:show-details="true"/>
                <table:data-pilot-member table:name="3053.719" table:display="true" table:show-details="true"/>
                <table:data-pilot-member table:name="3056.785" table:display="true" table:show-details="true"/>
                <table:data-pilot-member table:name="3059.862" table:display="true" table:show-details="true"/>
                <table:data-pilot-member table:name="3131.133" table:display="true" table:show-details="true"/>
                <table:data-pilot-member table:name="3132.134" table:display="true" table:show-details="true"/>
                <table:data-pilot-member table:name="3169.724" table:display="true" table:show-details="true"/>
                <table:data-pilot-member table:name="3177.762" table:display="true" table:show-details="true"/>
                <table:data-pilot-member table:name="3186.065" table:display="true" table:show-details="true"/>
                <table:data-pilot-member table:name="3186.096" table:display="true" table:show-details="true"/>
                <table:data-pilot-member table:name="3209.169" table:display="true" table:show-details="true"/>
                <table:data-pilot-member table:name="3216.357" table:display="true" table:show-details="true"/>
                <table:data-pilot-member table:name="3222.207" table:display="true" table:show-details="true"/>
                <table:data-pilot-member table:name="3226.611" table:display="true" table:show-details="true"/>
                <table:data-pilot-member table:name="3248.19" table:display="true" table:show-details="true"/>
                <table:data-pilot-member table:name="3255.547" table:display="true" table:show-details="true"/>
                <table:data-pilot-member table:name="3261.523" table:display="true" table:show-details="true"/>
                <table:data-pilot-member table:name="3289.236" table:display="true" table:show-details="true"/>
                <table:data-pilot-member table:name="3342.065" table:display="true" table:show-details="true"/>
                <table:data-pilot-member table:name="3367.087" table:display="true" table:show-details="true"/>
                <table:data-pilot-member table:name="3401.807" table:display="true" table:show-details="true"/>
                <table:data-pilot-member table:name="3416.253" table:display="true" table:show-details="true"/>
                <table:data-pilot-member table:name="3437.556" table:display="true" table:show-details="true"/>
                <table:data-pilot-member table:name="3451.034" table:display="true" table:show-details="true"/>
                <table:data-pilot-member table:name="3455.13" table:display="true" table:show-details="true"/>
                <table:data-pilot-member table:name="3460.858" table:display="true" table:show-details="true"/>
                <table:data-pilot-member table:name="3471.904" table:display="true" table:show-details="true"/>
                <table:data-pilot-member table:name="3489.381" table:display="true" table:show-details="true"/>
                <table:data-pilot-member table:name="3508.935" table:display="true" table:show-details="true"/>
                <table:data-pilot-member table:name="3510.316" table:display="true" table:show-details="true"/>
                <table:data-pilot-member table:name="3535.185" table:display="true" table:show-details="true"/>
                <table:data-pilot-member table:name="3548.015" table:display="true" table:show-details="true"/>
                <table:data-pilot-member table:name="3552.806" table:display="true" table:show-details="true"/>
                <table:data-pilot-member table:name="3580.995" table:display="true" table:show-details="true"/>
                <table:data-pilot-member table:name="3595.433" table:display="true" table:show-details="true"/>
                <table:data-pilot-member table:name="3612.957" table:display="true" table:show-details="true"/>
                <table:data-pilot-member table:name="3619.104" table:display="true" table:show-details="true"/>
                <table:data-pilot-member table:name="3619.227" table:display="true" table:show-details="true"/>
                <table:data-pilot-member table:name="3655.442" table:display="true" table:show-details="true"/>
                <table:data-pilot-member table:name="3667.589" table:display="true" table:show-details="true"/>
                <table:data-pilot-member table:name="3672.12" table:display="true" table:show-details="true"/>
                <table:data-pilot-member table:name="3692.535" table:display="true" table:show-details="true"/>
                <table:data-pilot-member table:name="3705.358" table:display="true" table:show-details="true"/>
                <table:data-pilot-member table:name="3707.368" table:display="true" table:show-details="true"/>
                <table:data-pilot-member table:name="3721.967" table:display="true" table:show-details="true"/>
                <table:data-pilot-member table:name="3780.436" table:display="true" table:show-details="true"/>
                <table:data-pilot-member table:name="3797.648" table:display="true" table:show-details="true"/>
                <table:data-pilot-member table:name="3803.276" table:display="true" table:show-details="true"/>
                <table:data-pilot-member table:name="3817.716" table:display="true" table:show-details="true"/>
                <table:data-pilot-member table:name="3840.049" table:display="true" table:show-details="true"/>
                <table:data-pilot-member table:name="3875.608" table:display="true" table:show-details="true"/>
                <table:data-pilot-member table:name="3877.941" table:display="true" table:show-details="true"/>
                <table:data-pilot-member table:name="3925.039" table:display="true" table:show-details="true"/>
                <table:data-pilot-member table:name="4034.611" table:display="true" table:show-details="true"/>
                <table:data-pilot-member table:name="4054.337" table:display="true" table:show-details="true"/>
                <table:data-pilot-member table:name="4102.055" table:display="true" table:show-details="true"/>
                <table:data-pilot-member table:name="4111.781" table:display="true" table:show-details="true"/>
                <table:data-pilot-member table:name="4117.224" table:display="true" table:show-details="true"/>
                <table:data-pilot-member table:name="4184.801" table:display="true" table:show-details="true"/>
                <table:data-pilot-member table:name="4208.175" table:display="true" table:show-details="true"/>
                <table:data-pilot-member table:name="4220.827" table:display="true" table:show-details="true"/>
                <table:data-pilot-member table:name="4241.448" table:display="true" table:show-details="true"/>
                <table:data-pilot-member table:name="4258.952" table:display="true" table:show-details="true"/>
                <table:data-pilot-member table:name="4304.265" table:display="true" table:show-details="true"/>
                <table:data-pilot-member table:name="4319.898" table:display="true" table:show-details="true"/>
                <table:data-pilot-member table:name="4342.647" table:display="true" table:show-details="true"/>
                <table:data-pilot-member table:name="4344.007" table:display="true" table:show-details="true"/>
                <table:data-pilot-member table:name="4353.854" table:display="true" table:show-details="true"/>
                <table:data-pilot-member table:name="4354.788" table:display="true" table:show-details="true"/>
                <table:data-pilot-member table:name="4362.754" table:display="true" table:show-details="true"/>
                <table:data-pilot-member table:name="4393.491" table:display="true" table:show-details="true"/>
                <table:data-pilot-member table:name="4439.839" table:display="true" table:show-details="true"/>
                <table:data-pilot-member table:name="4443.666" table:display="true" table:show-details="true"/>
                <table:data-pilot-member table:name="4472.989" table:display="true" table:show-details="true"/>
                <table:data-pilot-member table:name="4479.191" table:display="true" table:show-details="true"/>
                <table:data-pilot-member table:name="4481.661" table:display="true" table:show-details="true"/>
                <table:data-pilot-member table:name="4521.028" table:display="true" table:show-details="true"/>
                <table:data-pilot-member table:name="4537.53" table:display="true" table:show-details="true"/>
                <table:data-pilot-member table:name="4583.724" table:display="true" table:show-details="true"/>
                <table:data-pilot-member table:name="4586.728" table:display="true" table:show-details="true"/>
                <table:data-pilot-member table:name="4603.567" table:display="true" table:show-details="true"/>
                <table:data-pilot-member table:name="4617.699" table:display="true" table:show-details="true"/>
                <table:data-pilot-member table:name="4622.658" table:display="true" table:show-details="true"/>
                <table:data-pilot-member table:name="4639.285" table:display="true" table:show-details="true"/>
                <table:data-pilot-member table:name="4640.695" table:display="true" table:show-details="true"/>
                <table:data-pilot-member table:name="4645.657" table:display="true" table:show-details="true"/>
                <table:data-pilot-member table:name="4665.902" table:display="true" table:show-details="true"/>
                <table:data-pilot-member table:name="4666.803" table:display="true" table:show-details="true"/>
                <table:data-pilot-member table:name="4670.781" table:display="true" table:show-details="true"/>
                <table:data-pilot-member table:name="4685.317" table:display="true" table:show-details="true"/>
                <table:data-pilot-member table:name="4738.389" table:display="true" table:show-details="true"/>
                <table:data-pilot-member table:name="4748.711" table:display="true" table:show-details="true"/>
                <table:data-pilot-member table:name="4770.967" table:display="true" table:show-details="true"/>
                <table:data-pilot-member table:name="4786.369" table:display="true" table:show-details="true"/>
                <table:data-pilot-member table:name="4808.768" table:display="true" table:show-details="true"/>
                <table:data-pilot-member table:name="4818.927" table:display="true" table:show-details="true"/>
                <table:data-pilot-member table:name="4823.372" table:display="true" table:show-details="true"/>
                <table:data-pilot-member table:name="4826.951" table:display="true" table:show-details="true"/>
                <table:data-pilot-member table:name="4877.411" table:display="true" table:show-details="true"/>
                <table:data-pilot-member table:name="4909.731" table:display="true" table:show-details="true"/>
                <table:data-pilot-member table:name="4930.272" table:display="true" table:show-details="true"/>
                <table:data-pilot-member table:name="5018.482" table:display="true" table:show-details="true"/>
                <table:data-pilot-member table:name="5039.221" table:display="true" table:show-details="true"/>
                <table:data-pilot-member table:name="5041.904" table:display="true" table:show-details="true"/>
                <table:data-pilot-member table:name="5042.638" table:display="true" table:show-details="true"/>
                <table:data-pilot-member table:name="5048.543" table:display="true" table:show-details="true"/>
                <table:data-pilot-member table:name="5110.064" table:display="true" table:show-details="true"/>
                <table:data-pilot-member table:name="5136.493" table:display="true" table:show-details="true"/>
                <table:data-pilot-member table:name="5139.249" table:display="true" table:show-details="true"/>
                <table:data-pilot-member table:name="5509.66" table:display="true" table:show-details="true"/>
                <table:data-pilot-member table:name="5565.789" table:display="true" table:show-details="true"/>
                <table:data-pilot-member table:name="5689.49" table:display="true" table:show-details="true"/>
                <table:data-pilot-member table:name="5941.62" table:display="true" table:show-details="true"/>
                <table:data-pilot-member table:name="6123.382" table:display="true" table:show-details="true"/>
                <table:data-pilot-member table:name="6183.134" table:display="true" table:show-details="true"/>
                <table:data-pilot-member table:name="6309.183" table:display="true" table:show-details="true"/>
                <table:data-pilot-member table:name="6382.667" table:display="true" table:show-details="true"/>
                <table:data-pilot-member table:name="6568.85" table:display="true" table:show-details="true"/>
                <table:data-pilot-member table:name="6582.366" table:display="true" table:show-details="true"/>
                <table:data-pilot-member table:name="6745.522" table:display="true" table:show-details="true"/>
                <table:data-pilot-member table:name="6902.747" table:display="true" table:show-details="true"/>
                <table:data-pilot-member table:name="6911.387" table:display="true" table:show-details="true"/>
                <table:data-pilot-member table:name="7036.486" table:display="true" table:show-details="true"/>
                <table:data-pilot-member table:name="7110.285" table:display="true" table:show-details="true"/>
                <table:data-pilot-member table:name="7301.052" table:display="true" table:show-details="true"/>
                <table:data-pilot-member table:name="7314.888" table:display="true" table:show-details="true"/>
                <table:data-pilot-member table:name="7571.837" table:display="true" table:show-details="true"/>
                <table:data-pilot-member table:name="7804.639" table:display="true" table:show-details="true"/>
                <table:data-pilot-member table:name="8026.017" table:display="true" table:show-details="true"/>
                <table:data-pilot-member table:name="8210.483" table:display="true" table:show-details="true"/>
                <table:data-pilot-member table:name="8342.23" table:display="true" table:show-details="true"/>
                <table:data-pilot-member table:name="8441.401" table:display="true" table:show-details="true"/>
                <table:data-pilot-member table:name="8491.434" table:display="true" table:show-details="true"/>
                <table:data-pilot-member table:name="8536.212" table:display="true" table:show-details="true"/>
                <table:data-pilot-member table:name="8649.873" table:display="true" table:show-details="true"/>
                <table:data-pilot-member table:name="8738.531" table:display="true" table:show-details="true"/>
                <table:data-pilot-member table:name="8898.579" table:display="true" table:show-details="true"/>
                <table:data-pilot-member table:name="8905.111" table:display="true" table:show-details="true"/>
                <table:data-pilot-member table:name="8928.668" table:display="true" table:show-details="true"/>
                <table:data-pilot-member table:name="8948.332" table:display="true" table:show-details="true"/>
                <table:data-pilot-member table:name="9107.841" table:display="true" table:show-details="true"/>
                <table:data-pilot-member table:name="9130.093" table:display="true" table:show-details="true"/>
                <table:data-pilot-member table:name="9226.069" table:display="true" table:show-details="true"/>
                <table:data-pilot-member table:name="9276.26" table:display="true" table:show-details="true"/>
                <table:data-pilot-member table:name="9289.173" table:display="true" table:show-details="true"/>
                <table:data-pilot-member table:name="9386.414" table:display="true" table:show-details="true"/>
                <table:data-pilot-member table:name="9402.775" table:display="true" table:show-details="true"/>
                <table:data-pilot-member table:name="9605.218" table:display="true" table:show-details="true"/>
                <table:data-pilot-member table:name="9619.171" table:display="true" table:show-details="true"/>
                <table:data-pilot-member table:name="9639.486" table:display="true" table:show-details="true"/>
                <table:data-pilot-member table:name="9648.546" table:display="true" table:show-details="true"/>
                <table:data-pilot-member table:name="9773.453" table:display="true" table:show-details="true"/>
                <table:data-pilot-member table:name="9991.666" table:display="true" table:show-details="true"/>
                <table:data-pilot-member table:name="10030.685" table:display="true" table:show-details="true"/>
                <table:data-pilot-member table:name="10053.71" table:display="true" table:show-details="true"/>
                <table:data-pilot-member table:name="10064.166" table:display="true" table:show-details="true"/>
                <table:data-pilot-member table:name="10349.141" table:display="true" table:show-details="true"/>
                <table:data-pilot-member table:name="10418.766" table:display="true" table:show-details="true"/>
                <table:data-pilot-member table:name="10432.485" table:display="true" table:show-details="true"/>
                <table:data-pilot-member table:name="10498.962" table:display="true" table:show-details="true"/>
                <table:data-pilot-member table:name="10625.018" table:display="true" table:show-details="true"/>
                <table:data-pilot-member table:name="10717.425" table:display="true" table:show-details="true"/>
                <table:data-pilot-member table:name="10839.551" table:display="true" table:show-details="true"/>
                <table:data-pilot-member table:name="10909.602" table:display="true" table:show-details="true"/>
                <table:data-pilot-member table:name="10920.658" table:display="true" table:show-details="true"/>
                <table:data-pilot-member table:name="11012.881" table:display="true" table:show-details="true"/>
                <table:data-pilot-member table:name="11105.003" table:display="true" table:show-details="true"/>
                <table:data-pilot-member table:name="11218.81" table:display="true" table:show-details="true"/>
                <table:data-pilot-member table:name="11464.776" table:display="true" table:show-details="true"/>
                <table:data-pilot-member table:name="11497.478" table:display="true" table:show-details="true"/>
                <table:data-pilot-member table:name="11523.056" table:display="true" table:show-details="true"/>
                <table:data-pilot-member table:name="11598.671" table:display="true" table:show-details="true"/>
                <table:data-pilot-member table:name="11611.351" table:display="true" table:show-details="true"/>
                <table:data-pilot-member table:name="11617.022" table:display="true" table:show-details="true"/>
                <table:data-pilot-member table:name="11713.454" table:display="true" table:show-details="true"/>
                <table:data-pilot-member table:name="11819.786" table:display="true" table:show-details="true"/>
                <table:data-pilot-member table:name="11854.685" table:display="true" table:show-details="true"/>
                <table:data-pilot-member table:name="11890.746" table:display="true" table:show-details="true"/>
                <table:data-pilot-member table:name="11992.439" table:display="true" table:show-details="true"/>
                <table:data-pilot-member table:name="12053.787" table:display="true" table:show-details="true"/>
                <table:data-pilot-member table:name="12078.971" table:display="true" table:show-details="true"/>
                <table:data-pilot-member table:name="12243.988" table:display="true" table:show-details="true"/>
                <table:data-pilot-member table:name="12259.374" table:display="true" table:show-details="true"/>
                <table:data-pilot-member table:name="12384.367" table:display="true" table:show-details="true"/>
                <table:data-pilot-member table:name="12397.154" table:display="true" table:show-details="true"/>
                <table:data-pilot-member table:name="12428.466" table:display="true" table:show-details="true"/>
                <table:data-pilot-member table:name="12591.035" table:display="true" table:show-details="true"/>
                <table:data-pilot-member table:name="12607.405" table:display="true" table:show-details="true"/>
                <table:data-pilot-member table:name="12621.048" table:display="true" table:show-details="true"/>
                <table:data-pilot-member table:name="12707.141" table:display="true" table:show-details="true"/>
                <table:data-pilot-member table:name="12811.826" table:display="true" table:show-details="true"/>
                <table:data-pilot-member table:name="13016.263" table:display="true" table:show-details="true"/>
                <table:data-pilot-member table:name="13024.982" table:display="true" table:show-details="true"/>
                <table:data-pilot-member table:name="13078.602" table:display="true" table:show-details="true"/>
                <table:data-pilot-member table:name="13126.644" table:display="true" table:show-details="true"/>
                <table:data-pilot-member table:name="13129.872" table:display="true" table:show-details="true"/>
                <table:data-pilot-member table:name="13169.862" table:display="true" table:show-details="true"/>
                <table:data-pilot-member table:name="13209.67" table:display="true" table:show-details="true"/>
                <table:data-pilot-member table:name="13463.662" table:display="true" table:show-details="true"/>
                <table:data-pilot-member table:name="13542.362" table:display="true" table:show-details="true"/>
                <table:data-pilot-member table:name="13569.763" table:display="true" table:show-details="true"/>
                <table:data-pilot-member table:name="13576.981" table:display="true" table:show-details="true"/>
                <table:data-pilot-member table:name="13632.772" table:display="true" table:show-details="true"/>
                <table:data-pilot-member table:name="13951.371" table:display="true" table:show-details="true"/>
                <table:data-pilot-member table:name="13981.353" table:display="true" table:show-details="true"/>
                <table:data-pilot-member table:name="14082.658" table:display="true" table:show-details="true"/>
                <table:data-pilot-member table:name="14136.431" table:display="true" table:show-details="true"/>
                <table:data-pilot-member table:name="14196.025" table:display="true" table:show-details="true"/>
                <table:data-pilot-member table:name="14428.523" table:display="true" table:show-details="true"/>
                <table:data-pilot-member table:name="14811.797" table:display="true" table:show-details="true"/>
                <table:data-pilot-member table:name="14844.473" table:display="true" table:show-details="true"/>
                <table:data-pilot-member table:name="14854.253" table:display="true" table:show-details="true"/>
                <table:data-pilot-member table:name="14969.904" table:display="true" table:show-details="true"/>
                <table:data-pilot-member table:name="14997.614" table:display="true" table:show-details="true"/>
                <table:data-pilot-member table:name="15113.514" table:display="true" table:show-details="true"/>
                <table:data-pilot-member table:name="15382.082" table:display="true" table:show-details="true"/>
                <table:data-pilot-member table:name="15643.663" table:display="true" table:show-details="true"/>
                <table:data-pilot-member table:name="15780.053" table:display="true" table:show-details="true"/>
                <table:data-pilot-member table:name="15950.695" table:display="true" table:show-details="true"/>
                <table:data-pilot-member table:name="16020.856" table:display="true" table:show-details="true"/>
                <table:data-pilot-member table:name="16142.192" table:display="true" table:show-details="true"/>
                <table:data-pilot-member table:name="16143.716" table:display="true" table:show-details="true"/>
                <table:data-pilot-member table:name="16463.281" table:display="true" table:show-details="true"/>
                <table:data-pilot-member table:name="16469.851" table:display="true" table:show-details="true"/>
                <table:data-pilot-member table:name="16484.128" table:display="true" table:show-details="true"/>
                <table:data-pilot-member table:name="16548.038" table:display="true" table:show-details="true"/>
                <table:data-pilot-member table:name="16568.004" table:display="true" table:show-details="true"/>
                <table:data-pilot-member table:name="16898.963" table:display="true" table:show-details="true"/>
                <table:data-pilot-member table:name="17017.63" table:display="true" table:show-details="true"/>
                <table:data-pilot-member table:name="17316.391" table:display="true" table:show-details="true"/>
                <table:data-pilot-member table:name="17469.099" table:display="true" table:show-details="true"/>
                <table:data-pilot-member table:name="17487.221" table:display="true" table:show-details="true"/>
                <table:data-pilot-member table:name="17542.649" table:display="true" table:show-details="true"/>
                <table:data-pilot-member table:name="17624.69" table:display="true" table:show-details="true"/>
                <table:data-pilot-member table:name="17639.956" table:display="true" table:show-details="true"/>
                <table:data-pilot-member table:name="17842.066" table:display="true" table:show-details="true"/>
                <table:data-pilot-member table:name="17995.059" table:display="true" table:show-details="true"/>
                <table:data-pilot-member table:name="18030.185" table:display="true" table:show-details="true"/>
                <table:data-pilot-member table:name="18308.47" table:display="true" table:show-details="true"/>
                <table:data-pilot-member table:name="18359.301" table:display="true" table:show-details="true"/>
                <table:data-pilot-member table:name="18385.691" table:display="true" table:show-details="true"/>
                <table:data-pilot-member table:name="18610.926" table:display="true" table:show-details="true"/>
                <table:data-pilot-member table:name="18810.978" table:display="true" table:show-details="true"/>
                <table:data-pilot-member table:name="18825.508" table:display="true" table:show-details="true"/>
                <table:data-pilot-member table:name="18916.939" table:display="true" table:show-details="true"/>
                <table:data-pilot-member table:name="18963.044" table:display="true" table:show-details="true"/>
                <table:data-pilot-member table:name="19022.741" table:display="true" table:show-details="true"/>
                <table:data-pilot-member table:name="19132.836" table:display="true" table:show-details="true"/>
                <table:data-pilot-member table:name="19158.385" table:display="true" table:show-details="true"/>
                <table:data-pilot-member table:name="19174.851" table:display="true" table:show-details="true"/>
                <table:data-pilot-member table:name="19337.346" table:display="true" table:show-details="true"/>
                <table:data-pilot-member table:name="19398.129" table:display="true" table:show-details="true"/>
                <table:data-pilot-member table:name="19430.546" table:display="true" table:show-details="true"/>
                <table:data-pilot-member table:name="19860.04" table:display="true" table:show-details="true"/>
                <table:data-pilot-member table:name="20062.1" table:display="true" table:show-details="true"/>
                <table:data-pilot-member table:name="20413.732" table:display="true" table:show-details="true"/>
                <table:data-pilot-member table:name="20543.618" table:display="true" table:show-details="true"/>
                <table:data-pilot-member table:name="20716.319" table:display="true" table:show-details="true"/>
                <table:data-pilot-member table:name="20845.639" table:display="true" table:show-details="true"/>
                <table:data-pilot-member table:name="21438.509" table:display="true" table:show-details="true"/>
                <table:data-pilot-member table:name="21811.328" table:display="true" table:show-details="true"/>
                <table:data-pilot-member table:name="21886.626" table:display="true" table:show-details="true"/>
                <table:data-pilot-member table:name="21954.469" table:display="true" table:show-details="true"/>
                <table:data-pilot-member table:name="22090.523" table:display="true" table:show-details="true"/>
                <table:data-pilot-member table:name="22262.459" table:display="true" table:show-details="true"/>
                <table:data-pilot-member table:name="22277.763" table:display="true" table:show-details="true"/>
                <table:data-pilot-member table:name="22508.281" table:display="true" table:show-details="true"/>
                <table:data-pilot-member table:name="23010.843" table:display="true" table:show-details="true"/>
                <table:data-pilot-member table:name="23248.987" table:display="true" table:show-details="true"/>
                <table:data-pilot-member table:name="26576.364" table:display="true" table:show-details="true"/>
                <table:data-pilot-member table:name="26777.795" table:display="true" table:show-details="true"/>
                <table:data-pilot-member table:name="27280.005" table:display="true" table:show-details="true"/>
                <table:data-pilot-member table:name="27406.602" table:display="true" table:show-details="true"/>
                <table:data-pilot-member table:name="34880.924" table:display="true" table:show-details="true"/>
                <table:data-pilot-member table:name="34894.823" table:display="true" table:show-details="true"/>
                <table:data-pilot-member table:name="35080.753" table:display="true" table:show-details="true"/>
                <table:data-pilot-member table:name="35356.075" table:display="true" table:show-details="true"/>
                <table:data-pilot-member table:name="37347.787" table:display="true" table:show-details="true"/>
                <table:data-pilot-member table:name="37392.503" table:display="true" table:show-details="true"/>
                <table:data-pilot-member table:name="39170.749" table:display="true" table:show-details="true"/>
                <table:data-pilot-member table:name="39609.176" table:display="true" table:show-details="true"/>
                <table:data-pilot-member table:name="40641.423" table:display="true" table:show-details="true"/>
                <table:data-pilot-member table:name="41037.031" table:display="true" table:show-details="true"/>
                <table:data-pilot-member table:name="42366.622" table:display="true" table:show-details="true"/>
                <table:data-pilot-member table:name="42723.862" table:display="true" table:show-details="true"/>
                <table:data-pilot-member table:name="43321.37" table:display="true" table:show-details="true"/>
                <table:data-pilot-member table:name="43978.952" table:display="true" table:show-details="true"/>
                <table:data-pilot-member table:name="44768.874" table:display="true" table:show-details="true"/>
                <table:data-pilot-member table:name="44978.472" table:display="true" table:show-details="true"/>
                <table:data-pilot-member table:name="51462.059" table:display="true" table:show-details="true"/>
                <table:data-pilot-member table:name="51887.757" table:display="true" table:show-details="true"/>
                <table:data-pilot-member table:name="52515.642" table:display="true" table:show-details="true"/>
                <table:data-pilot-member table:name="55355.751" table:display="true" table:show-details="true"/>
                <table:data-pilot-member table:name="55498.524" table:display="true" table:show-details="true"/>
                <table:data-pilot-member table:name="55962.324" table:display="true" table:show-details="true"/>
                <table:data-pilot-member table:name="57140.983" table:display="true" table:show-details="true"/>
                <table:data-pilot-member table:name="57453.587" table:display="true" table:show-details="true"/>
                <table:data-pilot-member table:name="59175.348" table:display="true" table:show-details="true"/>
                <table:data-pilot-member table:name="59244.212" table:display="true" table:show-details="true"/>
                <table:data-pilot-member table:name="60473.382" table:display="true" table:show-details="true"/>
                <table:data-pilot-member table:name="60982.224" table:display="true" table:show-details="true"/>
                <table:data-pilot-member table:name="61450.638" table:display="true" table:show-details="true"/>
                <table:data-pilot-member table:name="61748.271" table:display="true" table:show-details="true"/>
                <table:data-pilot-member table:name="62034.892" table:display="true" table:show-details="true"/>
                <table:data-pilot-member table:name="62458.297" table:display="true" table:show-details="true"/>
                <table:data-pilot-member table:name="62881.268" table:display="true" table:show-details="true"/>
                <table:data-pilot-member table:name="63195.39" table:display="true" table:show-details="true"/>
                <table:data-pilot-member table:name="65047.777" table:display="true" table:show-details="true"/>
                <table:data-pilot-member table:name="65655.257" table:display="true" table:show-details="true"/>
                <table:data-pilot-member table:name="66786.203" table:display="true" table:show-details="true"/>
                <table:data-pilot-member table:name="67281.829" table:display="true" table:show-details="true"/>
                <table:data-pilot-member table:name="67286.908" table:display="true" table:show-details="true"/>
                <table:data-pilot-member table:name="67806.316" table:display="true" table:show-details="true"/>
                <table:data-pilot-member table:name="69533.275" table:display="true" table:show-details="true"/>
                <table:data-pilot-member table:name="69968.1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110504'.S6:'110504'.W16" table:buttons="'110504'.S6 '110504'.S9 '110504'.T8">
          <table:source-cell-range table:cell-range-address="'110504'.A6:'110504'.Q501">
            <table:filter table:condition-source-range-address="">
              <table:filter-condition table:field-number="10" table:value="LOCAL_OPTIMA" table:operator="="/>
            </table:filter>
          </table:source-cell-range>
          <table:data-pilot-field table:source-field-name="strategy" table:orientation="column" table:used-hierarchy="0" table:function="auto">
            <table:data-pilot-level table:show-empty="false">
              <table:data-pilot-members>
                <table:data-pilot-member table:name="AP" table:display="true" table:show-details="true"/>
                <table:data-pilot-member table:name="MIXED" table:display="true" table:show-details="true"/>
                <table:data-pilot-member table:name="SEQUENTI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>
              <table:data-pilot-members>
                <table:data-pilot-member table:name="C1" table:display="true" table:show-details="true"/>
                <table:data-pilot-member table:name="C2" table:display="true" table:show-details="true"/>
                <table:data-pilot-member table:name="R1" table:display="true" table:show-details="true"/>
                <table:data-pilot-member table:name="R2" table:display="true" table:show-details="true"/>
                <table:data-pilot-member table:name="RC1" table:display="true" table:show-details="true"/>
                <table:data-pilot-member table:name="RC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load_mean" table:orientation="data" table:used-hierarchy="0" table:function="average">
            <table:data-pilot-level table:show-empty="false">
              <table:data-pilot-members>
                <table:data-pilot-member table:name="82.685" table:display="true" table:show-details="true"/>
                <table:data-pilot-member table:name="86.095" table:display="true" table:show-details="true"/>
                <table:data-pilot-member table:name="90.785" table:display="true" table:show-details="true"/>
                <table:data-pilot-member table:name="90.937" table:display="true" table:show-details="true"/>
                <table:data-pilot-member table:name="91.788" table:display="true" table:show-details="true"/>
                <table:data-pilot-member table:name="96.569" table:display="true" table:show-details="true"/>
                <table:data-pilot-member table:name="98.34" table:display="true" table:show-details="true"/>
                <table:data-pilot-member table:name="103.648" table:display="true" table:show-details="true"/>
                <table:data-pilot-member table:name="104.252" table:display="true" table:show-details="true"/>
                <table:data-pilot-member table:name="104.261" table:display="true" table:show-details="true"/>
                <table:data-pilot-member table:name="104.99" table:display="true" table:show-details="true"/>
                <table:data-pilot-member table:name="108.924" table:display="true" table:show-details="true"/>
                <table:data-pilot-member table:name="111.887" table:display="true" table:show-details="true"/>
                <table:data-pilot-member table:name="112.606" table:display="true" table:show-details="true"/>
                <table:data-pilot-member table:name="112.721" table:display="true" table:show-details="true"/>
                <table:data-pilot-member table:name="114.154" table:display="true" table:show-details="true"/>
                <table:data-pilot-member table:name="115.062" table:display="true" table:show-details="true"/>
                <table:data-pilot-member table:name="115.107" table:display="true" table:show-details="true"/>
                <table:data-pilot-member table:name="115.433" table:display="true" table:show-details="true"/>
                <table:data-pilot-member table:name="115.855" table:display="true" table:show-details="true"/>
                <table:data-pilot-member table:name="118.547" table:display="true" table:show-details="true"/>
                <table:data-pilot-member table:name="119.004" table:display="true" table:show-details="true"/>
                <table:data-pilot-member table:name="119.758" table:display="true" table:show-details="true"/>
                <table:data-pilot-member table:name="120.159" table:display="true" table:show-details="true"/>
                <table:data-pilot-member table:name="120.791" table:display="true" table:show-details="true"/>
                <table:data-pilot-member table:name="121.009" table:display="true" table:show-details="true"/>
                <table:data-pilot-member table:name="122.149" table:display="true" table:show-details="true"/>
                <table:data-pilot-member table:name="122.271" table:display="true" table:show-details="true"/>
                <table:data-pilot-member table:name="122.394" table:display="true" table:show-details="true"/>
                <table:data-pilot-member table:name="125.245" table:display="true" table:show-details="true"/>
                <table:data-pilot-member table:name="125.285" table:display="true" table:show-details="true"/>
                <table:data-pilot-member table:name="126.789" table:display="true" table:show-details="true"/>
                <table:data-pilot-member table:name="127.11" table:display="true" table:show-details="true"/>
                <table:data-pilot-member table:name="127.443" table:display="true" table:show-details="true"/>
                <table:data-pilot-member table:name="127.444" table:display="true" table:show-details="true"/>
                <table:data-pilot-member table:name="128.367" table:display="true" table:show-details="true"/>
                <table:data-pilot-member table:name="128.654" table:display="true" table:show-details="true"/>
                <table:data-pilot-member table:name="128.888" table:display="true" table:show-details="true"/>
                <table:data-pilot-member table:name="129.064" table:display="true" table:show-details="true"/>
                <table:data-pilot-member table:name="129.928" table:display="true" table:show-details="true"/>
                <table:data-pilot-member table:name="130.222" table:display="true" table:show-details="true"/>
                <table:data-pilot-member table:name="130.461" table:display="true" table:show-details="true"/>
                <table:data-pilot-member table:name="131.569" table:display="true" table:show-details="true"/>
                <table:data-pilot-member table:name="133.683" table:display="true" table:show-details="true"/>
                <table:data-pilot-member table:name="134.683" table:display="true" table:show-details="true"/>
                <table:data-pilot-member table:name="136.072" table:display="true" table:show-details="true"/>
                <table:data-pilot-member table:name="136.65" table:display="true" table:show-details="true"/>
                <table:data-pilot-member table:name="137.502" table:display="true" table:show-details="true"/>
                <table:data-pilot-member table:name="138.041" table:display="true" table:show-details="true"/>
                <table:data-pilot-member table:name="138.205" table:display="true" table:show-details="true"/>
                <table:data-pilot-member table:name="138.434" table:display="true" table:show-details="true"/>
                <table:data-pilot-member table:name="138.876" table:display="true" table:show-details="true"/>
                <table:data-pilot-member table:name="139.575" table:display="true" table:show-details="true"/>
                <table:data-pilot-member table:name="140.357" table:display="true" table:show-details="true"/>
                <table:data-pilot-member table:name="140.413" table:display="true" table:show-details="true"/>
                <table:data-pilot-member table:name="141.407" table:display="true" table:show-details="true"/>
                <table:data-pilot-member table:name="141.921" table:display="true" table:show-details="true"/>
                <table:data-pilot-member table:name="142.112" table:display="true" table:show-details="true"/>
                <table:data-pilot-member table:name="143.24" table:display="true" table:show-details="true"/>
                <table:data-pilot-member table:name="143.817" table:display="true" table:show-details="true"/>
                <table:data-pilot-member table:name="144.518" table:display="true" table:show-details="true"/>
                <table:data-pilot-member table:name="144.764" table:display="true" table:show-details="true"/>
                <table:data-pilot-member table:name="144.769" table:display="true" table:show-details="true"/>
                <table:data-pilot-member table:name="146.218" table:display="true" table:show-details="true"/>
                <table:data-pilot-member table:name="146.704" table:display="true" table:show-details="true"/>
                <table:data-pilot-member table:name="146.885" table:display="true" table:show-details="true"/>
                <table:data-pilot-member table:name="147.701" table:display="true" table:show-details="true"/>
                <table:data-pilot-member table:name="148.214" table:display="true" table:show-details="true"/>
                <table:data-pilot-member table:name="148.295" table:display="true" table:show-details="true"/>
                <table:data-pilot-member table:name="148.879" table:display="true" table:show-details="true"/>
                <table:data-pilot-member table:name="151.217" table:display="true" table:show-details="true"/>
                <table:data-pilot-member table:name="151.906" table:display="true" table:show-details="true"/>
                <table:data-pilot-member table:name="152.131" table:display="true" table:show-details="true"/>
                <table:data-pilot-member table:name="152.709" table:display="true" table:show-details="true"/>
                <table:data-pilot-member table:name="153.602" table:display="true" table:show-details="true"/>
                <table:data-pilot-member table:name="155.024" table:display="true" table:show-details="true"/>
                <table:data-pilot-member table:name="155.118" table:display="true" table:show-details="true"/>
                <table:data-pilot-member table:name="157.002" table:display="true" table:show-details="true"/>
                <table:data-pilot-member table:name="161.384" table:display="true" table:show-details="true"/>
                <table:data-pilot-member table:name="162.173" table:display="true" table:show-details="true"/>
                <table:data-pilot-member table:name="164.082" table:display="true" table:show-details="true"/>
                <table:data-pilot-member table:name="164.471" table:display="true" table:show-details="true"/>
                <table:data-pilot-member table:name="164.689" table:display="true" table:show-details="true"/>
                <table:data-pilot-member table:name="167.392" table:display="true" table:show-details="true"/>
                <table:data-pilot-member table:name="168.327" table:display="true" table:show-details="true"/>
                <table:data-pilot-member table:name="168.833" table:display="true" table:show-details="true"/>
                <table:data-pilot-member table:name="169.658" table:display="true" table:show-details="true"/>
                <table:data-pilot-member table:name="170.358" table:display="true" table:show-details="true"/>
                <table:data-pilot-member table:name="172.171" table:display="true" table:show-details="true"/>
                <table:data-pilot-member table:name="172.796" table:display="true" table:show-details="true"/>
                <table:data-pilot-member table:name="173.706" table:display="true" table:show-details="true"/>
                <table:data-pilot-member table:name="173.76" table:display="true" table:show-details="true"/>
                <table:data-pilot-member table:name="174.154" table:display="true" table:show-details="true"/>
                <table:data-pilot-member table:name="174.192" table:display="true" table:show-details="true"/>
                <table:data-pilot-member table:name="174.51" table:display="true" table:show-details="true"/>
                <table:data-pilot-member table:name="175.74" table:display="true" table:show-details="true"/>
                <table:data-pilot-member table:name="177.594" table:display="true" table:show-details="true"/>
                <table:data-pilot-member table:name="177.747" table:display="true" table:show-details="true"/>
                <table:data-pilot-member table:name="178.92" table:display="true" table:show-details="true"/>
                <table:data-pilot-member table:name="179.168" table:display="true" table:show-details="true"/>
                <table:data-pilot-member table:name="179.266" table:display="true" table:show-details="true"/>
                <table:data-pilot-member table:name="180.841" table:display="true" table:show-details="true"/>
                <table:data-pilot-member table:name="181.501" table:display="true" table:show-details="true"/>
                <table:data-pilot-member table:name="183.349" table:display="true" table:show-details="true"/>
                <table:data-pilot-member table:name="183.469" table:display="true" table:show-details="true"/>
                <table:data-pilot-member table:name="184.143" table:display="true" table:show-details="true"/>
                <table:data-pilot-member table:name="184.708" table:display="true" table:show-details="true"/>
                <table:data-pilot-member table:name="184.906" table:display="true" table:show-details="true"/>
                <table:data-pilot-member table:name="185.571" table:display="true" table:show-details="true"/>
                <table:data-pilot-member table:name="185.628" table:display="true" table:show-details="true"/>
                <table:data-pilot-member table:name="185.826" table:display="true" table:show-details="true"/>
                <table:data-pilot-member table:name="186.636" table:display="true" table:show-details="true"/>
                <table:data-pilot-member table:name="186.672" table:display="true" table:show-details="true"/>
                <table:data-pilot-member table:name="186.831" table:display="true" table:show-details="true"/>
                <table:data-pilot-member table:name="187.413" table:display="true" table:show-details="true"/>
                <table:data-pilot-member table:name="189.536" table:display="true" table:show-details="true"/>
                <table:data-pilot-member table:name="189.948" table:display="true" table:show-details="true"/>
                <table:data-pilot-member table:name="190.839" table:display="true" table:show-details="true"/>
                <table:data-pilot-member table:name="191.455" table:display="true" table:show-details="true"/>
                <table:data-pilot-member table:name="192.351" table:display="true" table:show-details="true"/>
                <table:data-pilot-member table:name="192.757" table:display="true" table:show-details="true"/>
                <table:data-pilot-member table:name="192.935" table:display="true" table:show-details="true"/>
                <table:data-pilot-member table:name="193.078" table:display="true" table:show-details="true"/>
                <table:data-pilot-member table:name="195.096" table:display="true" table:show-details="true"/>
                <table:data-pilot-member table:name="196.389" table:display="true" table:show-details="true"/>
                <table:data-pilot-member table:name="197.211" table:display="true" table:show-details="true"/>
                <table:data-pilot-member table:name="200.739" table:display="true" table:show-details="true"/>
                <table:data-pilot-member table:name="201.569" table:display="true" table:show-details="true"/>
                <table:data-pilot-member table:name="201.676" table:display="true" table:show-details="true"/>
                <table:data-pilot-member table:name="201.706" table:display="true" table:show-details="true"/>
                <table:data-pilot-member table:name="201.942" table:display="true" table:show-details="true"/>
                <table:data-pilot-member table:name="204.403" table:display="true" table:show-details="true"/>
                <table:data-pilot-member table:name="205.46" table:display="true" table:show-details="true"/>
                <table:data-pilot-member table:name="205.57" table:display="true" table:show-details="true"/>
                <table:data-pilot-member table:name="220.386" table:display="true" table:show-details="true"/>
                <table:data-pilot-member table:name="222.632" table:display="true" table:show-details="true"/>
                <table:data-pilot-member table:name="227.58" table:display="true" table:show-details="true"/>
                <table:data-pilot-member table:name="237.665" table:display="true" table:show-details="true"/>
                <table:data-pilot-member table:name="244.935" table:display="true" table:show-details="true"/>
                <table:data-pilot-member table:name="247.325" table:display="true" table:show-details="true"/>
                <table:data-pilot-member table:name="252.367" table:display="true" table:show-details="true"/>
                <table:data-pilot-member table:name="255.307" table:display="true" table:show-details="true"/>
                <table:data-pilot-member table:name="262.754" table:display="true" table:show-details="true"/>
                <table:data-pilot-member table:name="263.295" table:display="true" table:show-details="true"/>
                <table:data-pilot-member table:name="269.821" table:display="true" table:show-details="true"/>
                <table:data-pilot-member table:name="276.11" table:display="true" table:show-details="true"/>
                <table:data-pilot-member table:name="276.455" table:display="true" table:show-details="true"/>
                <table:data-pilot-member table:name="281.459" table:display="true" table:show-details="true"/>
                <table:data-pilot-member table:name="284.411" table:display="true" table:show-details="true"/>
                <table:data-pilot-member table:name="292.042" table:display="true" table:show-details="true"/>
                <table:data-pilot-member table:name="292.596" table:display="true" table:show-details="true"/>
                <table:data-pilot-member table:name="302.873" table:display="true" table:show-details="true"/>
                <table:data-pilot-member table:name="312.186" table:display="true" table:show-details="true"/>
                <table:data-pilot-member table:name="321.041" table:display="true" table:show-details="true"/>
                <table:data-pilot-member table:name="328.419" table:display="true" table:show-details="true"/>
                <table:data-pilot-member table:name="333.689" table:display="true" table:show-details="true"/>
                <table:data-pilot-member table:name="337.656" table:display="true" table:show-details="true"/>
                <table:data-pilot-member table:name="339.657" table:display="true" table:show-details="true"/>
                <table:data-pilot-member table:name="341.448" table:display="true" table:show-details="true"/>
                <table:data-pilot-member table:name="345.995" table:display="true" table:show-details="true"/>
                <table:data-pilot-member table:name="349.541" table:display="true" table:show-details="true"/>
                <table:data-pilot-member table:name="355.943" table:display="true" table:show-details="true"/>
                <table:data-pilot-member table:name="356.204" table:display="true" table:show-details="true"/>
                <table:data-pilot-member table:name="357.147" table:display="true" table:show-details="true"/>
                <table:data-pilot-member table:name="357.933" table:display="true" table:show-details="true"/>
                <table:data-pilot-member table:name="364.314" table:display="true" table:show-details="true"/>
                <table:data-pilot-member table:name="365.204" table:display="true" table:show-details="true"/>
                <table:data-pilot-member table:name="369.043" table:display="true" table:show-details="true"/>
                <table:data-pilot-member table:name="371.05" table:display="true" table:show-details="true"/>
                <table:data-pilot-member table:name="371.567" table:display="true" table:show-details="true"/>
                <table:data-pilot-member table:name="375.457" table:display="true" table:show-details="true"/>
                <table:data-pilot-member table:name="376.111" table:display="true" table:show-details="true"/>
                <table:data-pilot-member table:name="384.209" table:display="true" table:show-details="true"/>
                <table:data-pilot-member table:name="384.767" table:display="true" table:show-details="true"/>
                <table:data-pilot-member table:name="385.579" table:display="true" table:show-details="true"/>
                <table:data-pilot-member table:name="385.942" table:display="true" table:show-details="true"/>
                <table:data-pilot-member table:name="390.938" table:display="true" table:show-details="true"/>
                <table:data-pilot-member table:name="399.667" table:display="true" table:show-details="true"/>
                <table:data-pilot-member table:name="401.227" table:display="true" table:show-details="true"/>
                <table:data-pilot-member table:name="402.148" table:display="true" table:show-details="true"/>
                <table:data-pilot-member table:name="402.567" table:display="true" table:show-details="true"/>
                <table:data-pilot-member table:name="413.966" table:display="true" table:show-details="true"/>
                <table:data-pilot-member table:name="416.751" table:display="true" table:show-details="true"/>
                <table:data-pilot-member table:name="417.299" table:display="true" table:show-details="true"/>
                <table:data-pilot-member table:name="419.958" table:display="true" table:show-details="true"/>
                <table:data-pilot-member table:name="425.001" table:display="true" table:show-details="true"/>
                <table:data-pilot-member table:name="428.697" table:display="true" table:show-details="true"/>
                <table:data-pilot-member table:name="433.582" table:display="true" table:show-details="true"/>
                <table:data-pilot-member table:name="436.384" table:display="true" table:show-details="true"/>
                <table:data-pilot-member table:name="436.826" table:display="true" table:show-details="true"/>
                <table:data-pilot-member table:name="440.515" table:display="true" table:show-details="true"/>
                <table:data-pilot-member table:name="444.2" table:display="true" table:show-details="true"/>
                <table:data-pilot-member table:name="448.752" table:display="true" table:show-details="true"/>
                <table:data-pilot-member table:name="458.591" table:display="true" table:show-details="true"/>
                <table:data-pilot-member table:name="459.899" table:display="true" table:show-details="true"/>
                <table:data-pilot-member table:name="460.922" table:display="true" table:show-details="true"/>
                <table:data-pilot-member table:name="463.947" table:display="true" table:show-details="true"/>
                <table:data-pilot-member table:name="464.454" table:display="true" table:show-details="true"/>
                <table:data-pilot-member table:name="464.681" table:display="true" table:show-details="true"/>
                <table:data-pilot-member table:name="468.538" table:display="true" table:show-details="true"/>
                <table:data-pilot-member table:name="472.791" table:display="true" table:show-details="true"/>
                <table:data-pilot-member table:name="474.187" table:display="true" table:show-details="true"/>
                <table:data-pilot-member table:name="475.63" table:display="true" table:show-details="true"/>
                <table:data-pilot-member table:name="479.698" table:display="true" table:show-details="true"/>
                <table:data-pilot-member table:name="482.151" table:display="true" table:show-details="true"/>
                <table:data-pilot-member table:name="483.159" table:display="true" table:show-details="true"/>
                <table:data-pilot-member table:name="489.76" table:display="true" table:show-details="true"/>
                <table:data-pilot-member table:name="490.375" table:display="true" table:show-details="true"/>
                <table:data-pilot-member table:name="495.375" table:display="true" table:show-details="true"/>
                <table:data-pilot-member table:name="495.886" table:display="true" table:show-details="true"/>
                <table:data-pilot-member table:name="497.139" table:display="true" table:show-details="true"/>
                <table:data-pilot-member table:name="503.641" table:display="true" table:show-details="true"/>
                <table:data-pilot-member table:name="504.296" table:display="true" table:show-details="true"/>
                <table:data-pilot-member table:name="504.842" table:display="true" table:show-details="true"/>
                <table:data-pilot-member table:name="508.286" table:display="true" table:show-details="true"/>
                <table:data-pilot-member table:name="512.473" table:display="true" table:show-details="true"/>
                <table:data-pilot-member table:name="520.651" table:display="true" table:show-details="true"/>
                <table:data-pilot-member table:name="520.999" table:display="true" table:show-details="true"/>
                <table:data-pilot-member table:name="523.144" table:display="true" table:show-details="true"/>
                <table:data-pilot-member table:name="525.066" table:display="true" table:show-details="true"/>
                <table:data-pilot-member table:name="525.195" table:display="true" table:show-details="true"/>
                <table:data-pilot-member table:name="526.794" table:display="true" table:show-details="true"/>
                <table:data-pilot-member table:name="528.387" table:display="true" table:show-details="true"/>
                <table:data-pilot-member table:name="538.546" table:display="true" table:show-details="true"/>
                <table:data-pilot-member table:name="541.694" table:display="true" table:show-details="true"/>
                <table:data-pilot-member table:name="542.791" table:display="true" table:show-details="true"/>
                <table:data-pilot-member table:name="543.079" table:display="true" table:show-details="true"/>
                <table:data-pilot-member table:name="545.311" table:display="true" table:show-details="true"/>
                <table:data-pilot-member table:name="558.055" table:display="true" table:show-details="true"/>
                <table:data-pilot-member table:name="559.254" table:display="true" table:show-details="true"/>
                <table:data-pilot-member table:name="563.306" table:display="true" table:show-details="true"/>
                <table:data-pilot-member table:name="565.457" table:display="true" table:show-details="true"/>
                <table:data-pilot-member table:name="567.841" table:display="true" table:show-details="true"/>
                <table:data-pilot-member table:name="577.141" table:display="true" table:show-details="true"/>
                <table:data-pilot-member table:name="592.472" table:display="true" table:show-details="true"/>
                <table:data-pilot-member table:name="593.779" table:display="true" table:show-details="true"/>
                <table:data-pilot-member table:name="594.17" table:display="true" table:show-details="true"/>
                <table:data-pilot-member table:name="598.796" table:display="true" table:show-details="true"/>
                <table:data-pilot-member table:name="599.905" table:display="true" table:show-details="true"/>
                <table:data-pilot-member table:name="604.541" table:display="true" table:show-details="true"/>
                <table:data-pilot-member table:name="615.283" table:display="true" table:show-details="true"/>
                <table:data-pilot-member table:name="625.747" table:display="true" table:show-details="true"/>
                <table:data-pilot-member table:name="631.202" table:display="true" table:show-details="true"/>
                <table:data-pilot-member table:name="638.028" table:display="true" table:show-details="true"/>
                <table:data-pilot-member table:name="640.834" table:display="true" table:show-details="true"/>
                <table:data-pilot-member table:name="645.688" table:display="true" table:show-details="true"/>
                <table:data-pilot-member table:name="645.749" table:display="true" table:show-details="true"/>
                <table:data-pilot-member table:name="658.531" table:display="true" table:show-details="true"/>
                <table:data-pilot-member table:name="658.794" table:display="true" table:show-details="true"/>
                <table:data-pilot-member table:name="659.365" table:display="true" table:show-details="true"/>
                <table:data-pilot-member table:name="661.922" table:display="true" table:show-details="true"/>
                <table:data-pilot-member table:name="662.72" table:display="true" table:show-details="true"/>
                <table:data-pilot-member table:name="675.959" table:display="true" table:show-details="true"/>
                <table:data-pilot-member table:name="680.705" table:display="true" table:show-details="true"/>
                <table:data-pilot-member table:name="692.656" table:display="true" table:show-details="true"/>
                <table:data-pilot-member table:name="698.764" table:display="true" table:show-details="true"/>
                <table:data-pilot-member table:name="699.489" table:display="true" table:show-details="true"/>
                <table:data-pilot-member table:name="701.706" table:display="true" table:show-details="true"/>
                <table:data-pilot-member table:name="704.988" table:display="true" table:show-details="true"/>
                <table:data-pilot-member table:name="705.598" table:display="true" table:show-details="true"/>
                <table:data-pilot-member table:name="713.683" table:display="true" table:show-details="true"/>
                <table:data-pilot-member table:name="719.802" table:display="true" table:show-details="true"/>
                <table:data-pilot-member table:name="721.207" table:display="true" table:show-details="true"/>
                <table:data-pilot-member table:name="732.339" table:display="true" table:show-details="true"/>
                <table:data-pilot-member table:name="734.372" table:display="true" table:show-details="true"/>
                <table:data-pilot-member table:name="735.428" table:display="true" table:show-details="true"/>
                <table:data-pilot-member table:name="744.437" table:display="true" table:show-details="true"/>
                <table:data-pilot-member table:name="752.439" table:display="true" table:show-details="true"/>
                <table:data-pilot-member table:name="753.02" table:display="true" table:show-details="true"/>
                <table:data-pilot-member table:name="756.678" table:display="true" table:show-details="true"/>
                <table:data-pilot-member table:name="758.522" table:display="true" table:show-details="true"/>
                <table:data-pilot-member table:name="760.91" table:display="true" table:show-details="true"/>
                <table:data-pilot-member table:name="765.313" table:display="true" table:show-details="true"/>
                <table:data-pilot-member table:name="766.335" table:display="true" table:show-details="true"/>
                <table:data-pilot-member table:name="766.994" table:display="true" table:show-details="true"/>
                <table:data-pilot-member table:name="773.494" table:display="true" table:show-details="true"/>
                <table:data-pilot-member table:name="775.925" table:display="true" table:show-details="true"/>
                <table:data-pilot-member table:name="777.222" table:display="true" table:show-details="true"/>
                <table:data-pilot-member table:name="794.402" table:display="true" table:show-details="true"/>
                <table:data-pilot-member table:name="802.484" table:display="true" table:show-details="true"/>
                <table:data-pilot-member table:name="816.549" table:display="true" table:show-details="true"/>
                <table:data-pilot-member table:name="821.745" table:display="true" table:show-details="true"/>
                <table:data-pilot-member table:name="828.653" table:display="true" table:show-details="true"/>
                <table:data-pilot-member table:name="833.826" table:display="true" table:show-details="true"/>
                <table:data-pilot-member table:name="857.54" table:display="true" table:show-details="true"/>
                <table:data-pilot-member table:name="872.453" table:display="true" table:show-details="true"/>
                <table:data-pilot-member table:name="875.465" table:display="true" table:show-details="true"/>
                <table:data-pilot-member table:name="878.179" table:display="true" table:show-details="true"/>
                <table:data-pilot-member table:name="883.621" table:display="true" table:show-details="true"/>
                <table:data-pilot-member table:name="890.498" table:display="true" table:show-details="true"/>
                <table:data-pilot-member table:name="891.111" table:display="true" table:show-details="true"/>
                <table:data-pilot-member table:name="900.331" table:display="true" table:show-details="true"/>
                <table:data-pilot-member table:name="920.434" table:display="true" table:show-details="true"/>
                <table:data-pilot-member table:name="929.959" table:display="true" table:show-details="true"/>
                <table:data-pilot-member table:name="1063.055" table:display="true" table:show-details="true"/>
                <table:data-pilot-member table:name="1071.112" table:display="true" table:show-details="true"/>
                <table:data-pilot-member table:name="1091.2" table:display="true" table:show-details="true"/>
                <table:data-pilot-member table:name="1096.264" table:display="true" table:show-details="true"/>
                <table:data-pilot-member table:name="1395.237" table:display="true" table:show-details="true"/>
                <table:data-pilot-member table:name="1395.793" table:display="true" table:show-details="true"/>
                <table:data-pilot-member table:name="1403.23" table:display="true" table:show-details="true"/>
                <table:data-pilot-member table:name="1414.243" table:display="true" table:show-details="true"/>
                <table:data-pilot-member table:name="1493.911" table:display="true" table:show-details="true"/>
                <table:data-pilot-member table:name="1495.7" table:display="true" table:show-details="true"/>
                <table:data-pilot-member table:name="1566.83" table:display="true" table:show-details="true"/>
                <table:data-pilot-member table:name="1584.367" table:display="true" table:show-details="true"/>
                <table:data-pilot-member table:name="1625.657" table:display="true" table:show-details="true"/>
                <table:data-pilot-member table:name="1641.481" table:display="true" table:show-details="true"/>
                <table:data-pilot-member table:name="1694.665" table:display="true" table:show-details="true"/>
                <table:data-pilot-member table:name="1708.954" table:display="true" table:show-details="true"/>
                <table:data-pilot-member table:name="1732.855" table:display="true" table:show-details="true"/>
                <table:data-pilot-member table:name="1759.158" table:display="true" table:show-details="true"/>
                <table:data-pilot-member table:name="1790.755" table:display="true" table:show-details="true"/>
                <table:data-pilot-member table:name="1799.139" table:display="true" table:show-details="true"/>
                <table:data-pilot-member table:name="2058.482" table:display="true" table:show-details="true"/>
                <table:data-pilot-member table:name="2075.51" table:display="true" table:show-details="true"/>
                <table:data-pilot-member table:name="2100.626" table:display="true" table:show-details="true"/>
                <table:data-pilot-member table:name="2214.23" table:display="true" table:show-details="true"/>
                <table:data-pilot-member table:name="2219.941" table:display="true" table:show-details="true"/>
                <table:data-pilot-member table:name="2238.493" table:display="true" table:show-details="true"/>
                <table:data-pilot-member table:name="2285.639" table:display="true" table:show-details="true"/>
                <table:data-pilot-member table:name="2298.143" table:display="true" table:show-details="true"/>
                <table:data-pilot-member table:name="2367.014" table:display="true" table:show-details="true"/>
                <table:data-pilot-member table:name="2369.768" table:display="true" table:show-details="true"/>
                <table:data-pilot-member table:name="2418.935" table:display="true" table:show-details="true"/>
                <table:data-pilot-member table:name="2439.289" table:display="true" table:show-details="true"/>
                <table:data-pilot-member table:name="2458.026" table:display="true" table:show-details="true"/>
                <table:data-pilot-member table:name="2469.931" table:display="true" table:show-details="true"/>
                <table:data-pilot-member table:name="2481.396" table:display="true" table:show-details="true"/>
                <table:data-pilot-member table:name="2498.332" table:display="true" table:show-details="true"/>
                <table:data-pilot-member table:name="2515.251" table:display="true" table:show-details="true"/>
                <table:data-pilot-member table:name="2527.816" table:display="true" table:show-details="true"/>
                <table:data-pilot-member table:name="2601.911" table:display="true" table:show-details="true"/>
                <table:data-pilot-member table:name="2626.21" table:display="true" table:show-details="true"/>
                <table:data-pilot-member table:name="2671.448" table:display="true" table:show-details="true"/>
                <table:data-pilot-member table:name="2691.273" table:display="true" table:show-details="true"/>
                <table:data-pilot-member table:name="2691.476" table:display="true" table:show-details="true"/>
                <table:data-pilot-member table:name="2712.253" table:display="true" table:show-details="true"/>
                <table:data-pilot-member table:name="2781.331" table:display="true" table:show-details="true"/>
                <table:data-pilot-member table:name="2798.7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110504'.S19:'110504'.W19" table:buttons="">
          <table:source-cell-range table:cell-range-address="'110504'.A6:'110504'.Q501">
            <table:filter table:condition-source-range-address="">
              <table:filter-condition table:field-number="10" table:value="LOCAL_OPTIMA" table:operator="="/>
            </table:filter>
          </table:source-cell-range>
          <table:data-pilot-field table:source-field-name="strategy" table:orientation="column" table:used-hierarchy="0" table:function="auto">
            <table:data-pilot-level table:show-empty="false">
              <table:data-pilot-members>
                <table:data-pilot-member table:name="AP" table:display="true" table:show-details="true"/>
                <table:data-pilot-member table:name="MIXED" table:display="true" table:show-details="true"/>
                <table:data-pilot-member table:name="SEQUENTI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>
              <table:data-pilot-members>
                <table:data-pilot-member table:name="C1" table:display="true" table:show-details="true"/>
                <table:data-pilot-member table:name="C2" table:display="true" table:show-details="true"/>
                <table:data-pilot-member table:name="R1" table:display="true" table:show-details="true"/>
                <table:data-pilot-member table:name="R2" table:display="true" table:show-details="true"/>
                <table:data-pilot-member table:name="RC1" table:display="true" table:show-details="true"/>
                <table:data-pilot-member table:name="RC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it" table:orientation="data" table:used-hierarchy="0" table:function="average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63" table:display="true" table:show-details="true"/>
                <table:data-pilot-member table:name="88" table:display="true" table:show-details="true"/>
                <table:data-pilot-member table:name="100" table:display="true" table:show-details="true"/>
                <table:data-pilot-member table:name="103" table:display="true" table:show-details="true"/>
                <table:data-pilot-member table:name="113" table:display="true" table:show-details="true"/>
                <table:data-pilot-member table:name="138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75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202" table:display="true" table:show-details="true"/>
                <table:data-pilot-member table:name="216" table:display="true" table:show-details="true"/>
                <table:data-pilot-member table:name="228" table:display="true" table:show-details="true"/>
                <table:data-pilot-member table:name="468" table:display="true" table:show-details="true"/>
                <table:data-pilot-member table:name="659" table:display="true" table:show-details="true"/>
                <table:data-pilot-member table:name="816" table:display="true" table:show-details="true"/>
                <table:data-pilot-member table:name="819" table:display="true" table:show-details="true"/>
                <table:data-pilot-member table:name="956" table:display="true" table:show-details="true"/>
                <table:data-pilot-member table:name="4972" table:display="true" table:show-details="true"/>
                <table:data-pilot-member table:name="6986" table:display="true" table:show-details="true"/>
                <table:data-pilot-member table:name="8814" table:display="true" table:show-details="true"/>
                <table:data-pilot-member table:name="488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110512'.T6:'110512'.X16" table:buttons="'110512'.T6 '110512'.T9 '110512'.U8">
          <table:source-cell-range table:cell-range-address="'110512'.A6:'110512'.R501"/>
          <table:data-pilot-field table:source-field-name="strategy" table:orientation="column" table:used-hierarchy="0" table:function="auto">
            <table:data-pilot-level table:show-empty="false">
              <table:data-pilot-members>
                <table:data-pilot-member table:name="AP" table:display="true" table:show-details="true"/>
                <table:data-pilot-member table:name="MIXED" table:display="true" table:show-details="true"/>
                <table:data-pilot-member table:name="SEQUENTI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>
              <table:data-pilot-members>
                <table:data-pilot-member table:name="C1" table:display="true" table:show-details="true"/>
                <table:data-pilot-member table:name="C2" table:display="true" table:show-details="true"/>
                <table:data-pilot-member table:name="R1" table:display="true" table:show-details="true"/>
                <table:data-pilot-member table:name="R2" table:display="true" table:show-details="true"/>
                <table:data-pilot-member table:name="RC1" table:display="true" table:show-details="true"/>
                <table:data-pilot-member table:name="RC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ls_improv" table:orientation="data" table:used-hierarchy="0" table:function="min">
            <table:data-pilot-level table:show-empty="false">
              <table:data-pilot-members>
                <table:data-pilot-member table:name="-1.96%" table:display="true" table:show-details="true"/>
                <table:data-pilot-member table:name="-1.25%" table:display="true" table:show-details="true"/>
                <table:data-pilot-member table:name="-1.21%" table:display="true" table:show-details="true"/>
                <table:data-pilot-member table:name="-1.09%" table:display="true" table:show-details="true"/>
                <table:data-pilot-member table:name="-0.99%" table:display="true" table:show-details="true"/>
                <table:data-pilot-member table:name="-0.95%" table:display="true" table:show-details="true"/>
                <table:data-pilot-member table:name="-0.94%" table:display="true" table:show-details="true"/>
                <table:data-pilot-member table:name="-0.86%" table:display="true" table:show-details="true"/>
                <table:data-pilot-member table:name="-0.78%" table:display="true" table:show-details="true"/>
                <table:data-pilot-member table:name="-0.67%" table:display="true" table:show-details="true"/>
                <table:data-pilot-member table:name="-0.66%" table:display="true" table:show-details="true"/>
                <table:data-pilot-member table:name="-0.64%" table:display="true" table:show-details="true"/>
                <table:data-pilot-member table:name="-0.62%" table:display="true" table:show-details="true"/>
                <table:data-pilot-member table:name="-0.58%" table:display="true" table:show-details="true"/>
                <table:data-pilot-member table:name="-0.54%" table:display="true" table:show-details="true"/>
                <table:data-pilot-member table:name="-0.51%" table:display="true" table:show-details="true"/>
                <table:data-pilot-member table:name="-0.48%" table:display="true" table:show-details="true"/>
                <table:data-pilot-member table:name="-0.44%" table:display="true" table:show-details="true"/>
                <table:data-pilot-member table:name="-0.43%" table:display="true" table:show-details="true"/>
                <table:data-pilot-member table:name="-0.37%" table:display="true" table:show-details="true"/>
                <table:data-pilot-member table:name="-0.36%" table:display="true" table:show-details="true"/>
                <table:data-pilot-member table:name="-0.31%" table:display="true" table:show-details="true"/>
                <table:data-pilot-member table:name="-0.27%" table:display="true" table:show-details="true"/>
                <table:data-pilot-member table:name="-0.20%" table:display="true" table:show-details="true"/>
                <table:data-pilot-member table:name="-0.19%" table:display="true" table:show-details="true"/>
                <table:data-pilot-member table:name="-0.18%" table:display="true" table:show-details="true"/>
                <table:data-pilot-member table:name="-0.17%" table:display="true" table:show-details="true"/>
                <table:data-pilot-member table:name="-0.16%" table:display="true" table:show-details="true"/>
                <table:data-pilot-member table:name="-0.14%" table:display="true" table:show-details="true"/>
                <table:data-pilot-member table:name="-0.13%" table:display="true" table:show-details="true"/>
                <table:data-pilot-member table:name="-0.11%" table:display="true" table:show-details="true"/>
                <table:data-pilot-member table:name="-0.06%" table:display="true" table:show-details="true"/>
                <table:data-pilot-member table:name="-0.05%" table:display="true" table:show-details="true"/>
                <table:data-pilot-member table:name="-0.04%" table:display="true" table:show-details="true"/>
                <table:data-pilot-member table:name="-0.03%" table:display="true" table:show-details="true"/>
                <table:data-pilot-member table:name="-0.01%" table:display="true" table:show-details="true"/>
                <table:data-pilot-member table:name="0.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 style:data-style-name="N117">
      <style:text-properties style:font-weight-asian="normal"/>
    </style:style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 style:data-style-name="N117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05/12/2011</text:date>, <text:time>09:4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12T09:47:38</dc:date>
    <meta:generator>LibreOffice/3.3$Unix LibreOffice_project/330m19$Build-202</meta:generator>
    <meta:editing-duration>PT8H49M26S</meta:editing-duration>
    <meta:editing-cycles>8</meta:editing-cycles>
    <meta:document-statistic meta:table-count="5" meta:cell-count="265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5cm" chart:symbol-height="0.1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legend chart:legend-position="end" svg:x="14.53cm" svg:y="3.755cm" chart:style-name="ch2"/>
        <chart:plot-area chart:style-name="ch3" table:cell-range-address="'110419'.B7:'110419'.B61 '110419'.E6:'110419'.F61 '110419'.L6:'110419'.L61" chart:data-source-has-labels="row" svg:x="0.77cm" svg:y="0.855cm" svg:width="13.12cm" svg:height="7.545cm">
          <chartooo:coordinate-region svg:x="1.947cm" svg:y="1.054cm" svg:width="10.76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'110419'.E7:'110419'.E61" chart:label-cell-address="'110419'.E6:'110419'.E6" chart:class="chart:scatter">
            <chart:domain table:cell-range-address="'110419'.B7:'110419'.B61"/>
            <chart:data-point chart:repeated="55"/>
          </chart:series>
          <chart:series chart:attached-axis="secondary-y" chart:style-name="ch8" chart:values-cell-range-address="'110419'.F7:'110419'.F61" chart:label-cell-address="'110419'.F6:'110419'.F6" chart:class="chart:scatter">
            <chart:data-point chart:repeated="55"/>
          </chart:series>
          <chart:series chart:attached-axis="primary-y" chart:style-name="ch9" chart:values-cell-range-address="'110419'.L7:'110419'.L61" chart:label-cell-address="'110419'.L6:'110419'.L6" chart:class="chart:scatter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t</text:p>
                <draw:g>
                  <svg:desc>'110419'.E6:'110419'.E6</svg:desc>
                </draw:g>
              </table:table-cell>
              <table:table-cell office:value-type="string">
                <text:p>time</text:p>
                <draw:g>
                  <svg:desc>'110419'.F6:'110419'.F6</svg:desc>
                </draw:g>
              </table:table-cell>
              <table:table-cell office:value-type="string">
                <text:p>obj</text:p>
                <draw:g>
                  <svg:desc>'110419'.L6:'110419'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110419'.B7:'110419'.B61</svg:desc>
                </draw:g>
              </table:table-cell>
              <table:table-cell office:value-type="float" office:value="4">
                <text:p>4</text:p>
                <draw:g>
                  <svg:desc>'110419'.E7:'110419'.E61</svg:desc>
                </draw:g>
              </table:table-cell>
              <table:table-cell office:value-type="float" office:value="92">
                <text:p>92</text:p>
                <draw:g>
                  <svg:desc>'110419'.F7:'110419'.F61</svg:desc>
                </draw:g>
              </table:table-cell>
              <table:table-cell office:value-type="float" office:value="23022.738">
                <text:p>23022.738</text:p>
                <draw:g>
                  <svg:desc>'110419'.L7:'110419'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20432.071">
                <text:p>20432.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8916.939">
                <text:p>18916.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4833.477">
                <text:p>14833.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22262.459">
                <text:p>22262.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1811.328">
                <text:p>21811.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21440.202">
                <text:p>21440.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0534.068">
                <text:p>20534.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8810.978">
                <text:p>18810.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69533.275">
                <text:p>69533.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6786.203">
                <text:p>66786.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60473.382">
                <text:p>60473.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3320.543">
                <text:p>43320.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7286.908">
                <text:p>67286.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5047.777">
                <text:p>65047.7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2034.892">
                <text:p>62034.8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2881.268">
                <text:p>62881.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192">
                <text:p>1192</text:p>
              </table:table-cell>
              <table:table-cell office:value-type="float" office:value="562">
                <text:p>562</text:p>
              </table:table-cell>
              <table:table-cell office:value-type="float" office:value="4421.315">
                <text:p>4421.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67">
                <text:p>67</text:p>
              </table:table-cell>
              <table:table-cell office:value-type="float" office:value="4601.992">
                <text:p>4601.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4627.746">
                <text:p>4627.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204.701">
                <text:p>4204.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4954.32">
                <text:p>4954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4605.924">
                <text:p>4605.9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245.928">
                <text:p>4245.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111.148">
                <text:p>4111.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648.606">
                <text:p>4648.6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302.219">
                <text:p>4302.2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561.779">
                <text:p>4561.7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868.246">
                <text:p>3868.2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9132.836">
                <text:p>19132.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8385.691">
                <text:p>18385.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6548.038">
                <text:p>16548.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992.439">
                <text:p>11992.4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469.099">
                <text:p>17469.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6469.851">
                <text:p>16469.8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4428.523">
                <text:p>14428.5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0013.61">
                <text:p>10013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4854.253">
                <text:p>14854.2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6142.192">
                <text:p>16142.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2428.466">
                <text:p>12428.4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4692.069">
                <text:p>4692.0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4585.407">
                <text:p>4585.4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520.124">
                <text:p>4520.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124.205">
                <text:p>4124.2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4726.859">
                <text:p>4726.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4478.29">
                <text:p>4478.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4536.338">
                <text:p>4536.3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138.169">
                <text:p>4138.1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7972.099">
                <text:p>17972.0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7542.649">
                <text:p>17542.6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962.132">
                <text:p>10962.1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7316.391">
                <text:p>17316.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6020.856">
                <text:p>16020.8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3569.763">
                <text:p>13569.7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218.81">
                <text:p>11218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77cm" svg:height="9.31cm" xlink:href=".." xlink:type="simple" chart:class="chart:bar" chart:style-name="ch1">
        <chart:title svg:x="8.705cm" svg:y="0.322cm" chart:style-name="ch2">
          <text:p>Average Cost</text:p>
        </chart:title>
        <chart:legend chart:legend-position="end" svg:x="17.761cm" svg:y="4.057cm" chart:style-name="ch3"/>
        <chart:plot-area chart:style-name="ch4" table:cell-range-address="'110421'.R36:'110421'.U54" chart:data-source-has-labels="both" svg:x="1.416cm" svg:y="1.659cm" svg:width="15.535cm" svg:height="6.484cm">
          <chartooo:coordinate-region svg:x="2.461cm" svg:y="1.819cm" svg:width="14.49cm" svg:height="5.101cm"/>
          <chart:axis chart:dimension="x" chart:name="primary-x" chart:style-name="ch5">
            <chart:title svg:x="8.028cm" svg:y="8.329cm" chart:style-name="ch6">
              <text:p>Instance Group</text:p>
            </chart:title>
            <chart:categories table:cell-range-address="'110421'.R37:'110421'.R54"/>
          </chart:axis>
          <chart:axis chart:dimension="y" chart:name="primary-y" chart:style-name="ch7">
            <chart:title svg:x="0.451cm" svg:y="5.289cm" chart:style-name="ch8">
              <text:p>Cost</text:p>
            </chart:title>
            <chart:grid chart:style-name="ch9" chart:class="major"/>
          </chart:axis>
          <chart:series chart:style-name="ch10" chart:values-cell-range-address="'110421'.S37:'110421'.S54" chart:label-cell-address="'110421'.S36:'110421'.S36" chart:class="chart:bar">
            <chart:data-point chart:repeated="18"/>
          </chart:series>
          <chart:series chart:style-name="ch11" chart:values-cell-range-address="'110421'.T37:'110421'.T54" chart:label-cell-address="'110421'.T36:'110421'.T36" chart:class="chart:bar">
            <chart:data-point chart:repeated="18"/>
          </chart:series>
          <chart:series chart:style-name="ch12" chart:values-cell-range-address="'110421'.U37:'110421'.U54" chart:label-cell-address="'110421'.U36:'110421'.U36" chart:class="chart:ba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</text:p>
                <draw:g>
                  <svg:desc>'110421'.S36:'110421'.S36</svg:desc>
                </draw:g>
              </table:table-cell>
              <table:table-cell office:value-type="string">
                <text:p>MIXED</text:p>
                <draw:g>
                  <svg:desc>'110421'.T36:'110421'.T36</svg:desc>
                </draw:g>
              </table:table-cell>
              <table:table-cell office:value-type="string">
                <text:p>SEQUENTIAL</text:p>
                <draw:g>
                  <svg:desc>'110421'.U36:'110421'.U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5C1</text:p>
                <draw:g>
                  <svg:desc>'110421'.R37:'110421'.R54</svg:desc>
                </draw:g>
              </table:table-cell>
              <table:table-cell office:value-type="float" office:value="11114.8838888889">
                <text:p>11114.8838888889</text:p>
                <draw:g>
                  <svg:desc>'110421'.S37:'110421'.S54</svg:desc>
                </draw:g>
              </table:table-cell>
              <table:table-cell office:value-type="float" office:value="11114.8838888889">
                <text:p>11114.8838888889</text:p>
                <draw:g>
                  <svg:desc>'110421'.T37:'110421'.T54</svg:desc>
                </draw:g>
              </table:table-cell>
              <table:table-cell office:value-type="float" office:value="11268.7191111111">
                <text:p>11268.7191111111</text:p>
                <draw:g>
                  <svg:desc>'110421'.U37:'110421'.U54</svg:desc>
                </draw:g>
              </table:table-cell>
            </table:table-row>
            <table:table-row>
              <table:table-cell office:value-type="string">
                <text:p>025C2</text:p>
              </table:table-cell>
              <table:table-cell office:value-type="float" office:value="34842.078875">
                <text:p>34842.078875</text:p>
              </table:table-cell>
              <table:table-cell office:value-type="float" office:value="34842.078875">
                <text:p>34842.078875</text:p>
              </table:table-cell>
              <table:table-cell office:value-type="float" office:value="35085.492">
                <text:p>35085.492</text:p>
              </table:table-cell>
            </table:table-row>
            <table:table-row>
              <table:table-cell office:value-type="string">
                <text:p>025R1</text:p>
              </table:table-cell>
              <table:table-cell office:value-type="float" office:value="2786.173">
                <text:p>2786.173</text:p>
              </table:table-cell>
              <table:table-cell office:value-type="float" office:value="2786.173">
                <text:p>2786.173</text:p>
              </table:table-cell>
              <table:table-cell office:value-type="float" office:value="2970.06083333333">
                <text:p>2970.06083333333</text:p>
              </table:table-cell>
            </table:table-row>
            <table:table-row>
              <table:table-cell office:value-type="string">
                <text:p>025R2</text:p>
              </table:table-cell>
              <table:table-cell office:value-type="float" office:value="7671.07790909091">
                <text:p>7671.07790909091</text:p>
              </table:table-cell>
              <table:table-cell office:value-type="float" office:value="7671.07790909091">
                <text:p>7671.07790909091</text:p>
              </table:table-cell>
              <table:table-cell office:value-type="float" office:value="8115.78909090909">
                <text:p>8115.78909090909</text:p>
              </table:table-cell>
            </table:table-row>
            <table:table-row>
              <table:table-cell office:value-type="string">
                <text:p>025RC1</text:p>
              </table:table-cell>
              <table:table-cell office:value-type="float" office:value="2963.559625">
                <text:p>2963.559625</text:p>
              </table:table-cell>
              <table:table-cell office:value-type="float" office:value="2963.559625">
                <text:p>2963.559625</text:p>
              </table:table-cell>
              <table:table-cell office:value-type="float" office:value="3152.77575">
                <text:p>3152.77575</text:p>
              </table:table-cell>
            </table:table-row>
            <table:table-row>
              <table:table-cell office:value-type="string">
                <text:p>025RC2</text:p>
              </table:table-cell>
              <table:table-cell office:value-type="float" office:value="8304.64771428571">
                <text:p>8304.64771428571</text:p>
              </table:table-cell>
              <table:table-cell office:value-type="float" office:value="8304.64771428571">
                <text:p>8304.64771428571</text:p>
              </table:table-cell>
              <table:table-cell office:value-type="float" office:value="8630.428">
                <text:p>8630.428</text:p>
              </table:table-cell>
            </table:table-row>
            <table:table-row>
              <table:table-cell office:value-type="string">
                <text:p>050C1</text:p>
              </table:table-cell>
              <table:table-cell office:value-type="float" office:value="16537.0248888889">
                <text:p>16537.0248888889</text:p>
              </table:table-cell>
              <table:table-cell office:value-type="float" office:value="16537.0248888889">
                <text:p>16537.0248888889</text:p>
              </table:table-cell>
              <table:table-cell office:value-type="float" office:value="16766.0806666667">
                <text:p>16766.0806666667</text:p>
              </table:table-cell>
            </table:table-row>
            <table:table-row>
              <table:table-cell office:value-type="string">
                <text:p>050C2</text:p>
              </table:table-cell>
              <table:table-cell office:value-type="float" office:value="51486.542625">
                <text:p>51486.542625</text:p>
              </table:table-cell>
              <table:table-cell office:value-type="float" office:value="51486.542625">
                <text:p>51486.542625</text:p>
              </table:table-cell>
              <table:table-cell office:value-type="float" office:value="51263.0325">
                <text:p>51263.0325</text:p>
              </table:table-cell>
            </table:table-row>
            <table:table-row>
              <table:table-cell office:value-type="string">
                <text:p>050R1</text:p>
              </table:table-cell>
              <table:table-cell office:value-type="float" office:value="3507.28325">
                <text:p>3507.28325</text:p>
              </table:table-cell>
              <table:table-cell office:value-type="float" office:value="3508.95558333333">
                <text:p>3508.95558333333</text:p>
              </table:table-cell>
              <table:table-cell office:value-type="float" office:value="3646.776">
                <text:p>3646.776</text:p>
              </table:table-cell>
            </table:table-row>
            <table:table-row>
              <table:table-cell office:value-type="string">
                <text:p>050R2</text:p>
              </table:table-cell>
              <table:table-cell office:value-type="float" office:value="10747.2117272727">
                <text:p>10747.2117272727</text:p>
              </table:table-cell>
              <table:table-cell office:value-type="float" office:value="10747.2117272727">
                <text:p>10747.2117272727</text:p>
              </table:table-cell>
              <table:table-cell office:value-type="float" office:value="11095.8415454545">
                <text:p>11095.8415454545</text:p>
              </table:table-cell>
            </table:table-row>
            <table:table-row>
              <table:table-cell office:value-type="string">
                <text:p>050RC1</text:p>
              </table:table-cell>
              <table:table-cell office:value-type="float" office:value="3386.608375">
                <text:p>3386.608375</text:p>
              </table:table-cell>
              <table:table-cell office:value-type="float" office:value="3386.608375">
                <text:p>3386.608375</text:p>
              </table:table-cell>
              <table:table-cell office:value-type="float" office:value="3570.721375">
                <text:p>3570.721375</text:p>
              </table:table-cell>
            </table:table-row>
            <table:table-row>
              <table:table-cell office:value-type="string">
                <text:p>050RC2</text:p>
              </table:table-cell>
              <table:table-cell office:value-type="float" office:value="11299.5208571429">
                <text:p>11299.5208571429</text:p>
              </table:table-cell>
              <table:table-cell office:value-type="float" office:value="11299.5208571429">
                <text:p>11299.5208571429</text:p>
              </table:table-cell>
              <table:table-cell office:value-type="float" office:value="11722.1587142857">
                <text:p>11722.1587142857</text:p>
              </table:table-cell>
            </table:table-row>
            <table:table-row>
              <table:table-cell office:value-type="string">
                <text:p>100C1</text:p>
              </table:table-cell>
              <table:table-cell office:value-type="float" office:value="20242.0344444444">
                <text:p>20242.0344444444</text:p>
              </table:table-cell>
              <table:table-cell office:value-type="float" office:value="20242.0344444444">
                <text:p>20242.0344444444</text:p>
              </table:table-cell>
              <table:table-cell office:value-type="float" office:value="20529.9973333333">
                <text:p>20529.9973333333</text:p>
              </table:table-cell>
            </table:table-row>
            <table:table-row>
              <table:table-cell office:value-type="string">
                <text:p>100C2</text:p>
              </table:table-cell>
              <table:table-cell office:value-type="float" office:value="62170.634375">
                <text:p>62170.634375</text:p>
              </table:table-cell>
              <table:table-cell office:value-type="float" office:value="62170.634375">
                <text:p>62170.634375</text:p>
              </table:table-cell>
              <table:table-cell office:value-type="float" office:value="62665.806625">
                <text:p>62665.806625</text:p>
              </table:table-cell>
            </table:table-row>
            <table:table-row>
              <table:table-cell office:value-type="string">
                <text:p>100R1</text:p>
              </table:table-cell>
              <table:table-cell office:value-type="float" office:value="4392.64127272727">
                <text:p>4392.64127272727</text:p>
              </table:table-cell>
              <table:table-cell office:value-type="float" office:value="4352.544">
                <text:p>4352.544</text:p>
              </table:table-cell>
              <table:table-cell office:value-type="float" office:value="4734.92563636364">
                <text:p>4734.92563636364</text:p>
              </table:table-cell>
            </table:table-row>
            <table:table-row>
              <table:table-cell office:value-type="string">
                <text:p>100R2</text:p>
              </table:table-cell>
              <table:table-cell office:value-type="float" office:value="15262.0066363636">
                <text:p>15262.0066363636</text:p>
              </table:table-cell>
              <table:table-cell office:value-type="float" office:value="15262.0066363636">
                <text:p>15262.0066363636</text:p>
              </table:table-cell>
              <table:table-cell office:value-type="float" office:value="15594.7410909091">
                <text:p>15594.7410909091</text:p>
              </table:table-cell>
            </table:table-row>
            <table:table-row>
              <table:table-cell office:value-type="string">
                <text:p>100RC1</text:p>
              </table:table-cell>
              <table:table-cell office:value-type="float" office:value="4506.2345">
                <text:p>4506.2345</text:p>
              </table:table-cell>
              <table:table-cell office:value-type="float" office:value="4439.05975">
                <text:p>4439.05975</text:p>
              </table:table-cell>
              <table:table-cell office:value-type="float" office:value="4742.833">
                <text:p>4742.833</text:p>
              </table:table-cell>
            </table:table-row>
            <table:table-row>
              <table:table-cell office:value-type="string">
                <text:p>100RC2</text:p>
              </table:table-cell>
              <table:table-cell office:value-type="float" office:value="14940.598">
                <text:p>14940.598</text:p>
              </table:table-cell>
              <table:table-cell office:value-type="float" office:value="14940.598">
                <text:p>14940.598</text:p>
              </table:table-cell>
              <table:table-cell office:value-type="float" office:value="15398.6887142857">
                <text:p>15398.6887142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89cm" svg:height="9.235cm" xlink:href=".." xlink:type="simple" chart:class="chart:bar" chart:style-name="ch1">
        <chart:title svg:x="8.685cm" svg:y="0.32cm" chart:style-name="ch2">
          <text:p>Average Time</text:p>
        </chart:title>
        <chart:legend chart:legend-position="end" svg:x="17.773cm" svg:y="4.019cm" chart:style-name="ch3"/>
        <chart:plot-area chart:style-name="ch4" table:cell-range-address="'110421'.R58:'110421'.U76" chart:data-source-has-labels="both" svg:x="1.416cm" svg:y="1.651cm" svg:width="15.547cm" svg:height="6.419cm">
          <chartooo:coordinate-region svg:x="1.985cm" svg:y="1.811cm" svg:width="14.978cm" svg:height="5.036cm"/>
          <chart:axis chart:dimension="x" chart:name="primary-x" chart:style-name="ch5">
            <chart:title svg:x="8.034cm" svg:y="8.254cm" chart:style-name="ch6">
              <text:p>Instance Group</text:p>
            </chart:title>
            <chart:categories table:cell-range-address="'110421'.R59:'110421'.R76"/>
          </chart:axis>
          <chart:axis chart:dimension="y" chart:name="primary-y" chart:style-name="ch7">
            <chart:title svg:x="0.451cm" svg:y="5.632cm" chart:style-name="ch8">
              <text:p>Time (ms)</text:p>
            </chart:title>
            <chart:grid chart:style-name="ch9" chart:class="major"/>
          </chart:axis>
          <chart:series chart:style-name="ch10" chart:values-cell-range-address="'110421'.S59:'110421'.S76" chart:label-cell-address="'110421'.S58:'110421'.S58" chart:class="chart:bar">
            <chart:data-point chart:repeated="18"/>
          </chart:series>
          <chart:series chart:style-name="ch11" chart:values-cell-range-address="'110421'.T59:'110421'.T76" chart:label-cell-address="'110421'.T58:'110421'.T58" chart:class="chart:bar">
            <chart:data-point chart:repeated="18"/>
          </chart:series>
          <chart:series chart:style-name="ch12" chart:values-cell-range-address="'110421'.U59:'110421'.U76" chart:label-cell-address="'110421'.U58:'110421'.U58" chart:class="chart:ba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</text:p>
                <draw:g>
                  <svg:desc>'110421'.S58:'110421'.S58</svg:desc>
                </draw:g>
              </table:table-cell>
              <table:table-cell office:value-type="string">
                <text:p>MIXED</text:p>
                <draw:g>
                  <svg:desc>'110421'.T58:'110421'.T58</svg:desc>
                </draw:g>
              </table:table-cell>
              <table:table-cell office:value-type="string">
                <text:p>SEQUENTIAL</text:p>
                <draw:g>
                  <svg:desc>'110421'.U58:'110421'.U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5C1</text:p>
                <draw:g>
                  <svg:desc>'110421'.R59:'110421'.R76</svg:desc>
                </draw:g>
              </table:table-cell>
              <table:table-cell office:value-type="float" office:value="1">
                <text:p>1</text:p>
                <draw:g>
                  <svg:desc>'110421'.S59:'110421'.S76</svg:desc>
                </draw:g>
              </table:table-cell>
              <table:table-cell office:value-type="float" office:value="1">
                <text:p>1</text:p>
                <draw:g>
                  <svg:desc>'110421'.T59:'110421'.T76</svg:desc>
                </draw:g>
              </table:table-cell>
              <table:table-cell office:value-type="float" office:value="1.11111111111111">
                <text:p>1.11111111111111</text:p>
                <draw:g>
                  <svg:desc>'110421'.U59:'110421'.U76</svg:desc>
                </draw:g>
              </table:table-cell>
            </table:table-row>
            <table:table-row>
              <table:table-cell office:value-type="string">
                <text:p>025C2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5R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5R2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025RC1</text:p>
              </table:table-cell>
              <table:table-cell office:value-type="float" office:value="1.125">
                <text:p>1.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5RC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0C1</text:p>
              </table:table-cell>
              <table:table-cell office:value-type="float" office:value="2.88888888888889">
                <text:p>2.88888888888889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050C2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050R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050R2</text:p>
              </table:table-cell>
              <table:table-cell office:value-type="float" office:value="2.36363636363636">
                <text:p>2.36363636363636</text:p>
              </table:table-cell>
              <table:table-cell office:value-type="float" office:value="2.81818181818182">
                <text:p>2.81818181818182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050RC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050RC2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100C1</text:p>
              </table:table-cell>
              <table:table-cell office:value-type="float" office:value="29.2222222222222">
                <text:p>29.2222222222222</text:p>
              </table:table-cell>
              <table:table-cell office:value-type="float" office:value="20.7777777777778">
                <text:p>20.7777777777778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string">
                <text:p>100C2</text:p>
              </table:table-cell>
              <table:table-cell office:value-type="float" office:value="17.5">
                <text:p>17.5</text:p>
              </table:table-cell>
              <table:table-cell office:value-type="float" office:value="16.125">
                <text:p>16.125</text:p>
              </table:table-cell>
              <table:table-cell office:value-type="float" office:value="13.375">
                <text:p>13.375</text:p>
              </table:table-cell>
            </table:table-row>
            <table:table-row>
              <table:table-cell office:value-type="string">
                <text:p>100R1</text:p>
              </table:table-cell>
              <table:table-cell office:value-type="float" office:value="37.9090909090909">
                <text:p>37.9090909090909</text:p>
              </table:table-cell>
              <table:table-cell office:value-type="float" office:value="34.1818181818182">
                <text:p>34.1818181818182</text:p>
              </table:table-cell>
              <table:table-cell office:value-type="float" office:value="39.7272727272727">
                <text:p>39.7272727272727</text:p>
              </table:table-cell>
            </table:table-row>
            <table:table-row>
              <table:table-cell office:value-type="string">
                <text:p>100R2</text:p>
              </table:table-cell>
              <table:table-cell office:value-type="float" office:value="13.1818181818182">
                <text:p>13.1818181818182</text:p>
              </table:table-cell>
              <table:table-cell office:value-type="float" office:value="13.8181818181818">
                <text:p>13.8181818181818</text:p>
              </table:table-cell>
              <table:table-cell office:value-type="float" office:value="8.54545454545455">
                <text:p>8.54545454545455</text:p>
              </table:table-cell>
            </table:table-row>
            <table:table-row>
              <table:table-cell office:value-type="string">
                <text:p>100RC1</text:p>
              </table:table-cell>
              <table:table-cell office:value-type="float" office:value="14.625">
                <text:p>14.625</text:p>
              </table:table-cell>
              <table:table-cell office:value-type="float" office:value="28.5">
                <text:p>28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RC2</text:p>
              </table:table-cell>
              <table:table-cell office:value-type="float" office:value="13">
                <text:p>13</text:p>
              </table:table-cell>
              <table:table-cell office:value-type="float" office:value="12.1428571428571">
                <text:p>12.1428571428571</text:p>
              </table:table-cell>
              <table:table-cell office:value-type="float" office:value="8.42857142857143">
                <text:p>8.42857142857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77cm" svg:height="9.31cm" xlink:href=".." xlink:type="simple" chart:class="chart:bar" chart:style-name="ch1">
        <chart:title svg:x="8.375cm" svg:y="0.322cm" chart:style-name="ch2">
          <text:p>Average Std Dev</text:p>
        </chart:title>
        <chart:legend chart:legend-position="end" svg:x="17.761cm" svg:y="4.057cm" chart:style-name="ch3"/>
        <chart:plot-area chart:style-name="ch4" table:cell-range-address="'110504'.S9:'110504'.V15" chart:data-source-has-labels="both" svg:x="1.416cm" svg:y="1.659cm" svg:width="15.535cm" svg:height="6.484cm">
          <chartooo:coordinate-region svg:x="2.143cm" svg:y="1.819cm" svg:width="14.808cm" svg:height="5.437cm"/>
          <chart:axis chart:dimension="x" chart:name="primary-x" chart:style-name="ch5">
            <chart:title svg:x="8.028cm" svg:y="8.329cm" chart:style-name="ch6">
              <text:p>Instance Group</text:p>
            </chart:title>
            <chart:categories table:cell-range-address="'110504'.S10:'110504'.S15"/>
          </chart:axis>
          <chart:axis chart:dimension="y" chart:name="primary-y" chart:style-name="ch7">
            <chart:title svg:x="0.451cm" svg:y="5.527cm" chart:style-name="ch8">
              <text:p>Std Dev</text:p>
            </chart:title>
            <chart:grid chart:style-name="ch9" chart:class="major"/>
          </chart:axis>
          <chart:series chart:style-name="ch10" chart:values-cell-range-address="'110504'.T10:'110504'.T15" chart:label-cell-address="'110504'.T9:'110504'.T9" chart:class="chart:bar">
            <chart:data-point chart:repeated="6"/>
          </chart:series>
          <chart:series chart:style-name="ch11" chart:values-cell-range-address="'110504'.U10:'110504'.U15" chart:label-cell-address="'110504'.U9:'110504'.U9" chart:class="chart:bar">
            <chart:data-point chart:repeated="6"/>
          </chart:series>
          <chart:series chart:style-name="ch12" chart:values-cell-range-address="'110504'.V10:'110504'.V15" chart:label-cell-address="'110504'.V9:'110504'.V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</text:p>
                <draw:g>
                  <svg:desc>'110504'.T9:'110504'.T9</svg:desc>
                </draw:g>
              </table:table-cell>
              <table:table-cell office:value-type="string">
                <text:p>MIXED</text:p>
                <draw:g>
                  <svg:desc>'110504'.U9:'110504'.U9</svg:desc>
                </draw:g>
              </table:table-cell>
              <table:table-cell office:value-type="string">
                <text:p>SEQUENTIAL</text:p>
                <draw:g>
                  <svg:desc>'110504'.V9:'110504'.V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1</text:p>
                <draw:g>
                  <svg:desc>'110504'.S10:'110504'.S15</svg:desc>
                </draw:g>
              </table:table-cell>
              <table:table-cell office:value-type="float" office:value="196.543185185185">
                <text:p>196.543185185185</text:p>
                <draw:g>
                  <svg:desc>'110504'.T10:'110504'.T15</svg:desc>
                </draw:g>
              </table:table-cell>
              <table:table-cell office:value-type="float" office:value="196.543185185185">
                <text:p>196.543185185185</text:p>
                <draw:g>
                  <svg:desc>'110504'.U10:'110504'.U15</svg:desc>
                </draw:g>
              </table:table-cell>
              <table:table-cell office:value-type="float" office:value="195.770851851852">
                <text:p>195.770851851852</text:p>
                <draw:g>
                  <svg:desc>'110504'.V10:'110504'.V15</svg:desc>
                </draw:g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643.127375">
                <text:p>643.127375</text:p>
              </table:table-cell>
              <table:table-cell office:value-type="float" office:value="643.127375">
                <text:p>643.127375</text:p>
              </table:table-cell>
              <table:table-cell office:value-type="float" office:value="652.809291666667">
                <text:p>652.809291666667</text:p>
              </table:table-cell>
            </table:table-row>
            <table:table-row>
              <table:table-cell office:value-type="string">
                <text:p>R1</text:p>
              </table:table-cell>
              <table:table-cell office:value-type="float" office:value="43.1413428571429">
                <text:p>43.1413428571429</text:p>
              </table:table-cell>
              <table:table-cell office:value-type="float" office:value="43.1495142857143">
                <text:p>43.1495142857143</text:p>
              </table:table-cell>
              <table:table-cell office:value-type="float" office:value="33.4594571428571">
                <text:p>33.4594571428571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75.688545454545">
                <text:p>175.688545454545</text:p>
              </table:table-cell>
              <table:table-cell office:value-type="float" office:value="175.688545454545">
                <text:p>175.688545454545</text:p>
              </table:table-cell>
              <table:table-cell office:value-type="float" office:value="173.059727272727">
                <text:p>173.059727272727</text:p>
              </table:table-cell>
            </table:table-row>
            <table:table-row>
              <table:table-cell office:value-type="string">
                <text:p>RC1</text:p>
              </table:table-cell>
              <table:table-cell office:value-type="float" office:value="39.4175416666667">
                <text:p>39.4175416666667</text:p>
              </table:table-cell>
              <table:table-cell office:value-type="float" office:value="39.2531666666667">
                <text:p>39.2531666666667</text:p>
              </table:table-cell>
              <table:table-cell office:value-type="float" office:value="35.4099166666667">
                <text:p>35.4099166666667</text:p>
              </table:table-cell>
            </table:table-row>
            <table:table-row>
              <table:table-cell office:value-type="string">
                <text:p>RC2</text:p>
              </table:table-cell>
              <table:table-cell office:value-type="float" office:value="150.019619047619">
                <text:p>150.019619047619</text:p>
              </table:table-cell>
              <table:table-cell office:value-type="float" office:value="150.019619047619">
                <text:p>150.019619047619</text:p>
              </table:table-cell>
              <table:table-cell office:value-type="float" office:value="152.402285714286">
                <text:p>152.402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